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555in"/>
    </style:style>
    <style:style style:name="co6" style:family="table-column">
      <style:table-column-properties fo:break-before="auto" style:column-width="0.9591in"/>
    </style:style>
    <style:style style:name="co7" style:family="table-column">
      <style:table-column-properties fo:break-before="auto" style:column-width="0.8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nearest_3_3" table:style-name="ta1">
        <table:table-column table:style-name="co1" table:default-cell-style-name="Default"/>
        <table:table-column table:style-name="co2" table:number-columns-repeated="64" table:default-cell-style-name="Default"/>
        <table:table-column table:style-name="co3" table:number-columns-repeated="38" table:default-cell-style-name="Default"/>
        <table:table-row table:style-name="ro1">
          <table:table-cell office:value-type="string" calcext:value-type="string">
            <text:p>trial_number</text:p>
          </table:table-cell>
          <table:table-cell office:value-type="string" calcext:value-type="string">
            <text:p>sim_iter_0</text:p>
          </table:table-cell>
          <table:table-cell office:value-type="string" calcext:value-type="string">
            <text:p>sim_iter_1</text:p>
          </table:table-cell>
          <table:table-cell office:value-type="string" calcext:value-type="string">
            <text:p>sim_iter_2</text:p>
          </table:table-cell>
          <table:table-cell office:value-type="string" calcext:value-type="string">
            <text:p>sim_iter_3</text:p>
          </table:table-cell>
          <table:table-cell office:value-type="string" calcext:value-type="string">
            <text:p>sim_iter_4</text:p>
          </table:table-cell>
          <table:table-cell office:value-type="string" calcext:value-type="string">
            <text:p>sim_iter_5</text:p>
          </table:table-cell>
          <table:table-cell office:value-type="string" calcext:value-type="string">
            <text:p>sim_iter_6</text:p>
          </table:table-cell>
          <table:table-cell office:value-type="string" calcext:value-type="string">
            <text:p>sim_iter_7</text:p>
          </table:table-cell>
          <table:table-cell office:value-type="string" calcext:value-type="string">
            <text:p>sim_iter_8</text:p>
          </table:table-cell>
          <table:table-cell office:value-type="string" calcext:value-type="string">
            <text:p>sim_iter_9</text:p>
          </table:table-cell>
          <table:table-cell office:value-type="string" calcext:value-type="string">
            <text:p>sim_iter_10</text:p>
          </table:table-cell>
          <table:table-cell office:value-type="string" calcext:value-type="string">
            <text:p>sim_iter_11</text:p>
          </table:table-cell>
          <table:table-cell office:value-type="string" calcext:value-type="string">
            <text:p>sim_iter_12</text:p>
          </table:table-cell>
          <table:table-cell office:value-type="string" calcext:value-type="string">
            <text:p>sim_iter_13</text:p>
          </table:table-cell>
          <table:table-cell office:value-type="string" calcext:value-type="string">
            <text:p>sim_iter_14</text:p>
          </table:table-cell>
          <table:table-cell office:value-type="string" calcext:value-type="string">
            <text:p>sim_iter_15</text:p>
          </table:table-cell>
          <table:table-cell office:value-type="string" calcext:value-type="string">
            <text:p>sim_iter_16</text:p>
          </table:table-cell>
          <table:table-cell office:value-type="string" calcext:value-type="string">
            <text:p>sim_iter_17</text:p>
          </table:table-cell>
          <table:table-cell office:value-type="string" calcext:value-type="string">
            <text:p>sim_iter_18</text:p>
          </table:table-cell>
          <table:table-cell office:value-type="string" calcext:value-type="string">
            <text:p>sim_iter_19</text:p>
          </table:table-cell>
          <table:table-cell office:value-type="string" calcext:value-type="string">
            <text:p>sim_iter_20</text:p>
          </table:table-cell>
          <table:table-cell office:value-type="string" calcext:value-type="string">
            <text:p>sim_iter_21</text:p>
          </table:table-cell>
          <table:table-cell office:value-type="string" calcext:value-type="string">
            <text:p>sim_iter_22</text:p>
          </table:table-cell>
          <table:table-cell office:value-type="string" calcext:value-type="string">
            <text:p>sim_iter_23</text:p>
          </table:table-cell>
          <table:table-cell office:value-type="string" calcext:value-type="string">
            <text:p>sim_iter_24</text:p>
          </table:table-cell>
          <table:table-cell office:value-type="string" calcext:value-type="string">
            <text:p>sim_iter_25</text:p>
          </table:table-cell>
          <table:table-cell office:value-type="string" calcext:value-type="string">
            <text:p>sim_iter_26</text:p>
          </table:table-cell>
          <table:table-cell office:value-type="string" calcext:value-type="string">
            <text:p>sim_iter_27</text:p>
          </table:table-cell>
          <table:table-cell office:value-type="string" calcext:value-type="string">
            <text:p>sim_iter_28</text:p>
          </table:table-cell>
          <table:table-cell office:value-type="string" calcext:value-type="string">
            <text:p>sim_iter_29</text:p>
          </table:table-cell>
          <table:table-cell office:value-type="string" calcext:value-type="string">
            <text:p>sim_iter_30</text:p>
          </table:table-cell>
          <table:table-cell office:value-type="string" calcext:value-type="string">
            <text:p>sim_iter_31</text:p>
          </table:table-cell>
          <table:table-cell office:value-type="string" calcext:value-type="string">
            <text:p>sim_iter_32</text:p>
          </table:table-cell>
          <table:table-cell office:value-type="string" calcext:value-type="string">
            <text:p>sim_iter_33</text:p>
          </table:table-cell>
          <table:table-cell office:value-type="string" calcext:value-type="string">
            <text:p>sim_iter_34</text:p>
          </table:table-cell>
          <table:table-cell office:value-type="string" calcext:value-type="string">
            <text:p>sim_iter_35</text:p>
          </table:table-cell>
          <table:table-cell office:value-type="string" calcext:value-type="string">
            <text:p>sim_iter_36</text:p>
          </table:table-cell>
          <table:table-cell office:value-type="string" calcext:value-type="string">
            <text:p>sim_iter_37</text:p>
          </table:table-cell>
          <table:table-cell office:value-type="string" calcext:value-type="string">
            <text:p>sim_iter_38</text:p>
          </table:table-cell>
          <table:table-cell office:value-type="string" calcext:value-type="string">
            <text:p>sim_iter_39</text:p>
          </table:table-cell>
          <table:table-cell office:value-type="string" calcext:value-type="string">
            <text:p>sim_iter_40</text:p>
          </table:table-cell>
          <table:table-cell office:value-type="string" calcext:value-type="string">
            <text:p>sim_iter_41</text:p>
          </table:table-cell>
          <table:table-cell office:value-type="string" calcext:value-type="string">
            <text:p>sim_iter_42</text:p>
          </table:table-cell>
          <table:table-cell office:value-type="string" calcext:value-type="string">
            <text:p>sim_iter_43</text:p>
          </table:table-cell>
          <table:table-cell office:value-type="string" calcext:value-type="string">
            <text:p>sim_iter_44</text:p>
          </table:table-cell>
          <table:table-cell office:value-type="string" calcext:value-type="string">
            <text:p>sim_iter_45</text:p>
          </table:table-cell>
          <table:table-cell office:value-type="string" calcext:value-type="string">
            <text:p>sim_iter_46</text:p>
          </table:table-cell>
          <table:table-cell office:value-type="string" calcext:value-type="string">
            <text:p>sim_iter_47</text:p>
          </table:table-cell>
          <table:table-cell office:value-type="string" calcext:value-type="string">
            <text:p>sim_iter_48</text:p>
          </table:table-cell>
          <table:table-cell office:value-type="string" calcext:value-type="string">
            <text:p>sim_iter_49</text:p>
          </table:table-cell>
          <table:table-cell office:value-type="string" calcext:value-type="string">
            <text:p>sim_iter_50</text:p>
          </table:table-cell>
          <table:table-cell office:value-type="string" calcext:value-type="string">
            <text:p>hap_iter_0</text:p>
          </table:table-cell>
          <table:table-cell office:value-type="string" calcext:value-type="string">
            <text:p>hap_iter_1</text:p>
          </table:table-cell>
          <table:table-cell office:value-type="string" calcext:value-type="string">
            <text:p>hap_iter_2</text:p>
          </table:table-cell>
          <table:table-cell office:value-type="string" calcext:value-type="string">
            <text:p>hap_iter_3</text:p>
          </table:table-cell>
          <table:table-cell office:value-type="string" calcext:value-type="string">
            <text:p>hap_iter_4</text:p>
          </table:table-cell>
          <table:table-cell office:value-type="string" calcext:value-type="string">
            <text:p>hap_iter_5</text:p>
          </table:table-cell>
          <table:table-cell office:value-type="string" calcext:value-type="string">
            <text:p>hap_iter_6</text:p>
          </table:table-cell>
          <table:table-cell office:value-type="string" calcext:value-type="string">
            <text:p>hap_iter_7</text:p>
          </table:table-cell>
          <table:table-cell office:value-type="string" calcext:value-type="string">
            <text:p>hap_iter_8</text:p>
          </table:table-cell>
          <table:table-cell office:value-type="string" calcext:value-type="string">
            <text:p>hap_iter_9</text:p>
          </table:table-cell>
          <table:table-cell office:value-type="string" calcext:value-type="string">
            <text:p>hap_iter_10</text:p>
          </table:table-cell>
          <table:table-cell office:value-type="string" calcext:value-type="string">
            <text:p>hap_iter_11</text:p>
          </table:table-cell>
          <table:table-cell office:value-type="string" calcext:value-type="string">
            <text:p>hap_iter_12</text:p>
          </table:table-cell>
          <table:table-cell office:value-type="string" calcext:value-type="string">
            <text:p>hap_iter_13</text:p>
          </table:table-cell>
          <table:table-cell office:value-type="string" calcext:value-type="string">
            <text:p>hap_iter_14</text:p>
          </table:table-cell>
          <table:table-cell office:value-type="string" calcext:value-type="string">
            <text:p>hap_iter_15</text:p>
          </table:table-cell>
          <table:table-cell office:value-type="string" calcext:value-type="string">
            <text:p>hap_iter_16</text:p>
          </table:table-cell>
          <table:table-cell office:value-type="string" calcext:value-type="string">
            <text:p>hap_iter_17</text:p>
          </table:table-cell>
          <table:table-cell office:value-type="string" calcext:value-type="string">
            <text:p>hap_iter_18</text:p>
          </table:table-cell>
          <table:table-cell office:value-type="string" calcext:value-type="string">
            <text:p>hap_iter_19</text:p>
          </table:table-cell>
          <table:table-cell office:value-type="string" calcext:value-type="string">
            <text:p>hap_iter_20</text:p>
          </table:table-cell>
          <table:table-cell office:value-type="string" calcext:value-type="string">
            <text:p>hap_iter_21</text:p>
          </table:table-cell>
          <table:table-cell office:value-type="string" calcext:value-type="string">
            <text:p>hap_iter_22</text:p>
          </table:table-cell>
          <table:table-cell office:value-type="string" calcext:value-type="string">
            <text:p>hap_iter_23</text:p>
          </table:table-cell>
          <table:table-cell office:value-type="string" calcext:value-type="string">
            <text:p>hap_iter_24</text:p>
          </table:table-cell>
          <table:table-cell office:value-type="string" calcext:value-type="string">
            <text:p>hap_iter_25</text:p>
          </table:table-cell>
          <table:table-cell office:value-type="string" calcext:value-type="string">
            <text:p>hap_iter_26</text:p>
          </table:table-cell>
          <table:table-cell office:value-type="string" calcext:value-type="string">
            <text:p>hap_iter_27</text:p>
          </table:table-cell>
          <table:table-cell office:value-type="string" calcext:value-type="string">
            <text:p>hap_iter_28</text:p>
          </table:table-cell>
          <table:table-cell office:value-type="string" calcext:value-type="string">
            <text:p>hap_iter_29</text:p>
          </table:table-cell>
          <table:table-cell office:value-type="string" calcext:value-type="string">
            <text:p>hap_iter_30</text:p>
          </table:table-cell>
          <table:table-cell office:value-type="string" calcext:value-type="string">
            <text:p>hap_iter_31</text:p>
          </table:table-cell>
          <table:table-cell office:value-type="string" calcext:value-type="string">
            <text:p>hap_iter_32</text:p>
          </table:table-cell>
          <table:table-cell office:value-type="string" calcext:value-type="string">
            <text:p>hap_iter_33</text:p>
          </table:table-cell>
          <table:table-cell office:value-type="string" calcext:value-type="string">
            <text:p>hap_iter_34</text:p>
          </table:table-cell>
          <table:table-cell office:value-type="string" calcext:value-type="string">
            <text:p>hap_iter_35</text:p>
          </table:table-cell>
          <table:table-cell office:value-type="string" calcext:value-type="string">
            <text:p>hap_iter_36</text:p>
          </table:table-cell>
          <table:table-cell office:value-type="string" calcext:value-type="string">
            <text:p>hap_iter_37</text:p>
          </table:table-cell>
          <table:table-cell office:value-type="string" calcext:value-type="string">
            <text:p>hap_iter_38</text:p>
          </table:table-cell>
          <table:table-cell office:value-type="string" calcext:value-type="string">
            <text:p>hap_iter_39</text:p>
          </table:table-cell>
          <table:table-cell office:value-type="string" calcext:value-type="string">
            <text:p>hap_iter_40</text:p>
          </table:table-cell>
          <table:table-cell office:value-type="string" calcext:value-type="string">
            <text:p>hap_iter_41</text:p>
          </table:table-cell>
          <table:table-cell office:value-type="string" calcext:value-type="string">
            <text:p>hap_iter_42</text:p>
          </table:table-cell>
          <table:table-cell office:value-type="string" calcext:value-type="string">
            <text:p>hap_iter_43</text:p>
          </table:table-cell>
          <table:table-cell office:value-type="string" calcext:value-type="string">
            <text:p>hap_iter_44</text:p>
          </table:table-cell>
          <table:table-cell office:value-type="string" calcext:value-type="string">
            <text:p>hap_iter_45</text:p>
          </table:table-cell>
          <table:table-cell office:value-type="string" calcext:value-type="string">
            <text:p>hap_iter_46</text:p>
          </table:table-cell>
          <table:table-cell office:value-type="string" calcext:value-type="string">
            <text:p>hap_iter_47</text:p>
          </table:table-cell>
          <table:table-cell office:value-type="string" calcext:value-type="string">
            <text:p>hap_iter_48</text:p>
          </table:table-cell>
          <table:table-cell office:value-type="string" calcext:value-type="string">
            <text:p>hap_iter_49</text:p>
          </table:table-cell>
          <table:table-cell office:value-type="string" calcext:value-type="string">
            <text:p>hap_iter_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86444805194805" calcext:value-type="float">
            <text:p>0.4864448052</text:p>
          </table:table-cell>
          <table:table-cell office:value-type="float" office:value="0.513203463203463" calcext:value-type="float">
            <text:p>0.5132034632</text:p>
          </table:table-cell>
          <table:table-cell office:value-type="float" office:value="0.513961038961039" calcext:value-type="float">
            <text:p>0.513961039</text:p>
          </table:table-cell>
          <table:table-cell office:value-type="float" office:value="0.53030303030303" calcext:value-type="float">
            <text:p>0.5303030303</text:p>
          </table:table-cell>
          <table:table-cell office:value-type="float" office:value="0.545562770562771" calcext:value-type="float">
            <text:p>0.5455627706</text:p>
          </table:table-cell>
          <table:table-cell office:value-type="float" office:value="0.570183982683983" calcext:value-type="float">
            <text:p>0.5701839827</text:p>
          </table:table-cell>
          <table:table-cell office:value-type="float" office:value="0.578896103896104" calcext:value-type="float">
            <text:p>0.5788961039</text:p>
          </table:table-cell>
          <table:table-cell office:value-type="float" office:value="0.596969696969697" calcext:value-type="float">
            <text:p>0.596969697</text:p>
          </table:table-cell>
          <table:table-cell office:value-type="float" office:value="0.613149350649351" calcext:value-type="float">
            <text:p>0.6131493506</text:p>
          </table:table-cell>
          <table:table-cell table:number-columns-repeated="42" office:value-type="float" office:value="0.642261904761905" calcext:value-type="float">
            <text:p>0.6422619048</text:p>
          </table:table-cell>
          <table:table-cell office:value-type="float" office:value="0.795454545454545" calcext:value-type="float">
            <text:p>0.7954545455</text:p>
          </table:table-cell>
          <table:table-cell office:value-type="float" office:value="0.818181818181818" calcext:value-type="float">
            <text:p>0.8181818182</text:p>
          </table:table-cell>
          <table:table-cell office:value-type="float" office:value="0.840909090909091" calcext:value-type="float">
            <text:p>0.8409090909</text:p>
          </table:table-cell>
          <table:table-cell office:value-type="float" office:value="0.863636363636364" calcext:value-type="float">
            <text:p>0.8636363636</text:p>
          </table:table-cell>
          <table:table-cell office:value-type="float" office:value="0.886363636363636" calcext:value-type="float">
            <text:p>0.8863636364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931818181818182" calcext:value-type="float">
            <text:p>0.9318181818</text:p>
          </table:table-cell>
          <table:table-cell office:value-type="float" office:value="0.954545454545455" calcext:value-type="float">
            <text:p>0.9545454545</text:p>
          </table:table-cell>
          <table:table-cell office:value-type="float" office:value="0.977272727272727" calcext:value-type="float">
            <text:p>0.9772727273</text:p>
          </table:table-cell>
          <table:table-cell table:number-columns-repeated="4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21080139372822" calcext:value-type="float">
            <text:p>0.5210801394</text:p>
          </table:table-cell>
          <table:table-cell office:value-type="float" office:value="0.530894308943089" calcext:value-type="float">
            <text:p>0.5308943089</text:p>
          </table:table-cell>
          <table:table-cell office:value-type="float" office:value="0.544715447154472" calcext:value-type="float">
            <text:p>0.5447154472</text:p>
          </table:table-cell>
          <table:table-cell office:value-type="float" office:value="0.57520325203252" calcext:value-type="float">
            <text:p>0.575203252</text:p>
          </table:table-cell>
          <table:table-cell office:value-type="float" office:value="0.608536585365854" calcext:value-type="float">
            <text:p>0.6085365854</text:p>
          </table:table-cell>
          <table:table-cell office:value-type="float" office:value="0.629965156794425" calcext:value-type="float">
            <text:p>0.6299651568</text:p>
          </table:table-cell>
          <table:table-cell office:value-type="float" office:value="0.646225319396051" calcext:value-type="float">
            <text:p>0.6462253194</text:p>
          </table:table-cell>
          <table:table-cell office:value-type="float" office:value="0.666957026713124" calcext:value-type="float">
            <text:p>0.6669570267</text:p>
          </table:table-cell>
          <table:table-cell office:value-type="float" office:value="0.685191637630662" calcext:value-type="float">
            <text:p>0.6851916376</text:p>
          </table:table-cell>
          <table:table-cell office:value-type="float" office:value="0.703832752613241" calcext:value-type="float">
            <text:p>0.7038327526</text:p>
          </table:table-cell>
          <table:table-cell office:value-type="float" office:value="0.726945412311266" calcext:value-type="float">
            <text:p>0.7269454123</text:p>
          </table:table-cell>
          <table:table-cell office:value-type="float" office:value="0.752148664343786" calcext:value-type="float">
            <text:p>0.7521486643</text:p>
          </table:table-cell>
          <table:table-cell table:number-columns-repeated="39" office:value-type="float" office:value="0.773054587688734" calcext:value-type="float">
            <text:p>0.7730545877</text:p>
          </table:table-cell>
          <table:table-cell table:number-columns-repeated="2" office:value-type="float" office:value="0.75609756097561" calcext:value-type="float">
            <text:p>0.756097561</text:p>
          </table:table-cell>
          <table:table-cell office:value-type="float" office:value="0.780487804878049" calcext:value-type="float">
            <text:p>0.7804878049</text:p>
          </table:table-cell>
          <table:table-cell office:value-type="float" office:value="0.829268292682927" calcext:value-type="float">
            <text:p>0.8292682927</text:p>
          </table:table-cell>
          <table:table-cell table:number-columns-repeated="2" office:value-type="float" office:value="0.853658536585366" calcext:value-type="float">
            <text:p>0.8536585366</text:p>
          </table:table-cell>
          <table:table-cell table:number-columns-repeated="3" office:value-type="float" office:value="0.902439024390244" calcext:value-type="float">
            <text:p>0.9024390244</text:p>
          </table:table-cell>
          <table:table-cell office:value-type="float" office:value="0.926829268292683" calcext:value-type="float">
            <text:p>0.9268292683</text:p>
          </table:table-cell>
          <table:table-cell office:value-type="float" office:value="0.951219512195122" calcext:value-type="float">
            <text:p>0.9512195122</text:p>
          </table:table-cell>
          <table:table-cell office:value-type="float" office:value="0.975609756097561" calcext:value-type="float">
            <text:p>0.9756097561</text:p>
          </table:table-cell>
          <table:table-cell table:number-columns-repeated="39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94338624338624" calcext:value-type="float">
            <text:p>0.4943386243</text:p>
          </table:table-cell>
          <table:table-cell office:value-type="float" office:value="0.507962962962963" calcext:value-type="float">
            <text:p>0.507962963</text:p>
          </table:table-cell>
          <table:table-cell office:value-type="float" office:value="0.542354497354497" calcext:value-type="float">
            <text:p>0.5423544974</text:p>
          </table:table-cell>
          <table:table-cell office:value-type="float" office:value="0.557063492063492" calcext:value-type="float">
            <text:p>0.5570634921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59984126984127" calcext:value-type="float">
            <text:p>0.5998412698</text:p>
          </table:table-cell>
          <table:table-cell office:value-type="float" office:value="0.615873015873016" calcext:value-type="float">
            <text:p>0.6158730159</text:p>
          </table:table-cell>
          <table:table-cell office:value-type="float" office:value="0.635820105820106" calcext:value-type="float">
            <text:p>0.6358201058</text:p>
          </table:table-cell>
          <table:table-cell office:value-type="float" office:value="0.646772486772487" calcext:value-type="float">
            <text:p>0.6467724868</text:p>
          </table:table-cell>
          <table:table-cell table:number-columns-repeated="41" office:value-type="float" office:value="0.668888888888889" calcext:value-type="float">
            <text:p>0.66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0.822222222222222" calcext:value-type="float">
            <text:p>0.8222222222</text:p>
          </table:table-cell>
          <table:table-cell office:value-type="float" office:value="0.844444444444444" calcext:value-type="float">
            <text:p>0.8444444444</text:p>
          </table:table-cell>
          <table:table-cell office:value-type="float" office:value="0.866666666666667" calcext:value-type="float">
            <text:p>0.8666666667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911111111111111" calcext:value-type="float">
            <text:p>0.9111111111</text:p>
          </table:table-cell>
          <table:table-cell office:value-type="float" office:value="0.933333333333333" calcext:value-type="float">
            <text:p>0.9333333333</text:p>
          </table:table-cell>
          <table:table-cell office:value-type="float" office:value="0.955555555555556" calcext:value-type="float">
            <text:p>0.9555555556</text:p>
          </table:table-cell>
          <table:table-cell office:value-type="float" office:value="0.977777777777778" calcext:value-type="float">
            <text:p>0.9777777778</text:p>
          </table:table-cell>
          <table:table-cell table:number-columns-repeated="4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13261904761905" calcext:value-type="float">
            <text:p>0.4132619048</text:p>
          </table:table-cell>
          <table:table-cell office:value-type="float" office:value="0.435690476190476" calcext:value-type="float">
            <text:p>0.4356904762</text:p>
          </table:table-cell>
          <table:table-cell office:value-type="float" office:value="0.453047619047619" calcext:value-type="float">
            <text:p>0.453047619</text:p>
          </table:table-cell>
          <table:table-cell office:value-type="float" office:value="0.461761904761905" calcext:value-type="float">
            <text:p>0.4617619048</text:p>
          </table:table-cell>
          <table:table-cell office:value-type="float" office:value="0.501714285714286" calcext:value-type="float">
            <text:p>0.5017142857</text:p>
          </table:table-cell>
          <table:table-cell office:value-type="float" office:value="0.5055" calcext:value-type="float">
            <text:p>0.5055</text:p>
          </table:table-cell>
          <table:table-cell office:value-type="float" office:value="0.512380952380952" calcext:value-type="float">
            <text:p>0.5123809524</text:p>
          </table:table-cell>
          <table:table-cell office:value-type="float" office:value="0.525095238095238" calcext:value-type="float">
            <text:p>0.5250952381</text:p>
          </table:table-cell>
          <table:table-cell office:value-type="float" office:value="0.543619047619048" calcext:value-type="float">
            <text:p>0.5436190476</text:p>
          </table:table-cell>
          <table:table-cell office:value-type="float" office:value="0.550571428571429" calcext:value-type="float">
            <text:p>0.5505714286</text:p>
          </table:table-cell>
          <table:table-cell office:value-type="float" office:value="0.581047619047619" calcext:value-type="float">
            <text:p>0.581047619</text:p>
          </table:table-cell>
          <table:table-cell office:value-type="float" office:value="0.604380952380952" calcext:value-type="float">
            <text:p>0.6043809524</text:p>
          </table:table-cell>
          <table:table-cell office:value-type="float" office:value="0.632619047619048" calcext:value-type="float">
            <text:p>0.6326190476</text:p>
          </table:table-cell>
          <table:table-cell office:value-type="float" office:value="0.648619047619048" calcext:value-type="float">
            <text:p>0.6486190476</text:p>
          </table:table-cell>
          <table:table-cell office:value-type="float" office:value="0.675619047619048" calcext:value-type="float">
            <text:p>0.6756190476</text:p>
          </table:table-cell>
          <table:table-cell table:number-columns-repeated="36" office:value-type="float" office:value="0.683285714285714" calcext:value-type="float">
            <text:p>0.6832857143</text:p>
          </table:table-cell>
          <table:table-cell office:value-type="float" office:value="0.8" calcext:value-type="float">
            <text:p>0.8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0.88" calcext:value-type="float">
            <text:p>0.88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8" calcext:value-type="float">
            <text:p>0.98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87195121951219" calcext:value-type="float">
            <text:p>0.487195122</text:p>
          </table:table-cell>
          <table:table-cell office:value-type="float" office:value="0.500871080139373" calcext:value-type="float">
            <text:p>0.5008710801</text:p>
          </table:table-cell>
          <table:table-cell office:value-type="float" office:value="0.515156794425087" calcext:value-type="float">
            <text:p>0.5151567944</text:p>
          </table:table-cell>
          <table:table-cell office:value-type="float" office:value="0.55075493612079" calcext:value-type="float">
            <text:p>0.5507549361</text:p>
          </table:table-cell>
          <table:table-cell office:value-type="float" office:value="0.567711962833914" calcext:value-type="float">
            <text:p>0.5677119628</text:p>
          </table:table-cell>
          <table:table-cell office:value-type="float" office:value="0.611149825783972" calcext:value-type="float">
            <text:p>0.6111498258</text:p>
          </table:table-cell>
          <table:table-cell office:value-type="float" office:value="0.621718931475029" calcext:value-type="float">
            <text:p>0.6217189315</text:p>
          </table:table-cell>
          <table:table-cell office:value-type="float" office:value="0.637659698025552" calcext:value-type="float">
            <text:p>0.637659698</text:p>
          </table:table-cell>
          <table:table-cell office:value-type="float" office:value="0.658797909407666" calcext:value-type="float">
            <text:p>0.6587979094</text:p>
          </table:table-cell>
          <table:table-cell office:value-type="float" office:value="0.688792102206736" calcext:value-type="float">
            <text:p>0.6887921022</text:p>
          </table:table-cell>
          <table:table-cell office:value-type="float" office:value="0.706794425087108" calcext:value-type="float">
            <text:p>0.7067944251</text:p>
          </table:table-cell>
          <table:table-cell table:number-columns-repeated="40" office:value-type="float" office:value="0.741811846689896" calcext:value-type="float">
            <text:p>0.7418118467</text:p>
          </table:table-cell>
          <table:table-cell office:value-type="float" office:value="0.75609756097561" calcext:value-type="float">
            <text:p>0.756097561</text:p>
          </table:table-cell>
          <table:table-cell office:value-type="float" office:value="0.780487804878049" calcext:value-type="float">
            <text:p>0.7804878049</text:p>
          </table:table-cell>
          <table:table-cell office:value-type="float" office:value="0.804878048780488" calcext:value-type="float">
            <text:p>0.8048780488</text:p>
          </table:table-cell>
          <table:table-cell office:value-type="float" office:value="0.829268292682927" calcext:value-type="float">
            <text:p>0.8292682927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0.878048780487805" calcext:value-type="float">
            <text:p>0.8780487805</text:p>
          </table:table-cell>
          <table:table-cell office:value-type="float" office:value="0.902439024390244" calcext:value-type="float">
            <text:p>0.9024390244</text:p>
          </table:table-cell>
          <table:table-cell office:value-type="float" office:value="0.926829268292683" calcext:value-type="float">
            <text:p>0.9268292683</text:p>
          </table:table-cell>
          <table:table-cell table:number-columns-repeated="2" office:value-type="float" office:value="0.951219512195122" calcext:value-type="float">
            <text:p>0.9512195122</text:p>
          </table:table-cell>
          <table:table-cell office:value-type="float" office:value="0.975609756097561" calcext:value-type="float">
            <text:p>0.9756097561</text:p>
          </table:table-cell>
          <table:table-cell table:number-columns-repeated="40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97119047619048" calcext:value-type="float">
            <text:p>0.4971190476</text:p>
          </table:table-cell>
          <table:table-cell office:value-type="float" office:value="0.497142857142857" calcext:value-type="float">
            <text:p>0.4971428571</text:p>
          </table:table-cell>
          <table:table-cell office:value-type="float" office:value="0.508619047619048" calcext:value-type="float">
            <text:p>0.5086190476</text:p>
          </table:table-cell>
          <table:table-cell office:value-type="float" office:value="0.549619047619048" calcext:value-type="float">
            <text:p>0.5496190476</text:p>
          </table:table-cell>
          <table:table-cell office:value-type="float" office:value="0.557714285714286" calcext:value-type="float">
            <text:p>0.5577142857</text:p>
          </table:table-cell>
          <table:table-cell office:value-type="float" office:value="0.58" calcext:value-type="float">
            <text:p>0.58</text:p>
          </table:table-cell>
          <table:table-cell office:value-type="float" office:value="0.598714285714286" calcext:value-type="float">
            <text:p>0.5987142857</text:p>
          </table:table-cell>
          <table:table-cell office:value-type="float" office:value="0.601047619047619" calcext:value-type="float">
            <text:p>0.601047619</text:p>
          </table:table-cell>
          <table:table-cell office:value-type="float" office:value="0.6285" calcext:value-type="float">
            <text:p>0.6285</text:p>
          </table:table-cell>
          <table:table-cell office:value-type="float" office:value="0.640642857142857" calcext:value-type="float">
            <text:p>0.6406428571</text:p>
          </table:table-cell>
          <table:table-cell office:value-type="float" office:value="0.656023809523809" calcext:value-type="float">
            <text:p>0.6560238095</text:p>
          </table:table-cell>
          <table:table-cell office:value-type="float" office:value="0.666428571428571" calcext:value-type="float">
            <text:p>0.6664285714</text:p>
          </table:table-cell>
          <table:table-cell office:value-type="float" office:value="0.678285714285714" calcext:value-type="float">
            <text:p>0.6782857143</text:p>
          </table:table-cell>
          <table:table-cell table:number-columns-repeated="38" office:value-type="float" office:value="0.7015" calcext:value-type="float">
            <text:p>0.7015</text:p>
          </table:table-cell>
          <table:table-cell office:value-type="float" office:value="0.78" calcext:value-type="float">
            <text:p>0.78</text:p>
          </table:table-cell>
          <table:table-cell office:value-type="float" office:value="0.8" calcext:value-type="float">
            <text:p>0.8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table:number-columns-repeated="38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37474120082816" calcext:value-type="float">
            <text:p>0.4374741201</text:p>
          </table:table-cell>
          <table:table-cell office:value-type="float" office:value="0.458488612836439" calcext:value-type="float">
            <text:p>0.4584886128</text:p>
          </table:table-cell>
          <table:table-cell office:value-type="float" office:value="0.46972049689441" calcext:value-type="float">
            <text:p>0.4697204969</text:p>
          </table:table-cell>
          <table:table-cell office:value-type="float" office:value="0.512836438923395" calcext:value-type="float">
            <text:p>0.5128364389</text:p>
          </table:table-cell>
          <table:table-cell office:value-type="float" office:value="0.513923395445135" calcext:value-type="float">
            <text:p>0.5139233954</text:p>
          </table:table-cell>
          <table:table-cell office:value-type="float" office:value="0.548706004140787" calcext:value-type="float">
            <text:p>0.5487060041</text:p>
          </table:table-cell>
          <table:table-cell office:value-type="float" office:value="0.568788819875776" calcext:value-type="float">
            <text:p>0.5687888199</text:p>
          </table:table-cell>
          <table:table-cell office:value-type="float" office:value="0.594772256728779" calcext:value-type="float">
            <text:p>0.5947722567</text:p>
          </table:table-cell>
          <table:table-cell office:value-type="float" office:value="0.627018633540373" calcext:value-type="float">
            <text:p>0.6270186335</text:p>
          </table:table-cell>
          <table:table-cell table:number-columns-repeated="42" office:value-type="float" office:value="0.656987577639752" calcext:value-type="float">
            <text:p>0.6569875776</text:p>
          </table:table-cell>
          <table:table-cell office:value-type="float" office:value="0.782608695652174" calcext:value-type="float">
            <text:p>0.7826086957</text:p>
          </table:table-cell>
          <table:table-cell office:value-type="float" office:value="0.804347826086956" calcext:value-type="float">
            <text:p>0.804347826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0.891304347826087" calcext:value-type="float">
            <text:p>0.8913043478</text:p>
          </table:table-cell>
          <table:table-cell office:value-type="float" office:value="0.91304347826087" calcext:value-type="float">
            <text:p>0.9130434783</text:p>
          </table:table-cell>
          <table:table-cell table:number-columns-repeated="2" office:value-type="float" office:value="0.934782608695652" calcext:value-type="float">
            <text:p>0.9347826087</text:p>
          </table:table-cell>
          <table:table-cell office:value-type="float" office:value="0.956521739130435" calcext:value-type="float">
            <text:p>0.9565217391</text:p>
          </table:table-cell>
          <table:table-cell office:value-type="float" office:value="0.978260869565217" calcext:value-type="float">
            <text:p>0.9782608696</text:p>
          </table:table-cell>
          <table:table-cell table:number-columns-repeated="4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16507936507936" calcext:value-type="float">
            <text:p>0.5165079365</text:p>
          </table:table-cell>
          <table:table-cell office:value-type="float" office:value="0.542751322751323" calcext:value-type="float">
            <text:p>0.5427513228</text:p>
          </table:table-cell>
          <table:table-cell office:value-type="float" office:value="0.554497354497354" calcext:value-type="float">
            <text:p>0.5544973545</text:p>
          </table:table-cell>
          <table:table-cell office:value-type="float" office:value="0.558941798941799" calcext:value-type="float">
            <text:p>0.5589417989</text:p>
          </table:table-cell>
          <table:table-cell office:value-type="float" office:value="0.570423280423281" calcext:value-type="float">
            <text:p>0.5704232804</text:p>
          </table:table-cell>
          <table:table-cell office:value-type="float" office:value="0.575978835978836" calcext:value-type="float">
            <text:p>0.575978836</text:p>
          </table:table-cell>
          <table:table-cell office:value-type="float" office:value="0.595661375661376" calcext:value-type="float">
            <text:p>0.5956613757</text:p>
          </table:table-cell>
          <table:table-cell office:value-type="float" office:value="0.612116402116402" calcext:value-type="float">
            <text:p>0.6121164021</text:p>
          </table:table-cell>
          <table:table-cell table:number-columns-repeated="43" office:value-type="float" office:value="0.632116402116402" calcext:value-type="float">
            <text:p>0.6321164021</text:p>
          </table:table-cell>
          <table:table-cell office:value-type="float" office:value="0.844444444444444" calcext:value-type="float">
            <text:p>0.8444444444</text:p>
          </table:table-cell>
          <table:table-cell office:value-type="float" office:value="0.866666666666667" calcext:value-type="float">
            <text:p>0.8666666667</text:p>
          </table:table-cell>
          <table:table-cell table:number-columns-repeated="2" office:value-type="float" office:value="0.888888888888889" calcext:value-type="float">
            <text:p>0.8888888889</text:p>
          </table:table-cell>
          <table:table-cell office:value-type="float" office:value="0.911111111111111" calcext:value-type="float">
            <text:p>0.9111111111</text:p>
          </table:table-cell>
          <table:table-cell office:value-type="float" office:value="0.933333333333333" calcext:value-type="float">
            <text:p>0.9333333333</text:p>
          </table:table-cell>
          <table:table-cell office:value-type="float" office:value="0.955555555555556" calcext:value-type="float">
            <text:p>0.9555555556</text:p>
          </table:table-cell>
          <table:table-cell office:value-type="float" office:value="0.977777777777778" calcext:value-type="float">
            <text:p>0.9777777778</text:p>
          </table:table-cell>
          <table:table-cell table:number-columns-repeated="4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88386243386243" calcext:value-type="float">
            <text:p>0.4883862434</text:p>
          </table:table-cell>
          <table:table-cell office:value-type="float" office:value="0.499497354497354" calcext:value-type="float">
            <text:p>0.4994973545</text:p>
          </table:table-cell>
          <table:table-cell office:value-type="float" office:value="0.500608465608465" calcext:value-type="float">
            <text:p>0.5006084656</text:p>
          </table:table-cell>
          <table:table-cell office:value-type="float" office:value="0.508756613756614" calcext:value-type="float">
            <text:p>0.5087566138</text:p>
          </table:table-cell>
          <table:table-cell office:value-type="float" office:value="0.517116402116402" calcext:value-type="float">
            <text:p>0.5171164021</text:p>
          </table:table-cell>
          <table:table-cell office:value-type="float" office:value="0.54526455026455" calcext:value-type="float">
            <text:p>0.5452645503</text:p>
          </table:table-cell>
          <table:table-cell office:value-type="float" office:value="0.566190476190476" calcext:value-type="float">
            <text:p>0.5661904762</text:p>
          </table:table-cell>
          <table:table-cell office:value-type="float" office:value="0.582169312169312" calcext:value-type="float">
            <text:p>0.5821693122</text:p>
          </table:table-cell>
          <table:table-cell office:value-type="float" office:value="0.575449735449736" calcext:value-type="float">
            <text:p>0.5754497354</text:p>
          </table:table-cell>
          <table:table-cell office:value-type="float" office:value="0.611005291005291" calcext:value-type="float">
            <text:p>0.611005291</text:p>
          </table:table-cell>
          <table:table-cell office:value-type="float" office:value="0.605079365079365" calcext:value-type="float">
            <text:p>0.6050793651</text:p>
          </table:table-cell>
          <table:table-cell table:number-columns-repeated="40" office:value-type="float" office:value="0.630132275132275" calcext:value-type="float">
            <text:p>0.6301322751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0.8" calcext:value-type="float">
            <text:p>0.8</text:p>
          </table:table-cell>
          <table:table-cell office:value-type="float" office:value="0.822222222222222" calcext:value-type="float">
            <text:p>0.8222222222</text:p>
          </table:table-cell>
          <table:table-cell table:number-columns-repeated="2" office:value-type="float" office:value="0.844444444444444" calcext:value-type="float">
            <text:p>0.8444444444</text:p>
          </table:table-cell>
          <table:table-cell office:value-type="float" office:value="0.866666666666667" calcext:value-type="float">
            <text:p>0.8666666667</text:p>
          </table:table-cell>
          <table:table-cell table:number-columns-repeated="2" office:value-type="float" office:value="0.888888888888889" calcext:value-type="float">
            <text:p>0.8888888889</text:p>
          </table:table-cell>
          <table:table-cell office:value-type="float" office:value="0.933333333333333" calcext:value-type="float">
            <text:p>0.9333333333</text:p>
          </table:table-cell>
          <table:table-cell office:value-type="float" office:value="0.977777777777778" calcext:value-type="float">
            <text:p>0.9777777778</text:p>
          </table:table-cell>
          <table:table-cell table:number-columns-repeated="40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81098153547133" calcext:value-type="float">
            <text:p>0.4810981535</text:p>
          </table:table-cell>
          <table:table-cell office:value-type="float" office:value="0.506948493683188" calcext:value-type="float">
            <text:p>0.5069484937</text:p>
          </table:table-cell>
          <table:table-cell office:value-type="float" office:value="0.523955296404276" calcext:value-type="float">
            <text:p>0.5239552964</text:p>
          </table:table-cell>
          <table:table-cell office:value-type="float" office:value="0.549271137026239" calcext:value-type="float">
            <text:p>0.549271137</text:p>
          </table:table-cell>
          <table:table-cell office:value-type="float" office:value="0.558114674441205" calcext:value-type="float">
            <text:p>0.5581146744</text:p>
          </table:table-cell>
          <table:table-cell office:value-type="float" office:value="0.581681243926142" calcext:value-type="float">
            <text:p>0.5816812439</text:p>
          </table:table-cell>
          <table:table-cell office:value-type="float" office:value="0.613362487852284" calcext:value-type="float">
            <text:p>0.6133624879</text:p>
          </table:table-cell>
          <table:table-cell office:value-type="float" office:value="0.638095238095238" calcext:value-type="float">
            <text:p>0.6380952381</text:p>
          </table:table-cell>
          <table:table-cell office:value-type="float" office:value="0.661127308066084" calcext:value-type="float">
            <text:p>0.6611273081</text:p>
          </table:table-cell>
          <table:table-cell office:value-type="float" office:value="0.674416909620991" calcext:value-type="float">
            <text:p>0.6744169096</text:p>
          </table:table-cell>
          <table:table-cell office:value-type="float" office:value="0.687463556851312" calcext:value-type="float">
            <text:p>0.6874635569</text:p>
          </table:table-cell>
          <table:table-cell office:value-type="float" office:value="0.684013605442177" calcext:value-type="float">
            <text:p>0.6840136054</text:p>
          </table:table-cell>
          <table:table-cell table:number-columns-repeated="39" office:value-type="float" office:value="0.70932944606414" calcext:value-type="float">
            <text:p>0.7093294461</text:p>
          </table:table-cell>
          <table:table-cell office:value-type="float" office:value="0.755102040816326" calcext:value-type="float">
            <text:p>0.7551020408</text:p>
          </table:table-cell>
          <table:table-cell office:value-type="float" office:value="0.775510204081633" calcext:value-type="float">
            <text:p>0.775510204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0.877551020408163" calcext:value-type="float">
            <text:p>0.8775510204</text:p>
          </table:table-cell>
          <table:table-cell office:value-type="float" office:value="0.918367346938775" calcext:value-type="float">
            <text:p>0.9183673469</text:p>
          </table:table-cell>
          <table:table-cell table:number-columns-repeated="2" office:value-type="float" office:value="0.938775510204082" calcext:value-type="float">
            <text:p>0.9387755102</text:p>
          </table:table-cell>
          <table:table-cell office:value-type="float" office:value="0.959183673469388" calcext:value-type="float">
            <text:p>0.9591836735</text:p>
          </table:table-cell>
          <table:table-cell table:number-columns-repeated="2" office:value-type="float" office:value="0.979591836734694" calcext:value-type="float">
            <text:p>0.9795918367</text:p>
          </table:table-cell>
          <table:table-cell table:number-columns-repeated="39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81851851851852" calcext:value-type="float">
            <text:p>0.5818518519</text:p>
          </table:table-cell>
          <table:table-cell office:value-type="float" office:value="0.602222222222222" calcext:value-type="float">
            <text:p>0.6022222222</text:p>
          </table:table-cell>
          <table:table-cell office:value-type="float" office:value="0.613571428571429" calcext:value-type="float">
            <text:p>0.6135714286</text:p>
          </table:table-cell>
          <table:table-cell office:value-type="float" office:value="0.639312169312169" calcext:value-type="float">
            <text:p>0.6393121693</text:p>
          </table:table-cell>
          <table:table-cell office:value-type="float" office:value="0.656031746031746" calcext:value-type="float">
            <text:p>0.656031746</text:p>
          </table:table-cell>
          <table:table-cell office:value-type="float" office:value="0.671534391534392" calcext:value-type="float">
            <text:p>0.6715343915</text:p>
          </table:table-cell>
          <table:table-cell office:value-type="float" office:value="0.671111111111111" calcext:value-type="float">
            <text:p>0.6711111111</text:p>
          </table:table-cell>
          <table:table-cell office:value-type="float" office:value="0.688888888888889" calcext:value-type="float">
            <text:p>0.6888888889</text:p>
          </table:table-cell>
          <table:table-cell table:number-columns-repeated="43" office:value-type="float" office:value="0.696560846560847" calcext:value-type="float">
            <text:p>0.6965608466</text:p>
          </table:table-cell>
          <table:table-cell office:value-type="float" office:value="0.822222222222222" calcext:value-type="float">
            <text:p>0.8222222222</text:p>
          </table:table-cell>
          <table:table-cell office:value-type="float" office:value="0.866666666666667" calcext:value-type="float">
            <text:p>0.8666666667</text:p>
          </table:table-cell>
          <table:table-cell table:number-columns-repeated="3" office:value-type="float" office:value="0.911111111111111" calcext:value-type="float">
            <text:p>0.9111111111</text:p>
          </table:table-cell>
          <table:table-cell table:number-columns-repeated="2" office:value-type="float" office:value="0.955555555555556" calcext:value-type="float">
            <text:p>0.9555555556</text:p>
          </table:table-cell>
          <table:table-cell office:value-type="float" office:value="0.977777777777778" calcext:value-type="float">
            <text:p>0.9777777778</text:p>
          </table:table-cell>
          <table:table-cell table:number-columns-repeated="4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34473150962513" calcext:value-type="float">
            <text:p>0.534473151</text:p>
          </table:table-cell>
          <table:table-cell office:value-type="float" office:value="0.561220871327254" calcext:value-type="float">
            <text:p>0.5612208713</text:p>
          </table:table-cell>
          <table:table-cell office:value-type="float" office:value="0.580369807497467" calcext:value-type="float">
            <text:p>0.5803698075</text:p>
          </table:table-cell>
          <table:table-cell office:value-type="float" office:value="0.583915906788247" calcext:value-type="float">
            <text:p>0.5839159068</text:p>
          </table:table-cell>
          <table:table-cell office:value-type="float" office:value="0.603774062816616" calcext:value-type="float">
            <text:p>0.6037740628</text:p>
          </table:table-cell>
          <table:table-cell office:value-type="float" office:value="0.620339412360689" calcext:value-type="float">
            <text:p>0.6203394124</text:p>
          </table:table-cell>
          <table:table-cell table:number-columns-repeated="45" office:value-type="float" office:value="0.633004052684904" calcext:value-type="float">
            <text:p>0.6330040527</text:p>
          </table:table-cell>
          <table:table-cell table:number-columns-repeated="2" office:value-type="float" office:value="0.872340425531915" calcext:value-type="float">
            <text:p>0.8723404255</text:p>
          </table:table-cell>
          <table:table-cell office:value-type="float" office:value="0.893617021276596" calcext:value-type="float">
            <text:p>0.8936170213</text:p>
          </table:table-cell>
          <table:table-cell office:value-type="float" office:value="0.936170212765957" calcext:value-type="float">
            <text:p>0.9361702128</text:p>
          </table:table-cell>
          <table:table-cell office:value-type="float" office:value="0.957446808510638" calcext:value-type="float">
            <text:p>0.9574468085</text:p>
          </table:table-cell>
          <table:table-cell office:value-type="float" office:value="0.978723404255319" calcext:value-type="float">
            <text:p>0.9787234043</text:p>
          </table:table-cell>
          <table:table-cell table:number-columns-repeated="4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75595238095238" calcext:value-type="float">
            <text:p>0.3755952381</text:p>
          </table:table-cell>
          <table:table-cell office:value-type="float" office:value="0.403246753246753" calcext:value-type="float">
            <text:p>0.4032467532</text:p>
          </table:table-cell>
          <table:table-cell office:value-type="float" office:value="0.416017316017316" calcext:value-type="float">
            <text:p>0.416017316</text:p>
          </table:table-cell>
          <table:table-cell office:value-type="float" office:value="0.446969696969697" calcext:value-type="float">
            <text:p>0.446969697</text:p>
          </table:table-cell>
          <table:table-cell office:value-type="float" office:value="0.456601731601731" calcext:value-type="float">
            <text:p>0.4566017316</text:p>
          </table:table-cell>
          <table:table-cell office:value-type="float" office:value="0.47224025974026" calcext:value-type="float">
            <text:p>0.4722402597</text:p>
          </table:table-cell>
          <table:table-cell office:value-type="float" office:value="0.485416666666667" calcext:value-type="float">
            <text:p>0.4854166667</text:p>
          </table:table-cell>
          <table:table-cell office:value-type="float" office:value="0.488825757575758" calcext:value-type="float">
            <text:p>0.4888257576</text:p>
          </table:table-cell>
          <table:table-cell office:value-type="float" office:value="0.504572510822511" calcext:value-type="float">
            <text:p>0.5045725108</text:p>
          </table:table-cell>
          <table:table-cell office:value-type="float" office:value="0.530762987012987" calcext:value-type="float">
            <text:p>0.530762987</text:p>
          </table:table-cell>
          <table:table-cell office:value-type="float" office:value="0.553382034632035" calcext:value-type="float">
            <text:p>0.5533820346</text:p>
          </table:table-cell>
          <table:table-cell table:number-columns-repeated="40" office:value-type="float" office:value="0.573079004329004" calcext:value-type="float">
            <text:p>0.5730790043</text:p>
          </table:table-cell>
          <table:table-cell office:value-type="float" office:value="0.681818181818182" calcext:value-type="float">
            <text:p>0.6818181818</text:p>
          </table:table-cell>
          <table:table-cell office:value-type="float" office:value="0.727272727272727" calcext:value-type="float">
            <text:p>0.7272727273</text:p>
          </table:table-cell>
          <table:table-cell office:value-type="float" office:value="0.772727272727273" calcext:value-type="float">
            <text:p>0.7727272727</text:p>
          </table:table-cell>
          <table:table-cell office:value-type="float" office:value="0.795454545454545" calcext:value-type="float">
            <text:p>0.7954545455</text:p>
          </table:table-cell>
          <table:table-cell office:value-type="float" office:value="0.818181818181818" calcext:value-type="float">
            <text:p>0.8181818182</text:p>
          </table:table-cell>
          <table:table-cell office:value-type="float" office:value="0.840909090909091" calcext:value-type="float">
            <text:p>0.8409090909</text:p>
          </table:table-cell>
          <table:table-cell office:value-type="float" office:value="0.863636363636364" calcext:value-type="float">
            <text:p>0.8636363636</text:p>
          </table:table-cell>
          <table:table-cell office:value-type="float" office:value="0.886363636363636" calcext:value-type="float">
            <text:p>0.8863636364</text:p>
          </table:table-cell>
          <table:table-cell office:value-type="float" office:value="0.931818181818182" calcext:value-type="float">
            <text:p>0.9318181818</text:p>
          </table:table-cell>
          <table:table-cell office:value-type="float" office:value="0.954545454545455" calcext:value-type="float">
            <text:p>0.9545454545</text:p>
          </table:table-cell>
          <table:table-cell office:value-type="float" office:value="0.977272727272727" calcext:value-type="float">
            <text:p>0.9772727273</text:p>
          </table:table-cell>
          <table:table-cell table:number-columns-repeated="4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3035714285714" calcext:value-type="float">
            <text:p>0.4330357143</text:p>
          </table:table-cell>
          <table:table-cell office:value-type="float" office:value="0.441666666666667" calcext:value-type="float">
            <text:p>0.4416666667</text:p>
          </table:table-cell>
          <table:table-cell office:value-type="float" office:value="0.457638888888889" calcext:value-type="float">
            <text:p>0.4576388889</text:p>
          </table:table-cell>
          <table:table-cell office:value-type="float" office:value="0.485664682539683" calcext:value-type="float">
            <text:p>0.4856646825</text:p>
          </table:table-cell>
          <table:table-cell office:value-type="float" office:value="0.496676587301587" calcext:value-type="float">
            <text:p>0.4966765873</text:p>
          </table:table-cell>
          <table:table-cell office:value-type="float" office:value="0.526860119047619" calcext:value-type="float">
            <text:p>0.526860119</text:p>
          </table:table-cell>
          <table:table-cell office:value-type="float" office:value="0.549131944444445" calcext:value-type="float">
            <text:p>0.5491319444</text:p>
          </table:table-cell>
          <table:table-cell office:value-type="float" office:value="0.582688492063492" calcext:value-type="float">
            <text:p>0.5826884921</text:p>
          </table:table-cell>
          <table:table-cell office:value-type="float" office:value="0.616493055555556" calcext:value-type="float">
            <text:p>0.6164930556</text:p>
          </table:table-cell>
          <table:table-cell office:value-type="float" office:value="0.628298611111111" calcext:value-type="float">
            <text:p>0.6282986111</text:p>
          </table:table-cell>
          <table:table-cell office:value-type="float" office:value="0.635987103174603" calcext:value-type="float">
            <text:p>0.6359871032</text:p>
          </table:table-cell>
          <table:table-cell office:value-type="float" office:value="0.665079365079365" calcext:value-type="float">
            <text:p>0.6650793651</text:p>
          </table:table-cell>
          <table:table-cell office:value-type="float" office:value="0.693477182539683" calcext:value-type="float">
            <text:p>0.6934771825</text:p>
          </table:table-cell>
          <table:table-cell table:number-columns-repeated="38" office:value-type="float" office:value="0.730828373015873" calcext:value-type="float">
            <text:p>0.730828373</text:p>
          </table:table-cell>
          <table:table-cell table:number-columns-repeated="2" office:value-type="float" office:value="0.729166666666667" calcext:value-type="float">
            <text:p>0.7291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770833333333333" calcext:value-type="float">
            <text:p>0.7708333333</text:p>
          </table:table-cell>
          <table:table-cell table:number-columns-repeated="3" office:value-type="float" office:value="0.791666666666667" calcext:value-type="float">
            <text:p>0.7916666667</text:p>
          </table:table-cell>
          <table:table-cell office:value-type="float" office:value="0.854166666666667" calcext:value-type="float">
            <text:p>0.8541666667</text:p>
          </table:table-cell>
          <table:table-cell office:value-type="float" office:value="0.875" calcext:value-type="float">
            <text:p>0.875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58333333333333" calcext:value-type="float">
            <text:p>0.9583333333</text:p>
          </table:table-cell>
          <table:table-cell office:value-type="float" office:value="0.979166666666667" calcext:value-type="float">
            <text:p>0.9791666667</text:p>
          </table:table-cell>
          <table:table-cell table:number-columns-repeated="38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6484295845998" calcext:value-type="float">
            <text:p>0.4564842958</text:p>
          </table:table-cell>
          <table:table-cell office:value-type="float" office:value="0.461398176291793" calcext:value-type="float">
            <text:p>0.4613981763</text:p>
          </table:table-cell>
          <table:table-cell office:value-type="float" office:value="0.474164133738602" calcext:value-type="float">
            <text:p>0.4741641337</text:p>
          </table:table-cell>
          <table:table-cell office:value-type="float" office:value="0.498530901722391" calcext:value-type="float">
            <text:p>0.4985309017</text:p>
          </table:table-cell>
          <table:table-cell office:value-type="float" office:value="0.511195542046606" calcext:value-type="float">
            <text:p>0.511195542</text:p>
          </table:table-cell>
          <table:table-cell office:value-type="float" office:value="0.51838905775076" calcext:value-type="float">
            <text:p>0.5183890578</text:p>
          </table:table-cell>
          <table:table-cell office:value-type="float" office:value="0.534346504559271" calcext:value-type="float">
            <text:p>0.5343465046</text:p>
          </table:table-cell>
          <table:table-cell office:value-type="float" office:value="0.566818642350557" calcext:value-type="float">
            <text:p>0.5668186424</text:p>
          </table:table-cell>
          <table:table-cell office:value-type="float" office:value="0.595542046605876" calcext:value-type="float">
            <text:p>0.5955420466</text:p>
          </table:table-cell>
          <table:table-cell office:value-type="float" office:value="0.609270516717325" calcext:value-type="float">
            <text:p>0.6092705167</text:p>
          </table:table-cell>
          <table:table-cell table:number-columns-repeated="41" office:value-type="float" office:value="0.624366767983789" calcext:value-type="float">
            <text:p>0.624366768</text:p>
          </table:table-cell>
          <table:table-cell office:value-type="float" office:value="0.787234042553192" calcext:value-type="float">
            <text:p>0.7872340426</text:p>
          </table:table-cell>
          <table:table-cell table:number-columns-repeated="2" office:value-type="float" office:value="0.808510638297872" calcext:value-type="float">
            <text:p>0.8085106383</text:p>
          </table:table-cell>
          <table:table-cell office:value-type="float" office:value="0.829787234042553" calcext:value-type="float">
            <text:p>0.829787234</text:p>
          </table:table-cell>
          <table:table-cell office:value-type="float" office:value="0.872340425531915" calcext:value-type="float">
            <text:p>0.8723404255</text:p>
          </table:table-cell>
          <table:table-cell office:value-type="float" office:value="0.893617021276596" calcext:value-type="float">
            <text:p>0.8936170213</text:p>
          </table:table-cell>
          <table:table-cell office:value-type="float" office:value="0.914893617021277" calcext:value-type="float">
            <text:p>0.914893617</text:p>
          </table:table-cell>
          <table:table-cell table:number-columns-repeated="2" office:value-type="float" office:value="0.936170212765957" calcext:value-type="float">
            <text:p>0.9361702128</text:p>
          </table:table-cell>
          <table:table-cell office:value-type="float" office:value="0.957446808510638" calcext:value-type="float">
            <text:p>0.9574468085</text:p>
          </table:table-cell>
          <table:table-cell table:number-columns-repeated="41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AVERAGE([.B2:.B16])" office:value-type="float" office:value="0.480289756520258" calcext:value-type="float">
            <text:p>0.4802897565</text:p>
          </table:table-cell>
          <table:table-cell table:formula="of:=AVERAGE([.C2:.C16])" office:value-type="float" office:value="0.497547041473681" calcext:value-type="float">
            <text:p>0.4975470415</text:p>
          </table:table-cell>
          <table:table-cell table:formula="of:=AVERAGE([.D2:.D16])" office:value-type="float" office:value="0.511226508845331" calcext:value-type="float">
            <text:p>0.5112265088</text:p>
          </table:table-cell>
          <table:table-cell table:formula="of:=AVERAGE([.E2:.E16])" office:value-type="float" office:value="0.533927000592068" calcext:value-type="float">
            <text:p>0.5339270006</text:p>
          </table:table-cell>
          <table:table-cell table:formula="of:=AVERAGE([.F2:.F16])" office:value-type="float" office:value="0.549673154161028" calcext:value-type="float">
            <text:p>0.5496731542</text:p>
          </table:table-cell>
          <table:table-cell table:formula="of:=AVERAGE([.G2:.G16])" office:value-type="float" office:value="0.569186189333761" calcext:value-type="float">
            <text:p>0.5691861893</text:p>
          </table:table-cell>
          <table:table-cell table:formula="of:=AVERAGE([.H2:.H16])" office:value-type="float" office:value="0.584986020116667" calcext:value-type="float">
            <text:p>0.5849860201</text:p>
          </table:table-cell>
          <table:table-cell table:formula="of:=AVERAGE([.I2:.I16])" office:value-type="float" office:value="0.602065422493172" calcext:value-type="float">
            <text:p>0.6020654225</text:p>
          </table:table-cell>
          <table:table-cell table:formula="of:=AVERAGE([.J2:.J16])" office:value-type="float" office:value="0.620464176168608" calcext:value-type="float">
            <text:p>0.6204641762</text:p>
          </table:table-cell>
          <table:table-cell table:formula="of:=AVERAGE([.K2:.K16])" office:value-type="float" office:value="0.636353115102551" calcext:value-type="float">
            <text:p>0.6363531151</text:p>
          </table:table-cell>
          <table:table-cell table:formula="of:=AVERAGE([.L2:.L16])" office:value-type="float" office:value="0.64712731775624" calcext:value-type="float">
            <text:p>0.6471273178</text:p>
          </table:table-cell>
          <table:table-cell table:formula="of:=AVERAGE([.M2:.M16])" office:value-type="float" office:value="0.658084048364168" calcext:value-type="float">
            <text:p>0.6580840484</text:p>
          </table:table-cell>
          <table:table-cell table:formula="of:=AVERAGE([.N2:.N16])" office:value-type="float" office:value="0.665731702998999" calcext:value-type="float">
            <text:p>0.665731703</text:p>
          </table:table-cell>
          <table:table-cell table:formula="of:=AVERAGE([.O2:.O16])" office:value-type="float" office:value="0.670836068078364" calcext:value-type="float">
            <text:p>0.6708360681</text:p>
          </table:table-cell>
          <table:table-cell table:formula="of:=AVERAGE([.P2:.P16])" office:value-type="float" office:value="0.672636068078364" calcext:value-type="float">
            <text:p>0.6726360681</text:p>
          </table:table-cell>
          <table:table-cell table:formula="of:=AVERAGE([.Q2:.Q16])" office:value-type="float" office:value="0.673147179189475" calcext:value-type="float">
            <text:p>0.6731471792</text:p>
          </table:table-cell>
          <table:table-cell table:formula="of:=AVERAGE([.R2:.R16])" office:value-type="float" office:value="0.673147179189475" calcext:value-type="float">
            <text:p>0.6731471792</text:p>
          </table:table-cell>
          <table:table-cell table:formula="of:=AVERAGE([.S2:.S16])" office:value-type="float" office:value="0.673147179189475" calcext:value-type="float">
            <text:p>0.6731471792</text:p>
          </table:table-cell>
          <table:table-cell table:formula="of:=AVERAGE([.T2:.T16])" office:value-type="float" office:value="0.673147179189475" calcext:value-type="float">
            <text:p>0.6731471792</text:p>
          </table:table-cell>
          <table:table-cell table:formula="of:=AVERAGE([.U2:.U16])" office:value-type="float" office:value="0.673147179189475" calcext:value-type="float">
            <text:p>0.6731471792</text:p>
          </table:table-cell>
          <table:table-cell table:formula="of:=AVERAGE([.V2:.V16])" office:value-type="float" office:value="0.673147179189475" calcext:value-type="float">
            <text:p>0.6731471792</text:p>
          </table:table-cell>
          <table:table-cell table:formula="of:=AVERAGE([.W2:.W16])" office:value-type="float" office:value="0.673147179189475" calcext:value-type="float">
            <text:p>0.6731471792</text:p>
          </table:table-cell>
          <table:table-cell table:formula="of:=AVERAGE([.X2:.X16])" office:value-type="float" office:value="0.673147179189475" calcext:value-type="float">
            <text:p>0.6731471792</text:p>
          </table:table-cell>
          <table:table-cell table:formula="of:=AVERAGE([.Y2:.Y16])" office:value-type="float" office:value="0.673147179189475" calcext:value-type="float">
            <text:p>0.6731471792</text:p>
          </table:table-cell>
          <table:table-cell table:formula="of:=AVERAGE([.Z2:.Z16])" office:value-type="float" office:value="0.673147179189475" calcext:value-type="float">
            <text:p>0.6731471792</text:p>
          </table:table-cell>
          <table:table-cell table:formula="of:=AVERAGE([.AA2:.AA16])" office:value-type="float" office:value="0.673147179189475" calcext:value-type="float">
            <text:p>0.6731471792</text:p>
          </table:table-cell>
          <table:table-cell table:formula="of:=AVERAGE([.AB2:.AB16])" office:value-type="float" office:value="0.673147179189475" calcext:value-type="float">
            <text:p>0.6731471792</text:p>
          </table:table-cell>
          <table:table-cell table:formula="of:=AVERAGE([.AC2:.AC16])" office:value-type="float" office:value="0.673147179189475" calcext:value-type="float">
            <text:p>0.6731471792</text:p>
          </table:table-cell>
          <table:table-cell table:formula="of:=AVERAGE([.AD2:.AD16])" office:value-type="float" office:value="0.673147179189475" calcext:value-type="float">
            <text:p>0.6731471792</text:p>
          </table:table-cell>
          <table:table-cell table:formula="of:=AVERAGE([.AE2:.AE16])" office:value-type="float" office:value="0.673147179189475" calcext:value-type="float">
            <text:p>0.6731471792</text:p>
          </table:table-cell>
          <table:table-cell table:formula="of:=AVERAGE([.AF2:.AF16])" office:value-type="float" office:value="0.673147179189475" calcext:value-type="float">
            <text:p>0.6731471792</text:p>
          </table:table-cell>
          <table:table-cell table:formula="of:=AVERAGE([.AG2:.AG16])" office:value-type="float" office:value="0.673147179189475" calcext:value-type="float">
            <text:p>0.6731471792</text:p>
          </table:table-cell>
          <table:table-cell table:formula="of:=AVERAGE([.AH2:.AH16])" office:value-type="float" office:value="0.673147179189475" calcext:value-type="float">
            <text:p>0.6731471792</text:p>
          </table:table-cell>
          <table:table-cell table:formula="of:=AVERAGE([.AI2:.AI16])" office:value-type="float" office:value="0.673147179189475" calcext:value-type="float">
            <text:p>0.6731471792</text:p>
          </table:table-cell>
          <table:table-cell table:formula="of:=AVERAGE([.AJ2:.AJ16])" office:value-type="float" office:value="0.673147179189475" calcext:value-type="float">
            <text:p>0.6731471792</text:p>
          </table:table-cell>
          <table:table-cell table:formula="of:=AVERAGE([.AK2:.AK16])" office:value-type="float" office:value="0.673147179189475" calcext:value-type="float">
            <text:p>0.6731471792</text:p>
          </table:table-cell>
          <table:table-cell table:formula="of:=AVERAGE([.AL2:.AL16])" office:value-type="float" office:value="0.673147179189475" calcext:value-type="float">
            <text:p>0.6731471792</text:p>
          </table:table-cell>
          <table:table-cell table:formula="of:=AVERAGE([.AM2:.AM16])" office:value-type="float" office:value="0.673147179189475" calcext:value-type="float">
            <text:p>0.6731471792</text:p>
          </table:table-cell>
          <table:table-cell table:formula="of:=AVERAGE([.AN2:.AN16])" office:value-type="float" office:value="0.673147179189475" calcext:value-type="float">
            <text:p>0.6731471792</text:p>
          </table:table-cell>
          <table:table-cell table:formula="of:=AVERAGE([.AO2:.AO16])" office:value-type="float" office:value="0.673147179189475" calcext:value-type="float">
            <text:p>0.6731471792</text:p>
          </table:table-cell>
          <table:table-cell table:formula="of:=AVERAGE([.AP2:.AP16])" office:value-type="float" office:value="0.673147179189475" calcext:value-type="float">
            <text:p>0.6731471792</text:p>
          </table:table-cell>
          <table:table-cell table:formula="of:=AVERAGE([.AQ2:.AQ16])" office:value-type="float" office:value="0.673147179189475" calcext:value-type="float">
            <text:p>0.6731471792</text:p>
          </table:table-cell>
          <table:table-cell table:formula="of:=AVERAGE([.AR2:.AR16])" office:value-type="float" office:value="0.673147179189475" calcext:value-type="float">
            <text:p>0.6731471792</text:p>
          </table:table-cell>
          <table:table-cell table:formula="of:=AVERAGE([.AS2:.AS16])" office:value-type="float" office:value="0.673147179189475" calcext:value-type="float">
            <text:p>0.6731471792</text:p>
          </table:table-cell>
          <table:table-cell table:formula="of:=AVERAGE([.AT2:.AT16])" office:value-type="float" office:value="0.673147179189475" calcext:value-type="float">
            <text:p>0.6731471792</text:p>
          </table:table-cell>
          <table:table-cell table:formula="of:=AVERAGE([.AU2:.AU16])" office:value-type="float" office:value="0.673147179189475" calcext:value-type="float">
            <text:p>0.6731471792</text:p>
          </table:table-cell>
          <table:table-cell table:formula="of:=AVERAGE([.AV2:.AV16])" office:value-type="float" office:value="0.673147179189475" calcext:value-type="float">
            <text:p>0.6731471792</text:p>
          </table:table-cell>
          <table:table-cell table:formula="of:=AVERAGE([.AW2:.AW16])" office:value-type="float" office:value="0.673147179189475" calcext:value-type="float">
            <text:p>0.6731471792</text:p>
          </table:table-cell>
          <table:table-cell table:formula="of:=AVERAGE([.AX2:.AX16])" office:value-type="float" office:value="0.673147179189475" calcext:value-type="float">
            <text:p>0.6731471792</text:p>
          </table:table-cell>
          <table:table-cell table:formula="of:=AVERAGE([.AY2:.AY16])" office:value-type="float" office:value="0.673147179189475" calcext:value-type="float">
            <text:p>0.6731471792</text:p>
          </table:table-cell>
          <table:table-cell table:formula="of:=AVERAGE([.AZ2:.AZ16])" office:value-type="float" office:value="0.673147179189475" calcext:value-type="float">
            <text:p>0.6731471792</text:p>
          </table:table-cell>
          <table:table-cell table:formula="of:=AVERAGE([.BA2:.BA16])" office:value-type="float" office:value="0.778246499881466" calcext:value-type="float">
            <text:p>0.7782464999</text:p>
          </table:table-cell>
          <table:table-cell table:formula="of:=AVERAGE([.BB2:.BB16])" office:value-type="float" office:value="0.798720304057476" calcext:value-type="float">
            <text:p>0.7987203041</text:p>
          </table:table-cell>
          <table:table-cell table:formula="of:=AVERAGE([.BC2:.BC16])" office:value-type="float" office:value="0.823690494864018" calcext:value-type="float">
            <text:p>0.8236904949</text:p>
          </table:table-cell>
          <table:table-cell table:formula="of:=AVERAGE([.BD2:.BD16])" office:value-type="float" office:value="0.849941598864594" calcext:value-type="float">
            <text:p>0.8499415989</text:p>
          </table:table-cell>
          <table:table-cell table:formula="of:=AVERAGE([.BE2:.BE16])" office:value-type="float" office:value="0.871789073144164" calcext:value-type="float">
            <text:p>0.8717890731</text:p>
          </table:table-cell>
          <table:table-cell table:formula="of:=AVERAGE([.BF2:.BF16])" office:value-type="float" office:value="0.889351350706519" calcext:value-type="float">
            <text:p>0.8893513507</text:p>
          </table:table-cell>
          <table:table-cell table:formula="of:=AVERAGE([.BG2:.BG16])" office:value-type="float" office:value="0.907262114829753" calcext:value-type="float">
            <text:p>0.9072621148</text:p>
          </table:table-cell>
          <table:table-cell table:formula="of:=AVERAGE([.BH2:.BH16])" office:value-type="float" office:value="0.927572619342462" calcext:value-type="float">
            <text:p>0.9275726193</text:p>
          </table:table-cell>
          <table:table-cell table:formula="of:=AVERAGE([.BI2:.BI16])" office:value-type="float" office:value="0.943693365510398" calcext:value-type="float">
            <text:p>0.9436933655</text:p>
          </table:table-cell>
          <table:table-cell table:formula="of:=AVERAGE([.BJ2:.BJ16])" office:value-type="float" office:value="0.962466832986071" calcext:value-type="float">
            <text:p>0.962466833</text:p>
          </table:table-cell>
          <table:table-cell table:formula="of:=AVERAGE([.BK2:.BK16])" office:value-type="float" office:value="0.978598107338525" calcext:value-type="float">
            <text:p>0.9785981073</text:p>
          </table:table-cell>
          <table:table-cell table:formula="of:=AVERAGE([.BL2:.BL16])" office:value-type="float" office:value="0.987568995077706" calcext:value-type="float">
            <text:p>0.9875689951</text:p>
          </table:table-cell>
          <table:table-cell table:formula="of:=AVERAGE([.BM2:.BM16])" office:value-type="float" office:value="0.994611111111111" calcext:value-type="float">
            <text:p>0.9946111111</text:p>
          </table:table-cell>
          <table:table-cell table:formula="of:=AVERAGE([.BN2:.BN16])" office:value-type="float" office:value="0.998666666666667" calcext:value-type="float">
            <text:p>0.9986666667</text:p>
          </table:table-cell>
          <table:table-cell table:formula="of:=AVERAGE([.BO2:.BO16])" office:value-type="float" office:value="0.998666666666667" calcext:value-type="float">
            <text:p>0.9986666667</text:p>
          </table:table-cell>
          <table:table-cell table:formula="of:=AVERAGE([.BP2:.BP16])" office:value-type="float" office:value="1" calcext:value-type="float">
            <text:p>1</text:p>
          </table:table-cell>
          <table:table-cell table:formula="of:=AVERAGE([.BQ2:.BQ16])" office:value-type="float" office:value="1" calcext:value-type="float">
            <text:p>1</text:p>
          </table:table-cell>
          <table:table-cell table:formula="of:=AVERAGE([.BR2:.BR16])" office:value-type="float" office:value="1" calcext:value-type="float">
            <text:p>1</text:p>
          </table:table-cell>
          <table:table-cell table:formula="of:=AVERAGE([.BS2:.BS16])" office:value-type="float" office:value="1" calcext:value-type="float">
            <text:p>1</text:p>
          </table:table-cell>
          <table:table-cell table:formula="of:=AVERAGE([.BT2:.BT16])" office:value-type="float" office:value="1" calcext:value-type="float">
            <text:p>1</text:p>
          </table:table-cell>
          <table:table-cell table:formula="of:=AVERAGE([.BU2:.BU16])" office:value-type="float" office:value="1" calcext:value-type="float">
            <text:p>1</text:p>
          </table:table-cell>
          <table:table-cell table:formula="of:=AVERAGE([.BV2:.BV16])" office:value-type="float" office:value="1" calcext:value-type="float">
            <text:p>1</text:p>
          </table:table-cell>
          <table:table-cell table:formula="of:=AVERAGE([.BW2:.BW16])" office:value-type="float" office:value="1" calcext:value-type="float">
            <text:p>1</text:p>
          </table:table-cell>
          <table:table-cell table:formula="of:=AVERAGE([.BX2:.BX16])" office:value-type="float" office:value="1" calcext:value-type="float">
            <text:p>1</text:p>
          </table:table-cell>
          <table:table-cell table:formula="of:=AVERAGE([.BY2:.BY16])" office:value-type="float" office:value="1" calcext:value-type="float">
            <text:p>1</text:p>
          </table:table-cell>
          <table:table-cell table:formula="of:=AVERAGE([.BZ2:.BZ16])" office:value-type="float" office:value="1" calcext:value-type="float">
            <text:p>1</text:p>
          </table:table-cell>
          <table:table-cell table:formula="of:=AVERAGE([.CA2:.CA16])" office:value-type="float" office:value="1" calcext:value-type="float">
            <text:p>1</text:p>
          </table:table-cell>
          <table:table-cell table:formula="of:=AVERAGE([.CB2:.CB16])" office:value-type="float" office:value="1" calcext:value-type="float">
            <text:p>1</text:p>
          </table:table-cell>
          <table:table-cell table:formula="of:=AVERAGE([.CC2:.CC16])" office:value-type="float" office:value="1" calcext:value-type="float">
            <text:p>1</text:p>
          </table:table-cell>
          <table:table-cell table:formula="of:=AVERAGE([.CD2:.CD16])" office:value-type="float" office:value="1" calcext:value-type="float">
            <text:p>1</text:p>
          </table:table-cell>
          <table:table-cell table:formula="of:=AVERAGE([.CE2:.CE16])" office:value-type="float" office:value="1" calcext:value-type="float">
            <text:p>1</text:p>
          </table:table-cell>
          <table:table-cell table:formula="of:=AVERAGE([.CF2:.CF16])" office:value-type="float" office:value="1" calcext:value-type="float">
            <text:p>1</text:p>
          </table:table-cell>
          <table:table-cell table:formula="of:=AVERAGE([.CG2:.CG16])" office:value-type="float" office:value="1" calcext:value-type="float">
            <text:p>1</text:p>
          </table:table-cell>
          <table:table-cell table:formula="of:=AVERAGE([.CH2:.CH16])" office:value-type="float" office:value="1" calcext:value-type="float">
            <text:p>1</text:p>
          </table:table-cell>
          <table:table-cell table:formula="of:=AVERAGE([.CI2:.CI16])" office:value-type="float" office:value="1" calcext:value-type="float">
            <text:p>1</text:p>
          </table:table-cell>
          <table:table-cell table:formula="of:=AVERAGE([.CJ2:.CJ16])" office:value-type="float" office:value="1" calcext:value-type="float">
            <text:p>1</text:p>
          </table:table-cell>
          <table:table-cell table:formula="of:=AVERAGE([.CK2:.CK16])" office:value-type="float" office:value="1" calcext:value-type="float">
            <text:p>1</text:p>
          </table:table-cell>
          <table:table-cell table:formula="of:=AVERAGE([.CL2:.CL16])" office:value-type="float" office:value="1" calcext:value-type="float">
            <text:p>1</text:p>
          </table:table-cell>
          <table:table-cell table:formula="of:=AVERAGE([.CM2:.CM16])" office:value-type="float" office:value="1" calcext:value-type="float">
            <text:p>1</text:p>
          </table:table-cell>
          <table:table-cell table:formula="of:=AVERAGE([.CN2:.CN16])" office:value-type="float" office:value="1" calcext:value-type="float">
            <text:p>1</text:p>
          </table:table-cell>
          <table:table-cell table:formula="of:=AVERAGE([.CO2:.CO16])" office:value-type="float" office:value="1" calcext:value-type="float">
            <text:p>1</text:p>
          </table:table-cell>
          <table:table-cell table:formula="of:=AVERAGE([.CP2:.CP16])" office:value-type="float" office:value="1" calcext:value-type="float">
            <text:p>1</text:p>
          </table:table-cell>
          <table:table-cell table:formula="of:=AVERAGE([.CQ2:.CQ16])" office:value-type="float" office:value="1" calcext:value-type="float">
            <text:p>1</text:p>
          </table:table-cell>
          <table:table-cell table:formula="of:=AVERAGE([.CR2:.CR16])" office:value-type="float" office:value="1" calcext:value-type="float">
            <text:p>1</text:p>
          </table:table-cell>
          <table:table-cell table:formula="of:=AVERAGE([.CS2:.CS16])" office:value-type="float" office:value="1" calcext:value-type="float">
            <text:p>1</text:p>
          </table:table-cell>
          <table:table-cell table:formula="of:=AVERAGE([.CT2:.CT16])" office:value-type="float" office:value="1" calcext:value-type="float">
            <text:p>1</text:p>
          </table:table-cell>
          <table:table-cell table:formula="of:=AVERAGE([.CU2:.CU16])" office:value-type="float" office:value="1" calcext:value-type="float">
            <text:p>1</text:p>
          </table:table-cell>
          <table:table-cell table:formula="of:=AVERAGE([.CV2:.CV16])" office:value-type="float" office:value="1" calcext:value-type="float">
            <text:p>1</text:p>
          </table:table-cell>
          <table:table-cell table:formula="of:=AVERAGE([.CW2:.CW16])" office:value-type="float" office:value="1" calcext:value-type="float">
            <text:p>1</text:p>
          </table:table-cell>
          <table:table-cell table:formula="of:=AVERAGE([.CX2:.CX16])" office:value-type="float" office:value="1" calcext:value-type="float">
            <text:p>1</text:p>
          </table:table-cell>
          <table:table-cell table:formula="of:=AVERAGE([.CY2:.CY16])" office:value-type="float" office:value="1" calcext:value-type="float">
            <text:p>1</text:p>
          </table:table-cell>
        </table:table-row>
      </table:table>
      <table:table table:name="nearest_3_4" table:style-name="ta1">
        <table:table-column table:style-name="co5" table:default-cell-style-name="Default"/>
        <table:table-column table:style-name="co6" table:number-columns-repeated="71" table:default-cell-style-name="Default"/>
        <table:table-column table:style-name="co7" table:default-cell-style-name="Default"/>
        <table:table-column table:style-name="co6" table:number-columns-repeated="30" table:default-cell-style-name="Default"/>
        <table:table-row table:style-name="ro1">
          <table:table-cell office:value-type="string" calcext:value-type="string">
            <text:p>trial_number</text:p>
          </table:table-cell>
          <table:table-cell office:value-type="string" calcext:value-type="string">
            <text:p>sim_iter_0</text:p>
          </table:table-cell>
          <table:table-cell office:value-type="string" calcext:value-type="string">
            <text:p>sim_iter_1</text:p>
          </table:table-cell>
          <table:table-cell office:value-type="string" calcext:value-type="string">
            <text:p>sim_iter_2</text:p>
          </table:table-cell>
          <table:table-cell office:value-type="string" calcext:value-type="string">
            <text:p>sim_iter_3</text:p>
          </table:table-cell>
          <table:table-cell office:value-type="string" calcext:value-type="string">
            <text:p>sim_iter_4</text:p>
          </table:table-cell>
          <table:table-cell office:value-type="string" calcext:value-type="string">
            <text:p>sim_iter_5</text:p>
          </table:table-cell>
          <table:table-cell office:value-type="string" calcext:value-type="string">
            <text:p>sim_iter_6</text:p>
          </table:table-cell>
          <table:table-cell office:value-type="string" calcext:value-type="string">
            <text:p>sim_iter_7</text:p>
          </table:table-cell>
          <table:table-cell office:value-type="string" calcext:value-type="string">
            <text:p>sim_iter_8</text:p>
          </table:table-cell>
          <table:table-cell office:value-type="string" calcext:value-type="string">
            <text:p>sim_iter_9</text:p>
          </table:table-cell>
          <table:table-cell office:value-type="string" calcext:value-type="string">
            <text:p>sim_iter_10</text:p>
          </table:table-cell>
          <table:table-cell office:value-type="string" calcext:value-type="string">
            <text:p>sim_iter_11</text:p>
          </table:table-cell>
          <table:table-cell office:value-type="string" calcext:value-type="string">
            <text:p>sim_iter_12</text:p>
          </table:table-cell>
          <table:table-cell office:value-type="string" calcext:value-type="string">
            <text:p>sim_iter_13</text:p>
          </table:table-cell>
          <table:table-cell office:value-type="string" calcext:value-type="string">
            <text:p>sim_iter_14</text:p>
          </table:table-cell>
          <table:table-cell office:value-type="string" calcext:value-type="string">
            <text:p>sim_iter_15</text:p>
          </table:table-cell>
          <table:table-cell office:value-type="string" calcext:value-type="string">
            <text:p>sim_iter_16</text:p>
          </table:table-cell>
          <table:table-cell office:value-type="string" calcext:value-type="string">
            <text:p>sim_iter_17</text:p>
          </table:table-cell>
          <table:table-cell office:value-type="string" calcext:value-type="string">
            <text:p>sim_iter_18</text:p>
          </table:table-cell>
          <table:table-cell office:value-type="string" calcext:value-type="string">
            <text:p>sim_iter_19</text:p>
          </table:table-cell>
          <table:table-cell office:value-type="string" calcext:value-type="string">
            <text:p>sim_iter_20</text:p>
          </table:table-cell>
          <table:table-cell office:value-type="string" calcext:value-type="string">
            <text:p>sim_iter_21</text:p>
          </table:table-cell>
          <table:table-cell office:value-type="string" calcext:value-type="string">
            <text:p>sim_iter_22</text:p>
          </table:table-cell>
          <table:table-cell office:value-type="string" calcext:value-type="string">
            <text:p>sim_iter_23</text:p>
          </table:table-cell>
          <table:table-cell office:value-type="string" calcext:value-type="string">
            <text:p>sim_iter_24</text:p>
          </table:table-cell>
          <table:table-cell office:value-type="string" calcext:value-type="string">
            <text:p>sim_iter_25</text:p>
          </table:table-cell>
          <table:table-cell office:value-type="string" calcext:value-type="string">
            <text:p>sim_iter_26</text:p>
          </table:table-cell>
          <table:table-cell office:value-type="string" calcext:value-type="string">
            <text:p>sim_iter_27</text:p>
          </table:table-cell>
          <table:table-cell office:value-type="string" calcext:value-type="string">
            <text:p>sim_iter_28</text:p>
          </table:table-cell>
          <table:table-cell office:value-type="string" calcext:value-type="string">
            <text:p>sim_iter_29</text:p>
          </table:table-cell>
          <table:table-cell office:value-type="string" calcext:value-type="string">
            <text:p>sim_iter_30</text:p>
          </table:table-cell>
          <table:table-cell office:value-type="string" calcext:value-type="string">
            <text:p>sim_iter_31</text:p>
          </table:table-cell>
          <table:table-cell office:value-type="string" calcext:value-type="string">
            <text:p>sim_iter_32</text:p>
          </table:table-cell>
          <table:table-cell office:value-type="string" calcext:value-type="string">
            <text:p>sim_iter_33</text:p>
          </table:table-cell>
          <table:table-cell office:value-type="string" calcext:value-type="string">
            <text:p>sim_iter_34</text:p>
          </table:table-cell>
          <table:table-cell office:value-type="string" calcext:value-type="string">
            <text:p>sim_iter_35</text:p>
          </table:table-cell>
          <table:table-cell office:value-type="string" calcext:value-type="string">
            <text:p>sim_iter_36</text:p>
          </table:table-cell>
          <table:table-cell office:value-type="string" calcext:value-type="string">
            <text:p>sim_iter_37</text:p>
          </table:table-cell>
          <table:table-cell office:value-type="string" calcext:value-type="string">
            <text:p>sim_iter_38</text:p>
          </table:table-cell>
          <table:table-cell office:value-type="string" calcext:value-type="string">
            <text:p>sim_iter_39</text:p>
          </table:table-cell>
          <table:table-cell office:value-type="string" calcext:value-type="string">
            <text:p>sim_iter_40</text:p>
          </table:table-cell>
          <table:table-cell office:value-type="string" calcext:value-type="string">
            <text:p>sim_iter_41</text:p>
          </table:table-cell>
          <table:table-cell office:value-type="string" calcext:value-type="string">
            <text:p>sim_iter_42</text:p>
          </table:table-cell>
          <table:table-cell office:value-type="string" calcext:value-type="string">
            <text:p>sim_iter_43</text:p>
          </table:table-cell>
          <table:table-cell office:value-type="string" calcext:value-type="string">
            <text:p>sim_iter_44</text:p>
          </table:table-cell>
          <table:table-cell office:value-type="string" calcext:value-type="string">
            <text:p>sim_iter_45</text:p>
          </table:table-cell>
          <table:table-cell office:value-type="string" calcext:value-type="string">
            <text:p>sim_iter_46</text:p>
          </table:table-cell>
          <table:table-cell office:value-type="string" calcext:value-type="string">
            <text:p>sim_iter_47</text:p>
          </table:table-cell>
          <table:table-cell office:value-type="string" calcext:value-type="string">
            <text:p>sim_iter_48</text:p>
          </table:table-cell>
          <table:table-cell office:value-type="string" calcext:value-type="string">
            <text:p>sim_iter_49</text:p>
          </table:table-cell>
          <table:table-cell office:value-type="string" calcext:value-type="string">
            <text:p>sim_iter_50</text:p>
          </table:table-cell>
          <table:table-cell office:value-type="string" calcext:value-type="string">
            <text:p>hap_iter_0</text:p>
          </table:table-cell>
          <table:table-cell office:value-type="string" calcext:value-type="string">
            <text:p>hap_iter_1</text:p>
          </table:table-cell>
          <table:table-cell office:value-type="string" calcext:value-type="string">
            <text:p>hap_iter_2</text:p>
          </table:table-cell>
          <table:table-cell office:value-type="string" calcext:value-type="string">
            <text:p>hap_iter_3</text:p>
          </table:table-cell>
          <table:table-cell office:value-type="string" calcext:value-type="string">
            <text:p>hap_iter_4</text:p>
          </table:table-cell>
          <table:table-cell office:value-type="string" calcext:value-type="string">
            <text:p>hap_iter_5</text:p>
          </table:table-cell>
          <table:table-cell office:value-type="string" calcext:value-type="string">
            <text:p>hap_iter_6</text:p>
          </table:table-cell>
          <table:table-cell office:value-type="string" calcext:value-type="string">
            <text:p>hap_iter_7</text:p>
          </table:table-cell>
          <table:table-cell office:value-type="string" calcext:value-type="string">
            <text:p>hap_iter_8</text:p>
          </table:table-cell>
          <table:table-cell office:value-type="string" calcext:value-type="string">
            <text:p>hap_iter_9</text:p>
          </table:table-cell>
          <table:table-cell office:value-type="string" calcext:value-type="string">
            <text:p>hap_iter_10</text:p>
          </table:table-cell>
          <table:table-cell office:value-type="string" calcext:value-type="string">
            <text:p>hap_iter_11</text:p>
          </table:table-cell>
          <table:table-cell office:value-type="string" calcext:value-type="string">
            <text:p>hap_iter_12</text:p>
          </table:table-cell>
          <table:table-cell office:value-type="string" calcext:value-type="string">
            <text:p>hap_iter_13</text:p>
          </table:table-cell>
          <table:table-cell office:value-type="string" calcext:value-type="string">
            <text:p>hap_iter_14</text:p>
          </table:table-cell>
          <table:table-cell office:value-type="string" calcext:value-type="string">
            <text:p>hap_iter_15</text:p>
          </table:table-cell>
          <table:table-cell office:value-type="string" calcext:value-type="string">
            <text:p>hap_iter_16</text:p>
          </table:table-cell>
          <table:table-cell office:value-type="string" calcext:value-type="string">
            <text:p>hap_iter_17</text:p>
          </table:table-cell>
          <table:table-cell office:value-type="string" calcext:value-type="string">
            <text:p>hap_iter_18</text:p>
          </table:table-cell>
          <table:table-cell office:value-type="string" calcext:value-type="string">
            <text:p>hap_iter_19</text:p>
          </table:table-cell>
          <table:table-cell office:value-type="string" calcext:value-type="string">
            <text:p>hap_iter_20</text:p>
          </table:table-cell>
          <table:table-cell office:value-type="string" calcext:value-type="string">
            <text:p>hap_iter_21</text:p>
          </table:table-cell>
          <table:table-cell office:value-type="string" calcext:value-type="string">
            <text:p>hap_iter_22</text:p>
          </table:table-cell>
          <table:table-cell office:value-type="string" calcext:value-type="string">
            <text:p>hap_iter_23</text:p>
          </table:table-cell>
          <table:table-cell office:value-type="string" calcext:value-type="string">
            <text:p>hap_iter_24</text:p>
          </table:table-cell>
          <table:table-cell office:value-type="string" calcext:value-type="string">
            <text:p>hap_iter_25</text:p>
          </table:table-cell>
          <table:table-cell office:value-type="string" calcext:value-type="string">
            <text:p>hap_iter_26</text:p>
          </table:table-cell>
          <table:table-cell office:value-type="string" calcext:value-type="string">
            <text:p>hap_iter_27</text:p>
          </table:table-cell>
          <table:table-cell office:value-type="string" calcext:value-type="string">
            <text:p>hap_iter_28</text:p>
          </table:table-cell>
          <table:table-cell office:value-type="string" calcext:value-type="string">
            <text:p>hap_iter_29</text:p>
          </table:table-cell>
          <table:table-cell office:value-type="string" calcext:value-type="string">
            <text:p>hap_iter_30</text:p>
          </table:table-cell>
          <table:table-cell office:value-type="string" calcext:value-type="string">
            <text:p>hap_iter_31</text:p>
          </table:table-cell>
          <table:table-cell office:value-type="string" calcext:value-type="string">
            <text:p>hap_iter_32</text:p>
          </table:table-cell>
          <table:table-cell office:value-type="string" calcext:value-type="string">
            <text:p>hap_iter_33</text:p>
          </table:table-cell>
          <table:table-cell office:value-type="string" calcext:value-type="string">
            <text:p>hap_iter_34</text:p>
          </table:table-cell>
          <table:table-cell office:value-type="string" calcext:value-type="string">
            <text:p>hap_iter_35</text:p>
          </table:table-cell>
          <table:table-cell office:value-type="string" calcext:value-type="string">
            <text:p>hap_iter_36</text:p>
          </table:table-cell>
          <table:table-cell office:value-type="string" calcext:value-type="string">
            <text:p>hap_iter_37</text:p>
          </table:table-cell>
          <table:table-cell office:value-type="string" calcext:value-type="string">
            <text:p>hap_iter_38</text:p>
          </table:table-cell>
          <table:table-cell office:value-type="string" calcext:value-type="string">
            <text:p>hap_iter_39</text:p>
          </table:table-cell>
          <table:table-cell office:value-type="string" calcext:value-type="string">
            <text:p>hap_iter_40</text:p>
          </table:table-cell>
          <table:table-cell office:value-type="string" calcext:value-type="string">
            <text:p>hap_iter_41</text:p>
          </table:table-cell>
          <table:table-cell office:value-type="string" calcext:value-type="string">
            <text:p>hap_iter_42</text:p>
          </table:table-cell>
          <table:table-cell office:value-type="string" calcext:value-type="string">
            <text:p>hap_iter_43</text:p>
          </table:table-cell>
          <table:table-cell office:value-type="string" calcext:value-type="string">
            <text:p>hap_iter_44</text:p>
          </table:table-cell>
          <table:table-cell office:value-type="string" calcext:value-type="string">
            <text:p>hap_iter_45</text:p>
          </table:table-cell>
          <table:table-cell office:value-type="string" calcext:value-type="string">
            <text:p>hap_iter_46</text:p>
          </table:table-cell>
          <table:table-cell office:value-type="string" calcext:value-type="string">
            <text:p>hap_iter_47</text:p>
          </table:table-cell>
          <table:table-cell office:value-type="string" calcext:value-type="string">
            <text:p>hap_iter_48</text:p>
          </table:table-cell>
          <table:table-cell office:value-type="string" calcext:value-type="string">
            <text:p>hap_iter_49</text:p>
          </table:table-cell>
          <table:table-cell office:value-type="string" calcext:value-type="string">
            <text:p>hap_iter_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38824101069" calcext:value-type="float">
            <text:p>0.4738824101</text:p>
          </table:table-cell>
          <table:table-cell office:value-type="float" office:value="0.48787657920311" calcext:value-type="float">
            <text:p>0.4878765792</text:p>
          </table:table-cell>
          <table:table-cell office:value-type="float" office:value="0.509353741496599" calcext:value-type="float">
            <text:p>0.5093537415</text:p>
          </table:table-cell>
          <table:table-cell office:value-type="float" office:value="0.52891156462585" calcext:value-type="float">
            <text:p>0.5289115646</text:p>
          </table:table-cell>
          <table:table-cell office:value-type="float" office:value="0.545213799805636" calcext:value-type="float">
            <text:p>0.5452137998</text:p>
          </table:table-cell>
          <table:table-cell office:value-type="float" office:value="0.573712342079689" calcext:value-type="float">
            <text:p>0.5737123421</text:p>
          </table:table-cell>
          <table:table-cell office:value-type="float" office:value="0.586394557823129" calcext:value-type="float">
            <text:p>0.5863945578</text:p>
          </table:table-cell>
          <table:table-cell office:value-type="float" office:value="0.614212827988338" calcext:value-type="float">
            <text:p>0.614212828</text:p>
          </table:table-cell>
          <table:table-cell office:value-type="float" office:value="0.653814382896016" calcext:value-type="float">
            <text:p>0.6538143829</text:p>
          </table:table-cell>
          <table:table-cell office:value-type="float" office:value="0.677866861030126" calcext:value-type="float">
            <text:p>0.677866861</text:p>
          </table:table-cell>
          <table:table-cell office:value-type="float" office:value="0.700826044703596" calcext:value-type="float">
            <text:p>0.7008260447</text:p>
          </table:table-cell>
          <table:table-cell office:value-type="float" office:value="0.719169096209913" calcext:value-type="float">
            <text:p>0.7191690962</text:p>
          </table:table-cell>
          <table:table-cell office:value-type="float" office:value="0.741302235179786" calcext:value-type="float">
            <text:p>0.7413022352</text:p>
          </table:table-cell>
          <table:table-cell office:value-type="float" office:value="0.755369290573372" calcext:value-type="float">
            <text:p>0.7553692906</text:p>
          </table:table-cell>
          <table:table-cell office:value-type="float" office:value="0.783187560738581" calcext:value-type="float">
            <text:p>0.7831875607</text:p>
          </table:table-cell>
          <table:table-cell table:number-columns-repeated="36" office:value-type="float" office:value="0.803109815354713" calcext:value-type="float">
            <text:p>0.8031098154</text:p>
          </table:table-cell>
          <table:table-cell office:value-type="float" office:value="0.693877551020408" calcext:value-type="float">
            <text:p>0.693877551</text:p>
          </table:table-cell>
          <table:table-cell office:value-type="float" office:value="0.714285714285714" calcext:value-type="float">
            <text:p>0.7142857143</text:p>
          </table:table-cell>
          <table:table-cell office:value-type="float" office:value="0.755102040816326" calcext:value-type="float">
            <text:p>0.7551020408</text:p>
          </table:table-cell>
          <table:table-cell office:value-type="float" office:value="0.775510204081633" calcext:value-type="float">
            <text:p>0.7755102041</text:p>
          </table:table-cell>
          <table:table-cell office:value-type="float" office:value="0.816326530612245" calcext:value-type="float">
            <text:p>0.8163265306</text:p>
          </table:table-cell>
          <table:table-cell table:number-columns-repeated="2" office:value-type="float" office:value="0.836734693877551" calcext:value-type="float">
            <text:p>0.8367346939</text:p>
          </table:table-cell>
          <table:table-cell office:value-type="float" office:value="0.857142857142857" calcext:value-type="float">
            <text:p>0.8571428571</text:p>
          </table:table-cell>
          <table:table-cell table:number-columns-repeated="3" office:value-type="float" office:value="0.897959183673469" calcext:value-type="float">
            <text:p>0.8979591837</text:p>
          </table:table-cell>
          <table:table-cell office:value-type="float" office:value="0.918367346938775" calcext:value-type="float">
            <text:p>0.9183673469</text:p>
          </table:table-cell>
          <table:table-cell office:value-type="float" office:value="0.938775510204082" calcext:value-type="float">
            <text:p>0.9387755102</text:p>
          </table:table-cell>
          <table:table-cell office:value-type="float" office:value="0.959183673469388" calcext:value-type="float">
            <text:p>0.9591836735</text:p>
          </table:table-cell>
          <table:table-cell office:value-type="float" office:value="0.979591836734694" calcext:value-type="float">
            <text:p>0.9795918367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05521783181358" calcext:value-type="float">
            <text:p>0.5055217832</text:p>
          </table:table-cell>
          <table:table-cell office:value-type="float" office:value="0.512284701114488" calcext:value-type="float">
            <text:p>0.5122847011</text:p>
          </table:table-cell>
          <table:table-cell office:value-type="float" office:value="0.527152988855117" calcext:value-type="float">
            <text:p>0.5271529889</text:p>
          </table:table-cell>
          <table:table-cell office:value-type="float" office:value="0.558358662613982" calcext:value-type="float">
            <text:p>0.5583586626</text:p>
          </table:table-cell>
          <table:table-cell office:value-type="float" office:value="0.573758865248227" calcext:value-type="float">
            <text:p>0.5737588652</text:p>
          </table:table-cell>
          <table:table-cell office:value-type="float" office:value="0.59113475177305" calcext:value-type="float">
            <text:p>0.5911347518</text:p>
          </table:table-cell>
          <table:table-cell office:value-type="float" office:value="0.609169199594732" calcext:value-type="float">
            <text:p>0.6091691996</text:p>
          </table:table-cell>
          <table:table-cell office:value-type="float" office:value="0.626342451874367" calcext:value-type="float">
            <text:p>0.6263424519</text:p>
          </table:table-cell>
          <table:table-cell office:value-type="float" office:value="0.634650455927052" calcext:value-type="float">
            <text:p>0.6346504559</text:p>
          </table:table-cell>
          <table:table-cell office:value-type="float" office:value="0.650633232016211" calcext:value-type="float">
            <text:p>0.650633232</text:p>
          </table:table-cell>
          <table:table-cell table:number-columns-repeated="41" office:value-type="float" office:value="0.686423505572442" calcext:value-type="float">
            <text:p>0.6864235056</text:p>
          </table:table-cell>
          <table:table-cell office:value-type="float" office:value="0.787234042553192" calcext:value-type="float">
            <text:p>0.7872340426</text:p>
          </table:table-cell>
          <table:table-cell table:number-columns-repeated="2" office:value-type="float" office:value="0.808510638297872" calcext:value-type="float">
            <text:p>0.8085106383</text:p>
          </table:table-cell>
          <table:table-cell office:value-type="float" office:value="0.851063829787234" calcext:value-type="float">
            <text:p>0.8510638298</text:p>
          </table:table-cell>
          <table:table-cell office:value-type="float" office:value="0.872340425531915" calcext:value-type="float">
            <text:p>0.8723404255</text:p>
          </table:table-cell>
          <table:table-cell office:value-type="float" office:value="0.893617021276596" calcext:value-type="float">
            <text:p>0.8936170213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936170212765957" calcext:value-type="float">
            <text:p>0.9361702128</text:p>
          </table:table-cell>
          <table:table-cell office:value-type="float" office:value="0.957446808510638" calcext:value-type="float">
            <text:p>0.9574468085</text:p>
          </table:table-cell>
          <table:table-cell office:value-type="float" office:value="0.978723404255319" calcext:value-type="float">
            <text:p>0.9787234043</text:p>
          </table:table-cell>
          <table:table-cell table:number-columns-repeated="4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9180509413068" calcext:value-type="float">
            <text:p>0.4291805094</text:p>
          </table:table-cell>
          <table:table-cell office:value-type="float" office:value="0.453349944629014" calcext:value-type="float">
            <text:p>0.4533499446</text:p>
          </table:table-cell>
          <table:table-cell office:value-type="float" office:value="0.472009966777409" calcext:value-type="float">
            <text:p>0.4720099668</text:p>
          </table:table-cell>
          <table:table-cell office:value-type="float" office:value="0.496040974529347" calcext:value-type="float">
            <text:p>0.4960409745</text:p>
          </table:table-cell>
          <table:table-cell office:value-type="float" office:value="0.509274640088594" calcext:value-type="float">
            <text:p>0.5092746401</text:p>
          </table:table-cell>
          <table:table-cell office:value-type="float" office:value="0.521290143964563" calcext:value-type="float">
            <text:p>0.521290144</text:p>
          </table:table-cell>
          <table:table-cell office:value-type="float" office:value="0.534468438538206" calcext:value-type="float">
            <text:p>0.5344684385</text:p>
          </table:table-cell>
          <table:table-cell office:value-type="float" office:value="0.577104097452935" calcext:value-type="float">
            <text:p>0.5771040975</text:p>
          </table:table-cell>
          <table:table-cell office:value-type="float" office:value="0.614147286821706" calcext:value-type="float">
            <text:p>0.6141472868</text:p>
          </table:table-cell>
          <table:table-cell office:value-type="float" office:value="0.64593023255814" calcext:value-type="float">
            <text:p>0.6459302326</text:p>
          </table:table-cell>
          <table:table-cell office:value-type="float" office:value="0.647093023255814" calcext:value-type="float">
            <text:p>0.6470930233</text:p>
          </table:table-cell>
          <table:table-cell office:value-type="float" office:value="0.655232558139535" calcext:value-type="float">
            <text:p>0.6552325581</text:p>
          </table:table-cell>
          <table:table-cell office:value-type="float" office:value="0.690503875968992" calcext:value-type="float">
            <text:p>0.690503876</text:p>
          </table:table-cell>
          <table:table-cell office:value-type="float" office:value="0.692718715393134" calcext:value-type="float">
            <text:p>0.6927187154</text:p>
          </table:table-cell>
          <table:table-cell office:value-type="float" office:value="0.731423034330011" calcext:value-type="float">
            <text:p>0.7314230343</text:p>
          </table:table-cell>
          <table:table-cell office:value-type="float" office:value="0.760991140642303" calcext:value-type="float">
            <text:p>0.7609911406</text:p>
          </table:table-cell>
          <table:table-cell table:number-columns-repeated="35" office:value-type="float" office:value="0.781035437430786" calcext:value-type="float">
            <text:p>0.7810354374</text:p>
          </table:table-cell>
          <table:table-cell office:value-type="float" office:value="0.651162790697674" calcext:value-type="float">
            <text:p>0.6511627907</text:p>
          </table:table-cell>
          <table:table-cell office:value-type="float" office:value="0.697674418604651" calcext:value-type="float">
            <text:p>0.6976744186</text:p>
          </table:table-cell>
          <table:table-cell office:value-type="float" office:value="0.744186046511628" calcext:value-type="float">
            <text:p>0.7441860465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790697674418605" calcext:value-type="float">
            <text:p>0.7906976744</text:p>
          </table:table-cell>
          <table:table-cell office:value-type="float" office:value="0.813953488372093" calcext:value-type="float">
            <text:p>0.8139534884</text:p>
          </table:table-cell>
          <table:table-cell table:number-columns-repeated="2" office:value-type="float" office:value="0.837209302325581" calcext:value-type="float">
            <text:p>0.8372093023</text:p>
          </table:table-cell>
          <table:table-cell office:value-type="float" office:value="0.86046511627907" calcext:value-type="float">
            <text:p>0.8604651163</text:p>
          </table:table-cell>
          <table:table-cell office:value-type="float" office:value="0.883720930232558" calcext:value-type="float">
            <text:p>0.8837209302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883720930232558" calcext:value-type="float">
            <text:p>0.8837209302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930232558139535" calcext:value-type="float">
            <text:p>0.9302325581</text:p>
          </table:table-cell>
          <table:table-cell office:value-type="float" office:value="0.953488372093023" calcext:value-type="float">
            <text:p>0.9534883721</text:p>
          </table:table-cell>
          <table:table-cell office:value-type="float" office:value="0.976744186046512" calcext:value-type="float">
            <text:p>0.976744186</text:p>
          </table:table-cell>
          <table:table-cell table:number-columns-repeated="3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3382034632035" calcext:value-type="float">
            <text:p>0.5033820346</text:p>
          </table:table-cell>
          <table:table-cell office:value-type="float" office:value="0.518804112554113" calcext:value-type="float">
            <text:p>0.5188041126</text:p>
          </table:table-cell>
          <table:table-cell office:value-type="float" office:value="0.533306277056277" calcext:value-type="float">
            <text:p>0.5333062771</text:p>
          </table:table-cell>
          <table:table-cell office:value-type="float" office:value="0.545806277056277" calcext:value-type="float">
            <text:p>0.5458062771</text:p>
          </table:table-cell>
          <table:table-cell office:value-type="float" office:value="0.588068181818182" calcext:value-type="float">
            <text:p>0.5880681818</text:p>
          </table:table-cell>
          <table:table-cell office:value-type="float" office:value="0.614962121212121" calcext:value-type="float">
            <text:p>0.6149621212</text:p>
          </table:table-cell>
          <table:table-cell office:value-type="float" office:value="0.632007575757576" calcext:value-type="float">
            <text:p>0.6320075758</text:p>
          </table:table-cell>
          <table:table-cell office:value-type="float" office:value="0.638474025974026" calcext:value-type="float">
            <text:p>0.638474026</text:p>
          </table:table-cell>
          <table:table-cell office:value-type="float" office:value="0.682792207792208" calcext:value-type="float">
            <text:p>0.6827922078</text:p>
          </table:table-cell>
          <table:table-cell office:value-type="float" office:value="0.705357142857143" calcext:value-type="float">
            <text:p>0.7053571429</text:p>
          </table:table-cell>
          <table:table-cell office:value-type="float" office:value="0.73125" calcext:value-type="float">
            <text:p>0.73125</text:p>
          </table:table-cell>
          <table:table-cell office:value-type="float" office:value="0.73866341991342" calcext:value-type="float">
            <text:p>0.7386634199</text:p>
          </table:table-cell>
          <table:table-cell office:value-type="float" office:value="0.750541125541125" calcext:value-type="float">
            <text:p>0.7505411255</text:p>
          </table:table-cell>
          <table:table-cell office:value-type="float" office:value="0.784632034632034" calcext:value-type="float">
            <text:p>0.7846320346</text:p>
          </table:table-cell>
          <table:table-cell table:number-columns-repeated="37" office:value-type="float" office:value="0.812121212121212" calcext:value-type="float">
            <text:p>0.8121212121</text:p>
          </table:table-cell>
          <table:table-cell table:number-columns-repeated="2" office:value-type="float" office:value="0.772727272727273" calcext:value-type="float">
            <text:p>0.7727272727</text:p>
          </table:table-cell>
          <table:table-cell office:value-type="float" office:value="0.795454545454545" calcext:value-type="float">
            <text:p>0.7954545455</text:p>
          </table:table-cell>
          <table:table-cell office:value-type="float" office:value="0.840909090909091" calcext:value-type="float">
            <text:p>0.8409090909</text:p>
          </table:table-cell>
          <table:table-cell table:number-columns-repeated="2" office:value-type="float" office:value="0.863636363636364" calcext:value-type="float">
            <text:p>0.8636363636</text:p>
          </table:table-cell>
          <table:table-cell office:value-type="float" office:value="0.886363636363636" calcext:value-type="float">
            <text:p>0.8863636364</text:p>
          </table:table-cell>
          <table:table-cell office:value-type="float" office:value="0.909090909090909" calcext:value-type="float">
            <text:p>0.9090909091</text:p>
          </table:table-cell>
          <table:table-cell table:number-columns-repeated="2" office:value-type="float" office:value="0.931818181818182" calcext:value-type="float">
            <text:p>0.9318181818</text:p>
          </table:table-cell>
          <table:table-cell office:value-type="float" office:value="0.954545454545455" calcext:value-type="float">
            <text:p>0.9545454545</text:p>
          </table:table-cell>
          <table:table-cell table:number-columns-repeated="3" office:value-type="float" office:value="0.977272727272727" calcext:value-type="float">
            <text:p>0.9772727273</text:p>
          </table:table-cell>
          <table:table-cell table:number-columns-repeated="37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73321123321123" calcext:value-type="float">
            <text:p>0.5733211233</text:p>
          </table:table-cell>
          <table:table-cell office:value-type="float" office:value="0.586568986568987" calcext:value-type="float">
            <text:p>0.5865689866</text:p>
          </table:table-cell>
          <table:table-cell office:value-type="float" office:value="0.602197802197802" calcext:value-type="float">
            <text:p>0.6021978022</text:p>
          </table:table-cell>
          <table:table-cell office:value-type="float" office:value="0.623565323565324" calcext:value-type="float">
            <text:p>0.6235653236</text:p>
          </table:table-cell>
          <table:table-cell office:value-type="float" office:value="0.627838827838828" calcext:value-type="float">
            <text:p>0.6278388278</text:p>
          </table:table-cell>
          <table:table-cell office:value-type="float" office:value="0.63021978021978" calcext:value-type="float">
            <text:p>0.6302197802</text:p>
          </table:table-cell>
          <table:table-cell office:value-type="float" office:value="0.645238095238095" calcext:value-type="float">
            <text:p>0.6452380952</text:p>
          </table:table-cell>
          <table:table-cell office:value-type="float" office:value="0.661050061050061" calcext:value-type="float">
            <text:p>0.6610500611</text:p>
          </table:table-cell>
          <table:table-cell office:value-type="float" office:value="0.688919413919414" calcext:value-type="float">
            <text:p>0.6889194139</text:p>
          </table:table-cell>
          <table:table-cell table:number-columns-repeated="42" office:value-type="float" office:value="0.695757020757021" calcext:value-type="float">
            <text:p>0.6957570208</text:p>
          </table:table-cell>
          <table:table-cell office:value-type="float" office:value="0.794871794871795" calcext:value-type="float">
            <text:p>0.7948717949</text:p>
          </table:table-cell>
          <table:table-cell office:value-type="float" office:value="0.82051282051282" calcext:value-type="float">
            <text:p>0.8205128205</text:p>
          </table:table-cell>
          <table:table-cell office:value-type="float" office:value="0.846153846153846" calcext:value-type="float">
            <text:p>0.8461538462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0.923076923076923" calcext:value-type="float">
            <text:p>0.9230769231</text:p>
          </table:table-cell>
          <table:table-cell table:number-columns-repeated="2" office:value-type="float" office:value="0.948717948717949" calcext:value-type="float">
            <text:p>0.9487179487</text:p>
          </table:table-cell>
          <table:table-cell office:value-type="float" office:value="0.974358974358974" calcext:value-type="float">
            <text:p>0.9743589744</text:p>
          </table:table-cell>
          <table:table-cell table:number-columns-repeated="4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44767441860465" calcext:value-type="float">
            <text:p>0.5447674419</text:p>
          </table:table-cell>
          <table:table-cell office:value-type="float" office:value="0.551052048726467" calcext:value-type="float">
            <text:p>0.5510520487</text:p>
          </table:table-cell>
          <table:table-cell office:value-type="float" office:value="0.560022148394241" calcext:value-type="float">
            <text:p>0.5600221484</text:p>
          </table:table-cell>
          <table:table-cell office:value-type="float" office:value="0.550332225913621" calcext:value-type="float">
            <text:p>0.5503322259</text:p>
          </table:table-cell>
          <table:table-cell office:value-type="float" office:value="0.544130675526024" calcext:value-type="float">
            <text:p>0.5441306755</text:p>
          </table:table-cell>
          <table:table-cell office:value-type="float" office:value="0.554595791805094" calcext:value-type="float">
            <text:p>0.5545957918</text:p>
          </table:table-cell>
          <table:table-cell office:value-type="float" office:value="0.579401993355482" calcext:value-type="float">
            <text:p>0.5794019934</text:p>
          </table:table-cell>
          <table:table-cell office:value-type="float" office:value="0.595653377630122" calcext:value-type="float">
            <text:p>0.5956533776</text:p>
          </table:table-cell>
          <table:table-cell office:value-type="float" office:value="0.617358803986711" calcext:value-type="float">
            <text:p>0.617358804</text:p>
          </table:table-cell>
          <table:table-cell office:value-type="float" office:value="0.655343300110742" calcext:value-type="float">
            <text:p>0.6553433001</text:p>
          </table:table-cell>
          <table:table-cell office:value-type="float" office:value="0.666583610188261" calcext:value-type="float">
            <text:p>0.6665836102</text:p>
          </table:table-cell>
          <table:table-cell table:number-columns-repeated="40" office:value-type="float" office:value="0.688150609080842" calcext:value-type="float">
            <text:p>0.6881506091</text:p>
          </table:table-cell>
          <table:table-cell office:value-type="float" office:value="0.72093023255814" calcext:value-type="float">
            <text:p>0.7209302326</text:p>
          </table:table-cell>
          <table:table-cell office:value-type="float" office:value="0.744186046511628" calcext:value-type="float">
            <text:p>0.7441860465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790697674418605" calcext:value-type="float">
            <text:p>0.7906976744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0.837209302325581" calcext:value-type="float">
            <text:p>0.8372093023</text:p>
          </table:table-cell>
          <table:table-cell office:value-type="float" office:value="0.86046511627907" calcext:value-type="float">
            <text:p>0.8604651163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930232558139535" calcext:value-type="float">
            <text:p>0.9302325581</text:p>
          </table:table-cell>
          <table:table-cell office:value-type="float" office:value="0.953488372093023" calcext:value-type="float">
            <text:p>0.9534883721</text:p>
          </table:table-cell>
          <table:table-cell office:value-type="float" office:value="0.976744186046512" calcext:value-type="float">
            <text:p>0.976744186</text:p>
          </table:table-cell>
          <table:table-cell table:number-columns-repeated="40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13261904761905" calcext:value-type="float">
            <text:p>0.5132619048</text:p>
          </table:table-cell>
          <table:table-cell office:value-type="float" office:value="0.524404761904762" calcext:value-type="float">
            <text:p>0.5244047619</text:p>
          </table:table-cell>
          <table:table-cell office:value-type="float" office:value="0.544976190476191" calcext:value-type="float">
            <text:p>0.5449761905</text:p>
          </table:table-cell>
          <table:table-cell office:value-type="float" office:value="0.570023809523809" calcext:value-type="float">
            <text:p>0.5700238095</text:p>
          </table:table-cell>
          <table:table-cell office:value-type="float" office:value="0.57802380952381" calcext:value-type="float">
            <text:p>0.5780238095</text:p>
          </table:table-cell>
          <table:table-cell office:value-type="float" office:value="0.61702380952381" calcext:value-type="float">
            <text:p>0.6170238095</text:p>
          </table:table-cell>
          <table:table-cell office:value-type="float" office:value="0.611928571428572" calcext:value-type="float">
            <text:p>0.6119285714</text:p>
          </table:table-cell>
          <table:table-cell office:value-type="float" office:value="0.627309523809524" calcext:value-type="float">
            <text:p>0.6273095238</text:p>
          </table:table-cell>
          <table:table-cell office:value-type="float" office:value="0.640642857142857" calcext:value-type="float">
            <text:p>0.6406428571</text:p>
          </table:table-cell>
          <table:table-cell office:value-type="float" office:value="0.652833333333334" calcext:value-type="float">
            <text:p>0.6528333333</text:p>
          </table:table-cell>
          <table:table-cell office:value-type="float" office:value="0.662357142857143" calcext:value-type="float">
            <text:p>0.6623571429</text:p>
          </table:table-cell>
          <table:table-cell office:value-type="float" office:value="0.689857142857143" calcext:value-type="float">
            <text:p>0.6898571429</text:p>
          </table:table-cell>
          <table:table-cell office:value-type="float" office:value="0.709809523809524" calcext:value-type="float">
            <text:p>0.7098095238</text:p>
          </table:table-cell>
          <table:table-cell office:value-type="float" office:value="0.738619047619047" calcext:value-type="float">
            <text:p>0.7386190476</text:p>
          </table:table-cell>
          <table:table-cell office:value-type="float" office:value="0.759928571428571" calcext:value-type="float">
            <text:p>0.7599285714</text:p>
          </table:table-cell>
          <table:table-cell office:value-type="float" office:value="0.783023809523809" calcext:value-type="float">
            <text:p>0.7830238095</text:p>
          </table:table-cell>
          <table:table-cell table:number-columns-repeated="35" office:value-type="float" office:value="0.808" calcext:value-type="float">
            <text:p>0.808</text:p>
          </table:table-cell>
          <table:table-cell office:value-type="float" office:value="0.74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office:value-type="float" office:value="0.8" calcext:value-type="float">
            <text:p>0.8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float" office:value="0.94" calcext:value-type="float">
            <text:p>0.94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table:number-columns-repeated="35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8656462585034" calcext:value-type="float">
            <text:p>0.5865646259</text:p>
          </table:table-cell>
          <table:table-cell office:value-type="float" office:value="0.60640589569161" calcext:value-type="float">
            <text:p>0.6064058957</text:p>
          </table:table-cell>
          <table:table-cell office:value-type="float" office:value="0.620294784580499" calcext:value-type="float">
            <text:p>0.6202947846</text:p>
          </table:table-cell>
          <table:table-cell office:value-type="float" office:value="0.63390022675737" calcext:value-type="float">
            <text:p>0.6339002268</text:p>
          </table:table-cell>
          <table:table-cell office:value-type="float" office:value="0.65249433106576" calcext:value-type="float">
            <text:p>0.6524943311</text:p>
          </table:table-cell>
          <table:table-cell office:value-type="float" office:value="0.667460317460318" calcext:value-type="float">
            <text:p>0.6674603175</text:p>
          </table:table-cell>
          <table:table-cell office:value-type="float" office:value="0.697222222222222" calcext:value-type="float">
            <text:p>0.6972222222</text:p>
          </table:table-cell>
          <table:table-cell office:value-type="float" office:value="0.714852607709751" calcext:value-type="float">
            <text:p>0.7148526077</text:p>
          </table:table-cell>
          <table:table-cell office:value-type="float" office:value="0.726417233560091" calcext:value-type="float">
            <text:p>0.7264172336</text:p>
          </table:table-cell>
          <table:table-cell office:value-type="float" office:value="0.738662131519274" calcext:value-type="float">
            <text:p>0.7386621315</text:p>
          </table:table-cell>
          <table:table-cell office:value-type="float" office:value="0.763888888888889" calcext:value-type="float">
            <text:p>0.7638888889</text:p>
          </table:table-cell>
          <table:table-cell office:value-type="float" office:value="0.784920634920635" calcext:value-type="float">
            <text:p>0.7849206349</text:p>
          </table:table-cell>
          <table:table-cell office:value-type="float" office:value="0.832142857142857" calcext:value-type="float">
            <text:p>0.8321428571</text:p>
          </table:table-cell>
          <table:table-cell table:number-columns-repeated="38" office:value-type="float" office:value="0.856349206349206" calcext:value-type="float">
            <text:p>0.8563492063</text:p>
          </table:table-cell>
          <table:table-cell office:value-type="float" office:value="0.761904761904762" calcext:value-type="float">
            <text:p>0.7619047619</text:p>
          </table:table-cell>
          <table:table-cell office:value-type="float" office:value="0.785714285714286" calcext:value-type="float">
            <text:p>0.7857142857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0.904761904761905" calcext:value-type="float">
            <text:p>0.9047619048</text:p>
          </table:table-cell>
          <table:table-cell table:number-columns-repeated="2" office:value-type="float" office:value="0.928571428571429" calcext:value-type="float">
            <text:p>0.9285714286</text:p>
          </table:table-cell>
          <table:table-cell office:value-type="float" office:value="0.904761904761905" calcext:value-type="float">
            <text:p>0.9047619048</text:p>
          </table:table-cell>
          <table:table-cell office:value-type="float" office:value="0.928571428571429" calcext:value-type="float">
            <text:p>0.9285714286</text:p>
          </table:table-cell>
          <table:table-cell table:number-columns-repeated="2" office:value-type="float" office:value="0.952380952380952" calcext:value-type="float">
            <text:p>0.9523809524</text:p>
          </table:table-cell>
          <table:table-cell office:value-type="float" office:value="0.976190476190476" calcext:value-type="float">
            <text:p>0.9761904762</text:p>
          </table:table-cell>
          <table:table-cell table:number-columns-repeated="38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64713064713065" calcext:value-type="float">
            <text:p>0.6647130647</text:p>
          </table:table-cell>
          <table:table-cell office:value-type="float" office:value="0.686080586080586" calcext:value-type="float">
            <text:p>0.6860805861</text:p>
          </table:table-cell>
          <table:table-cell office:value-type="float" office:value="0.727106227106227" calcext:value-type="float">
            <text:p>0.7271062271</text:p>
          </table:table-cell>
          <table:table-cell office:value-type="float" office:value="0.748046398046398" calcext:value-type="float">
            <text:p>0.748046398</text:p>
          </table:table-cell>
          <table:table-cell office:value-type="float" office:value="0.788644688644689" calcext:value-type="float">
            <text:p>0.7886446886</text:p>
          </table:table-cell>
          <table:table-cell table:number-columns-repeated="46" office:value-type="float" office:value="0.818559218559219" calcext:value-type="float">
            <text:p>0.8185592186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948717948717949" calcext:value-type="float">
            <text:p>0.9487179487</text:p>
          </table:table-cell>
          <table:table-cell office:value-type="float" office:value="0.974358974358974" calcext:value-type="float">
            <text:p>0.9743589744</text:p>
          </table:table-cell>
          <table:table-cell table:number-columns-repeated="46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23809523809524" calcext:value-type="float">
            <text:p>0.5238095238</text:p>
          </table:table-cell>
          <table:table-cell office:value-type="float" office:value="0.55962962962963" calcext:value-type="float">
            <text:p>0.5596296296</text:p>
          </table:table-cell>
          <table:table-cell office:value-type="float" office:value="0.571481481481481" calcext:value-type="float">
            <text:p>0.5714814815</text:p>
          </table:table-cell>
          <table:table-cell office:value-type="float" office:value="0.592645502645503" calcext:value-type="float">
            <text:p>0.5926455026</text:p>
          </table:table-cell>
          <table:table-cell office:value-type="float" office:value="0.626243386243386" calcext:value-type="float">
            <text:p>0.6262433862</text:p>
          </table:table-cell>
          <table:table-cell office:value-type="float" office:value="0.635026455026455" calcext:value-type="float">
            <text:p>0.635026455</text:p>
          </table:table-cell>
          <table:table-cell office:value-type="float" office:value="0.662063492063492" calcext:value-type="float">
            <text:p>0.6620634921</text:p>
          </table:table-cell>
          <table:table-cell office:value-type="float" office:value="0.674074074074074" calcext:value-type="float">
            <text:p>0.6740740741</text:p>
          </table:table-cell>
          <table:table-cell office:value-type="float" office:value="0.676296296296296" calcext:value-type="float">
            <text:p>0.6762962963</text:p>
          </table:table-cell>
          <table:table-cell office:value-type="float" office:value="0.692222222222222" calcext:value-type="float">
            <text:p>0.6922222222</text:p>
          </table:table-cell>
          <table:table-cell office:value-type="float" office:value="0.722857142857143" calcext:value-type="float">
            <text:p>0.7228571429</text:p>
          </table:table-cell>
          <table:table-cell office:value-type="float" office:value="0.751137566137566" calcext:value-type="float">
            <text:p>0.7511375661</text:p>
          </table:table-cell>
          <table:table-cell office:value-type="float" office:value="0.791560846560847" calcext:value-type="float">
            <text:p>0.7915608466</text:p>
          </table:table-cell>
          <table:table-cell table:number-columns-repeated="38" office:value-type="float" office:value="0.814576719576719" calcext:value-type="float">
            <text:p>0.8145767196</text:p>
          </table:table-cell>
          <table:table-cell office:value-type="float" office:value="0.711111111111111" calcext:value-type="float">
            <text:p>0.711111111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0.755555555555556" calcext:value-type="float">
            <text:p>0.7555555556</text:p>
          </table:table-cell>
          <table:table-cell table:number-columns-repeated="2" office:value-type="float" office:value="0.777777777777778" calcext:value-type="float">
            <text:p>0.7777777778</text:p>
          </table:table-cell>
          <table:table-cell office:value-type="float" office:value="0.8" calcext:value-type="float">
            <text:p>0.8</text:p>
          </table:table-cell>
          <table:table-cell office:value-type="float" office:value="0.822222222222222" calcext:value-type="float">
            <text:p>0.8222222222</text:p>
          </table:table-cell>
          <table:table-cell office:value-type="float" office:value="0.844444444444444" calcext:value-type="float">
            <text:p>0.8444444444</text:p>
          </table:table-cell>
          <table:table-cell office:value-type="float" office:value="0.866666666666667" calcext:value-type="float">
            <text:p>0.8666666667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933333333333333" calcext:value-type="float">
            <text:p>0.9333333333</text:p>
          </table:table-cell>
          <table:table-cell office:value-type="float" office:value="0.955555555555556" calcext:value-type="float">
            <text:p>0.9555555556</text:p>
          </table:table-cell>
          <table:table-cell office:value-type="float" office:value="0.977777777777778" calcext:value-type="float">
            <text:p>0.9777777778</text:p>
          </table:table-cell>
          <table:table-cell table:number-columns-repeated="38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0510582010582" calcext:value-type="float">
            <text:p>0.5051058201</text:p>
          </table:table-cell>
          <table:table-cell office:value-type="float" office:value="0.547222222222222" calcext:value-type="float">
            <text:p>0.5472222222</text:p>
          </table:table-cell>
          <table:table-cell office:value-type="float" office:value="0.563994708994709" calcext:value-type="float">
            <text:p>0.563994709</text:p>
          </table:table-cell>
          <table:table-cell office:value-type="float" office:value="0.565767195767196" calcext:value-type="float">
            <text:p>0.5657671958</text:p>
          </table:table-cell>
          <table:table-cell office:value-type="float" office:value="0.584285714285714" calcext:value-type="float">
            <text:p>0.5842857143</text:p>
          </table:table-cell>
          <table:table-cell office:value-type="float" office:value="0.590582010582011" calcext:value-type="float">
            <text:p>0.5905820106</text:p>
          </table:table-cell>
          <table:table-cell office:value-type="float" office:value="0.586507936507936" calcext:value-type="float">
            <text:p>0.5865079365</text:p>
          </table:table-cell>
          <table:table-cell office:value-type="float" office:value="0.603544973544974" calcext:value-type="float">
            <text:p>0.6035449735</text:p>
          </table:table-cell>
          <table:table-cell office:value-type="float" office:value="0.627671957671958" calcext:value-type="float">
            <text:p>0.6276719577</text:p>
          </table:table-cell>
          <table:table-cell office:value-type="float" office:value="0.635555555555556" calcext:value-type="float">
            <text:p>0.6355555556</text:p>
          </table:table-cell>
          <table:table-cell table:number-columns-repeated="41" office:value-type="float" office:value="0.646402116402116" calcext:value-type="float">
            <text:p>0.6464021164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22222222222222" calcext:value-type="float">
            <text:p>0.8222222222</text:p>
          </table:table-cell>
          <table:table-cell table:number-columns-repeated="2" office:value-type="float" office:value="0.844444444444444" calcext:value-type="float">
            <text:p>0.8444444444</text:p>
          </table:table-cell>
          <table:table-cell table:number-columns-repeated="2" office:value-type="float" office:value="0.866666666666667" calcext:value-type="float">
            <text:p>0.8666666667</text:p>
          </table:table-cell>
          <table:table-cell office:value-type="float" office:value="0.911111111111111" calcext:value-type="float">
            <text:p>0.9111111111</text:p>
          </table:table-cell>
          <table:table-cell office:value-type="float" office:value="0.933333333333333" calcext:value-type="float">
            <text:p>0.9333333333</text:p>
          </table:table-cell>
          <table:table-cell office:value-type="float" office:value="0.955555555555556" calcext:value-type="float">
            <text:p>0.9555555556</text:p>
          </table:table-cell>
          <table:table-cell office:value-type="float" office:value="0.977777777777778" calcext:value-type="float">
            <text:p>0.9777777778</text:p>
          </table:table-cell>
          <table:table-cell table:number-columns-repeated="4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7985347985348" calcext:value-type="float">
            <text:p>0.4798534799</text:p>
          </table:table-cell>
          <table:table-cell office:value-type="float" office:value="0.488400488400488" calcext:value-type="float">
            <text:p>0.4884004884</text:p>
          </table:table-cell>
          <table:table-cell office:value-type="float" office:value="0.503052503052503" calcext:value-type="float">
            <text:p>0.5030525031</text:p>
          </table:table-cell>
          <table:table-cell office:value-type="float" office:value="0.511172161172161" calcext:value-type="float">
            <text:p>0.5111721612</text:p>
          </table:table-cell>
          <table:table-cell office:value-type="float" office:value="0.524297924297924" calcext:value-type="float">
            <text:p>0.5242979243</text:p>
          </table:table-cell>
          <table:table-cell office:value-type="float" office:value="0.555067155067155" calcext:value-type="float">
            <text:p>0.5550671551</text:p>
          </table:table-cell>
          <table:table-cell office:value-type="float" office:value="0.582905982905983" calcext:value-type="float">
            <text:p>0.5829059829</text:p>
          </table:table-cell>
          <table:table-cell office:value-type="float" office:value="0.613247863247863" calcext:value-type="float">
            <text:p>0.6132478632</text:p>
          </table:table-cell>
          <table:table-cell office:value-type="float" office:value="0.640598290598291" calcext:value-type="float">
            <text:p>0.6405982906</text:p>
          </table:table-cell>
          <table:table-cell office:value-type="float" office:value="0.656410256410256" calcext:value-type="float">
            <text:p>0.6564102564</text:p>
          </table:table-cell>
          <table:table-cell office:value-type="float" office:value="0.675213675213675" calcext:value-type="float">
            <text:p>0.6752136752</text:p>
          </table:table-cell>
          <table:table-cell office:value-type="float" office:value="0.689316239316239" calcext:value-type="float">
            <text:p>0.6893162393</text:p>
          </table:table-cell>
          <table:table-cell office:value-type="float" office:value="0.69969474969475" calcext:value-type="float">
            <text:p>0.6996947497</text:p>
          </table:table-cell>
          <table:table-cell office:value-type="float" office:value="0.735592185592185" calcext:value-type="float">
            <text:p>0.7355921856</text:p>
          </table:table-cell>
          <table:table-cell office:value-type="float" office:value="0.756959706959707" calcext:value-type="float">
            <text:p>0.756959707</text:p>
          </table:table-cell>
          <table:table-cell table:number-columns-repeated="36" office:value-type="float" office:value="0.78003663003663" calcext:value-type="float">
            <text:p>0.78003663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717948717948718" calcext:value-type="float">
            <text:p>0.7179487179</text:p>
          </table:table-cell>
          <table:table-cell office:value-type="float" office:value="0.692307692307692" calcext:value-type="float">
            <text:p>0.6923076923</text:p>
          </table:table-cell>
          <table:table-cell office:value-type="float" office:value="0.743589743589744" calcext:value-type="float">
            <text:p>0.7435897436</text:p>
          </table:table-cell>
          <table:table-cell office:value-type="float" office:value="0.769230769230769" calcext:value-type="float">
            <text:p>0.7692307692</text:p>
          </table:table-cell>
          <table:table-cell office:value-type="float" office:value="0.794871794871795" calcext:value-type="float">
            <text:p>0.7948717949</text:p>
          </table:table-cell>
          <table:table-cell office:value-type="float" office:value="0.82051282051282" calcext:value-type="float">
            <text:p>0.8205128205</text:p>
          </table:table-cell>
          <table:table-cell office:value-type="float" office:value="0.846153846153846" calcext:value-type="float">
            <text:p>0.8461538462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897435897435897" calcext:value-type="float">
            <text:p>0.8974358974</text:p>
          </table:table-cell>
          <table:table-cell table:number-columns-repeated="3" office:value-type="float" office:value="0.923076923076923" calcext:value-type="float">
            <text:p>0.9230769231</text:p>
          </table:table-cell>
          <table:table-cell office:value-type="float" office:value="0.948717948717949" calcext:value-type="float">
            <text:p>0.9487179487</text:p>
          </table:table-cell>
          <table:table-cell office:value-type="float" office:value="0.974358974358974" calcext:value-type="float">
            <text:p>0.9743589744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93067226890756" calcext:value-type="float">
            <text:p>0.4930672269</text:p>
          </table:table-cell>
          <table:table-cell office:value-type="float" office:value="0.522478991596638" calcext:value-type="float">
            <text:p>0.5224789916</text:p>
          </table:table-cell>
          <table:table-cell office:value-type="float" office:value="0.571988795518207" calcext:value-type="float">
            <text:p>0.5719887955</text:p>
          </table:table-cell>
          <table:table-cell office:value-type="float" office:value="0.581792717086835" calcext:value-type="float">
            <text:p>0.5817927171</text:p>
          </table:table-cell>
          <table:table-cell office:value-type="float" office:value="0.571988795518207" calcext:value-type="float">
            <text:p>0.5719887955</text:p>
          </table:table-cell>
          <table:table-cell office:value-type="float" office:value="0.592577030812325" calcext:value-type="float">
            <text:p>0.5925770308</text:p>
          </table:table-cell>
          <table:table-cell office:value-type="float" office:value="0.60875350140056" calcext:value-type="float">
            <text:p>0.6087535014</text:p>
          </table:table-cell>
          <table:table-cell office:value-type="float" office:value="0.654341736694678" calcext:value-type="float">
            <text:p>0.6543417367</text:p>
          </table:table-cell>
          <table:table-cell office:value-type="float" office:value="0.701960784313725" calcext:value-type="float">
            <text:p>0.7019607843</text:p>
          </table:table-cell>
          <table:table-cell office:value-type="float" office:value="0.710294117647059" calcext:value-type="float">
            <text:p>0.7102941176</text:p>
          </table:table-cell>
          <table:table-cell office:value-type="float" office:value="0.766526610644257" calcext:value-type="float">
            <text:p>0.7665266106</text:p>
          </table:table-cell>
          <table:table-cell office:value-type="float" office:value="0.787114845938375" calcext:value-type="float">
            <text:p>0.7871148459</text:p>
          </table:table-cell>
          <table:table-cell table:number-columns-repeated="39" office:value-type="float" office:value="0.80171568627451" calcext:value-type="float">
            <text:p>0.8017156863</text:p>
          </table:table-cell>
          <table:table-cell office:value-type="float" office:value="0.705882352941176" calcext:value-type="float">
            <text:p>0.7058823529</text:p>
          </table:table-cell>
          <table:table-cell table:number-columns-repeated="2" office:value-type="float" office:value="0.735294117647059" calcext:value-type="float">
            <text:p>0.7352941176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0.794117647058823" calcext:value-type="float">
            <text:p>0.7941176471</text:p>
          </table:table-cell>
          <table:table-cell office:value-type="float" office:value="0.823529411764706" calcext:value-type="float">
            <text:p>0.8235294118</text:p>
          </table:table-cell>
          <table:table-cell office:value-type="float" office:value="0.852941176470588" calcext:value-type="float">
            <text:p>0.8529411765</text:p>
          </table:table-cell>
          <table:table-cell office:value-type="float" office:value="0.882352941176471" calcext:value-type="float">
            <text:p>0.8823529412</text:p>
          </table:table-cell>
          <table:table-cell table:number-columns-repeated="2" office:value-type="float" office:value="0.911764705882353" calcext:value-type="float">
            <text:p>0.9117647059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970588235294117" calcext:value-type="float">
            <text:p>0.9705882353</text:p>
          </table:table-cell>
          <table:table-cell table:number-columns-repeated="39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09353741496599" calcext:value-type="float">
            <text:p>0.5093537415</text:p>
          </table:table-cell>
          <table:table-cell office:value-type="float" office:value="0.539909297052154" calcext:value-type="float">
            <text:p>0.5399092971</text:p>
          </table:table-cell>
          <table:table-cell office:value-type="float" office:value="0.549092970521542" calcext:value-type="float">
            <text:p>0.5490929705</text:p>
          </table:table-cell>
          <table:table-cell office:value-type="float" office:value="0.557482993197279" calcext:value-type="float">
            <text:p>0.5574829932</text:p>
          </table:table-cell>
          <table:table-cell table:number-columns-repeated="7" office:value-type="float" office:value="0.574149659863946" calcext:value-type="float">
            <text:p>0.5741496599</text:p>
          </table:table-cell>
          <table:table-cell office:value-type="float" office:value="0.600736961451247" calcext:value-type="float">
            <text:p>0.6007369615</text:p>
          </table:table-cell>
          <table:table-cell office:value-type="float" office:value="0.607879818594104" calcext:value-type="float">
            <text:p>0.6078798186</text:p>
          </table:table-cell>
          <table:table-cell office:value-type="float" office:value="0.640022675736961" calcext:value-type="float">
            <text:p>0.6400226757</text:p>
          </table:table-cell>
          <table:table-cell table:number-columns-repeated="6" office:value-type="float" office:value="0.645833333333333" calcext:value-type="float">
            <text:p>0.6458333333</text:p>
          </table:table-cell>
          <table:table-cell office:value-type="float" office:value="0.659892290249433" calcext:value-type="float">
            <text:p>0.6598922902</text:p>
          </table:table-cell>
          <table:table-cell office:value-type="float" office:value="0.693509070294785" calcext:value-type="float">
            <text:p>0.6935090703</text:p>
          </table:table-cell>
          <table:table-cell office:value-type="float" office:value="0.738860544217687" calcext:value-type="float">
            <text:p>0.7388605442</text:p>
          </table:table-cell>
          <table:table-cell table:number-columns-repeated="28" office:value-type="float" office:value="0.795039682539682" calcext:value-type="float">
            <text:p>0.7950396825</text:p>
          </table:table-cell>
          <table:table-cell office:value-type="float" office:value="0.69047619047619" calcext:value-type="float">
            <text:p>0.6904761905</text:p>
          </table:table-cell>
          <table:table-cell table:number-columns-repeated="2" office:value-type="float" office:value="0.738095238095238" calcext:value-type="float">
            <text:p>0.7380952381</text:p>
          </table:table-cell>
          <table:table-cell table:number-columns-repeated="8" office:value-type="float" office:value="0.785714285714286" calcext:value-type="float">
            <text:p>0.7857142857</text:p>
          </table:table-cell>
          <table:table-cell office:value-type="float" office:value="0.80952380952381" calcext:value-type="float">
            <text:p>0.8095238095</text:p>
          </table:table-cell>
          <table:table-cell table:number-columns-repeated="8" office:value-type="float" office:value="0.833333333333333" calcext:value-type="float">
            <text:p>0.8333333333</text:p>
          </table:table-cell>
          <table:table-cell office:value-type="float" office:value="0.880952380952381" calcext:value-type="float">
            <text:p>0.880952381</text:p>
          </table:table-cell>
          <table:table-cell office:value-type="float" office:value="0.904761904761905" calcext:value-type="float">
            <text:p>0.9047619048</text:p>
          </table:table-cell>
          <table:table-cell office:value-type="float" office:value="0.928571428571429" calcext:value-type="float">
            <text:p>0.9285714286</text:p>
          </table:table-cell>
          <table:table-cell table:number-columns-repeated="28" office:value-type="float" office:value="0.952380952380952" calcext:value-type="float">
            <text:p>0.95238095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12474120082816" calcext:value-type="float">
            <text:p>0.6124741201</text:p>
          </table:table-cell>
          <table:table-cell office:value-type="float" office:value="0.614958592132505" calcext:value-type="float">
            <text:p>0.6149585921</text:p>
          </table:table-cell>
          <table:table-cell office:value-type="float" office:value="0.638457556935818" calcext:value-type="float">
            <text:p>0.6384575569</text:p>
          </table:table-cell>
          <table:table-cell office:value-type="float" office:value="0.647101449275362" calcext:value-type="float">
            <text:p>0.6471014493</text:p>
          </table:table-cell>
          <table:table-cell office:value-type="float" office:value="0.670341614906832" calcext:value-type="float">
            <text:p>0.6703416149</text:p>
          </table:table-cell>
          <table:table-cell office:value-type="float" office:value="0.673188405797101" calcext:value-type="float">
            <text:p>0.6731884058</text:p>
          </table:table-cell>
          <table:table-cell office:value-type="float" office:value="0.697101449275362" calcext:value-type="float">
            <text:p>0.6971014493</text:p>
          </table:table-cell>
          <table:table-cell office:value-type="float" office:value="0.711231884057971" calcext:value-type="float">
            <text:p>0.7112318841</text:p>
          </table:table-cell>
          <table:table-cell office:value-type="float" office:value="0.728778467908903" calcext:value-type="float">
            <text:p>0.7287784679</text:p>
          </table:table-cell>
          <table:table-cell table:number-columns-repeated="42" office:value-type="float" office:value="0.741589026915114" calcext:value-type="float">
            <text:p>0.7415890269</text:p>
          </table:table-cell>
          <table:table-cell office:value-type="float" office:value="0.804347826086956" calcext:value-type="float">
            <text:p>0.804347826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0.847826086956522" calcext:value-type="float">
            <text:p>0.847826087</text:p>
          </table:table-cell>
          <table:table-cell office:value-type="float" office:value="0.869565217391304" calcext:value-type="float">
            <text:p>0.8695652174</text:p>
          </table:table-cell>
          <table:table-cell office:value-type="float" office:value="0.891304347826087" calcext:value-type="float">
            <text:p>0.8913043478</text:p>
          </table:table-cell>
          <table:table-cell office:value-type="float" office:value="0.91304347826087" calcext:value-type="float">
            <text:p>0.9130434783</text:p>
          </table:table-cell>
          <table:table-cell office:value-type="float" office:value="0.934782608695652" calcext:value-type="float">
            <text:p>0.9347826087</text:p>
          </table:table-cell>
          <table:table-cell office:value-type="float" office:value="0.956521739130435" calcext:value-type="float">
            <text:p>0.9565217391</text:p>
          </table:table-cell>
          <table:table-cell office:value-type="float" office:value="0.978260869565217" calcext:value-type="float">
            <text:p>0.9782608696</text:p>
          </table:table-cell>
          <table:table-cell table:number-columns-repeated="42" office:value-type="float" office:value="1" calcext:value-type="float">
            <text:p>1</text:p>
          </table:table-cell>
        </table:table-row>
      </table:table>
      <table:table table:name="nearest_3_5" table:style-name="ta1">
        <table:table-column table:style-name="co5" table:default-cell-style-name="Default"/>
        <table:table-column table:style-name="co6" table:number-columns-repeated="71" table:default-cell-style-name="Default"/>
        <table:table-column table:style-name="co7" table:number-columns-repeated="31" table:default-cell-style-name="Default"/>
        <table:table-row table:style-name="ro1">
          <table:table-cell office:value-type="string" calcext:value-type="string">
            <text:p>trial_number</text:p>
          </table:table-cell>
          <table:table-cell office:value-type="string" calcext:value-type="string">
            <text:p>sim_iter_0</text:p>
          </table:table-cell>
          <table:table-cell office:value-type="string" calcext:value-type="string">
            <text:p>sim_iter_1</text:p>
          </table:table-cell>
          <table:table-cell office:value-type="string" calcext:value-type="string">
            <text:p>sim_iter_2</text:p>
          </table:table-cell>
          <table:table-cell office:value-type="string" calcext:value-type="string">
            <text:p>sim_iter_3</text:p>
          </table:table-cell>
          <table:table-cell office:value-type="string" calcext:value-type="string">
            <text:p>sim_iter_4</text:p>
          </table:table-cell>
          <table:table-cell office:value-type="string" calcext:value-type="string">
            <text:p>sim_iter_5</text:p>
          </table:table-cell>
          <table:table-cell office:value-type="string" calcext:value-type="string">
            <text:p>sim_iter_6</text:p>
          </table:table-cell>
          <table:table-cell office:value-type="string" calcext:value-type="string">
            <text:p>sim_iter_7</text:p>
          </table:table-cell>
          <table:table-cell office:value-type="string" calcext:value-type="string">
            <text:p>sim_iter_8</text:p>
          </table:table-cell>
          <table:table-cell office:value-type="string" calcext:value-type="string">
            <text:p>sim_iter_9</text:p>
          </table:table-cell>
          <table:table-cell office:value-type="string" calcext:value-type="string">
            <text:p>sim_iter_10</text:p>
          </table:table-cell>
          <table:table-cell office:value-type="string" calcext:value-type="string">
            <text:p>sim_iter_11</text:p>
          </table:table-cell>
          <table:table-cell office:value-type="string" calcext:value-type="string">
            <text:p>sim_iter_12</text:p>
          </table:table-cell>
          <table:table-cell office:value-type="string" calcext:value-type="string">
            <text:p>sim_iter_13</text:p>
          </table:table-cell>
          <table:table-cell office:value-type="string" calcext:value-type="string">
            <text:p>sim_iter_14</text:p>
          </table:table-cell>
          <table:table-cell office:value-type="string" calcext:value-type="string">
            <text:p>sim_iter_15</text:p>
          </table:table-cell>
          <table:table-cell office:value-type="string" calcext:value-type="string">
            <text:p>sim_iter_16</text:p>
          </table:table-cell>
          <table:table-cell office:value-type="string" calcext:value-type="string">
            <text:p>sim_iter_17</text:p>
          </table:table-cell>
          <table:table-cell office:value-type="string" calcext:value-type="string">
            <text:p>sim_iter_18</text:p>
          </table:table-cell>
          <table:table-cell office:value-type="string" calcext:value-type="string">
            <text:p>sim_iter_19</text:p>
          </table:table-cell>
          <table:table-cell office:value-type="string" calcext:value-type="string">
            <text:p>sim_iter_20</text:p>
          </table:table-cell>
          <table:table-cell office:value-type="string" calcext:value-type="string">
            <text:p>sim_iter_21</text:p>
          </table:table-cell>
          <table:table-cell office:value-type="string" calcext:value-type="string">
            <text:p>sim_iter_22</text:p>
          </table:table-cell>
          <table:table-cell office:value-type="string" calcext:value-type="string">
            <text:p>sim_iter_23</text:p>
          </table:table-cell>
          <table:table-cell office:value-type="string" calcext:value-type="string">
            <text:p>sim_iter_24</text:p>
          </table:table-cell>
          <table:table-cell office:value-type="string" calcext:value-type="string">
            <text:p>sim_iter_25</text:p>
          </table:table-cell>
          <table:table-cell office:value-type="string" calcext:value-type="string">
            <text:p>sim_iter_26</text:p>
          </table:table-cell>
          <table:table-cell office:value-type="string" calcext:value-type="string">
            <text:p>sim_iter_27</text:p>
          </table:table-cell>
          <table:table-cell office:value-type="string" calcext:value-type="string">
            <text:p>sim_iter_28</text:p>
          </table:table-cell>
          <table:table-cell office:value-type="string" calcext:value-type="string">
            <text:p>sim_iter_29</text:p>
          </table:table-cell>
          <table:table-cell office:value-type="string" calcext:value-type="string">
            <text:p>sim_iter_30</text:p>
          </table:table-cell>
          <table:table-cell office:value-type="string" calcext:value-type="string">
            <text:p>sim_iter_31</text:p>
          </table:table-cell>
          <table:table-cell office:value-type="string" calcext:value-type="string">
            <text:p>sim_iter_32</text:p>
          </table:table-cell>
          <table:table-cell office:value-type="string" calcext:value-type="string">
            <text:p>sim_iter_33</text:p>
          </table:table-cell>
          <table:table-cell office:value-type="string" calcext:value-type="string">
            <text:p>sim_iter_34</text:p>
          </table:table-cell>
          <table:table-cell office:value-type="string" calcext:value-type="string">
            <text:p>sim_iter_35</text:p>
          </table:table-cell>
          <table:table-cell office:value-type="string" calcext:value-type="string">
            <text:p>sim_iter_36</text:p>
          </table:table-cell>
          <table:table-cell office:value-type="string" calcext:value-type="string">
            <text:p>sim_iter_37</text:p>
          </table:table-cell>
          <table:table-cell office:value-type="string" calcext:value-type="string">
            <text:p>sim_iter_38</text:p>
          </table:table-cell>
          <table:table-cell office:value-type="string" calcext:value-type="string">
            <text:p>sim_iter_39</text:p>
          </table:table-cell>
          <table:table-cell office:value-type="string" calcext:value-type="string">
            <text:p>sim_iter_40</text:p>
          </table:table-cell>
          <table:table-cell office:value-type="string" calcext:value-type="string">
            <text:p>sim_iter_41</text:p>
          </table:table-cell>
          <table:table-cell office:value-type="string" calcext:value-type="string">
            <text:p>sim_iter_42</text:p>
          </table:table-cell>
          <table:table-cell office:value-type="string" calcext:value-type="string">
            <text:p>sim_iter_43</text:p>
          </table:table-cell>
          <table:table-cell office:value-type="string" calcext:value-type="string">
            <text:p>sim_iter_44</text:p>
          </table:table-cell>
          <table:table-cell office:value-type="string" calcext:value-type="string">
            <text:p>sim_iter_45</text:p>
          </table:table-cell>
          <table:table-cell office:value-type="string" calcext:value-type="string">
            <text:p>sim_iter_46</text:p>
          </table:table-cell>
          <table:table-cell office:value-type="string" calcext:value-type="string">
            <text:p>sim_iter_47</text:p>
          </table:table-cell>
          <table:table-cell office:value-type="string" calcext:value-type="string">
            <text:p>sim_iter_48</text:p>
          </table:table-cell>
          <table:table-cell office:value-type="string" calcext:value-type="string">
            <text:p>sim_iter_49</text:p>
          </table:table-cell>
          <table:table-cell office:value-type="string" calcext:value-type="string">
            <text:p>sim_iter_50</text:p>
          </table:table-cell>
          <table:table-cell office:value-type="string" calcext:value-type="string">
            <text:p>hap_iter_0</text:p>
          </table:table-cell>
          <table:table-cell office:value-type="string" calcext:value-type="string">
            <text:p>hap_iter_1</text:p>
          </table:table-cell>
          <table:table-cell office:value-type="string" calcext:value-type="string">
            <text:p>hap_iter_2</text:p>
          </table:table-cell>
          <table:table-cell office:value-type="string" calcext:value-type="string">
            <text:p>hap_iter_3</text:p>
          </table:table-cell>
          <table:table-cell office:value-type="string" calcext:value-type="string">
            <text:p>hap_iter_4</text:p>
          </table:table-cell>
          <table:table-cell office:value-type="string" calcext:value-type="string">
            <text:p>hap_iter_5</text:p>
          </table:table-cell>
          <table:table-cell office:value-type="string" calcext:value-type="string">
            <text:p>hap_iter_6</text:p>
          </table:table-cell>
          <table:table-cell office:value-type="string" calcext:value-type="string">
            <text:p>hap_iter_7</text:p>
          </table:table-cell>
          <table:table-cell office:value-type="string" calcext:value-type="string">
            <text:p>hap_iter_8</text:p>
          </table:table-cell>
          <table:table-cell office:value-type="string" calcext:value-type="string">
            <text:p>hap_iter_9</text:p>
          </table:table-cell>
          <table:table-cell office:value-type="string" calcext:value-type="string">
            <text:p>hap_iter_10</text:p>
          </table:table-cell>
          <table:table-cell office:value-type="string" calcext:value-type="string">
            <text:p>hap_iter_11</text:p>
          </table:table-cell>
          <table:table-cell office:value-type="string" calcext:value-type="string">
            <text:p>hap_iter_12</text:p>
          </table:table-cell>
          <table:table-cell office:value-type="string" calcext:value-type="string">
            <text:p>hap_iter_13</text:p>
          </table:table-cell>
          <table:table-cell office:value-type="string" calcext:value-type="string">
            <text:p>hap_iter_14</text:p>
          </table:table-cell>
          <table:table-cell office:value-type="string" calcext:value-type="string">
            <text:p>hap_iter_15</text:p>
          </table:table-cell>
          <table:table-cell office:value-type="string" calcext:value-type="string">
            <text:p>hap_iter_16</text:p>
          </table:table-cell>
          <table:table-cell office:value-type="string" calcext:value-type="string">
            <text:p>hap_iter_17</text:p>
          </table:table-cell>
          <table:table-cell office:value-type="string" calcext:value-type="string">
            <text:p>hap_iter_18</text:p>
          </table:table-cell>
          <table:table-cell office:value-type="string" calcext:value-type="string">
            <text:p>hap_iter_19</text:p>
          </table:table-cell>
          <table:table-cell office:value-type="string" calcext:value-type="string">
            <text:p>hap_iter_20</text:p>
          </table:table-cell>
          <table:table-cell office:value-type="string" calcext:value-type="string">
            <text:p>hap_iter_21</text:p>
          </table:table-cell>
          <table:table-cell office:value-type="string" calcext:value-type="string">
            <text:p>hap_iter_22</text:p>
          </table:table-cell>
          <table:table-cell office:value-type="string" calcext:value-type="string">
            <text:p>hap_iter_23</text:p>
          </table:table-cell>
          <table:table-cell office:value-type="string" calcext:value-type="string">
            <text:p>hap_iter_24</text:p>
          </table:table-cell>
          <table:table-cell office:value-type="string" calcext:value-type="string">
            <text:p>hap_iter_25</text:p>
          </table:table-cell>
          <table:table-cell office:value-type="string" calcext:value-type="string">
            <text:p>hap_iter_26</text:p>
          </table:table-cell>
          <table:table-cell office:value-type="string" calcext:value-type="string">
            <text:p>hap_iter_27</text:p>
          </table:table-cell>
          <table:table-cell office:value-type="string" calcext:value-type="string">
            <text:p>hap_iter_28</text:p>
          </table:table-cell>
          <table:table-cell office:value-type="string" calcext:value-type="string">
            <text:p>hap_iter_29</text:p>
          </table:table-cell>
          <table:table-cell office:value-type="string" calcext:value-type="string">
            <text:p>hap_iter_30</text:p>
          </table:table-cell>
          <table:table-cell office:value-type="string" calcext:value-type="string">
            <text:p>hap_iter_31</text:p>
          </table:table-cell>
          <table:table-cell office:value-type="string" calcext:value-type="string">
            <text:p>hap_iter_32</text:p>
          </table:table-cell>
          <table:table-cell office:value-type="string" calcext:value-type="string">
            <text:p>hap_iter_33</text:p>
          </table:table-cell>
          <table:table-cell office:value-type="string" calcext:value-type="string">
            <text:p>hap_iter_34</text:p>
          </table:table-cell>
          <table:table-cell office:value-type="string" calcext:value-type="string">
            <text:p>hap_iter_35</text:p>
          </table:table-cell>
          <table:table-cell office:value-type="string" calcext:value-type="string">
            <text:p>hap_iter_36</text:p>
          </table:table-cell>
          <table:table-cell office:value-type="string" calcext:value-type="string">
            <text:p>hap_iter_37</text:p>
          </table:table-cell>
          <table:table-cell office:value-type="string" calcext:value-type="string">
            <text:p>hap_iter_38</text:p>
          </table:table-cell>
          <table:table-cell office:value-type="string" calcext:value-type="string">
            <text:p>hap_iter_39</text:p>
          </table:table-cell>
          <table:table-cell office:value-type="string" calcext:value-type="string">
            <text:p>hap_iter_40</text:p>
          </table:table-cell>
          <table:table-cell office:value-type="string" calcext:value-type="string">
            <text:p>hap_iter_41</text:p>
          </table:table-cell>
          <table:table-cell office:value-type="string" calcext:value-type="string">
            <text:p>hap_iter_42</text:p>
          </table:table-cell>
          <table:table-cell office:value-type="string" calcext:value-type="string">
            <text:p>hap_iter_43</text:p>
          </table:table-cell>
          <table:table-cell office:value-type="string" calcext:value-type="string">
            <text:p>hap_iter_44</text:p>
          </table:table-cell>
          <table:table-cell office:value-type="string" calcext:value-type="string">
            <text:p>hap_iter_45</text:p>
          </table:table-cell>
          <table:table-cell office:value-type="string" calcext:value-type="string">
            <text:p>hap_iter_46</text:p>
          </table:table-cell>
          <table:table-cell office:value-type="string" calcext:value-type="string">
            <text:p>hap_iter_47</text:p>
          </table:table-cell>
          <table:table-cell office:value-type="string" calcext:value-type="string">
            <text:p>hap_iter_48</text:p>
          </table:table-cell>
          <table:table-cell office:value-type="string" calcext:value-type="string">
            <text:p>hap_iter_49</text:p>
          </table:table-cell>
          <table:table-cell office:value-type="string" calcext:value-type="string">
            <text:p>hap_iter_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7677119628339" calcext:value-type="float">
            <text:p>0.4976771196</text:p>
          </table:table-cell>
          <table:table-cell office:value-type="float" office:value="0.536469221835076" calcext:value-type="float">
            <text:p>0.5364692218</text:p>
          </table:table-cell>
          <table:table-cell office:value-type="float" office:value="0.554355400696864" calcext:value-type="float">
            <text:p>0.5543554007</text:p>
          </table:table-cell>
          <table:table-cell office:value-type="float" office:value="0.590534262485482" calcext:value-type="float">
            <text:p>0.5905342625</text:p>
          </table:table-cell>
          <table:table-cell office:value-type="float" office:value="0.61451800232288" calcext:value-type="float">
            <text:p>0.6145180023</text:p>
          </table:table-cell>
          <table:table-cell office:value-type="float" office:value="0.63205574912892" calcext:value-type="float">
            <text:p>0.6320557491</text:p>
          </table:table-cell>
          <table:table-cell office:value-type="float" office:value="0.647502903600465" calcext:value-type="float">
            <text:p>0.6475029036</text:p>
          </table:table-cell>
          <table:table-cell office:value-type="float" office:value="0.666318234610918" calcext:value-type="float">
            <text:p>0.6663182346</text:p>
          </table:table-cell>
          <table:table-cell office:value-type="float" office:value="0.683391405342625" calcext:value-type="float">
            <text:p>0.6833914053</text:p>
          </table:table-cell>
          <table:table-cell office:value-type="float" office:value="0.714227642276423" calcext:value-type="float">
            <text:p>0.7142276423</text:p>
          </table:table-cell>
          <table:table-cell office:value-type="float" office:value="0.729326364692219" calcext:value-type="float">
            <text:p>0.7293263647</text:p>
          </table:table-cell>
          <table:table-cell office:value-type="float" office:value="0.739024390243902" calcext:value-type="float">
            <text:p>0.7390243902</text:p>
          </table:table-cell>
          <table:table-cell office:value-type="float" office:value="0.759233449477352" calcext:value-type="float">
            <text:p>0.7592334495</text:p>
          </table:table-cell>
          <table:table-cell office:value-type="float" office:value="0.781184668989547" calcext:value-type="float">
            <text:p>0.781184669</text:p>
          </table:table-cell>
          <table:table-cell office:value-type="float" office:value="0.798025551684088" calcext:value-type="float">
            <text:p>0.7980255517</text:p>
          </table:table-cell>
          <table:table-cell office:value-type="float" office:value="0.83664343786295" calcext:value-type="float">
            <text:p>0.8366434379</text:p>
          </table:table-cell>
          <table:table-cell table:number-columns-repeated="35" office:value-type="float" office:value="0.858420441347271" calcext:value-type="float">
            <text:p>0.8584204413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0.707317073170732" calcext:value-type="float">
            <text:p>0.7073170732</text:p>
          </table:table-cell>
          <table:table-cell office:value-type="float" office:value="0.731707317073171" calcext:value-type="float">
            <text:p>0.7317073171</text:p>
          </table:table-cell>
          <table:table-cell table:number-columns-repeated="2" office:value-type="float" office:value="0.780487804878049" calcext:value-type="float">
            <text:p>0.7804878049</text:p>
          </table:table-cell>
          <table:table-cell office:value-type="float" office:value="0.804878048780488" calcext:value-type="float">
            <text:p>0.8048780488</text:p>
          </table:table-cell>
          <table:table-cell office:value-type="float" office:value="0.829268292682927" calcext:value-type="float">
            <text:p>0.8292682927</text:p>
          </table:table-cell>
          <table:table-cell office:value-type="float" office:value="0.878048780487805" calcext:value-type="float">
            <text:p>0.8780487805</text:p>
          </table:table-cell>
          <table:table-cell table:number-columns-repeated="2" office:value-type="float" office:value="0.902439024390244" calcext:value-type="float">
            <text:p>0.9024390244</text:p>
          </table:table-cell>
          <table:table-cell table:number-columns-repeated="3" office:value-type="float" office:value="0.926829268292683" calcext:value-type="float">
            <text:p>0.9268292683</text:p>
          </table:table-cell>
          <table:table-cell table:number-columns-repeated="2" office:value-type="float" office:value="0.951219512195122" calcext:value-type="float">
            <text:p>0.9512195122</text:p>
          </table:table-cell>
          <table:table-cell office:value-type="float" office:value="0.975609756097561" calcext:value-type="float">
            <text:p>0.9756097561</text:p>
          </table:table-cell>
          <table:table-cell table:number-columns-repeated="3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99829931972789" calcext:value-type="float">
            <text:p>0.499829932</text:p>
          </table:table-cell>
          <table:table-cell office:value-type="float" office:value="0.511734693877551" calcext:value-type="float">
            <text:p>0.5117346939</text:p>
          </table:table-cell>
          <table:table-cell office:value-type="float" office:value="0.557369614512472" calcext:value-type="float">
            <text:p>0.5573696145</text:p>
          </table:table-cell>
          <table:table-cell office:value-type="float" office:value="0.60062358276644" calcext:value-type="float">
            <text:p>0.6006235828</text:p>
          </table:table-cell>
          <table:table-cell office:value-type="float" office:value="0.615561224489796" calcext:value-type="float">
            <text:p>0.6155612245</text:p>
          </table:table-cell>
          <table:table-cell office:value-type="float" office:value="0.650481859410431" calcext:value-type="float">
            <text:p>0.6504818594</text:p>
          </table:table-cell>
          <table:table-cell office:value-type="float" office:value="0.658219954648526" calcext:value-type="float">
            <text:p>0.6582199546</text:p>
          </table:table-cell>
          <table:table-cell office:value-type="float" office:value="0.679478458049887" calcext:value-type="float">
            <text:p>0.679478458</text:p>
          </table:table-cell>
          <table:table-cell office:value-type="float" office:value="0.695351473922903" calcext:value-type="float">
            <text:p>0.6953514739</text:p>
          </table:table-cell>
          <table:table-cell office:value-type="float" office:value="0.71000566893424" calcext:value-type="float">
            <text:p>0.7100056689</text:p>
          </table:table-cell>
          <table:table-cell table:number-columns-repeated="41" office:value-type="float" office:value="0.719416099773243" calcext:value-type="float">
            <text:p>0.7194160998</text:p>
          </table:table-cell>
          <table:table-cell office:value-type="float" office:value="0.738095238095238" calcext:value-type="float">
            <text:p>0.7380952381</text:p>
          </table:table-cell>
          <table:table-cell office:value-type="float" office:value="0.761904761904762" calcext:value-type="float">
            <text:p>0.7619047619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0.880952380952381" calcext:value-type="float">
            <text:p>0.880952381</text:p>
          </table:table-cell>
          <table:table-cell office:value-type="float" office:value="0.904761904761905" calcext:value-type="float">
            <text:p>0.9047619048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0.976190476190476" calcext:value-type="float">
            <text:p>0.9761904762</text:p>
          </table:table-cell>
          <table:table-cell table:number-columns-repeated="4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31339977851606" calcext:value-type="float">
            <text:p>0.4313399779</text:p>
          </table:table-cell>
          <table:table-cell office:value-type="float" office:value="0.440393133997785" calcext:value-type="float">
            <text:p>0.440393134</text:p>
          </table:table-cell>
          <table:table-cell office:value-type="float" office:value="0.458305647840531" calcext:value-type="float">
            <text:p>0.4583056478</text:p>
          </table:table-cell>
          <table:table-cell office:value-type="float" office:value="0.469545957918051" calcext:value-type="float">
            <text:p>0.4695459579</text:p>
          </table:table-cell>
          <table:table-cell office:value-type="float" office:value="0.477297895902547" calcext:value-type="float">
            <text:p>0.4772978959</text:p>
          </table:table-cell>
          <table:table-cell office:value-type="float" office:value="0.512569213732004" calcext:value-type="float">
            <text:p>0.5125692137</text:p>
          </table:table-cell>
          <table:table-cell office:value-type="float" office:value="0.548228128460687" calcext:value-type="float">
            <text:p>0.5482281285</text:p>
          </table:table-cell>
          <table:table-cell office:value-type="float" office:value="0.554429678848283" calcext:value-type="float">
            <text:p>0.5544296788</text:p>
          </table:table-cell>
          <table:table-cell office:value-type="float" office:value="0.566832779623477" calcext:value-type="float">
            <text:p>0.5668327796</text:p>
          </table:table-cell>
          <table:table-cell office:value-type="float" office:value="0.595182724252492" calcext:value-type="float">
            <text:p>0.5951827243</text:p>
          </table:table-cell>
          <table:table-cell office:value-type="float" office:value="0.604983388704319" calcext:value-type="float">
            <text:p>0.6049833887</text:p>
          </table:table-cell>
          <table:table-cell office:value-type="float" office:value="0.627408637873754" calcext:value-type="float">
            <text:p>0.6274086379</text:p>
          </table:table-cell>
          <table:table-cell office:value-type="float" office:value="0.629291251384275" calcext:value-type="float">
            <text:p>0.6292912514</text:p>
          </table:table-cell>
          <table:table-cell office:value-type="float" office:value="0.652934662236988" calcext:value-type="float">
            <text:p>0.6529346622</text:p>
          </table:table-cell>
          <table:table-cell office:value-type="float" office:value="0.663787375415282" calcext:value-type="float">
            <text:p>0.6637873754</text:p>
          </table:table-cell>
          <table:table-cell office:value-type="float" office:value="0.68499446290144" calcext:value-type="float">
            <text:p>0.6849944629</text:p>
          </table:table-cell>
          <table:table-cell office:value-type="float" office:value="0.704097452934662" calcext:value-type="float">
            <text:p>0.7040974529</text:p>
          </table:table-cell>
          <table:table-cell table:number-columns-repeated="34" office:value-type="float" office:value="0.717884828349945" calcext:value-type="float">
            <text:p>0.7178848283</text:p>
          </table:table-cell>
          <table:table-cell office:value-type="float" office:value="0.651162790697674" calcext:value-type="float">
            <text:p>0.6511627907</text:p>
          </table:table-cell>
          <table:table-cell office:value-type="float" office:value="0.697674418604651" calcext:value-type="float">
            <text:p>0.6976744186</text:p>
          </table:table-cell>
          <table:table-cell office:value-type="float" office:value="0.72093023255814" calcext:value-type="float">
            <text:p>0.7209302326</text:p>
          </table:table-cell>
          <table:table-cell office:value-type="float" office:value="0.744186046511628" calcext:value-type="float">
            <text:p>0.7441860465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790697674418605" calcext:value-type="float">
            <text:p>0.7906976744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0.837209302325581" calcext:value-type="float">
            <text:p>0.8372093023</text:p>
          </table:table-cell>
          <table:table-cell office:value-type="float" office:value="0.86046511627907" calcext:value-type="float">
            <text:p>0.8604651163</text:p>
          </table:table-cell>
          <table:table-cell table:number-columns-repeated="2" office:value-type="float" office:value="0.883720930232558" calcext:value-type="float">
            <text:p>0.8837209302</text:p>
          </table:table-cell>
          <table:table-cell table:number-columns-repeated="2" office:value-type="float" office:value="0.906976744186046" calcext:value-type="float">
            <text:p>0.9069767442</text:p>
          </table:table-cell>
          <table:table-cell office:value-type="float" office:value="0.930232558139535" calcext:value-type="float">
            <text:p>0.9302325581</text:p>
          </table:table-cell>
          <table:table-cell table:number-columns-repeated="2" office:value-type="float" office:value="0.953488372093023" calcext:value-type="float">
            <text:p>0.9534883721</text:p>
          </table:table-cell>
          <table:table-cell office:value-type="float" office:value="0.976744186046512" calcext:value-type="float">
            <text:p>0.976744186</text:p>
          </table:table-cell>
          <table:table-cell table:number-columns-repeated="3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0396825396825" calcext:value-type="float">
            <text:p>0.4503968254</text:p>
          </table:table-cell>
          <table:table-cell office:value-type="float" office:value="0.456575963718821" calcext:value-type="float">
            <text:p>0.4565759637</text:p>
          </table:table-cell>
          <table:table-cell office:value-type="float" office:value="0.503401360544218" calcext:value-type="float">
            <text:p>0.5034013605</text:p>
          </table:table-cell>
          <table:table-cell office:value-type="float" office:value="0.519274376417234" calcext:value-type="float">
            <text:p>0.5192743764</text:p>
          </table:table-cell>
          <table:table-cell table:number-columns-repeated="2" office:value-type="float" office:value="0.529988662131519" calcext:value-type="float">
            <text:p>0.5299886621</text:p>
          </table:table-cell>
          <table:table-cell office:value-type="float" office:value="0.524829931972789" calcext:value-type="float">
            <text:p>0.524829932</text:p>
          </table:table-cell>
          <table:table-cell office:value-type="float" office:value="0.54030612244898" calcext:value-type="float">
            <text:p>0.5403061224</text:p>
          </table:table-cell>
          <table:table-cell office:value-type="float" office:value="0.5609410430839" calcext:value-type="float">
            <text:p>0.5609410431</text:p>
          </table:table-cell>
          <table:table-cell office:value-type="float" office:value="0.587131519274376" calcext:value-type="float">
            <text:p>0.5871315193</text:p>
          </table:table-cell>
          <table:table-cell office:value-type="float" office:value="0.615079365079365" calcext:value-type="float">
            <text:p>0.6150793651</text:p>
          </table:table-cell>
          <table:table-cell office:value-type="float" office:value="0.625793650793651" calcext:value-type="float">
            <text:p>0.6257936508</text:p>
          </table:table-cell>
          <table:table-cell office:value-type="float" office:value="0.643537414965986" calcext:value-type="float">
            <text:p>0.643537415</text:p>
          </table:table-cell>
          <table:table-cell office:value-type="float" office:value="0.655952380952381" calcext:value-type="float">
            <text:p>0.655952381</text:p>
          </table:table-cell>
          <table:table-cell table:number-columns-repeated="37" office:value-type="float" office:value="0.693253968253968" calcext:value-type="float">
            <text:p>0.6932539683</text:p>
          </table:table-cell>
          <table:table-cell office:value-type="float" office:value="0.547619047619048" calcext:value-type="float">
            <text:p>0.5476190476</text:p>
          </table:table-cell>
          <table:table-cell office:value-type="float" office:value="0.571428571428571" calcext:value-type="float">
            <text:p>0.5714285714</text:p>
          </table:table-cell>
          <table:table-cell office:value-type="float" office:value="0.642857142857143" calcext:value-type="float">
            <text:p>0.6428571429</text:p>
          </table:table-cell>
          <table:table-cell office:value-type="float" office:value="0.69047619047619" calcext:value-type="float">
            <text:p>0.6904761905</text:p>
          </table:table-cell>
          <table:table-cell office:value-type="float" office:value="0.714285714285714" calcext:value-type="float">
            <text:p>0.7142857143</text:p>
          </table:table-cell>
          <table:table-cell office:value-type="float" office:value="0.738095238095238" calcext:value-type="float">
            <text:p>0.7380952381</text:p>
          </table:table-cell>
          <table:table-cell table:number-columns-repeated="2" office:value-type="float" office:value="0.785714285714286" calcext:value-type="float">
            <text:p>0.7857142857</text:p>
          </table:table-cell>
          <table:table-cell office:value-type="float" office:value="0.833333333333333" calcext:value-type="float">
            <text:p>0.8333333333</text:p>
          </table:table-cell>
          <table:table-cell table:number-columns-repeated="2" office:value-type="float" office:value="0.857142857142857" calcext:value-type="float">
            <text:p>0.8571428571</text:p>
          </table:table-cell>
          <table:table-cell office:value-type="float" office:value="0.904761904761905" calcext:value-type="float">
            <text:p>0.9047619048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976190476190476" calcext:value-type="float">
            <text:p>0.9761904762</text:p>
          </table:table-cell>
          <table:table-cell table:number-columns-repeated="37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35283687943262" calcext:value-type="float">
            <text:p>0.4352836879</text:p>
          </table:table-cell>
          <table:table-cell office:value-type="float" office:value="0.456560283687943" calcext:value-type="float">
            <text:p>0.4565602837</text:p>
          </table:table-cell>
          <table:table-cell office:value-type="float" office:value="0.45952380952381" calcext:value-type="float">
            <text:p>0.4595238095</text:p>
          </table:table-cell>
          <table:table-cell office:value-type="float" office:value="0.477001013171226" calcext:value-type="float">
            <text:p>0.4770010132</text:p>
          </table:table-cell>
          <table:table-cell office:value-type="float" office:value="0.48386524822695" calcext:value-type="float">
            <text:p>0.4838652482</text:p>
          </table:table-cell>
          <table:table-cell office:value-type="float" office:value="0.487411347517731" calcext:value-type="float">
            <text:p>0.4874113475</text:p>
          </table:table-cell>
          <table:table-cell office:value-type="float" office:value="0.494148936170213" calcext:value-type="float">
            <text:p>0.4941489362</text:p>
          </table:table-cell>
          <table:table-cell office:value-type="float" office:value="0.514311043566363" calcext:value-type="float">
            <text:p>0.5143110436</text:p>
          </table:table-cell>
          <table:table-cell table:number-columns-repeated="2" office:value-type="float" office:value="0.527456940222898" calcext:value-type="float">
            <text:p>0.5274569402</text:p>
          </table:table-cell>
          <table:table-cell office:value-type="float" office:value="0.540932117527862" calcext:value-type="float">
            <text:p>0.5409321175</text:p>
          </table:table-cell>
          <table:table-cell office:value-type="float" office:value="0.575025329280649" calcext:value-type="float">
            <text:p>0.5750253293</text:p>
          </table:table-cell>
          <table:table-cell office:value-type="float" office:value="0.582320162107396" calcext:value-type="float">
            <text:p>0.5823201621</text:p>
          </table:table-cell>
          <table:table-cell office:value-type="float" office:value="0.589817629179331" calcext:value-type="float">
            <text:p>0.5898176292</text:p>
          </table:table-cell>
          <table:table-cell office:value-type="float" office:value="0.602228976697062" calcext:value-type="float">
            <text:p>0.6022289767</text:p>
          </table:table-cell>
          <table:table-cell office:value-type="float" office:value="0.627279635258359" calcext:value-type="float">
            <text:p>0.6272796353</text:p>
          </table:table-cell>
          <table:table-cell office:value-type="float" office:value="0.651190476190476" calcext:value-type="float">
            <text:p>0.6511904762</text:p>
          </table:table-cell>
          <table:table-cell office:value-type="float" office:value="0.663601823708207" calcext:value-type="float">
            <text:p>0.6636018237</text:p>
          </table:table-cell>
          <table:table-cell table:number-columns-repeated="33" office:value-type="float" office:value="0.673936170212766" calcext:value-type="float">
            <text:p>0.6739361702</text:p>
          </table:table-cell>
          <table:table-cell office:value-type="float" office:value="0.638297872340426" calcext:value-type="float">
            <text:p>0.6382978723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0.680851063829787" calcext:value-type="float">
            <text:p>0.6808510638</text:p>
          </table:table-cell>
          <table:table-cell office:value-type="float" office:value="0.702127659574468" calcext:value-type="float">
            <text:p>0.7021276596</text:p>
          </table:table-cell>
          <table:table-cell office:value-type="float" office:value="0.723404255319149" calcext:value-type="float">
            <text:p>0.7234042553</text:p>
          </table:table-cell>
          <table:table-cell office:value-type="float" office:value="0.74468085106383" calcext:value-type="float">
            <text:p>0.7446808511</text:p>
          </table:table-cell>
          <table:table-cell office:value-type="float" office:value="0.765957446808511" calcext:value-type="float">
            <text:p>0.7659574468</text:p>
          </table:table-cell>
          <table:table-cell table:number-columns-repeated="2" office:value-type="float" office:value="0.787234042553192" calcext:value-type="float">
            <text:p>0.7872340426</text:p>
          </table:table-cell>
          <table:table-cell office:value-type="float" office:value="0.829787234042553" calcext:value-type="float">
            <text:p>0.829787234</text:p>
          </table:table-cell>
          <table:table-cell office:value-type="float" office:value="0.851063829787234" calcext:value-type="float">
            <text:p>0.8510638298</text:p>
          </table:table-cell>
          <table:table-cell office:value-type="float" office:value="0.872340425531915" calcext:value-type="float">
            <text:p>0.8723404255</text:p>
          </table:table-cell>
          <table:table-cell table:number-columns-repeated="2" office:value-type="float" office:value="0.893617021276596" calcext:value-type="float">
            <text:p>0.8936170213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936170212765957" calcext:value-type="float">
            <text:p>0.9361702128</text:p>
          </table:table-cell>
          <table:table-cell office:value-type="float" office:value="0.957446808510638" calcext:value-type="float">
            <text:p>0.9574468085</text:p>
          </table:table-cell>
          <table:table-cell office:value-type="float" office:value="0.978723404255319" calcext:value-type="float">
            <text:p>0.9787234043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92989417989418" calcext:value-type="float">
            <text:p>0.492989418</text:p>
          </table:table-cell>
          <table:table-cell office:value-type="float" office:value="0.512354497354497" calcext:value-type="float">
            <text:p>0.5123544974</text:p>
          </table:table-cell>
          <table:table-cell office:value-type="float" office:value="0.52515873015873" calcext:value-type="float">
            <text:p>0.5251587302</text:p>
          </table:table-cell>
          <table:table-cell office:value-type="float" office:value="0.547010582010582" calcext:value-type="float">
            <text:p>0.547010582</text:p>
          </table:table-cell>
          <table:table-cell office:value-type="float" office:value="0.542248677248677" calcext:value-type="float">
            <text:p>0.5422486772</text:p>
          </table:table-cell>
          <table:table-cell office:value-type="float" office:value="0.56941798941799" calcext:value-type="float">
            <text:p>0.5694179894</text:p>
          </table:table-cell>
          <table:table-cell office:value-type="float" office:value="0.57984126984127" calcext:value-type="float">
            <text:p>0.5798412698</text:p>
          </table:table-cell>
          <table:table-cell office:value-type="float" office:value="0.607380952380952" calcext:value-type="float">
            <text:p>0.6073809524</text:p>
          </table:table-cell>
          <table:table-cell office:value-type="float" office:value="0.639920634920635" calcext:value-type="float">
            <text:p>0.6399206349</text:p>
          </table:table-cell>
          <table:table-cell office:value-type="float" office:value="0.686693121693122" calcext:value-type="float">
            <text:p>0.6866931217</text:p>
          </table:table-cell>
          <table:table-cell office:value-type="float" office:value="0.734259259259259" calcext:value-type="float">
            <text:p>0.7342592593</text:p>
          </table:table-cell>
          <table:table-cell office:value-type="float" office:value="0.750925925925926" calcext:value-type="float">
            <text:p>0.7509259259</text:p>
          </table:table-cell>
          <table:table-cell office:value-type="float" office:value="0.780634920634921" calcext:value-type="float">
            <text:p>0.7806349206</text:p>
          </table:table-cell>
          <table:table-cell table:number-columns-repeated="38" office:value-type="float" office:value="0.799708994708995" calcext:value-type="float">
            <text:p>0.7997089947</text:p>
          </table:table-cell>
          <table:table-cell office:value-type="float" office:value="0.688888888888889" calcext:value-type="float">
            <text:p>0.6888888889</text:p>
          </table:table-cell>
          <table:table-cell table:number-columns-repeated="2" office:value-type="float" office:value="0.711111111111111" calcext:value-type="float">
            <text:p>0.7111111111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822222222222222" calcext:value-type="float">
            <text:p>0.8222222222</text:p>
          </table:table-cell>
          <table:table-cell table:number-columns-repeated="2" office:value-type="float" office:value="0.844444444444444" calcext:value-type="float">
            <text:p>0.8444444444</text:p>
          </table:table-cell>
          <table:table-cell office:value-type="float" office:value="0.866666666666667" calcext:value-type="float">
            <text:p>0.8666666667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955555555555556" calcext:value-type="float">
            <text:p>0.9555555556</text:p>
          </table:table-cell>
          <table:table-cell office:value-type="float" office:value="0.977777777777778" calcext:value-type="float">
            <text:p>0.9777777778</text:p>
          </table:table-cell>
          <table:table-cell table:number-columns-repeated="38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77574750830565" calcext:value-type="float">
            <text:p>0.4775747508</text:p>
          </table:table-cell>
          <table:table-cell office:value-type="float" office:value="0.503543743078627" calcext:value-type="float">
            <text:p>0.5035437431</text:p>
          </table:table-cell>
          <table:table-cell office:value-type="float" office:value="0.510520487264673" calcext:value-type="float">
            <text:p>0.5105204873</text:p>
          </table:table-cell>
          <table:table-cell office:value-type="float" office:value="0.516832779623477" calcext:value-type="float">
            <text:p>0.5168327796</text:p>
          </table:table-cell>
          <table:table-cell office:value-type="float" office:value="0.525249169435216" calcext:value-type="float">
            <text:p>0.5252491694</text:p>
          </table:table-cell>
          <table:table-cell office:value-type="float" office:value="0.550276854928018" calcext:value-type="float">
            <text:p>0.5502768549</text:p>
          </table:table-cell>
          <table:table-cell office:value-type="float" office:value="0.573477297895903" calcext:value-type="float">
            <text:p>0.5734772979</text:p>
          </table:table-cell>
          <table:table-cell office:value-type="float" office:value="0.604263565891473" calcext:value-type="float">
            <text:p>0.6042635659</text:p>
          </table:table-cell>
          <table:table-cell office:value-type="float" office:value="0.605703211517165" calcext:value-type="float">
            <text:p>0.6057032115</text:p>
          </table:table-cell>
          <table:table-cell office:value-type="float" office:value="0.644075304540421" calcext:value-type="float">
            <text:p>0.6440753045</text:p>
          </table:table-cell>
          <table:table-cell office:value-type="float" office:value="0.655647840531561" calcext:value-type="float">
            <text:p>0.6556478405</text:p>
          </table:table-cell>
          <table:table-cell table:number-columns-repeated="40" office:value-type="float" office:value="0.674916943521595" calcext:value-type="float">
            <text:p>0.6749169435</text:p>
          </table:table-cell>
          <table:table-cell office:value-type="float" office:value="0.744186046511628" calcext:value-type="float">
            <text:p>0.7441860465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790697674418605" calcext:value-type="float">
            <text:p>0.7906976744</text:p>
          </table:table-cell>
          <table:table-cell table:number-columns-repeated="3" office:value-type="float" office:value="0.813953488372093" calcext:value-type="float">
            <text:p>0.8139534884</text:p>
          </table:table-cell>
          <table:table-cell office:value-type="float" office:value="0.837209302325581" calcext:value-type="float">
            <text:p>0.8372093023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930232558139535" calcext:value-type="float">
            <text:p>0.9302325581</text:p>
          </table:table-cell>
          <table:table-cell office:value-type="float" office:value="0.953488372093023" calcext:value-type="float">
            <text:p>0.9534883721</text:p>
          </table:table-cell>
          <table:table-cell office:value-type="float" office:value="0.976744186046512" calcext:value-type="float">
            <text:p>0.976744186</text:p>
          </table:table-cell>
          <table:table-cell table:number-columns-repeated="40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86243386243386" calcext:value-type="float">
            <text:p>0.4862433862</text:p>
          </table:table-cell>
          <table:table-cell office:value-type="float" office:value="0.501428571428571" calcext:value-type="float">
            <text:p>0.5014285714</text:p>
          </table:table-cell>
          <table:table-cell office:value-type="float" office:value="0.518465608465608" calcext:value-type="float">
            <text:p>0.5184656085</text:p>
          </table:table-cell>
          <table:table-cell office:value-type="float" office:value="0.536243386243386" calcext:value-type="float">
            <text:p>0.5362433862</text:p>
          </table:table-cell>
          <table:table-cell office:value-type="float" office:value="0.547301587301587" calcext:value-type="float">
            <text:p>0.5473015873</text:p>
          </table:table-cell>
          <table:table-cell office:value-type="float" office:value="0.574232804232804" calcext:value-type="float">
            <text:p>0.5742328042</text:p>
          </table:table-cell>
          <table:table-cell office:value-type="float" office:value="0.60968253968254" calcext:value-type="float">
            <text:p>0.6096825397</text:p>
          </table:table-cell>
          <table:table-cell office:value-type="float" office:value="0.624391534391534" calcext:value-type="float">
            <text:p>0.6243915344</text:p>
          </table:table-cell>
          <table:table-cell office:value-type="float" office:value="0.645820105820106" calcext:value-type="float">
            <text:p>0.6458201058</text:p>
          </table:table-cell>
          <table:table-cell office:value-type="float" office:value="0.66941798941799" calcext:value-type="float">
            <text:p>0.6694179894</text:p>
          </table:table-cell>
          <table:table-cell office:value-type="float" office:value="0.693280423280423" calcext:value-type="float">
            <text:p>0.6932804233</text:p>
          </table:table-cell>
          <table:table-cell office:value-type="float" office:value="0.711798941798942" calcext:value-type="float">
            <text:p>0.7117989418</text:p>
          </table:table-cell>
          <table:table-cell office:value-type="float" office:value="0.731216931216931" calcext:value-type="float">
            <text:p>0.7312169312</text:p>
          </table:table-cell>
          <table:table-cell table:number-columns-repeated="38" office:value-type="float" office:value="0.747089947089947" calcext:value-type="float">
            <text:p>0.747089947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822222222222222" calcext:value-type="float">
            <text:p>0.8222222222</text:p>
          </table:table-cell>
          <table:table-cell office:value-type="float" office:value="0.844444444444444" calcext:value-type="float">
            <text:p>0.8444444444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911111111111111" calcext:value-type="float">
            <text:p>0.9111111111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911111111111111" calcext:value-type="float">
            <text:p>0.9111111111</text:p>
          </table:table-cell>
          <table:table-cell office:value-type="float" office:value="0.933333333333333" calcext:value-type="float">
            <text:p>0.9333333333</text:p>
          </table:table-cell>
          <table:table-cell office:value-type="float" office:value="0.955555555555556" calcext:value-type="float">
            <text:p>0.9555555556</text:p>
          </table:table-cell>
          <table:table-cell office:value-type="float" office:value="0.977777777777778" calcext:value-type="float">
            <text:p>0.9777777778</text:p>
          </table:table-cell>
          <table:table-cell table:number-columns-repeated="38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81184668989547" calcext:value-type="float">
            <text:p>0.481184669</text:p>
          </table:table-cell>
          <table:table-cell office:value-type="float" office:value="0.493263646922184" calcext:value-type="float">
            <text:p>0.4932636469</text:p>
          </table:table-cell>
          <table:table-cell office:value-type="float" office:value="0.505052264808362" calcext:value-type="float">
            <text:p>0.5050522648</text:p>
          </table:table-cell>
          <table:table-cell office:value-type="float" office:value="0.540592334494774" calcext:value-type="float">
            <text:p>0.5405923345</text:p>
          </table:table-cell>
          <table:table-cell office:value-type="float" office:value="0.557491289198606" calcext:value-type="float">
            <text:p>0.5574912892</text:p>
          </table:table-cell>
          <table:table-cell office:value-type="float" office:value="0.574970963995354" calcext:value-type="float">
            <text:p>0.574970964</text:p>
          </table:table-cell>
          <table:table-cell office:value-type="float" office:value="0.597590011614402" calcext:value-type="float">
            <text:p>0.5975900116</text:p>
          </table:table-cell>
          <table:table-cell office:value-type="float" office:value="0.63588850174216" calcext:value-type="float">
            <text:p>0.6358885017</text:p>
          </table:table-cell>
          <table:table-cell office:value-type="float" office:value="0.646080139372822" calcext:value-type="float">
            <text:p>0.6460801394</text:p>
          </table:table-cell>
          <table:table-cell office:value-type="float" office:value="0.681039488966318" calcext:value-type="float">
            <text:p>0.681039489</text:p>
          </table:table-cell>
          <table:table-cell office:value-type="float" office:value="0.693234610917538" calcext:value-type="float">
            <text:p>0.6932346109</text:p>
          </table:table-cell>
          <table:table-cell office:value-type="float" office:value="0.707346109175377" calcext:value-type="float">
            <text:p>0.7073461092</text:p>
          </table:table-cell>
          <table:table-cell office:value-type="float" office:value="0.731329849012776" calcext:value-type="float">
            <text:p>0.731329849</text:p>
          </table:table-cell>
          <table:table-cell table:number-columns-repeated="38" office:value-type="float" office:value="0.752845528455284" calcext:value-type="float">
            <text:p>0.7528455285</text:p>
          </table:table-cell>
          <table:table-cell office:value-type="float" office:value="0.634146341463415" calcext:value-type="float">
            <text:p>0.6341463415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0.707317073170732" calcext:value-type="float">
            <text:p>0.7073170732</text:p>
          </table:table-cell>
          <table:table-cell office:value-type="float" office:value="0.731707317073171" calcext:value-type="float">
            <text:p>0.7317073171</text:p>
          </table:table-cell>
          <table:table-cell office:value-type="float" office:value="0.75609756097561" calcext:value-type="float">
            <text:p>0.756097561</text:p>
          </table:table-cell>
          <table:table-cell office:value-type="float" office:value="0.804878048780488" calcext:value-type="float">
            <text:p>0.8048780488</text:p>
          </table:table-cell>
          <table:table-cell office:value-type="float" office:value="0.829268292682927" calcext:value-type="float">
            <text:p>0.8292682927</text:p>
          </table:table-cell>
          <table:table-cell office:value-type="float" office:value="0.878048780487805" calcext:value-type="float">
            <text:p>0.8780487805</text:p>
          </table:table-cell>
          <table:table-cell office:value-type="float" office:value="0.902439024390244" calcext:value-type="float">
            <text:p>0.9024390244</text:p>
          </table:table-cell>
          <table:table-cell office:value-type="float" office:value="0.926829268292683" calcext:value-type="float">
            <text:p>0.9268292683</text:p>
          </table:table-cell>
          <table:table-cell office:value-type="float" office:value="0.951219512195122" calcext:value-type="float">
            <text:p>0.9512195122</text:p>
          </table:table-cell>
          <table:table-cell office:value-type="float" office:value="0.975609756097561" calcext:value-type="float">
            <text:p>0.9756097561</text:p>
          </table:table-cell>
          <table:table-cell table:number-columns-repeated="38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1805555555555" calcext:value-type="float">
            <text:p>0.4118055556</text:p>
          </table:table-cell>
          <table:table-cell office:value-type="float" office:value="0.422222222222222" calcext:value-type="float">
            <text:p>0.4222222222</text:p>
          </table:table-cell>
          <table:table-cell office:value-type="float" office:value="0.431820436507936" calcext:value-type="float">
            <text:p>0.4318204365</text:p>
          </table:table-cell>
          <table:table-cell office:value-type="float" office:value="0.442633928571429" calcext:value-type="float">
            <text:p>0.4426339286</text:p>
          </table:table-cell>
          <table:table-cell office:value-type="float" office:value="0.458035714285714" calcext:value-type="float">
            <text:p>0.4580357143</text:p>
          </table:table-cell>
          <table:table-cell office:value-type="float" office:value="0.462301587301587" calcext:value-type="float">
            <text:p>0.4623015873</text:p>
          </table:table-cell>
          <table:table-cell office:value-type="float" office:value="0.476438492063492" calcext:value-type="float">
            <text:p>0.4764384921</text:p>
          </table:table-cell>
          <table:table-cell office:value-type="float" office:value="0.511111111111111" calcext:value-type="float">
            <text:p>0.5111111111</text:p>
          </table:table-cell>
          <table:table-cell office:value-type="float" office:value="0.525" calcext:value-type="float">
            <text:p>0.525</text:p>
          </table:table-cell>
          <table:table-cell office:value-type="float" office:value="0.55109126984127" calcext:value-type="float">
            <text:p>0.5510912698</text:p>
          </table:table-cell>
          <table:table-cell office:value-type="float" office:value="0.56686507936508" calcext:value-type="float">
            <text:p>0.5668650794</text:p>
          </table:table-cell>
          <table:table-cell office:value-type="float" office:value="0.580605158730159" calcext:value-type="float">
            <text:p>0.5806051587</text:p>
          </table:table-cell>
          <table:table-cell office:value-type="float" office:value="0.603571428571429" calcext:value-type="float">
            <text:p>0.6035714286</text:p>
          </table:table-cell>
          <table:table-cell office:value-type="float" office:value="0.621478174603175" calcext:value-type="float">
            <text:p>0.6214781746</text:p>
          </table:table-cell>
          <table:table-cell office:value-type="float" office:value="0.634499007936508" calcext:value-type="float">
            <text:p>0.6344990079</text:p>
          </table:table-cell>
          <table:table-cell office:value-type="float" office:value="0.651860119047619" calcext:value-type="float">
            <text:p>0.651860119</text:p>
          </table:table-cell>
          <table:table-cell office:value-type="float" office:value="0.668427579365079" calcext:value-type="float">
            <text:p>0.6684275794</text:p>
          </table:table-cell>
          <table:table-cell office:value-type="float" office:value="0.692286706349207" calcext:value-type="float">
            <text:p>0.6922867063</text:p>
          </table:table-cell>
          <table:table-cell office:value-type="float" office:value="0.732142857142857" calcext:value-type="float">
            <text:p>0.7321428571</text:p>
          </table:table-cell>
          <table:table-cell office:value-type="float" office:value="0.747767857142857" calcext:value-type="float">
            <text:p>0.7477678571</text:p>
          </table:table-cell>
          <table:table-cell table:number-columns-repeated="31" office:value-type="float" office:value="0.80500992063492" calcext:value-type="float">
            <text:p>0.8050099206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83333333333333" calcext:value-type="float">
            <text:p>0.5833333333</text:p>
          </table:table-cell>
          <table:table-cell office:value-type="float" office:value="0.625" calcext:value-type="float">
            <text:p>0.625</text:p>
          </table:table-cell>
          <table:table-cell office:value-type="float" office:value="0.645833333333333" calcext:value-type="float">
            <text:p>0.6458333333</text:p>
          </table:table-cell>
          <table:table-cell office:value-type="float" office:value="0.625" calcext:value-type="float">
            <text:p>0.625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29166666666667" calcext:value-type="float">
            <text:p>0.7291666667</text:p>
          </table:table-cell>
          <table:table-cell table:number-columns-repeated="2" office:value-type="float" office:value="0.770833333333333" calcext:value-type="float">
            <text:p>0.7708333333</text:p>
          </table:table-cell>
          <table:table-cell office:value-type="float" office:value="0.791666666666667" calcext:value-type="float">
            <text:p>0.7916666667</text:p>
          </table:table-cell>
          <table:table-cell table:number-columns-repeated="2" office:value-type="float" office:value="0.8125" calcext:value-type="float">
            <text:p>0.8125</text:p>
          </table:table-cell>
          <table:table-cell table:number-columns-repeated="2" office:value-type="float" office:value="0.833333333333333" calcext:value-type="float">
            <text:p>0.8333333333</text:p>
          </table:table-cell>
          <table:table-cell office:value-type="float" office:value="0.854166666666667" calcext:value-type="float">
            <text:p>0.8541666667</text:p>
          </table:table-cell>
          <table:table-cell office:value-type="float" office:value="0.895833333333333" calcext:value-type="float">
            <text:p>0.895833333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58333333333333" calcext:value-type="float">
            <text:p>0.9583333333</text:p>
          </table:table-cell>
          <table:table-cell office:value-type="float" office:value="0.979166666666667" calcext:value-type="float">
            <text:p>0.979166666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14648033126294" calcext:value-type="float">
            <text:p>0.5146480331</text:p>
          </table:table-cell>
          <table:table-cell office:value-type="float" office:value="0.54296066252588" calcext:value-type="float">
            <text:p>0.5429606625</text:p>
          </table:table-cell>
          <table:table-cell office:value-type="float" office:value="0.549120082815735" calcext:value-type="float">
            <text:p>0.5491200828</text:p>
          </table:table-cell>
          <table:table-cell office:value-type="float" office:value="0.56268115942029" calcext:value-type="float">
            <text:p>0.5626811594</text:p>
          </table:table-cell>
          <table:table-cell office:value-type="float" office:value="0.580072463768116" calcext:value-type="float">
            <text:p>0.5800724638</text:p>
          </table:table-cell>
          <table:table-cell office:value-type="float" office:value="0.582246376811594" calcext:value-type="float">
            <text:p>0.5822463768</text:p>
          </table:table-cell>
          <table:table-cell office:value-type="float" office:value="0.602070393374741" calcext:value-type="float">
            <text:p>0.6020703934</text:p>
          </table:table-cell>
          <table:table-cell office:value-type="float" office:value="0.616149068322981" calcext:value-type="float">
            <text:p>0.6161490683</text:p>
          </table:table-cell>
          <table:table-cell office:value-type="float" office:value="0.622049689440994" calcext:value-type="float">
            <text:p>0.6220496894</text:p>
          </table:table-cell>
          <table:table-cell office:value-type="float" office:value="0.632142857142857" calcext:value-type="float">
            <text:p>0.6321428571</text:p>
          </table:table-cell>
          <table:table-cell office:value-type="float" office:value="0.653416149068323" calcext:value-type="float">
            <text:p>0.6534161491</text:p>
          </table:table-cell>
          <table:table-cell office:value-type="float" office:value="0.675284679089027" calcext:value-type="float">
            <text:p>0.6752846791</text:p>
          </table:table-cell>
          <table:table-cell office:value-type="float" office:value="0.682246376811594" calcext:value-type="float">
            <text:p>0.6822463768</text:p>
          </table:table-cell>
          <table:table-cell office:value-type="float" office:value="0.685455486542443" calcext:value-type="float">
            <text:p>0.6854554865</text:p>
          </table:table-cell>
          <table:table-cell office:value-type="float" office:value="0.703933747412008" calcext:value-type="float">
            <text:p>0.7039337474</text:p>
          </table:table-cell>
          <table:table-cell office:value-type="float" office:value="0.729994824016563" calcext:value-type="float">
            <text:p>0.729994824</text:p>
          </table:table-cell>
          <table:table-cell office:value-type="float" office:value="0.741226708074534" calcext:value-type="float">
            <text:p>0.7412267081</text:p>
          </table:table-cell>
          <table:table-cell office:value-type="float" office:value="0.763871635610766" calcext:value-type="float">
            <text:p>0.7638716356</text:p>
          </table:table-cell>
          <table:table-cell office:value-type="float" office:value="0.78167701863354" calcext:value-type="float">
            <text:p>0.7816770186</text:p>
          </table:table-cell>
          <table:table-cell table:number-columns-repeated="32" office:value-type="float" office:value="0.796273291925466" calcext:value-type="float">
            <text:p>0.7962732919</text:p>
          </table:table-cell>
          <table:table-cell office:value-type="float" office:value="0.608695652173913" calcext:value-type="float">
            <text:p>0.6086956522</text:p>
          </table:table-cell>
          <table:table-cell office:value-type="float" office:value="0.652173913043478" calcext:value-type="float">
            <text:p>0.652173913</text:p>
          </table:table-cell>
          <table:table-cell office:value-type="float" office:value="0.717391304347826" calcext:value-type="float">
            <text:p>0.7173913043</text:p>
          </table:table-cell>
          <table:table-cell office:value-type="float" office:value="0.760869565217391" calcext:value-type="float">
            <text:p>0.7608695652</text:p>
          </table:table-cell>
          <table:table-cell office:value-type="float" office:value="0.782608695652174" calcext:value-type="float">
            <text:p>0.7826086957</text:p>
          </table:table-cell>
          <table:table-cell table:number-columns-repeated="2" office:value-type="float" office:value="0.804347826086956" calcext:value-type="float">
            <text:p>0.8043478261</text:p>
          </table:table-cell>
          <table:table-cell office:value-type="float" office:value="0.782608695652174" calcext:value-type="float">
            <text:p>0.7826086957</text:p>
          </table:table-cell>
          <table:table-cell table:number-columns-repeated="2" office:value-type="float" office:value="0.826086956521739" calcext:value-type="float">
            <text:p>0.8260869565</text:p>
          </table:table-cell>
          <table:table-cell table:number-columns-repeated="3" office:value-type="float" office:value="0.847826086956522" calcext:value-type="float">
            <text:p>0.847826087</text:p>
          </table:table-cell>
          <table:table-cell office:value-type="float" office:value="0.869565217391304" calcext:value-type="float">
            <text:p>0.8695652174</text:p>
          </table:table-cell>
          <table:table-cell office:value-type="float" office:value="0.891304347826087" calcext:value-type="float">
            <text:p>0.8913043478</text:p>
          </table:table-cell>
          <table:table-cell office:value-type="float" office:value="0.91304347826087" calcext:value-type="float">
            <text:p>0.9130434783</text:p>
          </table:table-cell>
          <table:table-cell office:value-type="float" office:value="0.934782608695652" calcext:value-type="float">
            <text:p>0.9347826087</text:p>
          </table:table-cell>
          <table:table-cell office:value-type="float" office:value="0.956521739130435" calcext:value-type="float">
            <text:p>0.9565217391</text:p>
          </table:table-cell>
          <table:table-cell office:value-type="float" office:value="0.978260869565217" calcext:value-type="float">
            <text:p>0.9782608696</text:p>
          </table:table-cell>
          <table:table-cell table:number-columns-repeated="3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60155490767736" calcext:value-type="float">
            <text:p>0.4601554908</text:p>
          </table:table-cell>
          <table:table-cell office:value-type="float" office:value="0.470019436345967" calcext:value-type="float">
            <text:p>0.4700194363</text:p>
          </table:table-cell>
          <table:table-cell office:value-type="float" office:value="0.487026239067055" calcext:value-type="float">
            <text:p>0.4870262391</text:p>
          </table:table-cell>
          <table:table-cell office:value-type="float" office:value="0.509475218658892" calcext:value-type="float">
            <text:p>0.5094752187</text:p>
          </table:table-cell>
          <table:table-cell office:value-type="float" office:value="0.523226433430515" calcext:value-type="float">
            <text:p>0.5232264334</text:p>
          </table:table-cell>
          <table:table-cell office:value-type="float" office:value="0.54868804664723" calcext:value-type="float">
            <text:p>0.5486880466</text:p>
          </table:table-cell>
          <table:table-cell office:value-type="float" office:value="0.565694849368319" calcext:value-type="float">
            <text:p>0.5656948494</text:p>
          </table:table-cell>
          <table:table-cell office:value-type="float" office:value="0.584839650145773" calcext:value-type="float">
            <text:p>0.5848396501</text:p>
          </table:table-cell>
          <table:table-cell office:value-type="float" office:value="0.607871720116618" calcext:value-type="float">
            <text:p>0.6078717201</text:p>
          </table:table-cell>
          <table:table-cell office:value-type="float" office:value="0.622060252672498" calcext:value-type="float">
            <text:p>0.6220602527</text:p>
          </table:table-cell>
          <table:table-cell office:value-type="float" office:value="0.644266277939747" calcext:value-type="float">
            <text:p>0.6442662779</text:p>
          </table:table-cell>
          <table:table-cell office:value-type="float" office:value="0.653790087463557" calcext:value-type="float">
            <text:p>0.6537900875</text:p>
          </table:table-cell>
          <table:table-cell office:value-type="float" office:value="0.673663751214772" calcext:value-type="float">
            <text:p>0.6736637512</text:p>
          </table:table-cell>
          <table:table-cell office:value-type="float" office:value="0.699222546161322" calcext:value-type="float">
            <text:p>0.6992225462</text:p>
          </table:table-cell>
          <table:table-cell office:value-type="float" office:value="0.722181729834791" calcext:value-type="float">
            <text:p>0.7221817298</text:p>
          </table:table-cell>
          <table:table-cell table:number-columns-repeated="36" office:value-type="float" office:value="0.742759961127308" calcext:value-type="float">
            <text:p>0.7427599611</text:p>
          </table:table-cell>
          <table:table-cell table:number-columns-repeated="2" office:value-type="float" office:value="0.714285714285714" calcext:value-type="float">
            <text:p>0.7142857143</text:p>
          </table:table-cell>
          <table:table-cell office:value-type="float" office:value="0.73469387755102" calcext:value-type="float">
            <text:p>0.7346938776</text:p>
          </table:table-cell>
          <table:table-cell office:value-type="float" office:value="0.816326530612245" calcext:value-type="float">
            <text:p>0.8163265306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0.816326530612245" calcext:value-type="float">
            <text:p>0.8163265306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0.877551020408163" calcext:value-type="float">
            <text:p>0.8775510204</text:p>
          </table:table-cell>
          <table:table-cell office:value-type="float" office:value="0.897959183673469" calcext:value-type="float">
            <text:p>0.8979591837</text:p>
          </table:table-cell>
          <table:table-cell office:value-type="float" office:value="0.918367346938775" calcext:value-type="float">
            <text:p>0.9183673469</text:p>
          </table:table-cell>
          <table:table-cell table:number-columns-repeated="2" office:value-type="float" office:value="0.938775510204082" calcext:value-type="float">
            <text:p>0.9387755102</text:p>
          </table:table-cell>
          <table:table-cell table:number-columns-repeated="2" office:value-type="float" office:value="0.959183673469388" calcext:value-type="float">
            <text:p>0.9591836735</text:p>
          </table:table-cell>
          <table:table-cell office:value-type="float" office:value="0.979591836734694" calcext:value-type="float">
            <text:p>0.9795918367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17830687830688" calcext:value-type="float">
            <text:p>0.5178306878</text:p>
          </table:table-cell>
          <table:table-cell office:value-type="float" office:value="0.544761904761905" calcext:value-type="float">
            <text:p>0.5447619048</text:p>
          </table:table-cell>
          <table:table-cell office:value-type="float" office:value="0.565079365079365" calcext:value-type="float">
            <text:p>0.5650793651</text:p>
          </table:table-cell>
          <table:table-cell office:value-type="float" office:value="0.580079365079365" calcext:value-type="float">
            <text:p>0.5800793651</text:p>
          </table:table-cell>
          <table:table-cell office:value-type="float" office:value="0.590820105820106" calcext:value-type="float">
            <text:p>0.5908201058</text:p>
          </table:table-cell>
          <table:table-cell office:value-type="float" office:value="0.595555555555556" calcext:value-type="float">
            <text:p>0.5955555556</text:p>
          </table:table-cell>
          <table:table-cell office:value-type="float" office:value="0.624179894179894" calcext:value-type="float">
            <text:p>0.6241798942</text:p>
          </table:table-cell>
          <table:table-cell office:value-type="float" office:value="0.655555555555555" calcext:value-type="float">
            <text:p>0.6555555556</text:p>
          </table:table-cell>
          <table:table-cell office:value-type="float" office:value="0.666269841269841" calcext:value-type="float">
            <text:p>0.6662698413</text:p>
          </table:table-cell>
          <table:table-cell office:value-type="float" office:value="0.67526455026455" calcext:value-type="float">
            <text:p>0.6752645503</text:p>
          </table:table-cell>
          <table:table-cell office:value-type="float" office:value="0.706534391534392" calcext:value-type="float">
            <text:p>0.7065343915</text:p>
          </table:table-cell>
          <table:table-cell office:value-type="float" office:value="0.724391534391534" calcext:value-type="float">
            <text:p>0.7243915344</text:p>
          </table:table-cell>
          <table:table-cell office:value-type="float" office:value="0.736984126984127" calcext:value-type="float">
            <text:p>0.736984127</text:p>
          </table:table-cell>
          <table:table-cell office:value-type="float" office:value="0.754285714285714" calcext:value-type="float">
            <text:p>0.7542857143</text:p>
          </table:table-cell>
          <table:table-cell office:value-type="float" office:value="0.758756613756614" calcext:value-type="float">
            <text:p>0.7587566138</text:p>
          </table:table-cell>
          <table:table-cell table:number-columns-repeated="36" office:value-type="float" office:value="0.761137566137566" calcext:value-type="float">
            <text:p>0.7611375661</text:p>
          </table:table-cell>
          <table:table-cell office:value-type="float" office:value="0.666666666666667" calcext:value-type="float">
            <text:p>0.6666666667</text:p>
          </table:table-cell>
          <table:table-cell table:number-columns-repeated="2" office:value-type="float" office:value="0.733333333333333" calcext:value-type="float">
            <text:p>0.7333333333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822222222222222" calcext:value-type="float">
            <text:p>0.8222222222</text:p>
          </table:table-cell>
          <table:table-cell office:value-type="float" office:value="0.844444444444444" calcext:value-type="float">
            <text:p>0.8444444444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911111111111111" calcext:value-type="float">
            <text:p>0.9111111111</text:p>
          </table:table-cell>
          <table:table-cell office:value-type="float" office:value="0.955555555555556" calcext:value-type="float">
            <text:p>0.9555555556</text:p>
          </table:table-cell>
          <table:table-cell table:number-columns-repeated="2" office:value-type="float" office:value="0.977777777777778" calcext:value-type="float">
            <text:p>0.9777777778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85739614994934" calcext:value-type="float">
            <text:p>0.485739615</text:p>
          </table:table-cell>
          <table:table-cell office:value-type="float" office:value="0.517350557244174" calcext:value-type="float">
            <text:p>0.5173505572</text:p>
          </table:table-cell>
          <table:table-cell office:value-type="float" office:value="0.520364741641337" calcext:value-type="float">
            <text:p>0.5203647416</text:p>
          </table:table-cell>
          <table:table-cell office:value-type="float" office:value="0.534802431610942" calcext:value-type="float">
            <text:p>0.5348024316</text:p>
          </table:table-cell>
          <table:table-cell office:value-type="float" office:value="0.560385005065856" calcext:value-type="float">
            <text:p>0.5603850051</text:p>
          </table:table-cell>
          <table:table-cell office:value-type="float" office:value="0.582117527862209" calcext:value-type="float">
            <text:p>0.5821175279</text:p>
          </table:table-cell>
          <table:table-cell office:value-type="float" office:value="0.595542046605876" calcext:value-type="float">
            <text:p>0.5955420466</text:p>
          </table:table-cell>
          <table:table-cell office:value-type="float" office:value="0.602836879432624" calcext:value-type="float">
            <text:p>0.6028368794</text:p>
          </table:table-cell>
          <table:table-cell office:value-type="float" office:value="0.607142857142857" calcext:value-type="float">
            <text:p>0.6071428571</text:p>
          </table:table-cell>
          <table:table-cell office:value-type="float" office:value="0.617755825734549" calcext:value-type="float">
            <text:p>0.6177558257</text:p>
          </table:table-cell>
          <table:table-cell office:value-type="float" office:value="0.623277608915907" calcext:value-type="float">
            <text:p>0.6232776089</text:p>
          </table:table-cell>
          <table:table-cell office:value-type="float" office:value="0.639387031408308" calcext:value-type="float">
            <text:p>0.6393870314</text:p>
          </table:table-cell>
          <table:table-cell office:value-type="float" office:value="0.65904255319149" calcext:value-type="float">
            <text:p>0.6590425532</text:p>
          </table:table-cell>
          <table:table-cell office:value-type="float" office:value="0.667299898682877" calcext:value-type="float">
            <text:p>0.6672998987</text:p>
          </table:table-cell>
          <table:table-cell table:number-columns-repeated="37" office:value-type="float" office:value="0.677938196555218" calcext:value-type="float">
            <text:p>0.6779381966</text:p>
          </table:table-cell>
          <table:table-cell office:value-type="float" office:value="0.723404255319149" calcext:value-type="float">
            <text:p>0.7234042553</text:p>
          </table:table-cell>
          <table:table-cell office:value-type="float" office:value="0.74468085106383" calcext:value-type="float">
            <text:p>0.7446808511</text:p>
          </table:table-cell>
          <table:table-cell office:value-type="float" office:value="0.765957446808511" calcext:value-type="float">
            <text:p>0.7659574468</text:p>
          </table:table-cell>
          <table:table-cell office:value-type="float" office:value="0.787234042553192" calcext:value-type="float">
            <text:p>0.7872340426</text:p>
          </table:table-cell>
          <table:table-cell office:value-type="float" office:value="0.808510638297872" calcext:value-type="float">
            <text:p>0.8085106383</text:p>
          </table:table-cell>
          <table:table-cell office:value-type="float" office:value="0.829787234042553" calcext:value-type="float">
            <text:p>0.829787234</text:p>
          </table:table-cell>
          <table:table-cell office:value-type="float" office:value="0.851063829787234" calcext:value-type="float">
            <text:p>0.8510638298</text:p>
          </table:table-cell>
          <table:table-cell office:value-type="float" office:value="0.893617021276596" calcext:value-type="float">
            <text:p>0.8936170213</text:p>
          </table:table-cell>
          <table:table-cell office:value-type="float" office:value="0.914893617021277" calcext:value-type="float">
            <text:p>0.914893617</text:p>
          </table:table-cell>
          <table:table-cell table:number-columns-repeated="3" office:value-type="float" office:value="0.936170212765957" calcext:value-type="float">
            <text:p>0.9361702128</text:p>
          </table:table-cell>
          <table:table-cell office:value-type="float" office:value="0.957446808510638" calcext:value-type="float">
            <text:p>0.9574468085</text:p>
          </table:table-cell>
          <table:table-cell office:value-type="float" office:value="0.978723404255319" calcext:value-type="float">
            <text:p>0.9787234043</text:p>
          </table:table-cell>
          <table:table-cell table:number-columns-repeated="37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27281746031746" calcext:value-type="float">
            <text:p>0.527281746</text:p>
          </table:table-cell>
          <table:table-cell office:value-type="float" office:value="0.548115079365079" calcext:value-type="float">
            <text:p>0.5481150794</text:p>
          </table:table-cell>
          <table:table-cell office:value-type="float" office:value="0.559176587301587" calcext:value-type="float">
            <text:p>0.5591765873</text:p>
          </table:table-cell>
          <table:table-cell office:value-type="float" office:value="0.567956349206349" calcext:value-type="float">
            <text:p>0.5679563492</text:p>
          </table:table-cell>
          <table:table-cell office:value-type="float" office:value="0.584275793650794" calcext:value-type="float">
            <text:p>0.5842757937</text:p>
          </table:table-cell>
          <table:table-cell office:value-type="float" office:value="0.598462301587302" calcext:value-type="float">
            <text:p>0.5984623016</text:p>
          </table:table-cell>
          <table:table-cell office:value-type="float" office:value="0.617261904761905" calcext:value-type="float">
            <text:p>0.6172619048</text:p>
          </table:table-cell>
          <table:table-cell office:value-type="float" office:value="0.63859126984127" calcext:value-type="float">
            <text:p>0.6385912698</text:p>
          </table:table-cell>
          <table:table-cell office:value-type="float" office:value="0.657589285714286" calcext:value-type="float">
            <text:p>0.6575892857</text:p>
          </table:table-cell>
          <table:table-cell office:value-type="float" office:value="0.691815476190476" calcext:value-type="float">
            <text:p>0.6918154762</text:p>
          </table:table-cell>
          <table:table-cell table:number-columns-repeated="41" office:value-type="float" office:value="0.706423611111111" calcext:value-type="float">
            <text:p>0.7064236111</text:p>
          </table:table-cell>
          <table:table-cell office:value-type="float" office:value="0.75" calcext:value-type="float">
            <text:p>0.75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854166666666667" calcext:value-type="float">
            <text:p>0.8541666667</text:p>
          </table:table-cell>
          <table:table-cell office:value-type="float" office:value="0.895833333333333" calcext:value-type="float">
            <text:p>0.8958333333</text:p>
          </table:table-cell>
          <table:table-cell table:number-columns-repeated="2" office:value-type="float" office:value="0.916666666666667" calcext:value-type="float">
            <text:p>0.916666666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9166666666667" calcext:value-type="float">
            <text:p>0.9791666667</text:p>
          </table:table-cell>
          <table:table-cell table:number-columns-repeated="41" office:value-type="float" office:value="1" calcext:value-type="float">
            <text:p>1</text:p>
          </table:table-cell>
        </table:table-row>
      </table:table>
      <table:table table:name="nearest_3_6" table:style-name="ta1">
        <table:table-column table:style-name="co5" table:default-cell-style-name="Default"/>
        <table:table-column table:style-name="co6" table:number-columns-repeated="102" table:default-cell-style-name="Default"/>
        <table:table-row table:style-name="ro1">
          <table:table-cell office:value-type="string" calcext:value-type="string">
            <text:p>trial_number</text:p>
          </table:table-cell>
          <table:table-cell office:value-type="string" calcext:value-type="string">
            <text:p>sim_iter_0</text:p>
          </table:table-cell>
          <table:table-cell office:value-type="string" calcext:value-type="string">
            <text:p>sim_iter_1</text:p>
          </table:table-cell>
          <table:table-cell office:value-type="string" calcext:value-type="string">
            <text:p>sim_iter_2</text:p>
          </table:table-cell>
          <table:table-cell office:value-type="string" calcext:value-type="string">
            <text:p>sim_iter_3</text:p>
          </table:table-cell>
          <table:table-cell office:value-type="string" calcext:value-type="string">
            <text:p>sim_iter_4</text:p>
          </table:table-cell>
          <table:table-cell office:value-type="string" calcext:value-type="string">
            <text:p>sim_iter_5</text:p>
          </table:table-cell>
          <table:table-cell office:value-type="string" calcext:value-type="string">
            <text:p>sim_iter_6</text:p>
          </table:table-cell>
          <table:table-cell office:value-type="string" calcext:value-type="string">
            <text:p>sim_iter_7</text:p>
          </table:table-cell>
          <table:table-cell office:value-type="string" calcext:value-type="string">
            <text:p>sim_iter_8</text:p>
          </table:table-cell>
          <table:table-cell office:value-type="string" calcext:value-type="string">
            <text:p>sim_iter_9</text:p>
          </table:table-cell>
          <table:table-cell office:value-type="string" calcext:value-type="string">
            <text:p>sim_iter_10</text:p>
          </table:table-cell>
          <table:table-cell office:value-type="string" calcext:value-type="string">
            <text:p>sim_iter_11</text:p>
          </table:table-cell>
          <table:table-cell office:value-type="string" calcext:value-type="string">
            <text:p>sim_iter_12</text:p>
          </table:table-cell>
          <table:table-cell office:value-type="string" calcext:value-type="string">
            <text:p>sim_iter_13</text:p>
          </table:table-cell>
          <table:table-cell office:value-type="string" calcext:value-type="string">
            <text:p>sim_iter_14</text:p>
          </table:table-cell>
          <table:table-cell office:value-type="string" calcext:value-type="string">
            <text:p>sim_iter_15</text:p>
          </table:table-cell>
          <table:table-cell office:value-type="string" calcext:value-type="string">
            <text:p>sim_iter_16</text:p>
          </table:table-cell>
          <table:table-cell office:value-type="string" calcext:value-type="string">
            <text:p>sim_iter_17</text:p>
          </table:table-cell>
          <table:table-cell office:value-type="string" calcext:value-type="string">
            <text:p>sim_iter_18</text:p>
          </table:table-cell>
          <table:table-cell office:value-type="string" calcext:value-type="string">
            <text:p>sim_iter_19</text:p>
          </table:table-cell>
          <table:table-cell office:value-type="string" calcext:value-type="string">
            <text:p>sim_iter_20</text:p>
          </table:table-cell>
          <table:table-cell office:value-type="string" calcext:value-type="string">
            <text:p>sim_iter_21</text:p>
          </table:table-cell>
          <table:table-cell office:value-type="string" calcext:value-type="string">
            <text:p>sim_iter_22</text:p>
          </table:table-cell>
          <table:table-cell office:value-type="string" calcext:value-type="string">
            <text:p>sim_iter_23</text:p>
          </table:table-cell>
          <table:table-cell office:value-type="string" calcext:value-type="string">
            <text:p>sim_iter_24</text:p>
          </table:table-cell>
          <table:table-cell office:value-type="string" calcext:value-type="string">
            <text:p>sim_iter_25</text:p>
          </table:table-cell>
          <table:table-cell office:value-type="string" calcext:value-type="string">
            <text:p>sim_iter_26</text:p>
          </table:table-cell>
          <table:table-cell office:value-type="string" calcext:value-type="string">
            <text:p>sim_iter_27</text:p>
          </table:table-cell>
          <table:table-cell office:value-type="string" calcext:value-type="string">
            <text:p>sim_iter_28</text:p>
          </table:table-cell>
          <table:table-cell office:value-type="string" calcext:value-type="string">
            <text:p>sim_iter_29</text:p>
          </table:table-cell>
          <table:table-cell office:value-type="string" calcext:value-type="string">
            <text:p>sim_iter_30</text:p>
          </table:table-cell>
          <table:table-cell office:value-type="string" calcext:value-type="string">
            <text:p>sim_iter_31</text:p>
          </table:table-cell>
          <table:table-cell office:value-type="string" calcext:value-type="string">
            <text:p>sim_iter_32</text:p>
          </table:table-cell>
          <table:table-cell office:value-type="string" calcext:value-type="string">
            <text:p>sim_iter_33</text:p>
          </table:table-cell>
          <table:table-cell office:value-type="string" calcext:value-type="string">
            <text:p>sim_iter_34</text:p>
          </table:table-cell>
          <table:table-cell office:value-type="string" calcext:value-type="string">
            <text:p>sim_iter_35</text:p>
          </table:table-cell>
          <table:table-cell office:value-type="string" calcext:value-type="string">
            <text:p>sim_iter_36</text:p>
          </table:table-cell>
          <table:table-cell office:value-type="string" calcext:value-type="string">
            <text:p>sim_iter_37</text:p>
          </table:table-cell>
          <table:table-cell office:value-type="string" calcext:value-type="string">
            <text:p>sim_iter_38</text:p>
          </table:table-cell>
          <table:table-cell office:value-type="string" calcext:value-type="string">
            <text:p>sim_iter_39</text:p>
          </table:table-cell>
          <table:table-cell office:value-type="string" calcext:value-type="string">
            <text:p>sim_iter_40</text:p>
          </table:table-cell>
          <table:table-cell office:value-type="string" calcext:value-type="string">
            <text:p>sim_iter_41</text:p>
          </table:table-cell>
          <table:table-cell office:value-type="string" calcext:value-type="string">
            <text:p>sim_iter_42</text:p>
          </table:table-cell>
          <table:table-cell office:value-type="string" calcext:value-type="string">
            <text:p>sim_iter_43</text:p>
          </table:table-cell>
          <table:table-cell office:value-type="string" calcext:value-type="string">
            <text:p>sim_iter_44</text:p>
          </table:table-cell>
          <table:table-cell office:value-type="string" calcext:value-type="string">
            <text:p>sim_iter_45</text:p>
          </table:table-cell>
          <table:table-cell office:value-type="string" calcext:value-type="string">
            <text:p>sim_iter_46</text:p>
          </table:table-cell>
          <table:table-cell office:value-type="string" calcext:value-type="string">
            <text:p>sim_iter_47</text:p>
          </table:table-cell>
          <table:table-cell office:value-type="string" calcext:value-type="string">
            <text:p>sim_iter_48</text:p>
          </table:table-cell>
          <table:table-cell office:value-type="string" calcext:value-type="string">
            <text:p>sim_iter_49</text:p>
          </table:table-cell>
          <table:table-cell office:value-type="string" calcext:value-type="string">
            <text:p>sim_iter_50</text:p>
          </table:table-cell>
          <table:table-cell office:value-type="string" calcext:value-type="string">
            <text:p>hap_iter_0</text:p>
          </table:table-cell>
          <table:table-cell office:value-type="string" calcext:value-type="string">
            <text:p>hap_iter_1</text:p>
          </table:table-cell>
          <table:table-cell office:value-type="string" calcext:value-type="string">
            <text:p>hap_iter_2</text:p>
          </table:table-cell>
          <table:table-cell office:value-type="string" calcext:value-type="string">
            <text:p>hap_iter_3</text:p>
          </table:table-cell>
          <table:table-cell office:value-type="string" calcext:value-type="string">
            <text:p>hap_iter_4</text:p>
          </table:table-cell>
          <table:table-cell office:value-type="string" calcext:value-type="string">
            <text:p>hap_iter_5</text:p>
          </table:table-cell>
          <table:table-cell office:value-type="string" calcext:value-type="string">
            <text:p>hap_iter_6</text:p>
          </table:table-cell>
          <table:table-cell office:value-type="string" calcext:value-type="string">
            <text:p>hap_iter_7</text:p>
          </table:table-cell>
          <table:table-cell office:value-type="string" calcext:value-type="string">
            <text:p>hap_iter_8</text:p>
          </table:table-cell>
          <table:table-cell office:value-type="string" calcext:value-type="string">
            <text:p>hap_iter_9</text:p>
          </table:table-cell>
          <table:table-cell office:value-type="string" calcext:value-type="string">
            <text:p>hap_iter_10</text:p>
          </table:table-cell>
          <table:table-cell office:value-type="string" calcext:value-type="string">
            <text:p>hap_iter_11</text:p>
          </table:table-cell>
          <table:table-cell office:value-type="string" calcext:value-type="string">
            <text:p>hap_iter_12</text:p>
          </table:table-cell>
          <table:table-cell office:value-type="string" calcext:value-type="string">
            <text:p>hap_iter_13</text:p>
          </table:table-cell>
          <table:table-cell office:value-type="string" calcext:value-type="string">
            <text:p>hap_iter_14</text:p>
          </table:table-cell>
          <table:table-cell office:value-type="string" calcext:value-type="string">
            <text:p>hap_iter_15</text:p>
          </table:table-cell>
          <table:table-cell office:value-type="string" calcext:value-type="string">
            <text:p>hap_iter_16</text:p>
          </table:table-cell>
          <table:table-cell office:value-type="string" calcext:value-type="string">
            <text:p>hap_iter_17</text:p>
          </table:table-cell>
          <table:table-cell office:value-type="string" calcext:value-type="string">
            <text:p>hap_iter_18</text:p>
          </table:table-cell>
          <table:table-cell office:value-type="string" calcext:value-type="string">
            <text:p>hap_iter_19</text:p>
          </table:table-cell>
          <table:table-cell office:value-type="string" calcext:value-type="string">
            <text:p>hap_iter_20</text:p>
          </table:table-cell>
          <table:table-cell office:value-type="string" calcext:value-type="string">
            <text:p>hap_iter_21</text:p>
          </table:table-cell>
          <table:table-cell office:value-type="string" calcext:value-type="string">
            <text:p>hap_iter_22</text:p>
          </table:table-cell>
          <table:table-cell office:value-type="string" calcext:value-type="string">
            <text:p>hap_iter_23</text:p>
          </table:table-cell>
          <table:table-cell office:value-type="string" calcext:value-type="string">
            <text:p>hap_iter_24</text:p>
          </table:table-cell>
          <table:table-cell office:value-type="string" calcext:value-type="string">
            <text:p>hap_iter_25</text:p>
          </table:table-cell>
          <table:table-cell office:value-type="string" calcext:value-type="string">
            <text:p>hap_iter_26</text:p>
          </table:table-cell>
          <table:table-cell office:value-type="string" calcext:value-type="string">
            <text:p>hap_iter_27</text:p>
          </table:table-cell>
          <table:table-cell office:value-type="string" calcext:value-type="string">
            <text:p>hap_iter_28</text:p>
          </table:table-cell>
          <table:table-cell office:value-type="string" calcext:value-type="string">
            <text:p>hap_iter_29</text:p>
          </table:table-cell>
          <table:table-cell office:value-type="string" calcext:value-type="string">
            <text:p>hap_iter_30</text:p>
          </table:table-cell>
          <table:table-cell office:value-type="string" calcext:value-type="string">
            <text:p>hap_iter_31</text:p>
          </table:table-cell>
          <table:table-cell office:value-type="string" calcext:value-type="string">
            <text:p>hap_iter_32</text:p>
          </table:table-cell>
          <table:table-cell office:value-type="string" calcext:value-type="string">
            <text:p>hap_iter_33</text:p>
          </table:table-cell>
          <table:table-cell office:value-type="string" calcext:value-type="string">
            <text:p>hap_iter_34</text:p>
          </table:table-cell>
          <table:table-cell office:value-type="string" calcext:value-type="string">
            <text:p>hap_iter_35</text:p>
          </table:table-cell>
          <table:table-cell office:value-type="string" calcext:value-type="string">
            <text:p>hap_iter_36</text:p>
          </table:table-cell>
          <table:table-cell office:value-type="string" calcext:value-type="string">
            <text:p>hap_iter_37</text:p>
          </table:table-cell>
          <table:table-cell office:value-type="string" calcext:value-type="string">
            <text:p>hap_iter_38</text:p>
          </table:table-cell>
          <table:table-cell office:value-type="string" calcext:value-type="string">
            <text:p>hap_iter_39</text:p>
          </table:table-cell>
          <table:table-cell office:value-type="string" calcext:value-type="string">
            <text:p>hap_iter_40</text:p>
          </table:table-cell>
          <table:table-cell office:value-type="string" calcext:value-type="string">
            <text:p>hap_iter_41</text:p>
          </table:table-cell>
          <table:table-cell office:value-type="string" calcext:value-type="string">
            <text:p>hap_iter_42</text:p>
          </table:table-cell>
          <table:table-cell office:value-type="string" calcext:value-type="string">
            <text:p>hap_iter_43</text:p>
          </table:table-cell>
          <table:table-cell office:value-type="string" calcext:value-type="string">
            <text:p>hap_iter_44</text:p>
          </table:table-cell>
          <table:table-cell office:value-type="string" calcext:value-type="string">
            <text:p>hap_iter_45</text:p>
          </table:table-cell>
          <table:table-cell office:value-type="string" calcext:value-type="string">
            <text:p>hap_iter_46</text:p>
          </table:table-cell>
          <table:table-cell office:value-type="string" calcext:value-type="string">
            <text:p>hap_iter_47</text:p>
          </table:table-cell>
          <table:table-cell office:value-type="string" calcext:value-type="string">
            <text:p>hap_iter_48</text:p>
          </table:table-cell>
          <table:table-cell office:value-type="string" calcext:value-type="string">
            <text:p>hap_iter_49</text:p>
          </table:table-cell>
          <table:table-cell office:value-type="string" calcext:value-type="string">
            <text:p>hap_iter_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5934959349593" calcext:value-type="float">
            <text:p>0.4459349593</text:p>
          </table:table-cell>
          <table:table-cell office:value-type="float" office:value="0.455284552845528" calcext:value-type="float">
            <text:p>0.4552845528</text:p>
          </table:table-cell>
          <table:table-cell office:value-type="float" office:value="0.485772357723577" calcext:value-type="float">
            <text:p>0.4857723577</text:p>
          </table:table-cell>
          <table:table-cell office:value-type="float" office:value="0.510162601626016" calcext:value-type="float">
            <text:p>0.5101626016</text:p>
          </table:table-cell>
          <table:table-cell office:value-type="float" office:value="0.543031358885017" calcext:value-type="float">
            <text:p>0.5430313589</text:p>
          </table:table-cell>
          <table:table-cell office:value-type="float" office:value="0.578164924506388" calcext:value-type="float">
            <text:p>0.5781649245</text:p>
          </table:table-cell>
          <table:table-cell office:value-type="float" office:value="0.60458768873403" calcext:value-type="float">
            <text:p>0.6045876887</text:p>
          </table:table-cell>
          <table:table-cell office:value-type="float" office:value="0.607433217189315" calcext:value-type="float">
            <text:p>0.6074332172</text:p>
          </table:table-cell>
          <table:table-cell office:value-type="float" office:value="0.63588850174216" calcext:value-type="float">
            <text:p>0.6358885017</text:p>
          </table:table-cell>
          <table:table-cell office:value-type="float" office:value="0.642799070847851" calcext:value-type="float">
            <text:p>0.6427990708</text:p>
          </table:table-cell>
          <table:table-cell office:value-type="float" office:value="0.656271777003484" calcext:value-type="float">
            <text:p>0.656271777</text:p>
          </table:table-cell>
          <table:table-cell office:value-type="float" office:value="0.66945412311266" calcext:value-type="float">
            <text:p>0.6694541231</text:p>
          </table:table-cell>
          <table:table-cell office:value-type="float" office:value="0.690185830429733" calcext:value-type="float">
            <text:p>0.6901858304</text:p>
          </table:table-cell>
          <table:table-cell office:value-type="float" office:value="0.719686411149826" calcext:value-type="float">
            <text:p>0.7196864111</text:p>
          </table:table-cell>
          <table:table-cell office:value-type="float" office:value="0.74082462253194" calcext:value-type="float">
            <text:p>0.7408246225</text:p>
          </table:table-cell>
          <table:table-cell office:value-type="float" office:value="0.765331010452962" calcext:value-type="float">
            <text:p>0.7653310105</text:p>
          </table:table-cell>
          <table:table-cell office:value-type="float" office:value="0.786469221835076" calcext:value-type="float">
            <text:p>0.7864692218</text:p>
          </table:table-cell>
          <table:table-cell office:value-type="float" office:value="0.795934959349594" calcext:value-type="float">
            <text:p>0.7959349593</text:p>
          </table:table-cell>
          <table:table-cell office:value-type="float" office:value="0.804471544715447" calcext:value-type="float">
            <text:p>0.8044715447</text:p>
          </table:table-cell>
          <table:table-cell office:value-type="float" office:value="0.841056910569106" calcext:value-type="float">
            <text:p>0.8410569106</text:p>
          </table:table-cell>
          <table:table-cell table:number-columns-repeated="31" office:value-type="float" office:value="0.826480836236934" calcext:value-type="float">
            <text:p>0.8264808362</text:p>
          </table:table-cell>
          <table:table-cell office:value-type="float" office:value="0.536585365853659" calcext:value-type="float">
            <text:p>0.5365853659</text:p>
          </table:table-cell>
          <table:table-cell office:value-type="float" office:value="0.585365853658537" calcext:value-type="float">
            <text:p>0.5853658537</text:p>
          </table:table-cell>
          <table:table-cell office:value-type="float" office:value="0.634146341463415" calcext:value-type="float">
            <text:p>0.6341463415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0.707317073170732" calcext:value-type="float">
            <text:p>0.7073170732</text:p>
          </table:table-cell>
          <table:table-cell office:value-type="float" office:value="0.731707317073171" calcext:value-type="float">
            <text:p>0.7317073171</text:p>
          </table:table-cell>
          <table:table-cell office:value-type="float" office:value="0.75609756097561" calcext:value-type="float">
            <text:p>0.756097561</text:p>
          </table:table-cell>
          <table:table-cell office:value-type="float" office:value="0.780487804878049" calcext:value-type="float">
            <text:p>0.7804878049</text:p>
          </table:table-cell>
          <table:table-cell office:value-type="float" office:value="0.804878048780488" calcext:value-type="float">
            <text:p>0.8048780488</text:p>
          </table:table-cell>
          <table:table-cell office:value-type="float" office:value="0.829268292682927" calcext:value-type="float">
            <text:p>0.8292682927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0.878048780487805" calcext:value-type="float">
            <text:p>0.8780487805</text:p>
          </table:table-cell>
          <table:table-cell table:number-columns-repeated="2" office:value-type="float" office:value="0.926829268292683" calcext:value-type="float">
            <text:p>0.9268292683</text:p>
          </table:table-cell>
          <table:table-cell office:value-type="float" office:value="0.951219512195122" calcext:value-type="float">
            <text:p>0.9512195122</text:p>
          </table:table-cell>
          <table:table-cell office:value-type="float" office:value="0.926829268292683" calcext:value-type="float">
            <text:p>0.9268292683</text:p>
          </table:table-cell>
          <table:table-cell table:number-columns-repeated="4" office:value-type="float" office:value="0.951219512195122" calcext:value-type="float">
            <text:p>0.9512195122</text:p>
          </table:table-cell>
          <table:table-cell table:number-columns-repeated="31" office:value-type="float" office:value="0.975609756097561" calcext:value-type="float">
            <text:p>0.97560975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952380952381" calcext:value-type="float">
            <text:p>0.5895238095</text:p>
          </table:table-cell>
          <table:table-cell office:value-type="float" office:value="0.596190476190476" calcext:value-type="float">
            <text:p>0.5961904762</text:p>
          </table:table-cell>
          <table:table-cell office:value-type="float" office:value="0.604074074074074" calcext:value-type="float">
            <text:p>0.6040740741</text:p>
          </table:table-cell>
          <table:table-cell office:value-type="float" office:value="0.614656084656085" calcext:value-type="float">
            <text:p>0.6146560847</text:p>
          </table:table-cell>
          <table:table-cell office:value-type="float" office:value="0.630582010582011" calcext:value-type="float">
            <text:p>0.6305820106</text:p>
          </table:table-cell>
          <table:table-cell office:value-type="float" office:value="0.64984126984127" calcext:value-type="float">
            <text:p>0.6498412698</text:p>
          </table:table-cell>
          <table:table-cell office:value-type="float" office:value="0.669259259259259" calcext:value-type="float">
            <text:p>0.6692592593</text:p>
          </table:table-cell>
          <table:table-cell office:value-type="float" office:value="0.683333333333333" calcext:value-type="float">
            <text:p>0.6833333333</text:p>
          </table:table-cell>
          <table:table-cell office:value-type="float" office:value="0.693703703703704" calcext:value-type="float">
            <text:p>0.6937037037</text:p>
          </table:table-cell>
          <table:table-cell office:value-type="float" office:value="0.703333333333333" calcext:value-type="float">
            <text:p>0.7033333333</text:p>
          </table:table-cell>
          <table:table-cell office:value-type="float" office:value="0.731481481481481" calcext:value-type="float">
            <text:p>0.7314814815</text:p>
          </table:table-cell>
          <table:table-cell office:value-type="float" office:value="0.743862433862434" calcext:value-type="float">
            <text:p>0.7438624339</text:p>
          </table:table-cell>
          <table:table-cell office:value-type="float" office:value="0.76994708994709" calcext:value-type="float">
            <text:p>0.7699470899</text:p>
          </table:table-cell>
          <table:table-cell office:value-type="float" office:value="0.775555555555556" calcext:value-type="float">
            <text:p>0.7755555556</text:p>
          </table:table-cell>
          <table:table-cell office:value-type="float" office:value="0.792275132275132" calcext:value-type="float">
            <text:p>0.7922751323</text:p>
          </table:table-cell>
          <table:table-cell office:value-type="float" office:value="0.833280423280423" calcext:value-type="float">
            <text:p>0.8332804233</text:p>
          </table:table-cell>
          <table:table-cell office:value-type="float" office:value="0.841084656084656" calcext:value-type="float">
            <text:p>0.8410846561</text:p>
          </table:table-cell>
          <table:table-cell table:number-columns-repeated="34" office:value-type="float" office:value="0.84531746031746" calcext:value-type="float">
            <text:p>0.8453174603</text:p>
          </table:table-cell>
          <table:table-cell table:number-columns-repeated="3" office:value-type="float" office:value="0.711111111111111" calcext:value-type="float">
            <text:p>0.711111111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0.8" calcext:value-type="float">
            <text:p>0.8</text:p>
          </table:table-cell>
          <table:table-cell office:value-type="float" office:value="0.822222222222222" calcext:value-type="float">
            <text:p>0.8222222222</text:p>
          </table:table-cell>
          <table:table-cell office:value-type="float" office:value="0.8" calcext:value-type="float">
            <text:p>0.8</text:p>
          </table:table-cell>
          <table:table-cell office:value-type="float" office:value="0.844444444444444" calcext:value-type="float">
            <text:p>0.8444444444</text:p>
          </table:table-cell>
          <table:table-cell office:value-type="float" office:value="0.866666666666667" calcext:value-type="float">
            <text:p>0.8666666667</text:p>
          </table:table-cell>
          <table:table-cell office:value-type="float" office:value="0.911111111111111" calcext:value-type="float">
            <text:p>0.9111111111</text:p>
          </table:table-cell>
          <table:table-cell office:value-type="float" office:value="0.888888888888889" calcext:value-type="float">
            <text:p>0.8888888889</text:p>
          </table:table-cell>
          <table:table-cell table:number-columns-repeated="2" office:value-type="float" office:value="0.911111111111111" calcext:value-type="float">
            <text:p>0.9111111111</text:p>
          </table:table-cell>
          <table:table-cell office:value-type="float" office:value="0.955555555555556" calcext:value-type="float">
            <text:p>0.9555555556</text:p>
          </table:table-cell>
          <table:table-cell table:number-columns-repeated="2" office:value-type="float" office:value="0.977777777777778" calcext:value-type="float">
            <text:p>0.9777777778</text:p>
          </table:table-cell>
          <table:table-cell table:number-columns-repeated="3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90966386554622" calcext:value-type="float">
            <text:p>0.5909663866</text:p>
          </table:table-cell>
          <table:table-cell office:value-type="float" office:value="0.60063025210084" calcext:value-type="float">
            <text:p>0.6006302521</text:p>
          </table:table-cell>
          <table:table-cell office:value-type="float" office:value="0.595728291316527" calcext:value-type="float">
            <text:p>0.5957282913</text:p>
          </table:table-cell>
          <table:table-cell office:value-type="float" office:value="0.627591036414566" calcext:value-type="float">
            <text:p>0.6275910364</text:p>
          </table:table-cell>
          <table:table-cell office:value-type="float" office:value="0.637394957983193" calcext:value-type="float">
            <text:p>0.637394958</text:p>
          </table:table-cell>
          <table:table-cell office:value-type="float" office:value="0.654481792717087" calcext:value-type="float">
            <text:p>0.6544817927</text:p>
          </table:table-cell>
          <table:table-cell office:value-type="float" office:value="0.682913165266107" calcext:value-type="float">
            <text:p>0.6829131653</text:p>
          </table:table-cell>
          <table:table-cell office:value-type="float" office:value="0.703361344537815" calcext:value-type="float">
            <text:p>0.7033613445</text:p>
          </table:table-cell>
          <table:table-cell table:number-columns-repeated="43" office:value-type="float" office:value="0.753851540616247" calcext:value-type="float">
            <text:p>0.7538515406</text:p>
          </table:table-cell>
          <table:table-cell office:value-type="float" office:value="0.647058823529412" calcext:value-type="float">
            <text:p>0.6470588235</text:p>
          </table:table-cell>
          <table:table-cell table:number-columns-repeated="2" office:value-type="float" office:value="0.705882352941176" calcext:value-type="float">
            <text:p>0.7058823529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0.823529411764706" calcext:value-type="float">
            <text:p>0.8235294118</text:p>
          </table:table-cell>
          <table:table-cell office:value-type="float" office:value="0.852941176470588" calcext:value-type="float">
            <text:p>0.8529411765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0.970588235294117" calcext:value-type="float">
            <text:p>0.9705882353</text:p>
          </table:table-cell>
          <table:table-cell table:number-columns-repeated="4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6517857142857" calcext:value-type="float">
            <text:p>0.4965178571</text:p>
          </table:table-cell>
          <table:table-cell office:value-type="float" office:value="0.497380952380952" calcext:value-type="float">
            <text:p>0.4973809524</text:p>
          </table:table-cell>
          <table:table-cell office:value-type="float" office:value="0.524464285714286" calcext:value-type="float">
            <text:p>0.5244642857</text:p>
          </table:table-cell>
          <table:table-cell office:value-type="float" office:value="0.543214285714286" calcext:value-type="float">
            <text:p>0.5432142857</text:p>
          </table:table-cell>
          <table:table-cell office:value-type="float" office:value="0.566964285714286" calcext:value-type="float">
            <text:p>0.5669642857</text:p>
          </table:table-cell>
          <table:table-cell office:value-type="float" office:value="0.579047619047619" calcext:value-type="float">
            <text:p>0.579047619</text:p>
          </table:table-cell>
          <table:table-cell office:value-type="float" office:value="0.615714285714286" calcext:value-type="float">
            <text:p>0.6157142857</text:p>
          </table:table-cell>
          <table:table-cell office:value-type="float" office:value="0.620178571428571" calcext:value-type="float">
            <text:p>0.6201785714</text:p>
          </table:table-cell>
          <table:table-cell office:value-type="float" office:value="0.628095238095238" calcext:value-type="float">
            <text:p>0.6280952381</text:p>
          </table:table-cell>
          <table:table-cell office:value-type="float" office:value="0.646845238095238" calcext:value-type="float">
            <text:p>0.6468452381</text:p>
          </table:table-cell>
          <table:table-cell office:value-type="float" office:value="0.694940476190476" calcext:value-type="float">
            <text:p>0.6949404762</text:p>
          </table:table-cell>
          <table:table-cell office:value-type="float" office:value="0.717440476190476" calcext:value-type="float">
            <text:p>0.7174404762</text:p>
          </table:table-cell>
          <table:table-cell office:value-type="float" office:value="0.737678571428572" calcext:value-type="float">
            <text:p>0.7376785714</text:p>
          </table:table-cell>
          <table:table-cell office:value-type="float" office:value="0.765178571428571" calcext:value-type="float">
            <text:p>0.7651785714</text:p>
          </table:table-cell>
          <table:table-cell office:value-type="float" office:value="0.801428571428572" calcext:value-type="float">
            <text:p>0.8014285714</text:p>
          </table:table-cell>
          <table:table-cell office:value-type="float" office:value="0.800119047619048" calcext:value-type="float">
            <text:p>0.8001190476</text:p>
          </table:table-cell>
          <table:table-cell table:number-columns-repeated="35" office:value-type="float" office:value="0.804523809523809" calcext:value-type="float">
            <text:p>0.8045238095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675" calcext:value-type="float">
            <text:p>0.67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725" calcext:value-type="float">
            <text:p>0.725</text:p>
          </table:table-cell>
          <table:table-cell office:value-type="float" office:value="0.75" calcext:value-type="float">
            <text:p>0.75</text:p>
          </table:table-cell>
          <table:table-cell office:value-type="float" office:value="0.775" calcext:value-type="float">
            <text:p>0.775</text:p>
          </table:table-cell>
          <table:table-cell office:value-type="float" office:value="0.8" calcext:value-type="float">
            <text:p>0.8</text:p>
          </table:table-cell>
          <table:table-cell office:value-type="float" office:value="0.825" calcext:value-type="float">
            <text:p>0.825</text:p>
          </table:table-cell>
          <table:table-cell office:value-type="float" office:value="0.85" calcext:value-type="float">
            <text:p>0.85</text:p>
          </table:table-cell>
          <table:table-cell office:value-type="float" office:value="0.875" calcext:value-type="float">
            <text:p>0.875</text:p>
          </table:table-cell>
          <table:table-cell office:value-type="float" office:value="0.925" calcext:value-type="float">
            <text:p>0.925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75" calcext:value-type="float">
            <text:p>0.975</text:p>
          </table:table-cell>
          <table:table-cell table:number-columns-repeated="3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6964285714286" calcext:value-type="float">
            <text:p>0.4569642857</text:p>
          </table:table-cell>
          <table:table-cell office:value-type="float" office:value="0.474880952380952" calcext:value-type="float">
            <text:p>0.4748809524</text:p>
          </table:table-cell>
          <table:table-cell office:value-type="float" office:value="0.487083333333333" calcext:value-type="float">
            <text:p>0.4870833333</text:p>
          </table:table-cell>
          <table:table-cell office:value-type="float" office:value="0.495833333333333" calcext:value-type="float">
            <text:p>0.4958333333</text:p>
          </table:table-cell>
          <table:table-cell office:value-type="float" office:value="0.498184523809524" calcext:value-type="float">
            <text:p>0.4981845238</text:p>
          </table:table-cell>
          <table:table-cell office:value-type="float" office:value="0.521458333333333" calcext:value-type="float">
            <text:p>0.5214583333</text:p>
          </table:table-cell>
          <table:table-cell office:value-type="float" office:value="0.530327380952381" calcext:value-type="float">
            <text:p>0.530327381</text:p>
          </table:table-cell>
          <table:table-cell office:value-type="float" office:value="0.544255952380953" calcext:value-type="float">
            <text:p>0.5442559524</text:p>
          </table:table-cell>
          <table:table-cell office:value-type="float" office:value="0.568839285714286" calcext:value-type="float">
            <text:p>0.5688392857</text:p>
          </table:table-cell>
          <table:table-cell office:value-type="float" office:value="0.581339285714286" calcext:value-type="float">
            <text:p>0.5813392857</text:p>
          </table:table-cell>
          <table:table-cell office:value-type="float" office:value="0.601845238095238" calcext:value-type="float">
            <text:p>0.6018452381</text:p>
          </table:table-cell>
          <table:table-cell office:value-type="float" office:value="0.632261904761905" calcext:value-type="float">
            <text:p>0.6322619048</text:p>
          </table:table-cell>
          <table:table-cell office:value-type="float" office:value="0.643928571428571" calcext:value-type="float">
            <text:p>0.6439285714</text:p>
          </table:table-cell>
          <table:table-cell office:value-type="float" office:value="0.667470238095238" calcext:value-type="float">
            <text:p>0.6674702381</text:p>
          </table:table-cell>
          <table:table-cell office:value-type="float" office:value="0.715565476190476" calcext:value-type="float">
            <text:p>0.7155654762</text:p>
          </table:table-cell>
          <table:table-cell office:value-type="float" office:value="0.716369047619048" calcext:value-type="float">
            <text:p>0.7163690476</text:p>
          </table:table-cell>
          <table:table-cell office:value-type="float" office:value="0.736369047619048" calcext:value-type="float">
            <text:p>0.7363690476</text:p>
          </table:table-cell>
          <table:table-cell office:value-type="float" office:value="0.722202380952381" calcext:value-type="float">
            <text:p>0.722202381</text:p>
          </table:table-cell>
          <table:table-cell office:value-type="float" office:value="0.745059523809524" calcext:value-type="float">
            <text:p>0.7450595238</text:p>
          </table:table-cell>
          <table:table-cell table:number-columns-repeated="32" office:value-type="float" office:value="0.780119047619048" calcext:value-type="float">
            <text:p>0.7801190476</text:p>
          </table:table-cell>
          <table:table-cell office:value-type="float" office:value="0.475" calcext:value-type="float">
            <text:p>0.47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575" calcext:value-type="float">
            <text:p>0.5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675" calcext:value-type="float">
            <text:p>0.675</text:p>
          </table:table-cell>
          <table:table-cell office:value-type="float" office:value="0.7" calcext:value-type="float">
            <text:p>0.7</text:p>
          </table:table-cell>
          <table:table-cell office:value-type="float" office:value="0.725" calcext:value-type="float">
            <text:p>0.725</text:p>
          </table:table-cell>
          <table:table-cell office:value-type="float" office:value="0.775" calcext:value-type="float">
            <text:p>0.775</text:p>
          </table:table-cell>
          <table:table-cell office:value-type="float" office:value="0.8" calcext:value-type="float">
            <text:p>0.8</text:p>
          </table:table-cell>
          <table:table-cell office:value-type="float" office:value="0.825" calcext:value-type="float">
            <text:p>0.825</text:p>
          </table:table-cell>
          <table:table-cell office:value-type="float" office:value="0.85" calcext:value-type="float">
            <text:p>0.8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0.95" calcext:value-type="float">
            <text:p>0.95</text:p>
          </table:table-cell>
          <table:table-cell table:number-columns-repeated="2" office:value-type="float" office:value="0.975" calcext:value-type="float">
            <text:p>0.975</text:p>
          </table:table-cell>
          <table:table-cell table:number-columns-repeated="3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88556851311953" calcext:value-type="float">
            <text:p>0.4885568513</text:p>
          </table:table-cell>
          <table:table-cell office:value-type="float" office:value="0.490986394557823" calcext:value-type="float">
            <text:p>0.4909863946</text:p>
          </table:table-cell>
          <table:table-cell office:value-type="float" office:value="0.500024295432459" calcext:value-type="float">
            <text:p>0.5000242954</text:p>
          </table:table-cell>
          <table:table-cell office:value-type="float" office:value="0.516812439261419" calcext:value-type="float">
            <text:p>0.5168124393</text:p>
          </table:table-cell>
          <table:table-cell office:value-type="float" office:value="0.522278911564626" calcext:value-type="float">
            <text:p>0.5222789116</text:p>
          </table:table-cell>
          <table:table-cell office:value-type="float" office:value="0.532920310981536" calcext:value-type="float">
            <text:p>0.532920311</text:p>
          </table:table-cell>
          <table:table-cell office:value-type="float" office:value="0.549586977648202" calcext:value-type="float">
            <text:p>0.5495869776</text:p>
          </table:table-cell>
          <table:table-cell office:value-type="float" office:value="0.575364431486881" calcext:value-type="float">
            <text:p>0.5753644315</text:p>
          </table:table-cell>
          <table:table-cell office:value-type="float" office:value="0.588581146744412" calcext:value-type="float">
            <text:p>0.5885811467</text:p>
          </table:table-cell>
          <table:table-cell office:value-type="float" office:value="0.592006802721089" calcext:value-type="float">
            <text:p>0.5920068027</text:p>
          </table:table-cell>
          <table:table-cell office:value-type="float" office:value="0.604956268221574" calcext:value-type="float">
            <text:p>0.6049562682</text:p>
          </table:table-cell>
          <table:table-cell office:value-type="float" office:value="0.648275024295432" calcext:value-type="float">
            <text:p>0.6482750243</text:p>
          </table:table-cell>
          <table:table-cell office:value-type="float" office:value="0.651093294460641" calcext:value-type="float">
            <text:p>0.6510932945</text:p>
          </table:table-cell>
          <table:table-cell office:value-type="float" office:value="0.660908649173955" calcext:value-type="float">
            <text:p>0.6609086492</text:p>
          </table:table-cell>
          <table:table-cell office:value-type="float" office:value="0.676530612244898" calcext:value-type="float">
            <text:p>0.6765306122</text:p>
          </table:table-cell>
          <table:table-cell office:value-type="float" office:value="0.706778425655977" calcext:value-type="float">
            <text:p>0.7067784257</text:p>
          </table:table-cell>
          <table:table-cell office:value-type="float" office:value="0.717103984450923" calcext:value-type="float">
            <text:p>0.7171039845</text:p>
          </table:table-cell>
          <table:table-cell office:value-type="float" office:value="0.723226433430515" calcext:value-type="float">
            <text:p>0.7232264334</text:p>
          </table:table-cell>
          <table:table-cell office:value-type="float" office:value="0.738678328474247" calcext:value-type="float">
            <text:p>0.7386783285</text:p>
          </table:table-cell>
          <table:table-cell table:number-columns-repeated="2" office:value-type="float" office:value="0.769630709426628" calcext:value-type="float">
            <text:p>0.7696307094</text:p>
          </table:table-cell>
          <table:table-cell office:value-type="float" office:value="0.788702623906705" calcext:value-type="float">
            <text:p>0.7887026239</text:p>
          </table:table-cell>
          <table:table-cell office:value-type="float" office:value="0.804227405247813" calcext:value-type="float">
            <text:p>0.8042274052</text:p>
          </table:table-cell>
          <table:table-cell office:value-type="float" office:value="0.823153547133139" calcext:value-type="float">
            <text:p>0.8231535471</text:p>
          </table:table-cell>
          <table:table-cell office:value-type="float" office:value="0.84832361516035" calcext:value-type="float">
            <text:p>0.8483236152</text:p>
          </table:table-cell>
          <table:table-cell table:number-columns-repeated="26" office:value-type="float" office:value="0.862414965986395" calcext:value-type="float">
            <text:p>0.862414966</text:p>
          </table:table-cell>
          <table:table-cell office:value-type="float" office:value="0.510204081632653" calcext:value-type="float">
            <text:p>0.5102040816</text:p>
          </table:table-cell>
          <table:table-cell office:value-type="float" office:value="0.530612244897959" calcext:value-type="float">
            <text:p>0.5306122449</text:p>
          </table:table-cell>
          <table:table-cell office:value-type="float" office:value="0.571428571428571" calcext:value-type="float">
            <text:p>0.5714285714</text:p>
          </table:table-cell>
          <table:table-cell table:number-columns-repeated="2" office:value-type="float" office:value="0.591836734693878" calcext:value-type="float">
            <text:p>0.5918367347</text:p>
          </table:table-cell>
          <table:table-cell office:value-type="float" office:value="0.612244897959184" calcext:value-type="float">
            <text:p>0.612244898</text:p>
          </table:table-cell>
          <table:table-cell office:value-type="float" office:value="0.63265306122449" calcext:value-type="float">
            <text:p>0.6326530612</text:p>
          </table:table-cell>
          <table:table-cell office:value-type="float" office:value="0.673469387755102" calcext:value-type="float">
            <text:p>0.6734693878</text:p>
          </table:table-cell>
          <table:table-cell table:number-columns-repeated="2" office:value-type="float" office:value="0.714285714285714" calcext:value-type="float">
            <text:p>0.7142857143</text:p>
          </table:table-cell>
          <table:table-cell office:value-type="float" office:value="0.755102040816326" calcext:value-type="float">
            <text:p>0.7551020408</text:p>
          </table:table-cell>
          <table:table-cell table:number-columns-repeated="2" office:value-type="float" office:value="0.775510204081633" calcext:value-type="float">
            <text:p>0.775510204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0.816326530612245" calcext:value-type="float">
            <text:p>0.8163265306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0.877551020408163" calcext:value-type="float">
            <text:p>0.8775510204</text:p>
          </table:table-cell>
          <table:table-cell table:number-columns-repeated="3" office:value-type="float" office:value="0.897959183673469" calcext:value-type="float">
            <text:p>0.8979591837</text:p>
          </table:table-cell>
          <table:table-cell office:value-type="float" office:value="0.918367346938775" calcext:value-type="float">
            <text:p>0.9183673469</text:p>
          </table:table-cell>
          <table:table-cell office:value-type="float" office:value="0.938775510204082" calcext:value-type="float">
            <text:p>0.9387755102</text:p>
          </table:table-cell>
          <table:table-cell table:number-columns-repeated="28" office:value-type="float" office:value="0.959183673469388" calcext:value-type="float">
            <text:p>0.95918367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78458049886621" calcext:value-type="float">
            <text:p>0.4784580499</text:p>
          </table:table-cell>
          <table:table-cell office:value-type="float" office:value="0.509410430839002" calcext:value-type="float">
            <text:p>0.5094104308</text:p>
          </table:table-cell>
          <table:table-cell office:value-type="float" office:value="0.541326530612245" calcext:value-type="float">
            <text:p>0.5413265306</text:p>
          </table:table-cell>
          <table:table-cell office:value-type="float" office:value="0.561337868480726" calcext:value-type="float">
            <text:p>0.5613378685</text:p>
          </table:table-cell>
          <table:table-cell office:value-type="float" office:value="0.583956916099773" calcext:value-type="float">
            <text:p>0.5839569161</text:p>
          </table:table-cell>
          <table:table-cell office:value-type="float" office:value="0.615362811791383" calcext:value-type="float">
            <text:p>0.6153628118</text:p>
          </table:table-cell>
          <table:table-cell office:value-type="float" office:value="0.620634920634921" calcext:value-type="float">
            <text:p>0.6206349206</text:p>
          </table:table-cell>
          <table:table-cell office:value-type="float" office:value="0.616751700680272" calcext:value-type="float">
            <text:p>0.6167517007</text:p>
          </table:table-cell>
          <table:table-cell office:value-type="float" office:value="0.632681405895692" calcext:value-type="float">
            <text:p>0.6326814059</text:p>
          </table:table-cell>
          <table:table-cell office:value-type="float" office:value="0.667375283446712" calcext:value-type="float">
            <text:p>0.6673752834</text:p>
          </table:table-cell>
          <table:table-cell table:number-columns-repeated="2" office:value-type="float" office:value="0.68656462585034" calcext:value-type="float">
            <text:p>0.6865646259</text:p>
          </table:table-cell>
          <table:table-cell office:value-type="float" office:value="0.709297052154195" calcext:value-type="float">
            <text:p>0.7092970522</text:p>
          </table:table-cell>
          <table:table-cell office:value-type="float" office:value="0.738066893424037" calcext:value-type="float">
            <text:p>0.7380668934</text:p>
          </table:table-cell>
          <table:table-cell office:value-type="float" office:value="0.747137188208617" calcext:value-type="float">
            <text:p>0.7471371882</text:p>
          </table:table-cell>
          <table:table-cell office:value-type="float" office:value="0.796456916099774" calcext:value-type="float">
            <text:p>0.7964569161</text:p>
          </table:table-cell>
          <table:table-cell office:value-type="float" office:value="0.814172335600907" calcext:value-type="float">
            <text:p>0.8141723356</text:p>
          </table:table-cell>
          <table:table-cell office:value-type="float" office:value="0.824092970521542" calcext:value-type="float">
            <text:p>0.8240929705</text:p>
          </table:table-cell>
          <table:table-cell table:number-columns-repeated="33" office:value-type="float" office:value="0.824178004535148" calcext:value-type="float">
            <text:p>0.8241780045</text:p>
          </table:table-cell>
          <table:table-cell office:value-type="float" office:value="0.595238095238095" calcext:value-type="float">
            <text:p>0.5952380952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69047619047619" calcext:value-type="float">
            <text:p>0.6904761905</text:p>
          </table:table-cell>
          <table:table-cell office:value-type="float" office:value="0.714285714285714" calcext:value-type="float">
            <text:p>0.7142857143</text:p>
          </table:table-cell>
          <table:table-cell office:value-type="float" office:value="0.738095238095238" calcext:value-type="float">
            <text:p>0.7380952381</text:p>
          </table:table-cell>
          <table:table-cell office:value-type="float" office:value="0.761904761904762" calcext:value-type="float">
            <text:p>0.7619047619</text:p>
          </table:table-cell>
          <table:table-cell table:number-columns-repeated="2" office:value-type="float" office:value="0.80952380952381" calcext:value-type="float">
            <text:p>0.8095238095</text:p>
          </table:table-cell>
          <table:table-cell table:number-columns-repeated="4" office:value-type="float" office:value="0.833333333333333" calcext:value-type="float">
            <text:p>0.8333333333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0.880952380952381" calcext:value-type="float">
            <text:p>0.880952381</text:p>
          </table:table-cell>
          <table:table-cell office:value-type="float" office:value="0.904761904761905" calcext:value-type="float">
            <text:p>0.9047619048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0.976190476190476" calcext:value-type="float">
            <text:p>0.9761904762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.792124542124542" calcext:value-type="float">
            <text:p>0.7921245421</text:p>
          </table:table-cell>
          <table:table-cell office:value-type="float" office:value="0.80030525030525" calcext:value-type="float">
            <text:p>0.8003052503</text:p>
          </table:table-cell>
          <table:table-cell office:value-type="float" office:value="0.814957264957265" calcext:value-type="float">
            <text:p>0.814957265</text:p>
          </table:table-cell>
          <table:table-cell office:value-type="float" office:value="0.844871794871795" calcext:value-type="float">
            <text:p>0.8448717949</text:p>
          </table:table-cell>
          <table:table-cell office:value-type="float" office:value="0.837179487179487" calcext:value-type="float">
            <text:p>0.8371794872</text:p>
          </table:table-cell>
          <table:table-cell office:value-type="float" office:value="0.845299145299145" calcext:value-type="float">
            <text:p>0.8452991453</text:p>
          </table:table-cell>
          <table:table-cell office:value-type="float" office:value="0.853846153846154" calcext:value-type="float">
            <text:p>0.8538461538</text:p>
          </table:table-cell>
          <table:table-cell table:number-columns-repeated="43" office:value-type="float" office:value="0.867521367521367" calcext:value-type="float">
            <text:p>0.8675213675</text:p>
          </table:table-cell>
          <table:table-cell office:value-type="float" office:value="0.846153846153846" calcext:value-type="float">
            <text:p>0.8461538462</text:p>
          </table:table-cell>
          <table:table-cell office:value-type="float" office:value="0.897435897435897" calcext:value-type="float">
            <text:p>0.8974358974</text:p>
          </table:table-cell>
          <table:table-cell table:number-columns-repeated="2" office:value-type="float" office:value="0.923076923076923" calcext:value-type="float">
            <text:p>0.9230769231</text:p>
          </table:table-cell>
          <table:table-cell table:number-columns-repeated="2" office:value-type="float" office:value="0.948717948717949" calcext:value-type="float">
            <text:p>0.9487179487</text:p>
          </table:table-cell>
          <table:table-cell table:number-columns-repeated="2" office:value-type="float" office:value="0.974358974358974" calcext:value-type="float">
            <text:p>0.9743589744</text:p>
          </table:table-cell>
          <table:table-cell table:number-columns-repeated="4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49561403508772" calcext:value-type="float">
            <text:p>0.4495614035</text:p>
          </table:table-cell>
          <table:table-cell office:value-type="float" office:value="0.465350877192983" calcext:value-type="float">
            <text:p>0.4653508772</text:p>
          </table:table-cell>
          <table:table-cell office:value-type="float" office:value="0.482456140350877" calcext:value-type="float">
            <text:p>0.4824561404</text:p>
          </table:table-cell>
          <table:table-cell office:value-type="float" office:value="0.501754385964912" calcext:value-type="float">
            <text:p>0.501754386</text:p>
          </table:table-cell>
          <table:table-cell office:value-type="float" office:value="0.525438596491228" calcext:value-type="float">
            <text:p>0.5254385965</text:p>
          </table:table-cell>
          <table:table-cell office:value-type="float" office:value="0.550375939849624" calcext:value-type="float">
            <text:p>0.5503759398</text:p>
          </table:table-cell>
          <table:table-cell office:value-type="float" office:value="0.562280701754386" calcext:value-type="float">
            <text:p>0.5622807018</text:p>
          </table:table-cell>
          <table:table-cell office:value-type="float" office:value="0.595676691729323" calcext:value-type="float">
            <text:p>0.5956766917</text:p>
          </table:table-cell>
          <table:table-cell table:number-columns-repeated="3" office:value-type="float" office:value="0.618483709273183" calcext:value-type="float">
            <text:p>0.6184837093</text:p>
          </table:table-cell>
          <table:table-cell office:value-type="float" office:value="0.649624060150376" calcext:value-type="float">
            <text:p>0.6496240602</text:p>
          </table:table-cell>
          <table:table-cell office:value-type="float" office:value="0.647431077694236" calcext:value-type="float">
            <text:p>0.6474310777</text:p>
          </table:table-cell>
          <table:table-cell office:value-type="float" office:value="0.647556390977444" calcext:value-type="float">
            <text:p>0.647556391</text:p>
          </table:table-cell>
          <table:table-cell office:value-type="float" office:value="0.648245614035088" calcext:value-type="float">
            <text:p>0.648245614</text:p>
          </table:table-cell>
          <table:table-cell table:number-columns-repeated="36" office:value-type="float" office:value="0.645614035087719" calcext:value-type="float">
            <text:p>0.6456140351</text:p>
          </table:table-cell>
          <table:table-cell office:value-type="float" office:value="0.5" calcext:value-type="float">
            <text:p>0.5</text:p>
          </table:table-cell>
          <table:table-cell office:value-type="float" office:value="0.526315789473684" calcext:value-type="float">
            <text:p>0.5263157895</text:p>
          </table:table-cell>
          <table:table-cell office:value-type="float" office:value="0.578947368421053" calcext:value-type="float">
            <text:p>0.5789473684</text:p>
          </table:table-cell>
          <table:table-cell office:value-type="float" office:value="0.631578947368421" calcext:value-type="float">
            <text:p>0.6315789474</text:p>
          </table:table-cell>
          <table:table-cell office:value-type="float" office:value="0.657894736842105" calcext:value-type="float">
            <text:p>0.6578947368</text:p>
          </table:table-cell>
          <table:table-cell office:value-type="float" office:value="0.710526315789474" calcext:value-type="float">
            <text:p>0.7105263158</text:p>
          </table:table-cell>
          <table:table-cell table:number-columns-repeated="5" office:value-type="float" office:value="0.736842105263158" calcext:value-type="float">
            <text:p>0.7368421053</text:p>
          </table:table-cell>
          <table:table-cell office:value-type="float" office:value="0.789473684210526" calcext:value-type="float">
            <text:p>0.7894736842</text:p>
          </table:table-cell>
          <table:table-cell office:value-type="float" office:value="0.81578947368421" calcext:value-type="float">
            <text:p>0.8157894737</text:p>
          </table:table-cell>
          <table:table-cell table:number-columns-repeated="2" office:value-type="float" office:value="0.842105263157895" calcext:value-type="float">
            <text:p>0.8421052632</text:p>
          </table:table-cell>
          <table:table-cell table:number-columns-repeated="36" office:value-type="float" office:value="0.868421052631579" calcext:value-type="float">
            <text:p>0.86842105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77405247813411" calcext:value-type="float">
            <text:p>0.5774052478</text:p>
          </table:table-cell>
          <table:table-cell office:value-type="float" office:value="0.585325558794947" calcext:value-type="float">
            <text:p>0.5853255588</text:p>
          </table:table-cell>
          <table:table-cell office:value-type="float" office:value="0.609475218658892" calcext:value-type="float">
            <text:p>0.6094752187</text:p>
          </table:table-cell>
          <table:table-cell office:value-type="float" office:value="0.620845481049563" calcext:value-type="float">
            <text:p>0.620845481</text:p>
          </table:table-cell>
          <table:table-cell office:value-type="float" office:value="0.626044703595724" calcext:value-type="float">
            <text:p>0.6260447036</text:p>
          </table:table-cell>
          <table:table-cell office:value-type="float" office:value="0.633794946550049" calcext:value-type="float">
            <text:p>0.6337949466</text:p>
          </table:table-cell>
          <table:table-cell office:value-type="float" office:value="0.655466472303207" calcext:value-type="float">
            <text:p>0.6554664723</text:p>
          </table:table-cell>
          <table:table-cell office:value-type="float" office:value="0.672862001943634" calcext:value-type="float">
            <text:p>0.6728620019</text:p>
          </table:table-cell>
          <table:table-cell office:value-type="float" office:value="0.695796890184645" calcext:value-type="float">
            <text:p>0.6957968902</text:p>
          </table:table-cell>
          <table:table-cell table:number-columns-repeated="7" office:value-type="float" office:value="0.706292517006803" calcext:value-type="float">
            <text:p>0.706292517</text:p>
          </table:table-cell>
          <table:table-cell office:value-type="float" office:value="0.724101068999028" calcext:value-type="float">
            <text:p>0.724101069</text:p>
          </table:table-cell>
          <table:table-cell office:value-type="float" office:value="0.733357628765792" calcext:value-type="float">
            <text:p>0.7333576288</text:p>
          </table:table-cell>
          <table:table-cell table:number-columns-repeated="33" office:value-type="float" office:value="0.762827988338192" calcext:value-type="float">
            <text:p>0.7628279883</text:p>
          </table:table-cell>
          <table:table-cell office:value-type="float" office:value="0.693877551020408" calcext:value-type="float">
            <text:p>0.693877551</text:p>
          </table:table-cell>
          <table:table-cell table:number-columns-repeated="2" office:value-type="float" office:value="0.673469387755102" calcext:value-type="float">
            <text:p>0.6734693878</text:p>
          </table:table-cell>
          <table:table-cell office:value-type="float" office:value="0.73469387755102" calcext:value-type="float">
            <text:p>0.7346938776</text:p>
          </table:table-cell>
          <table:table-cell office:value-type="float" office:value="0.755102040816326" calcext:value-type="float">
            <text:p>0.7551020408</text:p>
          </table:table-cell>
          <table:table-cell table:number-columns-repeated="4" office:value-type="float" office:value="0.795918367346939" calcext:value-type="float">
            <text:p>0.7959183673</text:p>
          </table:table-cell>
          <table:table-cell table:number-columns-repeated="7" office:value-type="float" office:value="0.836734693877551" calcext:value-type="float">
            <text:p>0.8367346939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0.877551020408163" calcext:value-type="float">
            <text:p>0.8775510204</text:p>
          </table:table-cell>
          <table:table-cell table:number-columns-repeated="33" office:value-type="float" office:value="0.918367346938775" calcext:value-type="float">
            <text:p>0.91836734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60739087301587" calcext:value-type="float">
            <text:p>0.5607390873</text:p>
          </table:table-cell>
          <table:table-cell office:value-type="float" office:value="0.576364087301587" calcext:value-type="float">
            <text:p>0.5763640873</text:p>
          </table:table-cell>
          <table:table-cell office:value-type="float" office:value="0.589012896825397" calcext:value-type="float">
            <text:p>0.5890128968</text:p>
          </table:table-cell>
          <table:table-cell office:value-type="float" office:value="0.60203373015873" calcext:value-type="float">
            <text:p>0.6020337302</text:p>
          </table:table-cell>
          <table:table-cell office:value-type="float" office:value="0.629414682539683" calcext:value-type="float">
            <text:p>0.6294146825</text:p>
          </table:table-cell>
          <table:table-cell office:value-type="float" office:value="0.638368055555556" calcext:value-type="float">
            <text:p>0.6383680556</text:p>
          </table:table-cell>
          <table:table-cell office:value-type="float" office:value="0.656969246031746" calcext:value-type="float">
            <text:p>0.656969246</text:p>
          </table:table-cell>
          <table:table-cell office:value-type="float" office:value="0.67562003968254" calcext:value-type="float">
            <text:p>0.6756200397</text:p>
          </table:table-cell>
          <table:table-cell office:value-type="float" office:value="0.692212301587302" calcext:value-type="float">
            <text:p>0.6922123016</text:p>
          </table:table-cell>
          <table:table-cell office:value-type="float" office:value="0.701289682539683" calcext:value-type="float">
            <text:p>0.7012896825</text:p>
          </table:table-cell>
          <table:table-cell office:value-type="float" office:value="0.729117063492064" calcext:value-type="float">
            <text:p>0.7291170635</text:p>
          </table:table-cell>
          <table:table-cell office:value-type="float" office:value="0.755853174603175" calcext:value-type="float">
            <text:p>0.7558531746</text:p>
          </table:table-cell>
          <table:table-cell office:value-type="float" office:value="0.779340277777778" calcext:value-type="float">
            <text:p>0.7793402778</text:p>
          </table:table-cell>
          <table:table-cell table:number-columns-repeated="2" office:value-type="float" office:value="0.806150793650794" calcext:value-type="float">
            <text:p>0.8061507937</text:p>
          </table:table-cell>
          <table:table-cell office:value-type="float" office:value="0.817584325396826" calcext:value-type="float">
            <text:p>0.8175843254</text:p>
          </table:table-cell>
          <table:table-cell table:number-columns-repeated="2" office:value-type="float" office:value="0.817683531746032" calcext:value-type="float">
            <text:p>0.8176835317</text:p>
          </table:table-cell>
          <table:table-cell office:value-type="float" office:value="0.826711309523809" calcext:value-type="float">
            <text:p>0.8267113095</text:p>
          </table:table-cell>
          <table:table-cell table:number-columns-repeated="32" office:value-type="float" office:value="0.83328373015873" calcext:value-type="float">
            <text:p>0.8332837302</text:p>
          </table:table-cell>
          <table:table-cell office:value-type="float" office:value="0.625" calcext:value-type="float">
            <text:p>0.625</text:p>
          </table:table-cell>
          <table:table-cell office:value-type="float" office:value="0.645833333333333" calcext:value-type="float">
            <text:p>0.6458333333</text:p>
          </table:table-cell>
          <table:table-cell office:value-type="float" office:value="0.708333333333333" calcext:value-type="float">
            <text:p>0.7083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770833333333333" calcext:value-type="float">
            <text:p>0.770833333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854166666666667" calcext:value-type="float">
            <text:p>0.8541666667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875" calcext:value-type="float">
            <text:p>0.875</text:p>
          </table:table-cell>
          <table:table-cell office:value-type="float" office:value="0.895833333333333" calcext:value-type="float">
            <text:p>0.8958333333</text:p>
          </table:table-cell>
          <table:table-cell office:value-type="float" office:value="0.916666666666667" calcext:value-type="float">
            <text:p>0.9166666667</text:p>
          </table:table-cell>
          <table:table-cell table:number-columns-repeated="3" office:value-type="float" office:value="0.9375" calcext:value-type="float">
            <text:p>0.9375</text:p>
          </table:table-cell>
          <table:table-cell table:number-columns-repeated="3" office:value-type="float" office:value="0.958333333333333" calcext:value-type="float">
            <text:p>0.9583333333</text:p>
          </table:table-cell>
          <table:table-cell table:number-columns-repeated="33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18042328042328" calcext:value-type="float">
            <text:p>0.518042328</text:p>
          </table:table-cell>
          <table:table-cell office:value-type="float" office:value="0.514920634920635" calcext:value-type="float">
            <text:p>0.5149206349</text:p>
          </table:table-cell>
          <table:table-cell office:value-type="float" office:value="0.549047619047619" calcext:value-type="float">
            <text:p>0.549047619</text:p>
          </table:table-cell>
          <table:table-cell office:value-type="float" office:value="0.553650793650794" calcext:value-type="float">
            <text:p>0.5536507937</text:p>
          </table:table-cell>
          <table:table-cell table:number-columns-repeated="2" office:value-type="float" office:value="0.557962962962963" calcext:value-type="float">
            <text:p>0.557962963</text:p>
          </table:table-cell>
          <table:table-cell office:value-type="float" office:value="0.549444444444444" calcext:value-type="float">
            <text:p>0.5494444444</text:p>
          </table:table-cell>
          <table:table-cell office:value-type="float" office:value="0.551904761904762" calcext:value-type="float">
            <text:p>0.5519047619</text:p>
          </table:table-cell>
          <table:table-cell office:value-type="float" office:value="0.587063492063492" calcext:value-type="float">
            <text:p>0.5870634921</text:p>
          </table:table-cell>
          <table:table-cell office:value-type="float" office:value="0.59457671957672" calcext:value-type="float">
            <text:p>0.5945767196</text:p>
          </table:table-cell>
          <table:table-cell office:value-type="float" office:value="0.613544973544973" calcext:value-type="float">
            <text:p>0.6135449735</text:p>
          </table:table-cell>
          <table:table-cell office:value-type="float" office:value="0.639470899470899" calcext:value-type="float">
            <text:p>0.6394708995</text:p>
          </table:table-cell>
          <table:table-cell office:value-type="float" office:value="0.648941798941799" calcext:value-type="float">
            <text:p>0.6489417989</text:p>
          </table:table-cell>
          <table:table-cell office:value-type="float" office:value="0.657460317460317" calcext:value-type="float">
            <text:p>0.6574603175</text:p>
          </table:table-cell>
          <table:table-cell table:number-columns-repeated="4" office:value-type="float" office:value="0.668862433862434" calcext:value-type="float">
            <text:p>0.6688624339</text:p>
          </table:table-cell>
          <table:table-cell office:value-type="float" office:value="0.679814814814815" calcext:value-type="float">
            <text:p>0.6798148148</text:p>
          </table:table-cell>
          <table:table-cell table:number-columns-repeated="2" office:value-type="float" office:value="0.718174603174603" calcext:value-type="float">
            <text:p>0.7181746032</text:p>
          </table:table-cell>
          <table:table-cell office:value-type="float" office:value="0.732222222222222" calcext:value-type="float">
            <text:p>0.7322222222</text:p>
          </table:table-cell>
          <table:table-cell table:number-columns-repeated="2" office:value-type="float" office:value="0.74484126984127" calcext:value-type="float">
            <text:p>0.7448412698</text:p>
          </table:table-cell>
          <table:table-cell office:value-type="float" office:value="0.757566137566138" calcext:value-type="float">
            <text:p>0.7575661376</text:p>
          </table:table-cell>
          <table:table-cell table:number-columns-repeated="4" office:value-type="float" office:value="0.766349206349206" calcext:value-type="float">
            <text:p>0.7663492063</text:p>
          </table:table-cell>
          <table:table-cell office:value-type="float" office:value="0.764312169312169" calcext:value-type="float">
            <text:p>0.7643121693</text:p>
          </table:table-cell>
          <table:table-cell office:value-type="float" office:value="0.781693121693122" calcext:value-type="float">
            <text:p>0.7816931217</text:p>
          </table:table-cell>
          <table:table-cell office:value-type="float" office:value="0.81489417989418" calcext:value-type="float">
            <text:p>0.8148941799</text:p>
          </table:table-cell>
          <table:table-cell table:number-columns-repeated="19" office:value-type="float" office:value="0.837460317460317" calcext:value-type="float">
            <text:p>0.8374603175</text:p>
          </table:table-cell>
          <table:table-cell office:value-type="float" office:value="0.511111111111111" calcext:value-type="float">
            <text:p>0.5111111111</text:p>
          </table:table-cell>
          <table:table-cell office:value-type="float" office:value="0.555555555555556" calcext:value-type="float">
            <text:p>0.5555555556</text:p>
          </table:table-cell>
          <table:table-cell office:value-type="float" office:value="0.577777777777778" calcext:value-type="float">
            <text:p>0.5777777778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622222222222222" calcext:value-type="float">
            <text:p>0.6222222222</text:p>
          </table:table-cell>
          <table:table-cell office:value-type="float" office:value="0.644444444444444" calcext:value-type="float">
            <text:p>0.6444444444</text:p>
          </table:table-cell>
          <table:table-cell office:value-type="float" office:value="0.666666666666667" calcext:value-type="float">
            <text:p>0.6666666667</text:p>
          </table:table-cell>
          <table:table-cell table:number-columns-repeated="2" office:value-type="float" office:value="0.688888888888889" calcext:value-type="float">
            <text:p>0.6888888889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0.777777777777778" calcext:value-type="float">
            <text:p>0.7777777778</text:p>
          </table:table-cell>
          <table:table-cell table:number-columns-repeated="2" office:value-type="float" office:value="0.822222222222222" calcext:value-type="float">
            <text:p>0.8222222222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6" office:value-type="float" office:value="0.844444444444444" calcext:value-type="float">
            <text:p>0.8444444444</text:p>
          </table:table-cell>
          <table:table-cell office:value-type="float" office:value="0.822222222222222" calcext:value-type="float">
            <text:p>0.8222222222</text:p>
          </table:table-cell>
          <table:table-cell table:number-columns-repeated="4" office:value-type="float" office:value="0.844444444444444" calcext:value-type="float">
            <text:p>0.8444444444</text:p>
          </table:table-cell>
          <table:table-cell table:number-columns-repeated="2" office:value-type="float" office:value="0.866666666666667" calcext:value-type="float">
            <text:p>0.8666666667</text:p>
          </table:table-cell>
          <table:table-cell table:number-columns-repeated="20" office:value-type="float" office:value="0.911111111111111" calcext:value-type="float">
            <text:p>0.91111111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3544973544974" calcext:value-type="float">
            <text:p>0.4535449735</text:p>
          </table:table-cell>
          <table:table-cell office:value-type="float" office:value="0.461640211640212" calcext:value-type="float">
            <text:p>0.4616402116</text:p>
          </table:table-cell>
          <table:table-cell office:value-type="float" office:value="0.465873015873016" calcext:value-type="float">
            <text:p>0.4658730159</text:p>
          </table:table-cell>
          <table:table-cell office:value-type="float" office:value="0.479973544973545" calcext:value-type="float">
            <text:p>0.479973545</text:p>
          </table:table-cell>
          <table:table-cell office:value-type="float" office:value="0.481825396825397" calcext:value-type="float">
            <text:p>0.4818253968</text:p>
          </table:table-cell>
          <table:table-cell office:value-type="float" office:value="0.488888888888889" calcext:value-type="float">
            <text:p>0.4888888889</text:p>
          </table:table-cell>
          <table:table-cell office:value-type="float" office:value="0.5" calcext:value-type="float">
            <text:p>0.5</text:p>
          </table:table-cell>
          <table:table-cell office:value-type="float" office:value="0.52521164021164" calcext:value-type="float">
            <text:p>0.5252116402</text:p>
          </table:table-cell>
          <table:table-cell office:value-type="float" office:value="0.535846560846561" calcext:value-type="float">
            <text:p>0.5358465608</text:p>
          </table:table-cell>
          <table:table-cell office:value-type="float" office:value="0.556957671957672" calcext:value-type="float">
            <text:p>0.556957672</text:p>
          </table:table-cell>
          <table:table-cell office:value-type="float" office:value="0.585291005291005" calcext:value-type="float">
            <text:p>0.5852910053</text:p>
          </table:table-cell>
          <table:table-cell office:value-type="float" office:value="0.607883597883598" calcext:value-type="float">
            <text:p>0.6078835979</text:p>
          </table:table-cell>
          <table:table-cell office:value-type="float" office:value="0.612063492063492" calcext:value-type="float">
            <text:p>0.6120634921</text:p>
          </table:table-cell>
          <table:table-cell office:value-type="float" office:value="0.63010582010582" calcext:value-type="float">
            <text:p>0.6301058201</text:p>
          </table:table-cell>
          <table:table-cell office:value-type="float" office:value="0.659259259259259" calcext:value-type="float">
            <text:p>0.6592592593</text:p>
          </table:table-cell>
          <table:table-cell office:value-type="float" office:value="0.697592592592592" calcext:value-type="float">
            <text:p>0.6975925926</text:p>
          </table:table-cell>
          <table:table-cell table:number-columns-repeated="3" office:value-type="float" office:value="0.710661375661376" calcext:value-type="float">
            <text:p>0.7106613757</text:p>
          </table:table-cell>
          <table:table-cell office:value-type="float" office:value="0.725899470899471" calcext:value-type="float">
            <text:p>0.7258994709</text:p>
          </table:table-cell>
          <table:table-cell office:value-type="float" office:value="0.740925925925926" calcext:value-type="float">
            <text:p>0.7409259259</text:p>
          </table:table-cell>
          <table:table-cell office:value-type="float" office:value="0.752354497354497" calcext:value-type="float">
            <text:p>0.7523544974</text:p>
          </table:table-cell>
          <table:table-cell office:value-type="float" office:value="0.76" calcext:value-type="float">
            <text:p>0.76</text:p>
          </table:table-cell>
          <table:table-cell office:value-type="float" office:value="0.801190476190476" calcext:value-type="float">
            <text:p>0.8011904762</text:p>
          </table:table-cell>
          <table:table-cell office:value-type="float" office:value="0.807116402116403" calcext:value-type="float">
            <text:p>0.8071164021</text:p>
          </table:table-cell>
          <table:table-cell table:number-columns-repeated="26" office:value-type="float" office:value="0.822671957671958" calcext:value-type="float">
            <text:p>0.8226719577</text:p>
          </table:table-cell>
          <table:table-cell office:value-type="float" office:value="0.466666666666667" calcext:value-type="float">
            <text:p>0.4666666667</text:p>
          </table:table-cell>
          <table:table-cell table:number-columns-repeated="2" office:value-type="float" office:value="0.511111111111111" calcext:value-type="float">
            <text:p>0.5111111111</text:p>
          </table:table-cell>
          <table:table-cell office:value-type="float" office:value="0.555555555555556" calcext:value-type="float">
            <text:p>0.5555555556</text:p>
          </table:table-cell>
          <table:table-cell office:value-type="float" office:value="0.6" calcext:value-type="float">
            <text:p>0.6</text:p>
          </table:table-cell>
          <table:table-cell office:value-type="float" office:value="0.622222222222222" calcext:value-type="float">
            <text:p>0.6222222222</text:p>
          </table:table-cell>
          <table:table-cell office:value-type="float" office:value="0.644444444444444" calcext:value-type="float">
            <text:p>0.6444444444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688888888888889" calcext:value-type="float">
            <text:p>0.6888888889</text:p>
          </table:table-cell>
          <table:table-cell office:value-type="float" office:value="0.711111111111111" calcext:value-type="float">
            <text:p>0.711111111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0.822222222222222" calcext:value-type="float">
            <text:p>0.8222222222</text:p>
          </table:table-cell>
          <table:table-cell office:value-type="float" office:value="0.844444444444444" calcext:value-type="float">
            <text:p>0.8444444444</text:p>
          </table:table-cell>
          <table:table-cell office:value-type="float" office:value="0.866666666666667" calcext:value-type="float">
            <text:p>0.8666666667</text:p>
          </table:table-cell>
          <table:table-cell table:number-columns-repeated="4" office:value-type="float" office:value="0.888888888888889" calcext:value-type="float">
            <text:p>0.8888888889</text:p>
          </table:table-cell>
          <table:table-cell office:value-type="float" office:value="0.933333333333333" calcext:value-type="float">
            <text:p>0.9333333333</text:p>
          </table:table-cell>
          <table:table-cell office:value-type="float" office:value="0.911111111111111" calcext:value-type="float">
            <text:p>0.9111111111</text:p>
          </table:table-cell>
          <table:table-cell office:value-type="float" office:value="0.933333333333333" calcext:value-type="float">
            <text:p>0.9333333333</text:p>
          </table:table-cell>
          <table:table-cell office:value-type="float" office:value="0.955555555555556" calcext:value-type="float">
            <text:p>0.9555555556</text:p>
          </table:table-cell>
          <table:table-cell office:value-type="float" office:value="0.977777777777778" calcext:value-type="float">
            <text:p>0.9777777778</text:p>
          </table:table-cell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78183831672204" calcext:value-type="float">
            <text:p>0.4781838317</text:p>
          </table:table-cell>
          <table:table-cell office:value-type="float" office:value="0.488925802879291" calcext:value-type="float">
            <text:p>0.4889258029</text:p>
          </table:table-cell>
          <table:table-cell office:value-type="float" office:value="0.516389811738649" calcext:value-type="float">
            <text:p>0.5163898117</text:p>
          </table:table-cell>
          <table:table-cell office:value-type="float" office:value="0.523311184939092" calcext:value-type="float">
            <text:p>0.5233111849</text:p>
          </table:table-cell>
          <table:table-cell office:value-type="float" office:value="0.554152823920266" calcext:value-type="float">
            <text:p>0.5541528239</text:p>
          </table:table-cell>
          <table:table-cell office:value-type="float" office:value="0.577906976744186" calcext:value-type="float">
            <text:p>0.5779069767</text:p>
          </table:table-cell>
          <table:table-cell office:value-type="float" office:value="0.621373200442968" calcext:value-type="float">
            <text:p>0.6213732004</text:p>
          </table:table-cell>
          <table:table-cell office:value-type="float" office:value="0.638815060908084" calcext:value-type="float">
            <text:p>0.6388150609</text:p>
          </table:table-cell>
          <table:table-cell office:value-type="float" office:value="0.645293466223699" calcext:value-type="float">
            <text:p>0.6452934662</text:p>
          </table:table-cell>
          <table:table-cell office:value-type="float" office:value="0.671594684385382" calcext:value-type="float">
            <text:p>0.6715946844</text:p>
          </table:table-cell>
          <table:table-cell office:value-type="float" office:value="0.674307862679956" calcext:value-type="float">
            <text:p>0.6743078627</text:p>
          </table:table-cell>
          <table:table-cell office:value-type="float" office:value="0.692912513842746" calcext:value-type="float">
            <text:p>0.6929125138</text:p>
          </table:table-cell>
          <table:table-cell office:value-type="float" office:value="0.719767441860465" calcext:value-type="float">
            <text:p>0.7197674419</text:p>
          </table:table-cell>
          <table:table-cell office:value-type="float" office:value="0.739590254706534" calcext:value-type="float">
            <text:p>0.7395902547</text:p>
          </table:table-cell>
          <table:table-cell office:value-type="float" office:value="0.758970099667774" calcext:value-type="float">
            <text:p>0.7589700997</text:p>
          </table:table-cell>
          <table:table-cell office:value-type="float" office:value="0.782225913621263" calcext:value-type="float">
            <text:p>0.7822259136</text:p>
          </table:table-cell>
          <table:table-cell office:value-type="float" office:value="0.808361018826135" calcext:value-type="float">
            <text:p>0.8083610188</text:p>
          </table:table-cell>
          <table:table-cell table:number-columns-repeated="34" office:value-type="float" office:value="0.816057585825028" calcext:value-type="float">
            <text:p>0.8160575858</text:p>
          </table:table-cell>
          <table:table-cell office:value-type="float" office:value="0.604651162790698" calcext:value-type="float">
            <text:p>0.6046511628</text:p>
          </table:table-cell>
          <table:table-cell table:number-columns-repeated="2" office:value-type="float" office:value="0.627906976744186" calcext:value-type="float">
            <text:p>0.6279069767</text:p>
          </table:table-cell>
          <table:table-cell office:value-type="float" office:value="0.651162790697674" calcext:value-type="float">
            <text:p>0.6511627907</text:p>
          </table:table-cell>
          <table:table-cell office:value-type="float" office:value="0.72093023255814" calcext:value-type="float">
            <text:p>0.7209302326</text:p>
          </table:table-cell>
          <table:table-cell office:value-type="float" office:value="0.744186046511628" calcext:value-type="float">
            <text:p>0.7441860465</text:p>
          </table:table-cell>
          <table:table-cell table:number-columns-repeated="2" office:value-type="float" office:value="0.767441860465116" calcext:value-type="float">
            <text:p>0.7674418605</text:p>
          </table:table-cell>
          <table:table-cell office:value-type="float" office:value="0.790697674418605" calcext:value-type="float">
            <text:p>0.7906976744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0.837209302325581" calcext:value-type="float">
            <text:p>0.8372093023</text:p>
          </table:table-cell>
          <table:table-cell office:value-type="float" office:value="0.883720930232558" calcext:value-type="float">
            <text:p>0.8837209302</text:p>
          </table:table-cell>
          <table:table-cell office:value-type="float" office:value="0.906976744186046" calcext:value-type="float">
            <text:p>0.9069767442</text:p>
          </table:table-cell>
          <table:table-cell table:number-columns-repeated="2" office:value-type="float" office:value="0.930232558139535" calcext:value-type="float">
            <text:p>0.9302325581</text:p>
          </table:table-cell>
          <table:table-cell office:value-type="float" office:value="0.953488372093023" calcext:value-type="float">
            <text:p>0.9534883721</text:p>
          </table:table-cell>
          <table:table-cell office:value-type="float" office:value="0.976744186046512" calcext:value-type="float">
            <text:p>0.976744186</text:p>
          </table:table-cell>
          <table:table-cell table:number-columns-repeated="3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66216216216216" calcext:value-type="float">
            <text:p>0.4662162162</text:p>
          </table:table-cell>
          <table:table-cell office:value-type="float" office:value="0.47972972972973" calcext:value-type="float">
            <text:p>0.4797297297</text:p>
          </table:table-cell>
          <table:table-cell office:value-type="float" office:value="0.518468468468469" calcext:value-type="float">
            <text:p>0.5184684685</text:p>
          </table:table-cell>
          <table:table-cell office:value-type="float" office:value="0.531531531531532" calcext:value-type="float">
            <text:p>0.5315315315</text:p>
          </table:table-cell>
          <table:table-cell office:value-type="float" office:value="0.541891891891892" calcext:value-type="float">
            <text:p>0.5418918919</text:p>
          </table:table-cell>
          <table:table-cell office:value-type="float" office:value="0.562612612612613" calcext:value-type="float">
            <text:p>0.5626126126</text:p>
          </table:table-cell>
          <table:table-cell office:value-type="float" office:value="0.592792792792793" calcext:value-type="float">
            <text:p>0.5927927928</text:p>
          </table:table-cell>
          <table:table-cell office:value-type="float" office:value="0.615765765765766" calcext:value-type="float">
            <text:p>0.6157657658</text:p>
          </table:table-cell>
          <table:table-cell office:value-type="float" office:value="0.643243243243243" calcext:value-type="float">
            <text:p>0.6432432432</text:p>
          </table:table-cell>
          <table:table-cell office:value-type="float" office:value="0.660810810810811" calcext:value-type="float">
            <text:p>0.6608108108</text:p>
          </table:table-cell>
          <table:table-cell office:value-type="float" office:value="0.683333333333333" calcext:value-type="float">
            <text:p>0.6833333333</text:p>
          </table:table-cell>
          <table:table-cell office:value-type="float" office:value="0.704504504504505" calcext:value-type="float">
            <text:p>0.7045045045</text:p>
          </table:table-cell>
          <table:table-cell office:value-type="float" office:value="0.713513513513514" calcext:value-type="float">
            <text:p>0.7135135135</text:p>
          </table:table-cell>
          <table:table-cell office:value-type="float" office:value="0.727477477477478" calcext:value-type="float">
            <text:p>0.7274774775</text:p>
          </table:table-cell>
          <table:table-cell office:value-type="float" office:value="0.737837837837838" calcext:value-type="float">
            <text:p>0.7378378378</text:p>
          </table:table-cell>
          <table:table-cell office:value-type="float" office:value="0.753153153153153" calcext:value-type="float">
            <text:p>0.7531531532</text:p>
          </table:table-cell>
          <table:table-cell office:value-type="float" office:value="0.76036036036036" calcext:value-type="float">
            <text:p>0.7603603604</text:p>
          </table:table-cell>
          <table:table-cell table:number-columns-repeated="34" office:value-type="float" office:value="0.783333333333333" calcext:value-type="float">
            <text:p>0.7833333333</text:p>
          </table:table-cell>
          <table:table-cell office:value-type="float" office:value="0.513513513513513" calcext:value-type="float">
            <text:p>0.5135135135</text:p>
          </table:table-cell>
          <table:table-cell office:value-type="float" office:value="0.540540540540541" calcext:value-type="float">
            <text:p>0.5405405405</text:p>
          </table:table-cell>
          <table:table-cell office:value-type="float" office:value="0.594594594594595" calcext:value-type="float">
            <text:p>0.5945945946</text:p>
          </table:table-cell>
          <table:table-cell office:value-type="float" office:value="0.648648648648649" calcext:value-type="float">
            <text:p>0.6486486486</text:p>
          </table:table-cell>
          <table:table-cell office:value-type="float" office:value="0.675675675675676" calcext:value-type="float">
            <text:p>0.6756756757</text:p>
          </table:table-cell>
          <table:table-cell office:value-type="float" office:value="0.72972972972973" calcext:value-type="float">
            <text:p>0.7297297297</text:p>
          </table:table-cell>
          <table:table-cell office:value-type="float" office:value="0.783783783783784" calcext:value-type="float">
            <text:p>0.7837837838</text:p>
          </table:table-cell>
          <table:table-cell office:value-type="float" office:value="0.810810810810811" calcext:value-type="float">
            <text:p>0.8108108108</text:p>
          </table:table-cell>
          <table:table-cell table:number-columns-repeated="3" office:value-type="float" office:value="0.837837837837838" calcext:value-type="float">
            <text:p>0.8378378378</text:p>
          </table:table-cell>
          <table:table-cell office:value-type="float" office:value="0.864864864864865" calcext:value-type="float">
            <text:p>0.8648648649</text:p>
          </table:table-cell>
          <table:table-cell office:value-type="float" office:value="0.891891891891892" calcext:value-type="float">
            <text:p>0.8918918919</text:p>
          </table:table-cell>
          <table:table-cell office:value-type="float" office:value="0.918918918918919" calcext:value-type="float">
            <text:p>0.9189189189</text:p>
          </table:table-cell>
          <table:table-cell table:number-columns-repeated="2" office:value-type="float" office:value="0.945945945945946" calcext:value-type="float">
            <text:p>0.9459459459</text:p>
          </table:table-cell>
          <table:table-cell office:value-type="float" office:value="0.972972972972973" calcext:value-type="float">
            <text:p>0.972972973</text:p>
          </table:table-cell>
          <table:table-cell table:number-columns-repeated="34" office:value-type="float" office:value="1" calcext:value-type="float">
            <text:p>1</text:p>
          </table:table-cell>
        </table:table-row>
      </table:table>
      <table:table table:name="nearest_3_7" table:style-name="ta1">
        <table:table-column table:style-name="co5" table:default-cell-style-name="Default"/>
        <table:table-column table:style-name="co6" table:number-columns-repeated="102" table:default-cell-style-name="Default"/>
        <table:table-row table:style-name="ro1">
          <table:table-cell office:value-type="string" calcext:value-type="string">
            <text:p>trial_number</text:p>
          </table:table-cell>
          <table:table-cell office:value-type="string" calcext:value-type="string">
            <text:p>sim_iter_0</text:p>
          </table:table-cell>
          <table:table-cell office:value-type="string" calcext:value-type="string">
            <text:p>sim_iter_1</text:p>
          </table:table-cell>
          <table:table-cell office:value-type="string" calcext:value-type="string">
            <text:p>sim_iter_2</text:p>
          </table:table-cell>
          <table:table-cell office:value-type="string" calcext:value-type="string">
            <text:p>sim_iter_3</text:p>
          </table:table-cell>
          <table:table-cell office:value-type="string" calcext:value-type="string">
            <text:p>sim_iter_4</text:p>
          </table:table-cell>
          <table:table-cell office:value-type="string" calcext:value-type="string">
            <text:p>sim_iter_5</text:p>
          </table:table-cell>
          <table:table-cell office:value-type="string" calcext:value-type="string">
            <text:p>sim_iter_6</text:p>
          </table:table-cell>
          <table:table-cell office:value-type="string" calcext:value-type="string">
            <text:p>sim_iter_7</text:p>
          </table:table-cell>
          <table:table-cell office:value-type="string" calcext:value-type="string">
            <text:p>sim_iter_8</text:p>
          </table:table-cell>
          <table:table-cell office:value-type="string" calcext:value-type="string">
            <text:p>sim_iter_9</text:p>
          </table:table-cell>
          <table:table-cell office:value-type="string" calcext:value-type="string">
            <text:p>sim_iter_10</text:p>
          </table:table-cell>
          <table:table-cell office:value-type="string" calcext:value-type="string">
            <text:p>sim_iter_11</text:p>
          </table:table-cell>
          <table:table-cell office:value-type="string" calcext:value-type="string">
            <text:p>sim_iter_12</text:p>
          </table:table-cell>
          <table:table-cell office:value-type="string" calcext:value-type="string">
            <text:p>sim_iter_13</text:p>
          </table:table-cell>
          <table:table-cell office:value-type="string" calcext:value-type="string">
            <text:p>sim_iter_14</text:p>
          </table:table-cell>
          <table:table-cell office:value-type="string" calcext:value-type="string">
            <text:p>sim_iter_15</text:p>
          </table:table-cell>
          <table:table-cell office:value-type="string" calcext:value-type="string">
            <text:p>sim_iter_16</text:p>
          </table:table-cell>
          <table:table-cell office:value-type="string" calcext:value-type="string">
            <text:p>sim_iter_17</text:p>
          </table:table-cell>
          <table:table-cell office:value-type="string" calcext:value-type="string">
            <text:p>sim_iter_18</text:p>
          </table:table-cell>
          <table:table-cell office:value-type="string" calcext:value-type="string">
            <text:p>sim_iter_19</text:p>
          </table:table-cell>
          <table:table-cell office:value-type="string" calcext:value-type="string">
            <text:p>sim_iter_20</text:p>
          </table:table-cell>
          <table:table-cell office:value-type="string" calcext:value-type="string">
            <text:p>sim_iter_21</text:p>
          </table:table-cell>
          <table:table-cell office:value-type="string" calcext:value-type="string">
            <text:p>sim_iter_22</text:p>
          </table:table-cell>
          <table:table-cell office:value-type="string" calcext:value-type="string">
            <text:p>sim_iter_23</text:p>
          </table:table-cell>
          <table:table-cell office:value-type="string" calcext:value-type="string">
            <text:p>sim_iter_24</text:p>
          </table:table-cell>
          <table:table-cell office:value-type="string" calcext:value-type="string">
            <text:p>sim_iter_25</text:p>
          </table:table-cell>
          <table:table-cell office:value-type="string" calcext:value-type="string">
            <text:p>sim_iter_26</text:p>
          </table:table-cell>
          <table:table-cell office:value-type="string" calcext:value-type="string">
            <text:p>sim_iter_27</text:p>
          </table:table-cell>
          <table:table-cell office:value-type="string" calcext:value-type="string">
            <text:p>sim_iter_28</text:p>
          </table:table-cell>
          <table:table-cell office:value-type="string" calcext:value-type="string">
            <text:p>sim_iter_29</text:p>
          </table:table-cell>
          <table:table-cell office:value-type="string" calcext:value-type="string">
            <text:p>sim_iter_30</text:p>
          </table:table-cell>
          <table:table-cell office:value-type="string" calcext:value-type="string">
            <text:p>sim_iter_31</text:p>
          </table:table-cell>
          <table:table-cell office:value-type="string" calcext:value-type="string">
            <text:p>sim_iter_32</text:p>
          </table:table-cell>
          <table:table-cell office:value-type="string" calcext:value-type="string">
            <text:p>sim_iter_33</text:p>
          </table:table-cell>
          <table:table-cell office:value-type="string" calcext:value-type="string">
            <text:p>sim_iter_34</text:p>
          </table:table-cell>
          <table:table-cell office:value-type="string" calcext:value-type="string">
            <text:p>sim_iter_35</text:p>
          </table:table-cell>
          <table:table-cell office:value-type="string" calcext:value-type="string">
            <text:p>sim_iter_36</text:p>
          </table:table-cell>
          <table:table-cell office:value-type="string" calcext:value-type="string">
            <text:p>sim_iter_37</text:p>
          </table:table-cell>
          <table:table-cell office:value-type="string" calcext:value-type="string">
            <text:p>sim_iter_38</text:p>
          </table:table-cell>
          <table:table-cell office:value-type="string" calcext:value-type="string">
            <text:p>sim_iter_39</text:p>
          </table:table-cell>
          <table:table-cell office:value-type="string" calcext:value-type="string">
            <text:p>sim_iter_40</text:p>
          </table:table-cell>
          <table:table-cell office:value-type="string" calcext:value-type="string">
            <text:p>sim_iter_41</text:p>
          </table:table-cell>
          <table:table-cell office:value-type="string" calcext:value-type="string">
            <text:p>sim_iter_42</text:p>
          </table:table-cell>
          <table:table-cell office:value-type="string" calcext:value-type="string">
            <text:p>sim_iter_43</text:p>
          </table:table-cell>
          <table:table-cell office:value-type="string" calcext:value-type="string">
            <text:p>sim_iter_44</text:p>
          </table:table-cell>
          <table:table-cell office:value-type="string" calcext:value-type="string">
            <text:p>sim_iter_45</text:p>
          </table:table-cell>
          <table:table-cell office:value-type="string" calcext:value-type="string">
            <text:p>sim_iter_46</text:p>
          </table:table-cell>
          <table:table-cell office:value-type="string" calcext:value-type="string">
            <text:p>sim_iter_47</text:p>
          </table:table-cell>
          <table:table-cell office:value-type="string" calcext:value-type="string">
            <text:p>sim_iter_48</text:p>
          </table:table-cell>
          <table:table-cell office:value-type="string" calcext:value-type="string">
            <text:p>sim_iter_49</text:p>
          </table:table-cell>
          <table:table-cell office:value-type="string" calcext:value-type="string">
            <text:p>sim_iter_50</text:p>
          </table:table-cell>
          <table:table-cell office:value-type="string" calcext:value-type="string">
            <text:p>hap_iter_0</text:p>
          </table:table-cell>
          <table:table-cell office:value-type="string" calcext:value-type="string">
            <text:p>hap_iter_1</text:p>
          </table:table-cell>
          <table:table-cell office:value-type="string" calcext:value-type="string">
            <text:p>hap_iter_2</text:p>
          </table:table-cell>
          <table:table-cell office:value-type="string" calcext:value-type="string">
            <text:p>hap_iter_3</text:p>
          </table:table-cell>
          <table:table-cell office:value-type="string" calcext:value-type="string">
            <text:p>hap_iter_4</text:p>
          </table:table-cell>
          <table:table-cell office:value-type="string" calcext:value-type="string">
            <text:p>hap_iter_5</text:p>
          </table:table-cell>
          <table:table-cell office:value-type="string" calcext:value-type="string">
            <text:p>hap_iter_6</text:p>
          </table:table-cell>
          <table:table-cell office:value-type="string" calcext:value-type="string">
            <text:p>hap_iter_7</text:p>
          </table:table-cell>
          <table:table-cell office:value-type="string" calcext:value-type="string">
            <text:p>hap_iter_8</text:p>
          </table:table-cell>
          <table:table-cell office:value-type="string" calcext:value-type="string">
            <text:p>hap_iter_9</text:p>
          </table:table-cell>
          <table:table-cell office:value-type="string" calcext:value-type="string">
            <text:p>hap_iter_10</text:p>
          </table:table-cell>
          <table:table-cell office:value-type="string" calcext:value-type="string">
            <text:p>hap_iter_11</text:p>
          </table:table-cell>
          <table:table-cell office:value-type="string" calcext:value-type="string">
            <text:p>hap_iter_12</text:p>
          </table:table-cell>
          <table:table-cell office:value-type="string" calcext:value-type="string">
            <text:p>hap_iter_13</text:p>
          </table:table-cell>
          <table:table-cell office:value-type="string" calcext:value-type="string">
            <text:p>hap_iter_14</text:p>
          </table:table-cell>
          <table:table-cell office:value-type="string" calcext:value-type="string">
            <text:p>hap_iter_15</text:p>
          </table:table-cell>
          <table:table-cell office:value-type="string" calcext:value-type="string">
            <text:p>hap_iter_16</text:p>
          </table:table-cell>
          <table:table-cell office:value-type="string" calcext:value-type="string">
            <text:p>hap_iter_17</text:p>
          </table:table-cell>
          <table:table-cell office:value-type="string" calcext:value-type="string">
            <text:p>hap_iter_18</text:p>
          </table:table-cell>
          <table:table-cell office:value-type="string" calcext:value-type="string">
            <text:p>hap_iter_19</text:p>
          </table:table-cell>
          <table:table-cell office:value-type="string" calcext:value-type="string">
            <text:p>hap_iter_20</text:p>
          </table:table-cell>
          <table:table-cell office:value-type="string" calcext:value-type="string">
            <text:p>hap_iter_21</text:p>
          </table:table-cell>
          <table:table-cell office:value-type="string" calcext:value-type="string">
            <text:p>hap_iter_22</text:p>
          </table:table-cell>
          <table:table-cell office:value-type="string" calcext:value-type="string">
            <text:p>hap_iter_23</text:p>
          </table:table-cell>
          <table:table-cell office:value-type="string" calcext:value-type="string">
            <text:p>hap_iter_24</text:p>
          </table:table-cell>
          <table:table-cell office:value-type="string" calcext:value-type="string">
            <text:p>hap_iter_25</text:p>
          </table:table-cell>
          <table:table-cell office:value-type="string" calcext:value-type="string">
            <text:p>hap_iter_26</text:p>
          </table:table-cell>
          <table:table-cell office:value-type="string" calcext:value-type="string">
            <text:p>hap_iter_27</text:p>
          </table:table-cell>
          <table:table-cell office:value-type="string" calcext:value-type="string">
            <text:p>hap_iter_28</text:p>
          </table:table-cell>
          <table:table-cell office:value-type="string" calcext:value-type="string">
            <text:p>hap_iter_29</text:p>
          </table:table-cell>
          <table:table-cell office:value-type="string" calcext:value-type="string">
            <text:p>hap_iter_30</text:p>
          </table:table-cell>
          <table:table-cell office:value-type="string" calcext:value-type="string">
            <text:p>hap_iter_31</text:p>
          </table:table-cell>
          <table:table-cell office:value-type="string" calcext:value-type="string">
            <text:p>hap_iter_32</text:p>
          </table:table-cell>
          <table:table-cell office:value-type="string" calcext:value-type="string">
            <text:p>hap_iter_33</text:p>
          </table:table-cell>
          <table:table-cell office:value-type="string" calcext:value-type="string">
            <text:p>hap_iter_34</text:p>
          </table:table-cell>
          <table:table-cell office:value-type="string" calcext:value-type="string">
            <text:p>hap_iter_35</text:p>
          </table:table-cell>
          <table:table-cell office:value-type="string" calcext:value-type="string">
            <text:p>hap_iter_36</text:p>
          </table:table-cell>
          <table:table-cell office:value-type="string" calcext:value-type="string">
            <text:p>hap_iter_37</text:p>
          </table:table-cell>
          <table:table-cell office:value-type="string" calcext:value-type="string">
            <text:p>hap_iter_38</text:p>
          </table:table-cell>
          <table:table-cell office:value-type="string" calcext:value-type="string">
            <text:p>hap_iter_39</text:p>
          </table:table-cell>
          <table:table-cell office:value-type="string" calcext:value-type="string">
            <text:p>hap_iter_40</text:p>
          </table:table-cell>
          <table:table-cell office:value-type="string" calcext:value-type="string">
            <text:p>hap_iter_41</text:p>
          </table:table-cell>
          <table:table-cell office:value-type="string" calcext:value-type="string">
            <text:p>hap_iter_42</text:p>
          </table:table-cell>
          <table:table-cell office:value-type="string" calcext:value-type="string">
            <text:p>hap_iter_43</text:p>
          </table:table-cell>
          <table:table-cell office:value-type="string" calcext:value-type="string">
            <text:p>hap_iter_44</text:p>
          </table:table-cell>
          <table:table-cell office:value-type="string" calcext:value-type="string">
            <text:p>hap_iter_45</text:p>
          </table:table-cell>
          <table:table-cell office:value-type="string" calcext:value-type="string">
            <text:p>hap_iter_46</text:p>
          </table:table-cell>
          <table:table-cell office:value-type="string" calcext:value-type="string">
            <text:p>hap_iter_47</text:p>
          </table:table-cell>
          <table:table-cell office:value-type="string" calcext:value-type="string">
            <text:p>hap_iter_48</text:p>
          </table:table-cell>
          <table:table-cell office:value-type="string" calcext:value-type="string">
            <text:p>hap_iter_49</text:p>
          </table:table-cell>
          <table:table-cell office:value-type="string" calcext:value-type="string">
            <text:p>hap_iter_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4924506387921" calcext:value-type="float">
            <text:p>0.5149245064</text:p>
          </table:table-cell>
          <table:table-cell office:value-type="float" office:value="0.534001161440186" calcext:value-type="float">
            <text:p>0.5340011614</text:p>
          </table:table-cell>
          <table:table-cell office:value-type="float" office:value="0.542595818815331" calcext:value-type="float">
            <text:p>0.5425958188</text:p>
          </table:table-cell>
          <table:table-cell office:value-type="float" office:value="0.577148664343786" calcext:value-type="float">
            <text:p>0.5771486643</text:p>
          </table:table-cell>
          <table:table-cell office:value-type="float" office:value="0.606416957026713" calcext:value-type="float">
            <text:p>0.606416957</text:p>
          </table:table-cell>
          <table:table-cell table:number-columns-repeated="3" office:value-type="float" office:value="0.618554006968641" calcext:value-type="float">
            <text:p>0.618554007</text:p>
          </table:table-cell>
          <table:table-cell office:value-type="float" office:value="0.640505226480836" calcext:value-type="float">
            <text:p>0.6405052265</text:p>
          </table:table-cell>
          <table:table-cell office:value-type="float" office:value="0.661004645760743" calcext:value-type="float">
            <text:p>0.6610046458</text:p>
          </table:table-cell>
          <table:table-cell table:number-columns-repeated="3" office:value-type="float" office:value="0.698867595818815" calcext:value-type="float">
            <text:p>0.6988675958</text:p>
          </table:table-cell>
          <table:table-cell office:value-type="float" office:value="0.715127758420441" calcext:value-type="float">
            <text:p>0.7151277584</text:p>
          </table:table-cell>
          <table:table-cell office:value-type="float" office:value="0.750667828106853" calcext:value-type="float">
            <text:p>0.7506678281</text:p>
          </table:table-cell>
          <table:table-cell office:value-type="float" office:value="0.770383275261324" calcext:value-type="float">
            <text:p>0.7703832753</text:p>
          </table:table-cell>
          <table:table-cell office:value-type="float" office:value="0.792857142857143" calcext:value-type="float">
            <text:p>0.7928571429</text:p>
          </table:table-cell>
          <table:table-cell office:value-type="float" office:value="0.790389082462253" calcext:value-type="float">
            <text:p>0.7903890825</text:p>
          </table:table-cell>
          <table:table-cell office:value-type="float" office:value="0.805429732868757" calcext:value-type="float">
            <text:p>0.8054297329</text:p>
          </table:table-cell>
          <table:table-cell office:value-type="float" office:value="0.819134727061556" calcext:value-type="float">
            <text:p>0.8191347271</text:p>
          </table:table-cell>
          <table:table-cell table:number-columns-repeated="3" office:value-type="float" office:value="0.837717770034843" calcext:value-type="float">
            <text:p>0.83771777</text:p>
          </table:table-cell>
          <table:table-cell office:value-type="float" office:value="0.866840882694541" calcext:value-type="float">
            <text:p>0.8668408827</text:p>
          </table:table-cell>
          <table:table-cell table:number-columns-repeated="27" office:value-type="float" office:value="0.875145180023229" calcext:value-type="float">
            <text:p>0.87514518</text:p>
          </table:table-cell>
          <table:table-cell office:value-type="float" office:value="0.536585365853659" calcext:value-type="float">
            <text:p>0.5365853659</text:p>
          </table:table-cell>
          <table:table-cell office:value-type="float" office:value="0.609756097560976" calcext:value-type="float">
            <text:p>0.6097560976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0.707317073170732" calcext:value-type="float">
            <text:p>0.7073170732</text:p>
          </table:table-cell>
          <table:table-cell office:value-type="float" office:value="0.731707317073171" calcext:value-type="float">
            <text:p>0.7317073171</text:p>
          </table:table-cell>
          <table:table-cell table:number-columns-repeated="3" office:value-type="float" office:value="0.75609756097561" calcext:value-type="float">
            <text:p>0.756097561</text:p>
          </table:table-cell>
          <table:table-cell office:value-type="float" office:value="0.780487804878049" calcext:value-type="float">
            <text:p>0.7804878049</text:p>
          </table:table-cell>
          <table:table-cell office:value-type="float" office:value="0.804878048780488" calcext:value-type="float">
            <text:p>0.8048780488</text:p>
          </table:table-cell>
          <table:table-cell table:number-columns-repeated="4" office:value-type="float" office:value="0.829268292682927" calcext:value-type="float">
            <text:p>0.8292682927</text:p>
          </table:table-cell>
          <table:table-cell table:number-columns-repeated="2" office:value-type="float" office:value="0.853658536585366" calcext:value-type="float">
            <text:p>0.8536585366</text:p>
          </table:table-cell>
          <table:table-cell table:number-columns-repeated="2" office:value-type="float" office:value="0.878048780487805" calcext:value-type="float">
            <text:p>0.8780487805</text:p>
          </table:table-cell>
          <table:table-cell table:number-columns-repeated="5" office:value-type="float" office:value="0.902439024390244" calcext:value-type="float">
            <text:p>0.9024390244</text:p>
          </table:table-cell>
          <table:table-cell office:value-type="float" office:value="0.926829268292683" calcext:value-type="float">
            <text:p>0.9268292683</text:p>
          </table:table-cell>
          <table:table-cell table:number-columns-repeated="27" office:value-type="float" office:value="0.951219512195122" calcext:value-type="float">
            <text:p>0.9512195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87545787545788" calcext:value-type="float">
            <text:p>0.4875457875</text:p>
          </table:table-cell>
          <table:table-cell office:value-type="float" office:value="0.525152625152625" calcext:value-type="float">
            <text:p>0.5251526252</text:p>
          </table:table-cell>
          <table:table-cell table:number-columns-repeated="3" office:value-type="float" office:value="0.5503663003663" calcext:value-type="float">
            <text:p>0.5503663004</text:p>
          </table:table-cell>
          <table:table-cell office:value-type="float" office:value="0.56959706959707" calcext:value-type="float">
            <text:p>0.5695970696</text:p>
          </table:table-cell>
          <table:table-cell table:number-columns-repeated="2" office:value-type="float" office:value="0.570451770451771" calcext:value-type="float">
            <text:p>0.5704517705</text:p>
          </table:table-cell>
          <table:table-cell table:number-columns-repeated="2" office:value-type="float" office:value="0.586630036630037" calcext:value-type="float">
            <text:p>0.5866300366</text:p>
          </table:table-cell>
          <table:table-cell table:number-columns-repeated="2" office:value-type="float" office:value="0.599450549450549" calcext:value-type="float">
            <text:p>0.5994505495</text:p>
          </table:table-cell>
          <table:table-cell office:value-type="float" office:value="0.614774114774115" calcext:value-type="float">
            <text:p>0.6147741148</text:p>
          </table:table-cell>
          <table:table-cell office:value-type="float" office:value="0.625457875457876" calcext:value-type="float">
            <text:p>0.6254578755</text:p>
          </table:table-cell>
          <table:table-cell office:value-type="float" office:value="0.6502442002442" calcext:value-type="float">
            <text:p>0.6502442002</text:p>
          </table:table-cell>
          <table:table-cell office:value-type="float" office:value="0.679365079365079" calcext:value-type="float">
            <text:p>0.6793650794</text:p>
          </table:table-cell>
          <table:table-cell table:number-columns-repeated="2" office:value-type="float" office:value="0.694383394383394" calcext:value-type="float">
            <text:p>0.6943833944</text:p>
          </table:table-cell>
          <table:table-cell table:number-columns-repeated="33" office:value-type="float" office:value="0.709340659340659" calcext:value-type="float">
            <text:p>0.7093406593</text:p>
          </table:table-cell>
          <table:table-cell office:value-type="float" office:value="0.538461538461538" calcext:value-type="float">
            <text:p>0.5384615385</text:p>
          </table:table-cell>
          <table:table-cell office:value-type="float" office:value="0.58974358974359" calcext:value-type="float">
            <text:p>0.5897435897</text:p>
          </table:table-cell>
          <table:table-cell table:number-columns-repeated="3" office:value-type="float" office:value="0.615384615384615" calcext:value-type="float">
            <text:p>0.6153846154</text:p>
          </table:table-cell>
          <table:table-cell office:value-type="float" office:value="0.641025641025641" calcext:value-type="float">
            <text:p>0.641025641</text:p>
          </table:table-cell>
          <table:table-cell table:number-columns-repeated="2" office:value-type="float" office:value="0.615384615384615" calcext:value-type="float">
            <text:p>0.6153846154</text:p>
          </table:table-cell>
          <table:table-cell table:number-columns-repeated="2" office:value-type="float" office:value="0.666666666666667" calcext:value-type="float">
            <text:p>0.6666666667</text:p>
          </table:table-cell>
          <table:table-cell table:number-columns-repeated="2" office:value-type="float" office:value="0.692307692307692" calcext:value-type="float">
            <text:p>0.6923076923</text:p>
          </table:table-cell>
          <table:table-cell office:value-type="float" office:value="0.717948717948718" calcext:value-type="float">
            <text:p>0.7179487179</text:p>
          </table:table-cell>
          <table:table-cell office:value-type="float" office:value="0.743589743589744" calcext:value-type="float">
            <text:p>0.7435897436</text:p>
          </table:table-cell>
          <table:table-cell office:value-type="float" office:value="0.769230769230769" calcext:value-type="float">
            <text:p>0.7692307692</text:p>
          </table:table-cell>
          <table:table-cell office:value-type="float" office:value="0.794871794871795" calcext:value-type="float">
            <text:p>0.7948717949</text:p>
          </table:table-cell>
          <table:table-cell table:number-columns-repeated="2" office:value-type="float" office:value="0.769230769230769" calcext:value-type="float">
            <text:p>0.7692307692</text:p>
          </table:table-cell>
          <table:table-cell table:number-columns-repeated="33" office:value-type="float" office:value="0.82051282051282" calcext:value-type="float">
            <text:p>0.82051282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9389880952381" calcext:value-type="float">
            <text:p>0.4938988095</text:p>
          </table:table-cell>
          <table:table-cell office:value-type="float" office:value="0.503373015873016" calcext:value-type="float">
            <text:p>0.5033730159</text:p>
          </table:table-cell>
          <table:table-cell office:value-type="float" office:value="0.542063492063492" calcext:value-type="float">
            <text:p>0.5420634921</text:p>
          </table:table-cell>
          <table:table-cell office:value-type="float" office:value="0.542410714285714" calcext:value-type="float">
            <text:p>0.5424107143</text:p>
          </table:table-cell>
          <table:table-cell office:value-type="float" office:value="0.541617063492063" calcext:value-type="float">
            <text:p>0.5416170635</text:p>
          </table:table-cell>
          <table:table-cell table:number-columns-repeated="2" office:value-type="float" office:value="0.551959325396825" calcext:value-type="float">
            <text:p>0.5519593254</text:p>
          </table:table-cell>
          <table:table-cell office:value-type="float" office:value="0.560491071428571" calcext:value-type="float">
            <text:p>0.5604910714</text:p>
          </table:table-cell>
          <table:table-cell table:number-columns-repeated="2" office:value-type="float" office:value="0.566443452380952" calcext:value-type="float">
            <text:p>0.5664434524</text:p>
          </table:table-cell>
          <table:table-cell office:value-type="float" office:value="0.583035714285714" calcext:value-type="float">
            <text:p>0.5830357143</text:p>
          </table:table-cell>
          <table:table-cell table:number-columns-repeated="7" office:value-type="float" office:value="0.598363095238095" calcext:value-type="float">
            <text:p>0.5983630952</text:p>
          </table:table-cell>
          <table:table-cell office:value-type="float" office:value="0.61155753968254" calcext:value-type="float">
            <text:p>0.6115575397</text:p>
          </table:table-cell>
          <table:table-cell office:value-type="float" office:value="0.631845238095238" calcext:value-type="float">
            <text:p>0.6318452381</text:p>
          </table:table-cell>
          <table:table-cell office:value-type="float" office:value="0.643402777777778" calcext:value-type="float">
            <text:p>0.6434027778</text:p>
          </table:table-cell>
          <table:table-cell office:value-type="float" office:value="0.656274801587301" calcext:value-type="float">
            <text:p>0.6562748016</text:p>
          </table:table-cell>
          <table:table-cell table:number-columns-repeated="5" office:value-type="float" office:value="0.675917658730159" calcext:value-type="float">
            <text:p>0.6759176587</text:p>
          </table:table-cell>
          <table:table-cell table:number-columns-repeated="11" office:value-type="float" office:value="0.673983134920635" calcext:value-type="float">
            <text:p>0.6739831349</text:p>
          </table:table-cell>
          <table:table-cell office:value-type="float" office:value="0.677802579365079" calcext:value-type="float">
            <text:p>0.6778025794</text:p>
          </table:table-cell>
          <table:table-cell table:number-columns-repeated="12" office:value-type="float" office:value="0.686235119047619" calcext:value-type="float">
            <text:p>0.686235119</text:p>
          </table:table-cell>
          <table:table-cell table:number-columns-repeated="2" office:value-type="float" office:value="0.4375" calcext:value-type="float">
            <text:p>0.4375</text:p>
          </table:table-cell>
          <table:table-cell table:number-columns-repeated="2" office:value-type="float" office:value="0.520833333333333" calcext:value-type="float">
            <text:p>0.5208333333</text:p>
          </table:table-cell>
          <table:table-cell office:value-type="float" office:value="0.541666666666667" calcext:value-type="float">
            <text:p>0.5416666667</text:p>
          </table:table-cell>
          <table:table-cell table:number-columns-repeated="2" office:value-type="float" office:value="0.604166666666667" calcext:value-type="float">
            <text:p>0.6041666667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.604166666666667" calcext:value-type="float">
            <text:p>0.6041666667</text:p>
          </table:table-cell>
          <table:table-cell office:value-type="float" office:value="0.583333333333333" calcext:value-type="float">
            <text:p>0.5833333333</text:p>
          </table:table-cell>
          <table:table-cell table:number-columns-repeated="7" office:value-type="float" office:value="0.645833333333333" calcext:value-type="float">
            <text:p>0.6458333333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708333333333333" calcext:value-type="float">
            <text:p>0.7083333333</text:p>
          </table:table-cell>
          <table:table-cell office:value-type="float" office:value="0.729166666666667" calcext:value-type="float">
            <text:p>0.7291666667</text:p>
          </table:table-cell>
          <table:table-cell office:value-type="float" office:value="0.75" calcext:value-type="float">
            <text:p>0.75</text:p>
          </table:table-cell>
          <table:table-cell table:number-columns-repeated="5" office:value-type="float" office:value="0.770833333333333" calcext:value-type="float">
            <text:p>0.7708333333</text:p>
          </table:table-cell>
          <table:table-cell table:number-columns-repeated="11" office:value-type="float" office:value="0.75" calcext:value-type="float">
            <text:p>0.75</text:p>
          </table:table-cell>
          <table:table-cell office:value-type="float" office:value="0.770833333333333" calcext:value-type="float">
            <text:p>0.7708333333</text:p>
          </table:table-cell>
          <table:table-cell table:number-columns-repeated="12"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3890577507599" calcext:value-type="float">
            <text:p>0.4838905775</text:p>
          </table:table-cell>
          <table:table-cell office:value-type="float" office:value="0.509118541033435" calcext:value-type="float">
            <text:p>0.509118541</text:p>
          </table:table-cell>
          <table:table-cell office:value-type="float" office:value="0.515172239108409" calcext:value-type="float">
            <text:p>0.5151722391</text:p>
          </table:table-cell>
          <table:table-cell office:value-type="float" office:value="0.564817629179331" calcext:value-type="float">
            <text:p>0.5648176292</text:p>
          </table:table-cell>
          <table:table-cell office:value-type="float" office:value="0.568667679837893" calcext:value-type="float">
            <text:p>0.5686676798</text:p>
          </table:table-cell>
          <table:table-cell office:value-type="float" office:value="0.576215805471125" calcext:value-type="float">
            <text:p>0.5762158055</text:p>
          </table:table-cell>
          <table:table-cell office:value-type="float" office:value="0.59176798378926" calcext:value-type="float">
            <text:p>0.5917679838</text:p>
          </table:table-cell>
          <table:table-cell office:value-type="float" office:value="0.581484295845998" calcext:value-type="float">
            <text:p>0.5814842958</text:p>
          </table:table-cell>
          <table:table-cell office:value-type="float" office:value="0.589741641337386" calcext:value-type="float">
            <text:p>0.5897416413</text:p>
          </table:table-cell>
          <table:table-cell office:value-type="float" office:value="0.59822695035461" calcext:value-type="float">
            <text:p>0.5982269504</text:p>
          </table:table-cell>
          <table:table-cell table:number-columns-repeated="2" office:value-type="float" office:value="0.630141843971631" calcext:value-type="float">
            <text:p>0.630141844</text:p>
          </table:table-cell>
          <table:table-cell table:number-columns-repeated="9" office:value-type="float" office:value="0.656686930091186" calcext:value-type="float">
            <text:p>0.6566869301</text:p>
          </table:table-cell>
          <table:table-cell office:value-type="float" office:value="0.669858156028369" calcext:value-type="float">
            <text:p>0.669858156</text:p>
          </table:table-cell>
          <table:table-cell office:value-type="float" office:value="0.687082066869301" calcext:value-type="float">
            <text:p>0.6870820669</text:p>
          </table:table-cell>
          <table:table-cell office:value-type="float" office:value="0.690070921985816" calcext:value-type="float">
            <text:p>0.690070922</text:p>
          </table:table-cell>
          <table:table-cell table:number-columns-repeated="27" office:value-type="float" office:value="0.700227963525836" calcext:value-type="float">
            <text:p>0.7002279635</text:p>
          </table:table-cell>
          <table:table-cell office:value-type="float" office:value="0.446808510638298" calcext:value-type="float">
            <text:p>0.4468085106</text:p>
          </table:table-cell>
          <table:table-cell office:value-type="float" office:value="0.468085106382979" calcext:value-type="float">
            <text:p>0.4680851064</text:p>
          </table:table-cell>
          <table:table-cell office:value-type="float" office:value="0.48936170212766" calcext:value-type="float">
            <text:p>0.4893617021</text:p>
          </table:table-cell>
          <table:table-cell office:value-type="float" office:value="0.51063829787234" calcext:value-type="float">
            <text:p>0.5106382979</text:p>
          </table:table-cell>
          <table:table-cell office:value-type="float" office:value="0.531914893617021" calcext:value-type="float">
            <text:p>0.5319148936</text:p>
          </table:table-cell>
          <table:table-cell office:value-type="float" office:value="0.574468085106383" calcext:value-type="float">
            <text:p>0.5744680851</text:p>
          </table:table-cell>
          <table:table-cell office:value-type="float" office:value="0.595744680851064" calcext:value-type="float">
            <text:p>0.5957446809</text:p>
          </table:table-cell>
          <table:table-cell table:number-columns-repeated="2" office:value-type="float" office:value="0.617021276595745" calcext:value-type="float">
            <text:p>0.6170212766</text:p>
          </table:table-cell>
          <table:table-cell table:number-columns-repeated="3" office:value-type="float" office:value="0.680851063829787" calcext:value-type="float">
            <text:p>0.6808510638</text:p>
          </table:table-cell>
          <table:table-cell table:number-columns-repeated="9" office:value-type="float" office:value="0.723404255319149" calcext:value-type="float">
            <text:p>0.7234042553</text:p>
          </table:table-cell>
          <table:table-cell office:value-type="float" office:value="0.74468085106383" calcext:value-type="float">
            <text:p>0.7446808511</text:p>
          </table:table-cell>
          <table:table-cell office:value-type="float" office:value="0.765957446808511" calcext:value-type="float">
            <text:p>0.7659574468</text:p>
          </table:table-cell>
          <table:table-cell office:value-type="float" office:value="0.787234042553192" calcext:value-type="float">
            <text:p>0.7872340426</text:p>
          </table:table-cell>
          <table:table-cell table:number-columns-repeated="27" office:value-type="float" office:value="0.808510638297872" calcext:value-type="float">
            <text:p>0.80851063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8928571428571" calcext:value-type="float">
            <text:p>0.4589285714</text:p>
          </table:table-cell>
          <table:table-cell office:value-type="float" office:value="0.480178571428571" calcext:value-type="float">
            <text:p>0.4801785714</text:p>
          </table:table-cell>
          <table:table-cell office:value-type="float" office:value="0.526011904761905" calcext:value-type="float">
            <text:p>0.5260119048</text:p>
          </table:table-cell>
          <table:table-cell office:value-type="float" office:value="0.546428571428571" calcext:value-type="float">
            <text:p>0.5464285714</text:p>
          </table:table-cell>
          <table:table-cell office:value-type="float" office:value="0.552440476190476" calcext:value-type="float">
            <text:p>0.5524404762</text:p>
          </table:table-cell>
          <table:table-cell office:value-type="float" office:value="0.571666666666667" calcext:value-type="float">
            <text:p>0.5716666667</text:p>
          </table:table-cell>
          <table:table-cell office:value-type="float" office:value="0.581071428571428" calcext:value-type="float">
            <text:p>0.5810714286</text:p>
          </table:table-cell>
          <table:table-cell office:value-type="float" office:value="0.6" calcext:value-type="float">
            <text:p>0.6</text:p>
          </table:table-cell>
          <table:table-cell office:value-type="float" office:value="0.613690476190476" calcext:value-type="float">
            <text:p>0.6136904762</text:p>
          </table:table-cell>
          <table:table-cell office:value-type="float" office:value="0.637261904761905" calcext:value-type="float">
            <text:p>0.6372619048</text:p>
          </table:table-cell>
          <table:table-cell office:value-type="float" office:value="0.657559523809524" calcext:value-type="float">
            <text:p>0.6575595238</text:p>
          </table:table-cell>
          <table:table-cell office:value-type="float" office:value="0.676309523809524" calcext:value-type="float">
            <text:p>0.6763095238</text:p>
          </table:table-cell>
          <table:table-cell office:value-type="float" office:value="0.711279761904762" calcext:value-type="float">
            <text:p>0.7112797619</text:p>
          </table:table-cell>
          <table:table-cell office:value-type="float" office:value="0.718660714285714" calcext:value-type="float">
            <text:p>0.7186607143</text:p>
          </table:table-cell>
          <table:table-cell office:value-type="float" office:value="0.721607142857143" calcext:value-type="float">
            <text:p>0.7216071429</text:p>
          </table:table-cell>
          <table:table-cell office:value-type="float" office:value="0.73952380952381" calcext:value-type="float">
            <text:p>0.7395238095</text:p>
          </table:table-cell>
          <table:table-cell office:value-type="float" office:value="0.782797619047619" calcext:value-type="float">
            <text:p>0.782797619</text:p>
          </table:table-cell>
          <table:table-cell table:number-columns-repeated="3" office:value-type="float" office:value="0.797172619047619" calcext:value-type="float">
            <text:p>0.797172619</text:p>
          </table:table-cell>
          <table:table-cell office:value-type="float" office:value="0.783869047619048" calcext:value-type="float">
            <text:p>0.7838690476</text:p>
          </table:table-cell>
          <table:table-cell office:value-type="float" office:value="0.786130952380952" calcext:value-type="float">
            <text:p>0.7861309524</text:p>
          </table:table-cell>
          <table:table-cell table:number-columns-repeated="3" office:value-type="float" office:value="0.791220238095238" calcext:value-type="float">
            <text:p>0.7912202381</text:p>
          </table:table-cell>
          <table:table-cell office:value-type="float" office:value="0.809047619047619" calcext:value-type="float">
            <text:p>0.809047619</text:p>
          </table:table-cell>
          <table:table-cell table:number-columns-repeated="25" office:value-type="float" office:value="0.825178571428571" calcext:value-type="float">
            <text:p>0.8251785714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575" calcext:value-type="float">
            <text:p>0.575</text:p>
          </table:table-cell>
          <table:table-cell office:value-type="float" office:value="0.6" calcext:value-type="float">
            <text:p>0.6</text:p>
          </table:table-cell>
          <table:table-cell office:value-type="float" office:value="0.625" calcext:value-type="float">
            <text:p>0.625</text:p>
          </table:table-cell>
          <table:table-cell office:value-type="float" office:value="0.65" calcext:value-type="float">
            <text:p>0.65</text:p>
          </table:table-cell>
          <table:table-cell office:value-type="float" office:value="0.675" calcext:value-type="float">
            <text:p>0.67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725" calcext:value-type="float">
            <text:p>0.725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775" calcext:value-type="float">
            <text:p>0.77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825" calcext:value-type="float">
            <text:p>0.825</text:p>
          </table:table-cell>
          <table:table-cell table:number-columns-repeated="3" office:value-type="float" office:value="0.85" calcext:value-type="float">
            <text:p>0.85</text:p>
          </table:table-cell>
          <table:table-cell office:value-type="float" office:value="0.825" calcext:value-type="float">
            <text:p>0.825</text:p>
          </table:table-cell>
          <table:table-cell table:number-columns-repeated="5" office:value-type="float" office:value="0.85" calcext:value-type="float">
            <text:p>0.85</text:p>
          </table:table-cell>
          <table:table-cell table:number-columns-repeated="25"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66463414634146" calcext:value-type="float">
            <text:p>0.4664634146</text:p>
          </table:table-cell>
          <table:table-cell office:value-type="float" office:value="0.48684668989547" calcext:value-type="float">
            <text:p>0.4868466899</text:p>
          </table:table-cell>
          <table:table-cell office:value-type="float" office:value="0.537717770034843" calcext:value-type="float">
            <text:p>0.53771777</text:p>
          </table:table-cell>
          <table:table-cell office:value-type="float" office:value="0.570238095238095" calcext:value-type="float">
            <text:p>0.5702380952</text:p>
          </table:table-cell>
          <table:table-cell table:number-columns-repeated="3" office:value-type="float" office:value="0.5931475029036" calcext:value-type="float">
            <text:p>0.5931475029</text:p>
          </table:table-cell>
          <table:table-cell office:value-type="float" office:value="0.610046457607433" calcext:value-type="float">
            <text:p>0.6100464576</text:p>
          </table:table-cell>
          <table:table-cell office:value-type="float" office:value="0.638908246225319" calcext:value-type="float">
            <text:p>0.6389082462</text:p>
          </table:table-cell>
          <table:table-cell office:value-type="float" office:value="0.642566782810685" calcext:value-type="float">
            <text:p>0.6425667828</text:p>
          </table:table-cell>
          <table:table-cell office:value-type="float" office:value="0.686614401858304" calcext:value-type="float">
            <text:p>0.6866144019</text:p>
          </table:table-cell>
          <table:table-cell table:number-columns-repeated="3" office:value-type="float" office:value="0.70876887340302" calcext:value-type="float">
            <text:p>0.7087688734</text:p>
          </table:table-cell>
          <table:table-cell table:number-columns-repeated="3" office:value-type="float" office:value="0.729094076655052" calcext:value-type="float">
            <text:p>0.7290940767</text:p>
          </table:table-cell>
          <table:table-cell office:value-type="float" office:value="0.746747967479675" calcext:value-type="float">
            <text:p>0.7467479675</text:p>
          </table:table-cell>
          <table:table-cell office:value-type="float" office:value="0.767770034843206" calcext:value-type="float">
            <text:p>0.7677700348</text:p>
          </table:table-cell>
          <table:table-cell table:number-columns-repeated="32" office:value-type="float" office:value="0.772560975609756" calcext:value-type="float">
            <text:p>0.7725609756</text:p>
          </table:table-cell>
          <table:table-cell office:value-type="float" office:value="0.51219512195122" calcext:value-type="float">
            <text:p>0.512195122</text:p>
          </table:table-cell>
          <table:table-cell office:value-type="float" office:value="0.560975609756098" calcext:value-type="float">
            <text:p>0.5609756098</text:p>
          </table:table-cell>
          <table:table-cell office:value-type="float" office:value="0.609756097560976" calcext:value-type="float">
            <text:p>0.6097560976</text:p>
          </table:table-cell>
          <table:table-cell office:value-type="float" office:value="0.634146341463415" calcext:value-type="float">
            <text:p>0.6341463415</text:p>
          </table:table-cell>
          <table:table-cell table:number-columns-repeated="3" office:value-type="float" office:value="0.682926829268293" calcext:value-type="float">
            <text:p>0.6829268293</text:p>
          </table:table-cell>
          <table:table-cell office:value-type="float" office:value="0.707317073170732" calcext:value-type="float">
            <text:p>0.7073170732</text:p>
          </table:table-cell>
          <table:table-cell office:value-type="float" office:value="0.731707317073171" calcext:value-type="float">
            <text:p>0.7317073171</text:p>
          </table:table-cell>
          <table:table-cell table:number-columns-repeated="2" office:value-type="float" office:value="0.75609756097561" calcext:value-type="float">
            <text:p>0.756097561</text:p>
          </table:table-cell>
          <table:table-cell table:number-columns-repeated="3" office:value-type="float" office:value="0.780487804878049" calcext:value-type="float">
            <text:p>0.7804878049</text:p>
          </table:table-cell>
          <table:table-cell table:number-columns-repeated="3" office:value-type="float" office:value="0.829268292682927" calcext:value-type="float">
            <text:p>0.8292682927</text:p>
          </table:table-cell>
          <table:table-cell table:number-columns-repeated="2" office:value-type="float" office:value="0.853658536585366" calcext:value-type="float">
            <text:p>0.8536585366</text:p>
          </table:table-cell>
          <table:table-cell table:number-columns-repeated="32" office:value-type="float" office:value="0.902439024390244" calcext:value-type="float">
            <text:p>0.90243902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77777777777778" calcext:value-type="float">
            <text:p>0.5777777778</text:p>
          </table:table-cell>
          <table:table-cell office:value-type="float" office:value="0.5997557997558" calcext:value-type="float">
            <text:p>0.5997557998</text:p>
          </table:table-cell>
          <table:table-cell office:value-type="float" office:value="0.623229548229548" calcext:value-type="float">
            <text:p>0.6232295482</text:p>
          </table:table-cell>
          <table:table-cell office:value-type="float" office:value="0.647466422466422" calcext:value-type="float">
            <text:p>0.6474664225</text:p>
          </table:table-cell>
          <table:table-cell office:value-type="float" office:value="0.662423687423687" calcext:value-type="float">
            <text:p>0.6624236874</text:p>
          </table:table-cell>
          <table:table-cell office:value-type="float" office:value="0.697222222222222" calcext:value-type="float">
            <text:p>0.6972222222</text:p>
          </table:table-cell>
          <table:table-cell office:value-type="float" office:value="0.723046398046398" calcext:value-type="float">
            <text:p>0.723046398</text:p>
          </table:table-cell>
          <table:table-cell office:value-type="float" office:value="0.742277167277167" calcext:value-type="float">
            <text:p>0.7422771673</text:p>
          </table:table-cell>
          <table:table-cell office:value-type="float" office:value="0.767643467643468" calcext:value-type="float">
            <text:p>0.7676434676</text:p>
          </table:table-cell>
          <table:table-cell office:value-type="float" office:value="0.78986568986569" calcext:value-type="float">
            <text:p>0.7898656899</text:p>
          </table:table-cell>
          <table:table-cell table:number-columns-repeated="41" office:value-type="float" office:value="0.810439560439561" calcext:value-type="float">
            <text:p>0.8104395604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692307692307692" calcext:value-type="float">
            <text:p>0.6923076923</text:p>
          </table:table-cell>
          <table:table-cell office:value-type="float" office:value="0.717948717948718" calcext:value-type="float">
            <text:p>0.7179487179</text:p>
          </table:table-cell>
          <table:table-cell office:value-type="float" office:value="0.743589743589744" calcext:value-type="float">
            <text:p>0.7435897436</text:p>
          </table:table-cell>
          <table:table-cell office:value-type="float" office:value="0.794871794871795" calcext:value-type="float">
            <text:p>0.7948717949</text:p>
          </table:table-cell>
          <table:table-cell table:number-columns-repeated="2" office:value-type="float" office:value="0.82051282051282" calcext:value-type="float">
            <text:p>0.8205128205</text:p>
          </table:table-cell>
          <table:table-cell office:value-type="float" office:value="0.846153846153846" calcext:value-type="float">
            <text:p>0.8461538462</text:p>
          </table:table-cell>
          <table:table-cell office:value-type="float" office:value="0.871794871794872" calcext:value-type="float">
            <text:p>0.8717948718</text:p>
          </table:table-cell>
          <table:table-cell table:number-columns-repeated="42" office:value-type="float" office:value="0.897435897435897" calcext:value-type="float">
            <text:p>0.89743589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46006944444445" calcext:value-type="float">
            <text:p>0.5460069444</text:p>
          </table:table-cell>
          <table:table-cell office:value-type="float" office:value="0.548983134920635" calcext:value-type="float">
            <text:p>0.5489831349</text:p>
          </table:table-cell>
          <table:table-cell office:value-type="float" office:value="0.560391865079365" calcext:value-type="float">
            <text:p>0.5603918651</text:p>
          </table:table-cell>
          <table:table-cell office:value-type="float" office:value="0.560193452380952" calcext:value-type="float">
            <text:p>0.5601934524</text:p>
          </table:table-cell>
          <table:table-cell office:value-type="float" office:value="0.582762896825397" calcext:value-type="float">
            <text:p>0.5827628968</text:p>
          </table:table-cell>
          <table:table-cell office:value-type="float" office:value="0.58702876984127" calcext:value-type="float">
            <text:p>0.5870287698</text:p>
          </table:table-cell>
          <table:table-cell office:value-type="float" office:value="0.591195436507937" calcext:value-type="float">
            <text:p>0.5911954365</text:p>
          </table:table-cell>
          <table:table-cell office:value-type="float" office:value="0.593576388888889" calcext:value-type="float">
            <text:p>0.5935763889</text:p>
          </table:table-cell>
          <table:table-cell office:value-type="float" office:value="0.594965277777778" calcext:value-type="float">
            <text:p>0.5949652778</text:p>
          </table:table-cell>
          <table:table-cell office:value-type="float" office:value="0.590749007936508" calcext:value-type="float">
            <text:p>0.5907490079</text:p>
          </table:table-cell>
          <table:table-cell office:value-type="float" office:value="0.613318452380952" calcext:value-type="float">
            <text:p>0.6133184524</text:p>
          </table:table-cell>
          <table:table-cell office:value-type="float" office:value="0.640897817460318" calcext:value-type="float">
            <text:p>0.6408978175</text:p>
          </table:table-cell>
          <table:table-cell table:number-columns-repeated="5" office:value-type="float" office:value="0.654191468253968" calcext:value-type="float">
            <text:p>0.6541914683</text:p>
          </table:table-cell>
          <table:table-cell table:number-columns-repeated="34" office:value-type="float" office:value="0.669469246031746" calcext:value-type="float">
            <text:p>0.669469246</text:p>
          </table:table-cell>
          <table:table-cell office:value-type="float" office:value="0.5" calcext:value-type="float">
            <text:p>0.5</text:p>
          </table:table-cell>
          <table:table-cell office:value-type="float" office:value="0.520833333333333" calcext:value-type="float">
            <text:p>0.5208333333</text:p>
          </table:table-cell>
          <table:table-cell table:number-columns-repeated="2" office:value-type="float" office:value="0.5625" calcext:value-type="float">
            <text:p>0.5625</text:p>
          </table:table-cell>
          <table:table-cell office:value-type="float" office:value="0.604166666666667" calcext:value-type="float">
            <text:p>0.6041666667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0.645833333333333" calcext:value-type="float">
            <text:p>0.645833333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08333333333333" calcext:value-type="float">
            <text:p>0.7083333333</text:p>
          </table:table-cell>
          <table:table-cell office:value-type="float" office:value="0.729166666666667" calcext:value-type="float">
            <text:p>0.7291666667</text:p>
          </table:table-cell>
          <table:table-cell office:value-type="float" office:value="0.75" calcext:value-type="float">
            <text:p>0.75</text:p>
          </table:table-cell>
          <table:table-cell table:number-columns-repeated="5" office:value-type="float" office:value="0.770833333333333" calcext:value-type="float">
            <text:p>0.7708333333</text:p>
          </table:table-cell>
          <table:table-cell table:number-columns-repeated="34"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07781649245064" calcext:value-type="float">
            <text:p>0.5077816492</text:p>
          </table:table-cell>
          <table:table-cell office:value-type="float" office:value="0.543960511033682" calcext:value-type="float">
            <text:p>0.543960511</text:p>
          </table:table-cell>
          <table:table-cell office:value-type="float" office:value="0.557781649245064" calcext:value-type="float">
            <text:p>0.5577816492</text:p>
          </table:table-cell>
          <table:table-cell office:value-type="float" office:value="0.589895470383275" calcext:value-type="float">
            <text:p>0.5898954704</text:p>
          </table:table-cell>
          <table:table-cell table:number-columns-repeated="3" office:value-type="float" office:value="0.607317073170732" calcext:value-type="float">
            <text:p>0.6073170732</text:p>
          </table:table-cell>
          <table:table-cell office:value-type="float" office:value="0.628861788617886" calcext:value-type="float">
            <text:p>0.6288617886</text:p>
          </table:table-cell>
          <table:table-cell table:number-columns-repeated="6" office:value-type="float" office:value="0.653455284552846" calcext:value-type="float">
            <text:p>0.6534552846</text:p>
          </table:table-cell>
          <table:table-cell table:number-columns-repeated="37" office:value-type="float" office:value="0.671806039488966" calcext:value-type="float">
            <text:p>0.6718060395</text:p>
          </table:table-cell>
          <table:table-cell office:value-type="float" office:value="0.560975609756098" calcext:value-type="float">
            <text:p>0.5609756098</text:p>
          </table:table-cell>
          <table:table-cell office:value-type="float" office:value="0.585365853658537" calcext:value-type="float">
            <text:p>0.5853658537</text:p>
          </table:table-cell>
          <table:table-cell office:value-type="float" office:value="0.609756097560976" calcext:value-type="float">
            <text:p>0.6097560976</text:p>
          </table:table-cell>
          <table:table-cell office:value-type="float" office:value="0.634146341463415" calcext:value-type="float">
            <text:p>0.6341463415</text:p>
          </table:table-cell>
          <table:table-cell table:number-columns-repeated="3" office:value-type="float" office:value="0.682926829268293" calcext:value-type="float">
            <text:p>0.6829268293</text:p>
          </table:table-cell>
          <table:table-cell office:value-type="float" office:value="0.731707317073171" calcext:value-type="float">
            <text:p>0.7317073171</text:p>
          </table:table-cell>
          <table:table-cell table:number-columns-repeated="6" office:value-type="float" office:value="0.75609756097561" calcext:value-type="float">
            <text:p>0.756097561</text:p>
          </table:table-cell>
          <table:table-cell table:number-columns-repeated="37" office:value-type="float" office:value="0.804878048780488" calcext:value-type="float">
            <text:p>0.80487804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07873376623377" calcext:value-type="float">
            <text:p>0.6078733766</text:p>
          </table:table-cell>
          <table:table-cell office:value-type="float" office:value="0.62870670995671" calcext:value-type="float">
            <text:p>0.62870671</text:p>
          </table:table-cell>
          <table:table-cell office:value-type="float" office:value="0.676866883116883" calcext:value-type="float">
            <text:p>0.6768668831</text:p>
          </table:table-cell>
          <table:table-cell office:value-type="float" office:value="0.704112554112554" calcext:value-type="float">
            <text:p>0.7041125541</text:p>
          </table:table-cell>
          <table:table-cell office:value-type="float" office:value="0.707548701298701" calcext:value-type="float">
            <text:p>0.7075487013</text:p>
          </table:table-cell>
          <table:table-cell office:value-type="float" office:value="0.715151515151515" calcext:value-type="float">
            <text:p>0.7151515152</text:p>
          </table:table-cell>
          <table:table-cell office:value-type="float" office:value="0.721590909090909" calcext:value-type="float">
            <text:p>0.7215909091</text:p>
          </table:table-cell>
          <table:table-cell office:value-type="float" office:value="0.744778138528139" calcext:value-type="float">
            <text:p>0.7447781385</text:p>
          </table:table-cell>
          <table:table-cell office:value-type="float" office:value="0.769778138528139" calcext:value-type="float">
            <text:p>0.7697781385</text:p>
          </table:table-cell>
          <table:table-cell office:value-type="float" office:value="0.787851731601732" calcext:value-type="float">
            <text:p>0.7878517316</text:p>
          </table:table-cell>
          <table:table-cell office:value-type="float" office:value="0.823782467532468" calcext:value-type="float">
            <text:p>0.8237824675</text:p>
          </table:table-cell>
          <table:table-cell table:number-columns-repeated="40" office:value-type="float" office:value="0.834036796536797" calcext:value-type="float">
            <text:p>0.8340367965</text:p>
          </table:table-cell>
          <table:table-cell office:value-type="float" office:value="0.659090909090909" calcext:value-type="float">
            <text:p>0.6590909091</text:p>
          </table:table-cell>
          <table:table-cell office:value-type="float" office:value="0.704545454545455" calcext:value-type="float">
            <text:p>0.7045454545</text:p>
          </table:table-cell>
          <table:table-cell office:value-type="float" office:value="0.75" calcext:value-type="float">
            <text:p>0.75</text:p>
          </table:table-cell>
          <table:table-cell office:value-type="float" office:value="0.772727272727273" calcext:value-type="float">
            <text:p>0.7727272727</text:p>
          </table:table-cell>
          <table:table-cell office:value-type="float" office:value="0.795454545454545" calcext:value-type="float">
            <text:p>0.7954545455</text:p>
          </table:table-cell>
          <table:table-cell office:value-type="float" office:value="0.818181818181818" calcext:value-type="float">
            <text:p>0.8181818182</text:p>
          </table:table-cell>
          <table:table-cell office:value-type="float" office:value="0.840909090909091" calcext:value-type="float">
            <text:p>0.8409090909</text:p>
          </table:table-cell>
          <table:table-cell office:value-type="float" office:value="0.863636363636364" calcext:value-type="float">
            <text:p>0.8636363636</text:p>
          </table:table-cell>
          <table:table-cell office:value-type="float" office:value="0.886363636363636" calcext:value-type="float">
            <text:p>0.8863636364</text:p>
          </table:table-cell>
          <table:table-cell office:value-type="float" office:value="0.863636363636364" calcext:value-type="float">
            <text:p>0.8636363636</text:p>
          </table:table-cell>
          <table:table-cell table:number-columns-repeated="41" office:value-type="float" office:value="0.909090909090909" calcext:value-type="float">
            <text:p>0.90909090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2005291005291" calcext:value-type="float">
            <text:p>0.6200529101</text:p>
          </table:table-cell>
          <table:table-cell office:value-type="float" office:value="0.627989417989418" calcext:value-type="float">
            <text:p>0.627989418</text:p>
          </table:table-cell>
          <table:table-cell office:value-type="float" office:value="0.638703703703703" calcext:value-type="float">
            <text:p>0.6387037037</text:p>
          </table:table-cell>
          <table:table-cell table:number-columns-repeated="7" office:value-type="float" office:value="0.642566137566137" calcext:value-type="float">
            <text:p>0.6425661376</text:p>
          </table:table-cell>
          <table:table-cell office:value-type="float" office:value="0.645899470899471" calcext:value-type="float">
            <text:p>0.6458994709</text:p>
          </table:table-cell>
          <table:table-cell office:value-type="float" office:value="0.653968253968254" calcext:value-type="float">
            <text:p>0.653968254</text:p>
          </table:table-cell>
          <table:table-cell table:number-columns-repeated="7" office:value-type="float" office:value="0.667804232804233" calcext:value-type="float">
            <text:p>0.6678042328</text:p>
          </table:table-cell>
          <table:table-cell office:value-type="float" office:value="0.670740740740741" calcext:value-type="float">
            <text:p>0.6707407407</text:p>
          </table:table-cell>
          <table:table-cell office:value-type="float" office:value="0.70058201058201" calcext:value-type="float">
            <text:p>0.7005820106</text:p>
          </table:table-cell>
          <table:table-cell office:value-type="float" office:value="0.715132275132275" calcext:value-type="float">
            <text:p>0.7151322751</text:p>
          </table:table-cell>
          <table:table-cell office:value-type="float" office:value="0.739206349206349" calcext:value-type="float">
            <text:p>0.7392063492</text:p>
          </table:table-cell>
          <table:table-cell office:value-type="float" office:value="0.763439153439153" calcext:value-type="float">
            <text:p>0.7634391534</text:p>
          </table:table-cell>
          <table:table-cell office:value-type="float" office:value="0.772142857142857" calcext:value-type="float">
            <text:p>0.7721428571</text:p>
          </table:table-cell>
          <table:table-cell table:number-columns-repeated="26" office:value-type="float" office:value="0.777645502645503" calcext:value-type="float">
            <text:p>0.7776455026</text:p>
          </table:table-cell>
          <table:table-cell office:value-type="float" office:value="0.644444444444444" calcext:value-type="float">
            <text:p>0.6444444444</text:p>
          </table:table-cell>
          <table:table-cell table:number-columns-repeated="9" office:value-type="float" office:value="0.666666666666667" calcext:value-type="float">
            <text:p>0.6666666667</text:p>
          </table:table-cell>
          <table:table-cell table:number-columns-repeated="9" office:value-type="float" office:value="0.711111111111111" calcext:value-type="float">
            <text:p>0.711111111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0.8" calcext:value-type="float">
            <text:p>0.8</text:p>
          </table:table-cell>
          <table:table-cell office:value-type="float" office:value="0.822222222222222" calcext:value-type="float">
            <text:p>0.8222222222</text:p>
          </table:table-cell>
          <table:table-cell table:number-columns-repeated="27" office:value-type="float" office:value="0.844444444444444" calcext:value-type="float">
            <text:p>0.84444444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49206349206349" calcext:value-type="float">
            <text:p>0.5492063492</text:p>
          </table:table-cell>
          <table:table-cell office:value-type="float" office:value="0.574355158730159" calcext:value-type="float">
            <text:p>0.5743551587</text:p>
          </table:table-cell>
          <table:table-cell office:value-type="float" office:value="0.592063492063492" calcext:value-type="float">
            <text:p>0.5920634921</text:p>
          </table:table-cell>
          <table:table-cell office:value-type="float" office:value="0.600347222222222" calcext:value-type="float">
            <text:p>0.6003472222</text:p>
          </table:table-cell>
          <table:table-cell table:number-columns-repeated="4" office:value-type="float" office:value="0.612301587301587" calcext:value-type="float">
            <text:p>0.6123015873</text:p>
          </table:table-cell>
          <table:table-cell office:value-type="float" office:value="0.624603174603175" calcext:value-type="float">
            <text:p>0.6246031746</text:p>
          </table:table-cell>
          <table:table-cell table:number-columns-repeated="8" office:value-type="float" office:value="0.642063492063492" calcext:value-type="float">
            <text:p>0.6420634921</text:p>
          </table:table-cell>
          <table:table-cell office:value-type="float" office:value="0.674751984126984" calcext:value-type="float">
            <text:p>0.6747519841</text:p>
          </table:table-cell>
          <table:table-cell office:value-type="float" office:value="0.691220238095238" calcext:value-type="float">
            <text:p>0.6912202381</text:p>
          </table:table-cell>
          <table:table-cell table:number-columns-repeated="32" office:value-type="float" office:value="0.720213293650794" calcext:value-type="float">
            <text:p>0.720213293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83333333333333" calcext:value-type="float">
            <text:p>0.5833333333</text:p>
          </table:table-cell>
          <table:table-cell office:value-type="float" office:value="0.625" calcext:value-type="float">
            <text:p>0.625</text:p>
          </table:table-cell>
          <table:table-cell office:value-type="float" office:value="0.645833333333333" calcext:value-type="float">
            <text:p>0.6458333333</text:p>
          </table:table-cell>
          <table:table-cell table:number-columns-repeated="4" office:value-type="float" office:value="0.666666666666667" calcext:value-type="float">
            <text:p>0.6666666667</text:p>
          </table:table-cell>
          <table:table-cell office:value-type="float" office:value="0.6875" calcext:value-type="float">
            <text:p>0.6875</text:p>
          </table:table-cell>
          <table:table-cell table:number-columns-repeated="8" office:value-type="float" office:value="0.729166666666667" calcext:value-type="float">
            <text:p>0.7291666667</text:p>
          </table:table-cell>
          <table:table-cell office:value-type="float" office:value="0.770833333333333" calcext:value-type="float">
            <text:p>0.7708333333</text:p>
          </table:table-cell>
          <table:table-cell office:value-type="float" office:value="0.791666666666667" calcext:value-type="float">
            <text:p>0.7916666667</text:p>
          </table:table-cell>
          <table:table-cell table:number-columns-repeated="32"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09080841638981" calcext:value-type="float">
            <text:p>0.5090808416</text:p>
          </table:table-cell>
          <table:table-cell office:value-type="float" office:value="0.529512735326689" calcext:value-type="float">
            <text:p>0.5295127353</text:p>
          </table:table-cell>
          <table:table-cell office:value-type="float" office:value="0.56578073089701" calcext:value-type="float">
            <text:p>0.5657807309</text:p>
          </table:table-cell>
          <table:table-cell office:value-type="float" office:value="0.601052048726467" calcext:value-type="float">
            <text:p>0.6010520487</text:p>
          </table:table-cell>
          <table:table-cell office:value-type="float" office:value="0.629623477297896" calcext:value-type="float">
            <text:p>0.6296234773</text:p>
          </table:table-cell>
          <table:table-cell office:value-type="float" office:value="0.648920265780731" calcext:value-type="float">
            <text:p>0.6489202658</text:p>
          </table:table-cell>
          <table:table-cell office:value-type="float" office:value="0.669518272425249" calcext:value-type="float">
            <text:p>0.6695182724</text:p>
          </table:table-cell>
          <table:table-cell table:number-columns-repeated="44" office:value-type="float" office:value="0.704457364341085" calcext:value-type="float">
            <text:p>0.7044573643</text:p>
          </table:table-cell>
          <table:table-cell office:value-type="float" office:value="0.604651162790698" calcext:value-type="float">
            <text:p>0.6046511628</text:p>
          </table:table-cell>
          <table:table-cell table:number-columns-repeated="2" office:value-type="float" office:value="0.627906976744186" calcext:value-type="float">
            <text:p>0.6279069767</text:p>
          </table:table-cell>
          <table:table-cell office:value-type="float" office:value="0.651162790697674" calcext:value-type="float">
            <text:p>0.6511627907</text:p>
          </table:table-cell>
          <table:table-cell office:value-type="float" office:value="0.697674418604651" calcext:value-type="float">
            <text:p>0.6976744186</text:p>
          </table:table-cell>
          <table:table-cell office:value-type="float" office:value="0.790697674418605" calcext:value-type="float">
            <text:p>0.7906976744</text:p>
          </table:table-cell>
          <table:table-cell office:value-type="float" office:value="0.813953488372093" calcext:value-type="float">
            <text:p>0.8139534884</text:p>
          </table:table-cell>
          <table:table-cell table:number-columns-repeated="44" office:value-type="float" office:value="0.837209302325581" calcext:value-type="float">
            <text:p>0.83720930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37717770034843" calcext:value-type="float">
            <text:p>0.53771777</text:p>
          </table:table-cell>
          <table:table-cell office:value-type="float" office:value="0.57041231126597" calcext:value-type="float">
            <text:p>0.5704123113</text:p>
          </table:table-cell>
          <table:table-cell office:value-type="float" office:value="0.588037166085947" calcext:value-type="float">
            <text:p>0.5880371661</text:p>
          </table:table-cell>
          <table:table-cell office:value-type="float" office:value="0.598432055749129" calcext:value-type="float">
            <text:p>0.5984320557</text:p>
          </table:table-cell>
          <table:table-cell office:value-type="float" office:value="0.631126596980256" calcext:value-type="float">
            <text:p>0.631126597</text:p>
          </table:table-cell>
          <table:table-cell office:value-type="float" office:value="0.644279907084785" calcext:value-type="float">
            <text:p>0.6442799071</text:p>
          </table:table-cell>
          <table:table-cell office:value-type="float" office:value="0.667160278745644" calcext:value-type="float">
            <text:p>0.6671602787</text:p>
          </table:table-cell>
          <table:table-cell office:value-type="float" office:value="0.683420441347271" calcext:value-type="float">
            <text:p>0.6834204413</text:p>
          </table:table-cell>
          <table:table-cell table:number-columns-repeated="43" office:value-type="float" office:value="0.706358885017422" calcext:value-type="float">
            <text:p>0.706358885</text:p>
          </table:table-cell>
          <table:table-cell office:value-type="float" office:value="0.560975609756098" calcext:value-type="float">
            <text:p>0.5609756098</text:p>
          </table:table-cell>
          <table:table-cell office:value-type="float" office:value="0.585365853658537" calcext:value-type="float">
            <text:p>0.5853658537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0.707317073170732" calcext:value-type="float">
            <text:p>0.7073170732</text:p>
          </table:table-cell>
          <table:table-cell office:value-type="float" office:value="0.731707317073171" calcext:value-type="float">
            <text:p>0.7317073171</text:p>
          </table:table-cell>
          <table:table-cell office:value-type="float" office:value="0.75609756097561" calcext:value-type="float">
            <text:p>0.756097561</text:p>
          </table:table-cell>
          <table:table-cell office:value-type="float" office:value="0.780487804878049" calcext:value-type="float">
            <text:p>0.7804878049</text:p>
          </table:table-cell>
          <table:table-cell table:number-columns-repeated="43" office:value-type="float" office:value="0.829268292682927" calcext:value-type="float">
            <text:p>0.82926829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5981416957027" calcext:value-type="float">
            <text:p>0.455981417</text:p>
          </table:table-cell>
          <table:table-cell office:value-type="float" office:value="0.477526132404181" calcext:value-type="float">
            <text:p>0.4775261324</text:p>
          </table:table-cell>
          <table:table-cell office:value-type="float" office:value="0.49390243902439" calcext:value-type="float">
            <text:p>0.493902439</text:p>
          </table:table-cell>
          <table:table-cell table:number-columns-repeated="7" office:value-type="float" office:value="0.506852497096399" calcext:value-type="float">
            <text:p>0.5068524971</text:p>
          </table:table-cell>
          <table:table-cell office:value-type="float" office:value="0.541869918699187" calcext:value-type="float">
            <text:p>0.5418699187</text:p>
          </table:table-cell>
          <table:table-cell office:value-type="float" office:value="0.582288037166086" calcext:value-type="float">
            <text:p>0.5822880372</text:p>
          </table:table-cell>
          <table:table-cell table:number-columns-repeated="8" office:value-type="float" office:value="0.598896631823461" calcext:value-type="float">
            <text:p>0.5988966318</text:p>
          </table:table-cell>
          <table:table-cell office:value-type="float" office:value="0.634262485481998" calcext:value-type="float">
            <text:p>0.6342624855</text:p>
          </table:table-cell>
          <table:table-cell office:value-type="float" office:value="0.66219512195122" calcext:value-type="float">
            <text:p>0.662195122</text:p>
          </table:table-cell>
          <table:table-cell office:value-type="float" office:value="0.671544715447154" calcext:value-type="float">
            <text:p>0.6715447154</text:p>
          </table:table-cell>
          <table:table-cell table:number-columns-repeated="28" office:value-type="float" office:value="0.67253193960511" calcext:value-type="float">
            <text:p>0.6725319396</text:p>
          </table:table-cell>
          <table:table-cell office:value-type="float" office:value="0.439024390243902" calcext:value-type="float">
            <text:p>0.4390243902</text:p>
          </table:table-cell>
          <table:table-cell table:number-columns-repeated="2" office:value-type="float" office:value="0.463414634146341" calcext:value-type="float">
            <text:p>0.4634146341</text:p>
          </table:table-cell>
          <table:table-cell table:number-columns-repeated="7" office:value-type="float" office:value="0.51219512195122" calcext:value-type="float">
            <text:p>0.512195122</text:p>
          </table:table-cell>
          <table:table-cell office:value-type="float" office:value="0.585365853658537" calcext:value-type="float">
            <text:p>0.5853658537</text:p>
          </table:table-cell>
          <table:table-cell office:value-type="float" office:value="0.609756097560976" calcext:value-type="float">
            <text:p>0.6097560976</text:p>
          </table:table-cell>
          <table:table-cell table:number-columns-repeated="8" office:value-type="float" office:value="0.658536585365854" calcext:value-type="float">
            <text:p>0.6585365854</text:p>
          </table:table-cell>
          <table:table-cell office:value-type="float" office:value="0.707317073170732" calcext:value-type="float">
            <text:p>0.7073170732</text:p>
          </table:table-cell>
          <table:table-cell office:value-type="float" office:value="0.731707317073171" calcext:value-type="float">
            <text:p>0.7317073171</text:p>
          </table:table-cell>
          <table:table-cell office:value-type="float" office:value="0.75609756097561" calcext:value-type="float">
            <text:p>0.756097561</text:p>
          </table:table-cell>
          <table:table-cell table:number-columns-repeated="28" office:value-type="float" office:value="0.780487804878049" calcext:value-type="float">
            <text:p>0.7804878049</text:p>
          </table:table-cell>
        </table:table-row>
      </table:table>
      <table:table table:name="rw_3_3" table:style-name="ta1">
        <table:table-column table:style-name="co5" table:default-cell-style-name="Default"/>
        <table:table-column table:style-name="co6" table:number-columns-repeated="67" table:default-cell-style-name="Default"/>
        <table:table-column table:style-name="co7" table:number-columns-repeated="35" table:default-cell-style-name="Default"/>
        <table:table-row table:style-name="ro1">
          <table:table-cell office:value-type="string" calcext:value-type="string">
            <text:p>trial_number</text:p>
          </table:table-cell>
          <table:table-cell office:value-type="string" calcext:value-type="string">
            <text:p>sim_iter_0</text:p>
          </table:table-cell>
          <table:table-cell office:value-type="string" calcext:value-type="string">
            <text:p>sim_iter_1</text:p>
          </table:table-cell>
          <table:table-cell office:value-type="string" calcext:value-type="string">
            <text:p>sim_iter_2</text:p>
          </table:table-cell>
          <table:table-cell office:value-type="string" calcext:value-type="string">
            <text:p>sim_iter_3</text:p>
          </table:table-cell>
          <table:table-cell office:value-type="string" calcext:value-type="string">
            <text:p>sim_iter_4</text:p>
          </table:table-cell>
          <table:table-cell office:value-type="string" calcext:value-type="string">
            <text:p>sim_iter_5</text:p>
          </table:table-cell>
          <table:table-cell office:value-type="string" calcext:value-type="string">
            <text:p>sim_iter_6</text:p>
          </table:table-cell>
          <table:table-cell office:value-type="string" calcext:value-type="string">
            <text:p>sim_iter_7</text:p>
          </table:table-cell>
          <table:table-cell office:value-type="string" calcext:value-type="string">
            <text:p>sim_iter_8</text:p>
          </table:table-cell>
          <table:table-cell office:value-type="string" calcext:value-type="string">
            <text:p>sim_iter_9</text:p>
          </table:table-cell>
          <table:table-cell office:value-type="string" calcext:value-type="string">
            <text:p>sim_iter_10</text:p>
          </table:table-cell>
          <table:table-cell office:value-type="string" calcext:value-type="string">
            <text:p>sim_iter_11</text:p>
          </table:table-cell>
          <table:table-cell office:value-type="string" calcext:value-type="string">
            <text:p>sim_iter_12</text:p>
          </table:table-cell>
          <table:table-cell office:value-type="string" calcext:value-type="string">
            <text:p>sim_iter_13</text:p>
          </table:table-cell>
          <table:table-cell office:value-type="string" calcext:value-type="string">
            <text:p>sim_iter_14</text:p>
          </table:table-cell>
          <table:table-cell office:value-type="string" calcext:value-type="string">
            <text:p>sim_iter_15</text:p>
          </table:table-cell>
          <table:table-cell office:value-type="string" calcext:value-type="string">
            <text:p>sim_iter_16</text:p>
          </table:table-cell>
          <table:table-cell office:value-type="string" calcext:value-type="string">
            <text:p>sim_iter_17</text:p>
          </table:table-cell>
          <table:table-cell office:value-type="string" calcext:value-type="string">
            <text:p>sim_iter_18</text:p>
          </table:table-cell>
          <table:table-cell office:value-type="string" calcext:value-type="string">
            <text:p>sim_iter_19</text:p>
          </table:table-cell>
          <table:table-cell office:value-type="string" calcext:value-type="string">
            <text:p>sim_iter_20</text:p>
          </table:table-cell>
          <table:table-cell office:value-type="string" calcext:value-type="string">
            <text:p>sim_iter_21</text:p>
          </table:table-cell>
          <table:table-cell office:value-type="string" calcext:value-type="string">
            <text:p>sim_iter_22</text:p>
          </table:table-cell>
          <table:table-cell office:value-type="string" calcext:value-type="string">
            <text:p>sim_iter_23</text:p>
          </table:table-cell>
          <table:table-cell office:value-type="string" calcext:value-type="string">
            <text:p>sim_iter_24</text:p>
          </table:table-cell>
          <table:table-cell office:value-type="string" calcext:value-type="string">
            <text:p>sim_iter_25</text:p>
          </table:table-cell>
          <table:table-cell office:value-type="string" calcext:value-type="string">
            <text:p>sim_iter_26</text:p>
          </table:table-cell>
          <table:table-cell office:value-type="string" calcext:value-type="string">
            <text:p>sim_iter_27</text:p>
          </table:table-cell>
          <table:table-cell office:value-type="string" calcext:value-type="string">
            <text:p>sim_iter_28</text:p>
          </table:table-cell>
          <table:table-cell office:value-type="string" calcext:value-type="string">
            <text:p>sim_iter_29</text:p>
          </table:table-cell>
          <table:table-cell office:value-type="string" calcext:value-type="string">
            <text:p>sim_iter_30</text:p>
          </table:table-cell>
          <table:table-cell office:value-type="string" calcext:value-type="string">
            <text:p>sim_iter_31</text:p>
          </table:table-cell>
          <table:table-cell office:value-type="string" calcext:value-type="string">
            <text:p>sim_iter_32</text:p>
          </table:table-cell>
          <table:table-cell office:value-type="string" calcext:value-type="string">
            <text:p>sim_iter_33</text:p>
          </table:table-cell>
          <table:table-cell office:value-type="string" calcext:value-type="string">
            <text:p>sim_iter_34</text:p>
          </table:table-cell>
          <table:table-cell office:value-type="string" calcext:value-type="string">
            <text:p>sim_iter_35</text:p>
          </table:table-cell>
          <table:table-cell office:value-type="string" calcext:value-type="string">
            <text:p>sim_iter_36</text:p>
          </table:table-cell>
          <table:table-cell office:value-type="string" calcext:value-type="string">
            <text:p>sim_iter_37</text:p>
          </table:table-cell>
          <table:table-cell office:value-type="string" calcext:value-type="string">
            <text:p>sim_iter_38</text:p>
          </table:table-cell>
          <table:table-cell office:value-type="string" calcext:value-type="string">
            <text:p>sim_iter_39</text:p>
          </table:table-cell>
          <table:table-cell office:value-type="string" calcext:value-type="string">
            <text:p>sim_iter_40</text:p>
          </table:table-cell>
          <table:table-cell office:value-type="string" calcext:value-type="string">
            <text:p>sim_iter_41</text:p>
          </table:table-cell>
          <table:table-cell office:value-type="string" calcext:value-type="string">
            <text:p>sim_iter_42</text:p>
          </table:table-cell>
          <table:table-cell office:value-type="string" calcext:value-type="string">
            <text:p>sim_iter_43</text:p>
          </table:table-cell>
          <table:table-cell office:value-type="string" calcext:value-type="string">
            <text:p>sim_iter_44</text:p>
          </table:table-cell>
          <table:table-cell office:value-type="string" calcext:value-type="string">
            <text:p>sim_iter_45</text:p>
          </table:table-cell>
          <table:table-cell office:value-type="string" calcext:value-type="string">
            <text:p>sim_iter_46</text:p>
          </table:table-cell>
          <table:table-cell office:value-type="string" calcext:value-type="string">
            <text:p>sim_iter_47</text:p>
          </table:table-cell>
          <table:table-cell office:value-type="string" calcext:value-type="string">
            <text:p>sim_iter_48</text:p>
          </table:table-cell>
          <table:table-cell office:value-type="string" calcext:value-type="string">
            <text:p>sim_iter_49</text:p>
          </table:table-cell>
          <table:table-cell office:value-type="string" calcext:value-type="string">
            <text:p>sim_iter_50</text:p>
          </table:table-cell>
          <table:table-cell office:value-type="string" calcext:value-type="string">
            <text:p>hap_iter_0</text:p>
          </table:table-cell>
          <table:table-cell office:value-type="string" calcext:value-type="string">
            <text:p>hap_iter_1</text:p>
          </table:table-cell>
          <table:table-cell office:value-type="string" calcext:value-type="string">
            <text:p>hap_iter_2</text:p>
          </table:table-cell>
          <table:table-cell office:value-type="string" calcext:value-type="string">
            <text:p>hap_iter_3</text:p>
          </table:table-cell>
          <table:table-cell office:value-type="string" calcext:value-type="string">
            <text:p>hap_iter_4</text:p>
          </table:table-cell>
          <table:table-cell office:value-type="string" calcext:value-type="string">
            <text:p>hap_iter_5</text:p>
          </table:table-cell>
          <table:table-cell office:value-type="string" calcext:value-type="string">
            <text:p>hap_iter_6</text:p>
          </table:table-cell>
          <table:table-cell office:value-type="string" calcext:value-type="string">
            <text:p>hap_iter_7</text:p>
          </table:table-cell>
          <table:table-cell office:value-type="string" calcext:value-type="string">
            <text:p>hap_iter_8</text:p>
          </table:table-cell>
          <table:table-cell office:value-type="string" calcext:value-type="string">
            <text:p>hap_iter_9</text:p>
          </table:table-cell>
          <table:table-cell office:value-type="string" calcext:value-type="string">
            <text:p>hap_iter_10</text:p>
          </table:table-cell>
          <table:table-cell office:value-type="string" calcext:value-type="string">
            <text:p>hap_iter_11</text:p>
          </table:table-cell>
          <table:table-cell office:value-type="string" calcext:value-type="string">
            <text:p>hap_iter_12</text:p>
          </table:table-cell>
          <table:table-cell office:value-type="string" calcext:value-type="string">
            <text:p>hap_iter_13</text:p>
          </table:table-cell>
          <table:table-cell office:value-type="string" calcext:value-type="string">
            <text:p>hap_iter_14</text:p>
          </table:table-cell>
          <table:table-cell office:value-type="string" calcext:value-type="string">
            <text:p>hap_iter_15</text:p>
          </table:table-cell>
          <table:table-cell office:value-type="string" calcext:value-type="string">
            <text:p>hap_iter_16</text:p>
          </table:table-cell>
          <table:table-cell office:value-type="string" calcext:value-type="string">
            <text:p>hap_iter_17</text:p>
          </table:table-cell>
          <table:table-cell office:value-type="string" calcext:value-type="string">
            <text:p>hap_iter_18</text:p>
          </table:table-cell>
          <table:table-cell office:value-type="string" calcext:value-type="string">
            <text:p>hap_iter_19</text:p>
          </table:table-cell>
          <table:table-cell office:value-type="string" calcext:value-type="string">
            <text:p>hap_iter_20</text:p>
          </table:table-cell>
          <table:table-cell office:value-type="string" calcext:value-type="string">
            <text:p>hap_iter_21</text:p>
          </table:table-cell>
          <table:table-cell office:value-type="string" calcext:value-type="string">
            <text:p>hap_iter_22</text:p>
          </table:table-cell>
          <table:table-cell office:value-type="string" calcext:value-type="string">
            <text:p>hap_iter_23</text:p>
          </table:table-cell>
          <table:table-cell office:value-type="string" calcext:value-type="string">
            <text:p>hap_iter_24</text:p>
          </table:table-cell>
          <table:table-cell office:value-type="string" calcext:value-type="string">
            <text:p>hap_iter_25</text:p>
          </table:table-cell>
          <table:table-cell office:value-type="string" calcext:value-type="string">
            <text:p>hap_iter_26</text:p>
          </table:table-cell>
          <table:table-cell office:value-type="string" calcext:value-type="string">
            <text:p>hap_iter_27</text:p>
          </table:table-cell>
          <table:table-cell office:value-type="string" calcext:value-type="string">
            <text:p>hap_iter_28</text:p>
          </table:table-cell>
          <table:table-cell office:value-type="string" calcext:value-type="string">
            <text:p>hap_iter_29</text:p>
          </table:table-cell>
          <table:table-cell office:value-type="string" calcext:value-type="string">
            <text:p>hap_iter_30</text:p>
          </table:table-cell>
          <table:table-cell office:value-type="string" calcext:value-type="string">
            <text:p>hap_iter_31</text:p>
          </table:table-cell>
          <table:table-cell office:value-type="string" calcext:value-type="string">
            <text:p>hap_iter_32</text:p>
          </table:table-cell>
          <table:table-cell office:value-type="string" calcext:value-type="string">
            <text:p>hap_iter_33</text:p>
          </table:table-cell>
          <table:table-cell office:value-type="string" calcext:value-type="string">
            <text:p>hap_iter_34</text:p>
          </table:table-cell>
          <table:table-cell office:value-type="string" calcext:value-type="string">
            <text:p>hap_iter_35</text:p>
          </table:table-cell>
          <table:table-cell office:value-type="string" calcext:value-type="string">
            <text:p>hap_iter_36</text:p>
          </table:table-cell>
          <table:table-cell office:value-type="string" calcext:value-type="string">
            <text:p>hap_iter_37</text:p>
          </table:table-cell>
          <table:table-cell office:value-type="string" calcext:value-type="string">
            <text:p>hap_iter_38</text:p>
          </table:table-cell>
          <table:table-cell office:value-type="string" calcext:value-type="string">
            <text:p>hap_iter_39</text:p>
          </table:table-cell>
          <table:table-cell office:value-type="string" calcext:value-type="string">
            <text:p>hap_iter_40</text:p>
          </table:table-cell>
          <table:table-cell office:value-type="string" calcext:value-type="string">
            <text:p>hap_iter_41</text:p>
          </table:table-cell>
          <table:table-cell office:value-type="string" calcext:value-type="string">
            <text:p>hap_iter_42</text:p>
          </table:table-cell>
          <table:table-cell office:value-type="string" calcext:value-type="string">
            <text:p>hap_iter_43</text:p>
          </table:table-cell>
          <table:table-cell office:value-type="string" calcext:value-type="string">
            <text:p>hap_iter_44</text:p>
          </table:table-cell>
          <table:table-cell office:value-type="string" calcext:value-type="string">
            <text:p>hap_iter_45</text:p>
          </table:table-cell>
          <table:table-cell office:value-type="string" calcext:value-type="string">
            <text:p>hap_iter_46</text:p>
          </table:table-cell>
          <table:table-cell office:value-type="string" calcext:value-type="string">
            <text:p>hap_iter_47</text:p>
          </table:table-cell>
          <table:table-cell office:value-type="string" calcext:value-type="string">
            <text:p>hap_iter_48</text:p>
          </table:table-cell>
          <table:table-cell office:value-type="string" calcext:value-type="string">
            <text:p>hap_iter_49</text:p>
          </table:table-cell>
          <table:table-cell office:value-type="string" calcext:value-type="string">
            <text:p>hap_iter_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86444805194805" calcext:value-type="float">
            <text:p>0.4864448052</text:p>
          </table:table-cell>
          <table:table-cell office:value-type="float" office:value="0.498917748917749" calcext:value-type="float">
            <text:p>0.4989177489</text:p>
          </table:table-cell>
          <table:table-cell office:value-type="float" office:value="0.499675324675325" calcext:value-type="float">
            <text:p>0.4996753247</text:p>
          </table:table-cell>
          <table:table-cell office:value-type="float" office:value="0.516071428571429" calcext:value-type="float">
            <text:p>0.5160714286</text:p>
          </table:table-cell>
          <table:table-cell office:value-type="float" office:value="0.53728354978355" calcext:value-type="float">
            <text:p>0.5372835498</text:p>
          </table:table-cell>
          <table:table-cell office:value-type="float" office:value="0.565313852813853" calcext:value-type="float">
            <text:p>0.5653138528</text:p>
          </table:table-cell>
          <table:table-cell office:value-type="float" office:value="0.573647186147186" calcext:value-type="float">
            <text:p>0.5736471861</text:p>
          </table:table-cell>
          <table:table-cell office:value-type="float" office:value="0.594751082251082" calcext:value-type="float">
            <text:p>0.5947510823</text:p>
          </table:table-cell>
          <table:table-cell office:value-type="float" office:value="0.615367965367965" calcext:value-type="float">
            <text:p>0.6153679654</text:p>
          </table:table-cell>
          <table:table-cell table:number-columns-repeated="42" office:value-type="float" office:value="0.638014069264069" calcext:value-type="float">
            <text:p>0.6380140693</text:p>
          </table:table-cell>
          <table:table-cell office:value-type="float" office:value="0.795454545454545" calcext:value-type="float">
            <text:p>0.7954545455</text:p>
          </table:table-cell>
          <table:table-cell office:value-type="float" office:value="0.818181818181818" calcext:value-type="float">
            <text:p>0.8181818182</text:p>
          </table:table-cell>
          <table:table-cell office:value-type="float" office:value="0.840909090909091" calcext:value-type="float">
            <text:p>0.8409090909</text:p>
          </table:table-cell>
          <table:table-cell office:value-type="float" office:value="0.863636363636364" calcext:value-type="float">
            <text:p>0.8636363636</text:p>
          </table:table-cell>
          <table:table-cell office:value-type="float" office:value="0.886363636363636" calcext:value-type="float">
            <text:p>0.8863636364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954545454545455" calcext:value-type="float">
            <text:p>0.9545454545</text:p>
          </table:table-cell>
          <table:table-cell table:number-columns-repeated="2" office:value-type="float" office:value="0.977272727272727" calcext:value-type="float">
            <text:p>0.9772727273</text:p>
          </table:table-cell>
          <table:table-cell table:number-columns-repeated="4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21080139372822" calcext:value-type="float">
            <text:p>0.5210801394</text:p>
          </table:table-cell>
          <table:table-cell office:value-type="float" office:value="0.530894308943089" calcext:value-type="float">
            <text:p>0.5308943089</text:p>
          </table:table-cell>
          <table:table-cell office:value-type="float" office:value="0.544715447154471" calcext:value-type="float">
            <text:p>0.5447154472</text:p>
          </table:table-cell>
          <table:table-cell office:value-type="float" office:value="0.57520325203252" calcext:value-type="float">
            <text:p>0.575203252</text:p>
          </table:table-cell>
          <table:table-cell office:value-type="float" office:value="0.59390243902439" calcext:value-type="float">
            <text:p>0.593902439</text:p>
          </table:table-cell>
          <table:table-cell office:value-type="float" office:value="0.622764227642276" calcext:value-type="float">
            <text:p>0.6227642276</text:p>
          </table:table-cell>
          <table:table-cell office:value-type="float" office:value="0.62479674796748" calcext:value-type="float">
            <text:p>0.624796748</text:p>
          </table:table-cell>
          <table:table-cell office:value-type="float" office:value="0.638908246225319" calcext:value-type="float">
            <text:p>0.6389082462</text:p>
          </table:table-cell>
          <table:table-cell office:value-type="float" office:value="0.654761904761905" calcext:value-type="float">
            <text:p>0.6547619048</text:p>
          </table:table-cell>
          <table:table-cell office:value-type="float" office:value="0.675493612078978" calcext:value-type="float">
            <text:p>0.6754936121</text:p>
          </table:table-cell>
          <table:table-cell office:value-type="float" office:value="0.671835075493612" calcext:value-type="float">
            <text:p>0.6718350755</text:p>
          </table:table-cell>
          <table:table-cell office:value-type="float" office:value="0.681881533101045" calcext:value-type="float">
            <text:p>0.6818815331</text:p>
          </table:table-cell>
          <table:table-cell office:value-type="float" office:value="0.702613240418119" calcext:value-type="float">
            <text:p>0.7026132404</text:p>
          </table:table-cell>
          <table:table-cell table:number-columns-repeated="38" office:value-type="float" office:value="0.720905923344948" calcext:value-type="float">
            <text:p>0.7209059233</text:p>
          </table:table-cell>
          <table:table-cell table:number-columns-repeated="2" office:value-type="float" office:value="0.75609756097561" calcext:value-type="float">
            <text:p>0.756097561</text:p>
          </table:table-cell>
          <table:table-cell office:value-type="float" office:value="0.804878048780488" calcext:value-type="float">
            <text:p>0.8048780488</text:p>
          </table:table-cell>
          <table:table-cell office:value-type="float" office:value="0.853658536585366" calcext:value-type="float">
            <text:p>0.8536585366</text:p>
          </table:table-cell>
          <table:table-cell table:number-columns-repeated="4" office:value-type="float" office:value="0.878048780487805" calcext:value-type="float">
            <text:p>0.8780487805</text:p>
          </table:table-cell>
          <table:table-cell office:value-type="float" office:value="0.902439024390244" calcext:value-type="float">
            <text:p>0.9024390244</text:p>
          </table:table-cell>
          <table:table-cell office:value-type="float" office:value="0.926829268292683" calcext:value-type="float">
            <text:p>0.9268292683</text:p>
          </table:table-cell>
          <table:table-cell table:number-columns-repeated="2" office:value-type="float" office:value="0.951219512195122" calcext:value-type="float">
            <text:p>0.9512195122</text:p>
          </table:table-cell>
          <table:table-cell office:value-type="float" office:value="0.975609756097561" calcext:value-type="float">
            <text:p>0.9756097561</text:p>
          </table:table-cell>
          <table:table-cell table:number-columns-repeated="38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94338624338624" calcext:value-type="float">
            <text:p>0.4943386243</text:p>
          </table:table-cell>
          <table:table-cell office:value-type="float" office:value="0.522751322751323" calcext:value-type="float">
            <text:p>0.5227513228</text:p>
          </table:table-cell>
          <table:table-cell office:value-type="float" office:value="0.561058201058201" calcext:value-type="float">
            <text:p>0.5610582011</text:p>
          </table:table-cell>
          <table:table-cell table:number-columns-repeated="2" office:value-type="float" office:value="0.579312169312169" calcext:value-type="float">
            <text:p>0.5793121693</text:p>
          </table:table-cell>
          <table:table-cell office:value-type="float" office:value="0.603386243386243" calcext:value-type="float">
            <text:p>0.6033862434</text:p>
          </table:table-cell>
          <table:table-cell office:value-type="float" office:value="0.619417989417989" calcext:value-type="float">
            <text:p>0.6194179894</text:p>
          </table:table-cell>
          <table:table-cell office:value-type="float" office:value="0.655873015873016" calcext:value-type="float">
            <text:p>0.6558730159</text:p>
          </table:table-cell>
          <table:table-cell office:value-type="float" office:value="0.667195767195767" calcext:value-type="float">
            <text:p>0.6671957672</text:p>
          </table:table-cell>
          <table:table-cell office:value-type="float" office:value="0.692354497354497" calcext:value-type="float">
            <text:p>0.6923544974</text:p>
          </table:table-cell>
          <table:table-cell office:value-type="float" office:value="0.708280423280423" calcext:value-type="float">
            <text:p>0.7082804233</text:p>
          </table:table-cell>
          <table:table-cell table:number-columns-repeated="40" office:value-type="float" office:value="0.709021164021164" calcext:value-type="float">
            <text:p>0.709021164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22222222222222" calcext:value-type="float">
            <text:p>0.8222222222</text:p>
          </table:table-cell>
          <table:table-cell office:value-type="float" office:value="0.844444444444444" calcext:value-type="float">
            <text:p>0.8444444444</text:p>
          </table:table-cell>
          <table:table-cell office:value-type="float" office:value="0.866666666666667" calcext:value-type="float">
            <text:p>0.8666666667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933333333333333" calcext:value-type="float">
            <text:p>0.9333333333</text:p>
          </table:table-cell>
          <table:table-cell office:value-type="float" office:value="0.955555555555556" calcext:value-type="float">
            <text:p>0.9555555556</text:p>
          </table:table-cell>
          <table:table-cell office:value-type="float" office:value="0.933333333333333" calcext:value-type="float">
            <text:p>0.9333333333</text:p>
          </table:table-cell>
          <table:table-cell table:number-columns-repeated="2" office:value-type="float" office:value="0.955555555555556" calcext:value-type="float">
            <text:p>0.9555555556</text:p>
          </table:table-cell>
          <table:table-cell office:value-type="float" office:value="0.977777777777778" calcext:value-type="float">
            <text:p>0.9777777778</text:p>
          </table:table-cell>
          <table:table-cell table:number-columns-repeated="40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13261904761905" calcext:value-type="float">
            <text:p>0.4132619048</text:p>
          </table:table-cell>
          <table:table-cell office:value-type="float" office:value="0.428071428571429" calcext:value-type="float">
            <text:p>0.4280714286</text:p>
          </table:table-cell>
          <table:table-cell office:value-type="float" office:value="0.430071428571429" calcext:value-type="float">
            <text:p>0.4300714286</text:p>
          </table:table-cell>
          <table:table-cell office:value-type="float" office:value="0.438666666666667" calcext:value-type="float">
            <text:p>0.4386666667</text:p>
          </table:table-cell>
          <table:table-cell office:value-type="float" office:value="0.479" calcext:value-type="float">
            <text:p>0.479</text:p>
          </table:table-cell>
          <table:table-cell office:value-type="float" office:value="0.483428571428571" calcext:value-type="float">
            <text:p>0.4834285714</text:p>
          </table:table-cell>
          <table:table-cell office:value-type="float" office:value="0.490285714285714" calcext:value-type="float">
            <text:p>0.4902857143</text:p>
          </table:table-cell>
          <table:table-cell office:value-type="float" office:value="0.517666666666667" calcext:value-type="float">
            <text:p>0.5176666667</text:p>
          </table:table-cell>
          <table:table-cell office:value-type="float" office:value="0.521142857142857" calcext:value-type="float">
            <text:p>0.5211428571</text:p>
          </table:table-cell>
          <table:table-cell office:value-type="float" office:value="0.543023809523809" calcext:value-type="float">
            <text:p>0.5430238095</text:p>
          </table:table-cell>
          <table:table-cell office:value-type="float" office:value="0.571285714285714" calcext:value-type="float">
            <text:p>0.5712857143</text:p>
          </table:table-cell>
          <table:table-cell office:value-type="float" office:value="0.589119047619048" calcext:value-type="float">
            <text:p>0.5891190476</text:p>
          </table:table-cell>
          <table:table-cell office:value-type="float" office:value="0.60102380952381" calcext:value-type="float">
            <text:p>0.6010238095</text:p>
          </table:table-cell>
          <table:table-cell office:value-type="float" office:value="0.605904761904762" calcext:value-type="float">
            <text:p>0.6059047619</text:p>
          </table:table-cell>
          <table:table-cell table:number-columns-repeated="37" office:value-type="float" office:value="0.621309523809524" calcext:value-type="float">
            <text:p>0.6213095238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table:number-columns-repeated="3" office:value-type="float" office:value="0.9" calcext:value-type="float">
            <text:p>0.9</text:p>
          </table:table-cell>
          <table:table-cell table:number-columns-repeated="3"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8" calcext:value-type="float">
            <text:p>0.98</text:p>
          </table:table-cell>
          <table:table-cell table:number-columns-repeated="37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87195121951219" calcext:value-type="float">
            <text:p>0.487195122</text:p>
          </table:table-cell>
          <table:table-cell office:value-type="float" office:value="0.501132404181185" calcext:value-type="float">
            <text:p>0.5011324042</text:p>
          </table:table-cell>
          <table:table-cell office:value-type="float" office:value="0.519483159117305" calcext:value-type="float">
            <text:p>0.5194831591</text:p>
          </table:table-cell>
          <table:table-cell office:value-type="float" office:value="0.56280487804878" calcext:value-type="float">
            <text:p>0.562804878</text:p>
          </table:table-cell>
          <table:table-cell office:value-type="float" office:value="0.597706155632985" calcext:value-type="float">
            <text:p>0.5977061556</text:p>
          </table:table-cell>
          <table:table-cell office:value-type="float" office:value="0.641144018583043" calcext:value-type="float">
            <text:p>0.6411440186</text:p>
          </table:table-cell>
          <table:table-cell office:value-type="float" office:value="0.6517131242741" calcext:value-type="float">
            <text:p>0.6517131243</text:p>
          </table:table-cell>
          <table:table-cell office:value-type="float" office:value="0.702148664343786" calcext:value-type="float">
            <text:p>0.7021486643</text:p>
          </table:table-cell>
          <table:table-cell office:value-type="float" office:value="0.71869918699187" calcext:value-type="float">
            <text:p>0.718699187</text:p>
          </table:table-cell>
          <table:table-cell table:number-columns-repeated="42" office:value-type="float" office:value="0.759698025551684" calcext:value-type="float">
            <text:p>0.7596980256</text:p>
          </table:table-cell>
          <table:table-cell office:value-type="float" office:value="0.75609756097561" calcext:value-type="float">
            <text:p>0.756097561</text:p>
          </table:table-cell>
          <table:table-cell office:value-type="float" office:value="0.780487804878049" calcext:value-type="float">
            <text:p>0.7804878049</text:p>
          </table:table-cell>
          <table:table-cell office:value-type="float" office:value="0.804878048780488" calcext:value-type="float">
            <text:p>0.8048780488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0.878048780487805" calcext:value-type="float">
            <text:p>0.8780487805</text:p>
          </table:table-cell>
          <table:table-cell office:value-type="float" office:value="0.902439024390244" calcext:value-type="float">
            <text:p>0.9024390244</text:p>
          </table:table-cell>
          <table:table-cell office:value-type="float" office:value="0.926829268292683" calcext:value-type="float">
            <text:p>0.9268292683</text:p>
          </table:table-cell>
          <table:table-cell office:value-type="float" office:value="0.951219512195122" calcext:value-type="float">
            <text:p>0.9512195122</text:p>
          </table:table-cell>
          <table:table-cell office:value-type="float" office:value="0.975609756097561" calcext:value-type="float">
            <text:p>0.9756097561</text:p>
          </table:table-cell>
          <table:table-cell table:number-columns-repeated="4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97119047619048" calcext:value-type="float">
            <text:p>0.4971190476</text:p>
          </table:table-cell>
          <table:table-cell office:value-type="float" office:value="0.50302380952381" calcext:value-type="float">
            <text:p>0.5030238095</text:p>
          </table:table-cell>
          <table:table-cell office:value-type="float" office:value="0.512357142857143" calcext:value-type="float">
            <text:p>0.5123571429</text:p>
          </table:table-cell>
          <table:table-cell office:value-type="float" office:value="0.552571428571429" calcext:value-type="float">
            <text:p>0.5525714286</text:p>
          </table:table-cell>
          <table:table-cell office:value-type="float" office:value="0.560404761904762" calcext:value-type="float">
            <text:p>0.5604047619</text:p>
          </table:table-cell>
          <table:table-cell office:value-type="float" office:value="0.581071428571429" calcext:value-type="float">
            <text:p>0.5810714286</text:p>
          </table:table-cell>
          <table:table-cell office:value-type="float" office:value="0.583071428571429" calcext:value-type="float">
            <text:p>0.5830714286</text:p>
          </table:table-cell>
          <table:table-cell office:value-type="float" office:value="0.622642857142857" calcext:value-type="float">
            <text:p>0.6226428571</text:p>
          </table:table-cell>
          <table:table-cell office:value-type="float" office:value="0.643333333333333" calcext:value-type="float">
            <text:p>0.6433333333</text:p>
          </table:table-cell>
          <table:table-cell office:value-type="float" office:value="0.654428571428571" calcext:value-type="float">
            <text:p>0.6544285714</text:p>
          </table:table-cell>
          <table:table-cell office:value-type="float" office:value="0.670261904761905" calcext:value-type="float">
            <text:p>0.6702619048</text:p>
          </table:table-cell>
          <table:table-cell office:value-type="float" office:value="0.681904761904762" calcext:value-type="float">
            <text:p>0.6819047619</text:p>
          </table:table-cell>
          <table:table-cell office:value-type="float" office:value="0.695880952380952" calcext:value-type="float">
            <text:p>0.6958809524</text:p>
          </table:table-cell>
          <table:table-cell table:number-columns-repeated="38" office:value-type="float" office:value="0.712071428571429" calcext:value-type="float">
            <text:p>0.7120714286</text:p>
          </table:table-cell>
          <table:table-cell office:value-type="float" office:value="0.78" calcext:value-type="float">
            <text:p>0.78</text:p>
          </table:table-cell>
          <table:table-cell office:value-type="float" office:value="0.8" calcext:value-type="float">
            <text:p>0.8</text:p>
          </table:table-cell>
          <table:table-cell office:value-type="float" office:value="0.84" calcext:value-type="float">
            <text:p>0.84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92" calcext:value-type="float">
            <text:p>0.92</text:p>
          </table:table-cell>
          <table:table-cell table:number-columns-repeated="3"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table:number-columns-repeated="38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37474120082816" calcext:value-type="float">
            <text:p>0.4374741201</text:p>
          </table:table-cell>
          <table:table-cell office:value-type="float" office:value="0.458488612836439" calcext:value-type="float">
            <text:p>0.4584886128</text:p>
          </table:table-cell>
          <table:table-cell office:value-type="float" office:value="0.46972049689441" calcext:value-type="float">
            <text:p>0.4697204969</text:p>
          </table:table-cell>
          <table:table-cell office:value-type="float" office:value="0.487836438923395" calcext:value-type="float">
            <text:p>0.4878364389</text:p>
          </table:table-cell>
          <table:table-cell office:value-type="float" office:value="0.49508281573499" calcext:value-type="float">
            <text:p>0.4950828157</text:p>
          </table:table-cell>
          <table:table-cell office:value-type="float" office:value="0.526966873706004" calcext:value-type="float">
            <text:p>0.5269668737</text:p>
          </table:table-cell>
          <table:table-cell office:value-type="float" office:value="0.543271221532091" calcext:value-type="float">
            <text:p>0.5432712215</text:p>
          </table:table-cell>
          <table:table-cell office:value-type="float" office:value="0.547722567287785" calcext:value-type="float">
            <text:p>0.5477225673</text:p>
          </table:table-cell>
          <table:table-cell office:value-type="float" office:value="0.586853002070393" calcext:value-type="float">
            <text:p>0.5868530021</text:p>
          </table:table-cell>
          <table:table-cell table:number-columns-repeated="42" office:value-type="float" office:value="0.622256728778468" calcext:value-type="float">
            <text:p>0.6222567288</text:p>
          </table:table-cell>
          <table:table-cell office:value-type="float" office:value="0.782608695652174" calcext:value-type="float">
            <text:p>0.7826086957</text:p>
          </table:table-cell>
          <table:table-cell office:value-type="float" office:value="0.804347826086956" calcext:value-type="float">
            <text:p>0.804347826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0.869565217391304" calcext:value-type="float">
            <text:p>0.8695652174</text:p>
          </table:table-cell>
          <table:table-cell office:value-type="float" office:value="0.91304347826087" calcext:value-type="float">
            <text:p>0.9130434783</text:p>
          </table:table-cell>
          <table:table-cell office:value-type="float" office:value="0.934782608695652" calcext:value-type="float">
            <text:p>0.9347826087</text:p>
          </table:table-cell>
          <table:table-cell table:number-columns-repeated="2" office:value-type="float" office:value="0.956521739130435" calcext:value-type="float">
            <text:p>0.9565217391</text:p>
          </table:table-cell>
          <table:table-cell office:value-type="float" office:value="0.978260869565217" calcext:value-type="float">
            <text:p>0.9782608696</text:p>
          </table:table-cell>
          <table:table-cell table:number-columns-repeated="4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16507936507936" calcext:value-type="float">
            <text:p>0.5165079365</text:p>
          </table:table-cell>
          <table:table-cell office:value-type="float" office:value="0.542751322751323" calcext:value-type="float">
            <text:p>0.5427513228</text:p>
          </table:table-cell>
          <table:table-cell office:value-type="float" office:value="0.564761904761905" calcext:value-type="float">
            <text:p>0.5647619048</text:p>
          </table:table-cell>
          <table:table-cell office:value-type="float" office:value="0.572380952380952" calcext:value-type="float">
            <text:p>0.5723809524</text:p>
          </table:table-cell>
          <table:table-cell office:value-type="float" office:value="0.588306878306878" calcext:value-type="float">
            <text:p>0.5883068783</text:p>
          </table:table-cell>
          <table:table-cell office:value-type="float" office:value="0.624285714285714" calcext:value-type="float">
            <text:p>0.6242857143</text:p>
          </table:table-cell>
          <table:table-cell office:value-type="float" office:value="0.643968253968254" calcext:value-type="float">
            <text:p>0.643968254</text:p>
          </table:table-cell>
          <table:table-cell office:value-type="float" office:value="0.66042328042328" calcext:value-type="float">
            <text:p>0.6604232804</text:p>
          </table:table-cell>
          <table:table-cell table:number-columns-repeated="43" office:value-type="float" office:value="0.687037037037037" calcext:value-type="float">
            <text:p>0.687037037</text:p>
          </table:table-cell>
          <table:table-cell office:value-type="float" office:value="0.844444444444444" calcext:value-type="float">
            <text:p>0.8444444444</text:p>
          </table:table-cell>
          <table:table-cell table:number-columns-repeated="2" office:value-type="float" office:value="0.866666666666667" calcext:value-type="float">
            <text:p>0.8666666667</text:p>
          </table:table-cell>
          <table:table-cell office:value-type="float" office:value="0.888888888888889" calcext:value-type="float">
            <text:p>0.8888888889</text:p>
          </table:table-cell>
          <table:table-cell table:number-columns-repeated="2" office:value-type="float" office:value="0.933333333333333" calcext:value-type="float">
            <text:p>0.9333333333</text:p>
          </table:table-cell>
          <table:table-cell office:value-type="float" office:value="0.955555555555556" calcext:value-type="float">
            <text:p>0.9555555556</text:p>
          </table:table-cell>
          <table:table-cell office:value-type="float" office:value="0.977777777777778" calcext:value-type="float">
            <text:p>0.9777777778</text:p>
          </table:table-cell>
          <table:table-cell table:number-columns-repeated="4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88386243386243" calcext:value-type="float">
            <text:p>0.4883862434</text:p>
          </table:table-cell>
          <table:table-cell office:value-type="float" office:value="0.499497354497354" calcext:value-type="float">
            <text:p>0.4994973545</text:p>
          </table:table-cell>
          <table:table-cell office:value-type="float" office:value="0.500608465608465" calcext:value-type="float">
            <text:p>0.5006084656</text:p>
          </table:table-cell>
          <table:table-cell office:value-type="float" office:value="0.508756613756614" calcext:value-type="float">
            <text:p>0.5087566138</text:p>
          </table:table-cell>
          <table:table-cell office:value-type="float" office:value="0.538386243386243" calcext:value-type="float">
            <text:p>0.5383862434</text:p>
          </table:table-cell>
          <table:table-cell office:value-type="float" office:value="0.553571428571429" calcext:value-type="float">
            <text:p>0.5535714286</text:p>
          </table:table-cell>
          <table:table-cell office:value-type="float" office:value="0.549126984126984" calcext:value-type="float">
            <text:p>0.5491269841</text:p>
          </table:table-cell>
          <table:table-cell office:value-type="float" office:value="0.56510582010582" calcext:value-type="float">
            <text:p>0.5651058201</text:p>
          </table:table-cell>
          <table:table-cell office:value-type="float" office:value="0.580925925925926" calcext:value-type="float">
            <text:p>0.5809259259</text:p>
          </table:table-cell>
          <table:table-cell office:value-type="float" office:value="0.61494708994709" calcext:value-type="float">
            <text:p>0.6149470899</text:p>
          </table:table-cell>
          <table:table-cell office:value-type="float" office:value="0.632407407407407" calcext:value-type="float">
            <text:p>0.6324074074</text:p>
          </table:table-cell>
          <table:table-cell office:value-type="float" office:value="0.649708994708995" calcext:value-type="float">
            <text:p>0.6497089947</text:p>
          </table:table-cell>
          <table:table-cell office:value-type="float" office:value="0.668518518518519" calcext:value-type="float">
            <text:p>0.6685185185</text:p>
          </table:table-cell>
          <table:table-cell table:number-columns-repeated="38" office:value-type="float" office:value="0.701746031746032" calcext:value-type="float">
            <text:p>0.7017460317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0.8" calcext:value-type="float">
            <text:p>0.8</text:p>
          </table:table-cell>
          <table:table-cell office:value-type="float" office:value="0.822222222222222" calcext:value-type="float">
            <text:p>0.8222222222</text:p>
          </table:table-cell>
          <table:table-cell table:number-columns-repeated="2" office:value-type="float" office:value="0.844444444444444" calcext:value-type="float">
            <text:p>0.8444444444</text:p>
          </table:table-cell>
          <table:table-cell office:value-type="float" office:value="0.866666666666667" calcext:value-type="float">
            <text:p>0.8666666667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911111111111111" calcext:value-type="float">
            <text:p>0.9111111111</text:p>
          </table:table-cell>
          <table:table-cell office:value-type="float" office:value="0.933333333333333" calcext:value-type="float">
            <text:p>0.9333333333</text:p>
          </table:table-cell>
          <table:table-cell office:value-type="float" office:value="0.955555555555556" calcext:value-type="float">
            <text:p>0.9555555556</text:p>
          </table:table-cell>
          <table:table-cell table:number-columns-repeated="2" office:value-type="float" office:value="0.977777777777778" calcext:value-type="float">
            <text:p>0.9777777778</text:p>
          </table:table-cell>
          <table:table-cell table:number-columns-repeated="38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81098153547133" calcext:value-type="float">
            <text:p>0.4810981535</text:p>
          </table:table-cell>
          <table:table-cell office:value-type="float" office:value="0.515208940719145" calcext:value-type="float">
            <text:p>0.5152089407</text:p>
          </table:table-cell>
          <table:table-cell office:value-type="float" office:value="0.535349854227405" calcext:value-type="float">
            <text:p>0.5353498542</text:p>
          </table:table-cell>
          <table:table-cell office:value-type="float" office:value="0.53899416909621" calcext:value-type="float">
            <text:p>0.5389941691</text:p>
          </table:table-cell>
          <table:table-cell office:value-type="float" office:value="0.547497570456754" calcext:value-type="float">
            <text:p>0.5474975705</text:p>
          </table:table-cell>
          <table:table-cell office:value-type="float" office:value="0.553935860058309" calcext:value-type="float">
            <text:p>0.5539358601</text:p>
          </table:table-cell>
          <table:table-cell office:value-type="float" office:value="0.584159378036929" calcext:value-type="float">
            <text:p>0.584159378</text:p>
          </table:table-cell>
          <table:table-cell office:value-type="float" office:value="0.620019436345967" calcext:value-type="float">
            <text:p>0.6200194363</text:p>
          </table:table-cell>
          <table:table-cell office:value-type="float" office:value="0.63935860058309" calcext:value-type="float">
            <text:p>0.6393586006</text:p>
          </table:table-cell>
          <table:table-cell office:value-type="float" office:value="0.662390670553936" calcext:value-type="float">
            <text:p>0.6623906706</text:p>
          </table:table-cell>
          <table:table-cell office:value-type="float" office:value="0.682118561710398" calcext:value-type="float">
            <text:p>0.6821185617</text:p>
          </table:table-cell>
          <table:table-cell office:value-type="float" office:value="0.706219630709427" calcext:value-type="float">
            <text:p>0.7062196307</text:p>
          </table:table-cell>
          <table:table-cell office:value-type="float" office:value="0.762536443148688" calcext:value-type="float">
            <text:p>0.7625364431</text:p>
          </table:table-cell>
          <table:table-cell office:value-type="float" office:value="0.795553935860058" calcext:value-type="float">
            <text:p>0.7955539359</text:p>
          </table:table-cell>
          <table:table-cell table:number-columns-repeated="37" office:value-type="float" office:value="0.815597667638484" calcext:value-type="float">
            <text:p>0.8155976676</text:p>
          </table:table-cell>
          <table:table-cell office:value-type="float" office:value="0.755102040816326" calcext:value-type="float">
            <text:p>0.7551020408</text:p>
          </table:table-cell>
          <table:table-cell office:value-type="float" office:value="0.775510204081633" calcext:value-type="float">
            <text:p>0.7755102041</text:p>
          </table:table-cell>
          <table:table-cell office:value-type="float" office:value="0.816326530612245" calcext:value-type="float">
            <text:p>0.8163265306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0.877551020408163" calcext:value-type="float">
            <text:p>0.8775510204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0.877551020408163" calcext:value-type="float">
            <text:p>0.8775510204</text:p>
          </table:table-cell>
          <table:table-cell table:number-columns-repeated="3" office:value-type="float" office:value="0.897959183673469" calcext:value-type="float">
            <text:p>0.8979591837</text:p>
          </table:table-cell>
          <table:table-cell office:value-type="float" office:value="0.918367346938775" calcext:value-type="float">
            <text:p>0.9183673469</text:p>
          </table:table-cell>
          <table:table-cell office:value-type="float" office:value="0.938775510204082" calcext:value-type="float">
            <text:p>0.9387755102</text:p>
          </table:table-cell>
          <table:table-cell office:value-type="float" office:value="0.959183673469388" calcext:value-type="float">
            <text:p>0.9591836735</text:p>
          </table:table-cell>
          <table:table-cell office:value-type="float" office:value="0.979591836734694" calcext:value-type="float">
            <text:p>0.9795918367</text:p>
          </table:table-cell>
          <table:table-cell table:number-columns-repeated="37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81851851851852" calcext:value-type="float">
            <text:p>0.5818518519</text:p>
          </table:table-cell>
          <table:table-cell office:value-type="float" office:value="0.602222222222222" calcext:value-type="float">
            <text:p>0.6022222222</text:p>
          </table:table-cell>
          <table:table-cell office:value-type="float" office:value="0.613571428571429" calcext:value-type="float">
            <text:p>0.6135714286</text:p>
          </table:table-cell>
          <table:table-cell office:value-type="float" office:value="0.622539682539683" calcext:value-type="float">
            <text:p>0.6225396825</text:p>
          </table:table-cell>
          <table:table-cell office:value-type="float" office:value="0.660582010582011" calcext:value-type="float">
            <text:p>0.6605820106</text:p>
          </table:table-cell>
          <table:table-cell office:value-type="float" office:value="0.677619047619048" calcext:value-type="float">
            <text:p>0.6776190476</text:p>
          </table:table-cell>
          <table:table-cell office:value-type="float" office:value="0.680449735449735" calcext:value-type="float">
            <text:p>0.6804497354</text:p>
          </table:table-cell>
          <table:table-cell table:number-columns-repeated="44" office:value-type="float" office:value="0.69537037037037" calcext:value-type="float">
            <text:p>0.6953703704</text:p>
          </table:table-cell>
          <table:table-cell office:value-type="float" office:value="0.822222222222222" calcext:value-type="float">
            <text:p>0.8222222222</text:p>
          </table:table-cell>
          <table:table-cell office:value-type="float" office:value="0.866666666666667" calcext:value-type="float">
            <text:p>0.8666666667</text:p>
          </table:table-cell>
          <table:table-cell table:number-columns-repeated="2" office:value-type="float" office:value="0.911111111111111" calcext:value-type="float">
            <text:p>0.9111111111</text:p>
          </table:table-cell>
          <table:table-cell office:value-type="float" office:value="0.933333333333333" calcext:value-type="float">
            <text:p>0.9333333333</text:p>
          </table:table-cell>
          <table:table-cell office:value-type="float" office:value="0.955555555555556" calcext:value-type="float">
            <text:p>0.9555555556</text:p>
          </table:table-cell>
          <table:table-cell office:value-type="float" office:value="0.977777777777778" calcext:value-type="float">
            <text:p>0.9777777778</text:p>
          </table:table-cell>
          <table:table-cell table:number-columns-repeated="4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34473150962513" calcext:value-type="float">
            <text:p>0.534473151</text:p>
          </table:table-cell>
          <table:table-cell office:value-type="float" office:value="0.560359675785208" calcext:value-type="float">
            <text:p>0.5603596758</text:p>
          </table:table-cell>
          <table:table-cell office:value-type="float" office:value="0.564311043566363" calcext:value-type="float">
            <text:p>0.5643110436</text:p>
          </table:table-cell>
          <table:table-cell office:value-type="float" office:value="0.573657548125633" calcext:value-type="float">
            <text:p>0.5736575481</text:p>
          </table:table-cell>
          <table:table-cell office:value-type="float" office:value="0.590222897669706" calcext:value-type="float">
            <text:p>0.5902228977</text:p>
          </table:table-cell>
          <table:table-cell office:value-type="float" office:value="0.612411347517731" calcext:value-type="float">
            <text:p>0.6124113475</text:p>
          </table:table-cell>
          <table:table-cell office:value-type="float" office:value="0.625886524822695" calcext:value-type="float">
            <text:p>0.6258865248</text:p>
          </table:table-cell>
          <table:table-cell table:number-columns-repeated="44" office:value-type="float" office:value="0.64774569402229" calcext:value-type="float">
            <text:p>0.647745694</text:p>
          </table:table-cell>
          <table:table-cell office:value-type="float" office:value="0.872340425531915" calcext:value-type="float">
            <text:p>0.8723404255</text:p>
          </table:table-cell>
          <table:table-cell office:value-type="float" office:value="0.893617021276596" calcext:value-type="float">
            <text:p>0.8936170213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936170212765957" calcext:value-type="float">
            <text:p>0.9361702128</text:p>
          </table:table-cell>
          <table:table-cell table:number-columns-repeated="2" office:value-type="float" office:value="0.957446808510638" calcext:value-type="float">
            <text:p>0.9574468085</text:p>
          </table:table-cell>
          <table:table-cell office:value-type="float" office:value="0.978723404255319" calcext:value-type="float">
            <text:p>0.9787234043</text:p>
          </table:table-cell>
          <table:table-cell table:number-columns-repeated="4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75595238095238" calcext:value-type="float">
            <text:p>0.3755952381</text:p>
          </table:table-cell>
          <table:table-cell office:value-type="float" office:value="0.404058441558442" calcext:value-type="float">
            <text:p>0.4040584416</text:p>
          </table:table-cell>
          <table:table-cell office:value-type="float" office:value="0.414556277056277" calcext:value-type="float">
            <text:p>0.4145562771</text:p>
          </table:table-cell>
          <table:table-cell office:value-type="float" office:value="0.429491341991342" calcext:value-type="float">
            <text:p>0.429491342</text:p>
          </table:table-cell>
          <table:table-cell office:value-type="float" office:value="0.436363636363636" calcext:value-type="float">
            <text:p>0.4363636364</text:p>
          </table:table-cell>
          <table:table-cell office:value-type="float" office:value="0.46228354978355" calcext:value-type="float">
            <text:p>0.4622835498</text:p>
          </table:table-cell>
          <table:table-cell office:value-type="float" office:value="0.469264069264069" calcext:value-type="float">
            <text:p>0.4692640693</text:p>
          </table:table-cell>
          <table:table-cell office:value-type="float" office:value="0.477922077922078" calcext:value-type="float">
            <text:p>0.4779220779</text:p>
          </table:table-cell>
          <table:table-cell office:value-type="float" office:value="0.487770562770563" calcext:value-type="float">
            <text:p>0.4877705628</text:p>
          </table:table-cell>
          <table:table-cell office:value-type="float" office:value="0.491179653679654" calcext:value-type="float">
            <text:p>0.4911796537</text:p>
          </table:table-cell>
          <table:table-cell office:value-type="float" office:value="0.497997835497836" calcext:value-type="float">
            <text:p>0.4979978355</text:p>
          </table:table-cell>
          <table:table-cell office:value-type="float" office:value="0.535010822510823" calcext:value-type="float">
            <text:p>0.5350108225</text:p>
          </table:table-cell>
          <table:table-cell office:value-type="float" office:value="0.546645021645022" calcext:value-type="float">
            <text:p>0.5466450216</text:p>
          </table:table-cell>
          <table:table-cell table:number-columns-repeated="38" office:value-type="float" office:value="0.576298701298701" calcext:value-type="float">
            <text:p>0.5762987013</text:p>
          </table:table-cell>
          <table:table-cell table:number-columns-repeated="3" office:value-type="float" office:value="0.681818181818182" calcext:value-type="float">
            <text:p>0.6818181818</text:p>
          </table:table-cell>
          <table:table-cell office:value-type="float" office:value="0.659090909090909" calcext:value-type="float">
            <text:p>0.6590909091</text:p>
          </table:table-cell>
          <table:table-cell office:value-type="float" office:value="0.704545454545455" calcext:value-type="float">
            <text:p>0.7045454545</text:p>
          </table:table-cell>
          <table:table-cell office:value-type="float" office:value="0.727272727272727" calcext:value-type="float">
            <text:p>0.7272727273</text:p>
          </table:table-cell>
          <table:table-cell office:value-type="float" office:value="0.75" calcext:value-type="float">
            <text:p>0.75</text:p>
          </table:table-cell>
          <table:table-cell office:value-type="float" office:value="0.795454545454545" calcext:value-type="float">
            <text:p>0.7954545455</text:p>
          </table:table-cell>
          <table:table-cell office:value-type="float" office:value="0.818181818181818" calcext:value-type="float">
            <text:p>0.8181818182</text:p>
          </table:table-cell>
          <table:table-cell office:value-type="float" office:value="0.840909090909091" calcext:value-type="float">
            <text:p>0.8409090909</text:p>
          </table:table-cell>
          <table:table-cell office:value-type="float" office:value="0.886363636363636" calcext:value-type="float">
            <text:p>0.8863636364</text:p>
          </table:table-cell>
          <table:table-cell office:value-type="float" office:value="0.931818181818182" calcext:value-type="float">
            <text:p>0.9318181818</text:p>
          </table:table-cell>
          <table:table-cell office:value-type="float" office:value="0.977272727272727" calcext:value-type="float">
            <text:p>0.9772727273</text:p>
          </table:table-cell>
          <table:table-cell table:number-columns-repeated="38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3035714285714" calcext:value-type="float">
            <text:p>0.4330357143</text:p>
          </table:table-cell>
          <table:table-cell office:value-type="float" office:value="0.446825396825397" calcext:value-type="float">
            <text:p>0.4468253968</text:p>
          </table:table-cell>
          <table:table-cell office:value-type="float" office:value="0.462103174603175" calcext:value-type="float">
            <text:p>0.4621031746</text:p>
          </table:table-cell>
          <table:table-cell office:value-type="float" office:value="0.493005952380952" calcext:value-type="float">
            <text:p>0.4930059524</text:p>
          </table:table-cell>
          <table:table-cell office:value-type="float" office:value="0.499156746031746" calcext:value-type="float">
            <text:p>0.499156746</text:p>
          </table:table-cell>
          <table:table-cell office:value-type="float" office:value="0.529935515873016" calcext:value-type="float">
            <text:p>0.5299355159</text:p>
          </table:table-cell>
          <table:table-cell office:value-type="float" office:value="0.545213293650794" calcext:value-type="float">
            <text:p>0.5452132937</text:p>
          </table:table-cell>
          <table:table-cell office:value-type="float" office:value="0.565674603174603" calcext:value-type="float">
            <text:p>0.5656746032</text:p>
          </table:table-cell>
          <table:table-cell office:value-type="float" office:value="0.584424603174603" calcext:value-type="float">
            <text:p>0.5844246032</text:p>
          </table:table-cell>
          <table:table-cell office:value-type="float" office:value="0.596577380952381" calcext:value-type="float">
            <text:p>0.596577381</text:p>
          </table:table-cell>
          <table:table-cell office:value-type="float" office:value="0.615178571428571" calcext:value-type="float">
            <text:p>0.6151785714</text:p>
          </table:table-cell>
          <table:table-cell office:value-type="float" office:value="0.637103174603174" calcext:value-type="float">
            <text:p>0.6371031746</text:p>
          </table:table-cell>
          <table:table-cell office:value-type="float" office:value="0.655704365079365" calcext:value-type="float">
            <text:p>0.6557043651</text:p>
          </table:table-cell>
          <table:table-cell office:value-type="float" office:value="0.677604166666666" calcext:value-type="float">
            <text:p>0.6776041667</text:p>
          </table:table-cell>
          <table:table-cell office:value-type="float" office:value="0.693576388888889" calcext:value-type="float">
            <text:p>0.6935763889</text:p>
          </table:table-cell>
          <table:table-cell office:value-type="float" office:value="0.722048611111111" calcext:value-type="float">
            <text:p>0.7220486111</text:p>
          </table:table-cell>
          <table:table-cell table:number-columns-repeated="35" office:value-type="float" office:value="0.735243055555555" calcext:value-type="float">
            <text:p>0.7352430556</text:p>
          </table:table-cell>
          <table:table-cell office:value-type="float" office:value="0.729166666666667" calcext:value-type="float">
            <text:p>0.7291666667</text:p>
          </table:table-cell>
          <table:table-cell office:value-type="float" office:value="0.708333333333333" calcext:value-type="float">
            <text:p>0.7083333333</text:p>
          </table:table-cell>
          <table:table-cell office:value-type="float" office:value="0.729166666666667" calcext:value-type="float">
            <text:p>0.7291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770833333333333" calcext:value-type="float">
            <text:p>0.7708333333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0.770833333333333" calcext:value-type="float">
            <text:p>0.7708333333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854166666666667" calcext:value-type="float">
            <text:p>0.854166666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95833333333333" calcext:value-type="float">
            <text:p>0.8958333333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58333333333333" calcext:value-type="float">
            <text:p>0.9583333333</text:p>
          </table:table-cell>
          <table:table-cell table:number-columns-repeated="2" office:value-type="float" office:value="0.979166666666667" calcext:value-type="float">
            <text:p>0.9791666667</text:p>
          </table:table-cell>
          <table:table-cell table:number-columns-repeated="3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6484295845998" calcext:value-type="float">
            <text:p>0.4564842958</text:p>
          </table:table-cell>
          <table:table-cell office:value-type="float" office:value="0.469326241134752" calcext:value-type="float">
            <text:p>0.4693262411</text:p>
          </table:table-cell>
          <table:table-cell office:value-type="float" office:value="0.481408308004052" calcext:value-type="float">
            <text:p>0.481408308</text:p>
          </table:table-cell>
          <table:table-cell office:value-type="float" office:value="0.505775075987842" calcext:value-type="float">
            <text:p>0.505775076</text:p>
          </table:table-cell>
          <table:table-cell office:value-type="float" office:value="0.522593718338399" calcext:value-type="float">
            <text:p>0.5225937183</text:p>
          </table:table-cell>
          <table:table-cell office:value-type="float" office:value="0.529787234042553" calcext:value-type="float">
            <text:p>0.529787234</text:p>
          </table:table-cell>
          <table:table-cell office:value-type="float" office:value="0.545744680851064" calcext:value-type="float">
            <text:p>0.5457446809</text:p>
          </table:table-cell>
          <table:table-cell office:value-type="float" office:value="0.572467071935157" calcext:value-type="float">
            <text:p>0.5724670719</text:p>
          </table:table-cell>
          <table:table-cell office:value-type="float" office:value="0.604913880445795" calcext:value-type="float">
            <text:p>0.6049138804</text:p>
          </table:table-cell>
          <table:table-cell office:value-type="float" office:value="0.614083080040527" calcext:value-type="float">
            <text:p>0.61408308</text:p>
          </table:table-cell>
          <table:table-cell table:number-columns-repeated="41" office:value-type="float" office:value="0.644376899696049" calcext:value-type="float">
            <text:p>0.6443768997</text:p>
          </table:table-cell>
          <table:table-cell table:number-columns-repeated="2" office:value-type="float" office:value="0.787234042553192" calcext:value-type="float">
            <text:p>0.7872340426</text:p>
          </table:table-cell>
          <table:table-cell office:value-type="float" office:value="0.808510638297872" calcext:value-type="float">
            <text:p>0.8085106383</text:p>
          </table:table-cell>
          <table:table-cell office:value-type="float" office:value="0.829787234042553" calcext:value-type="float">
            <text:p>0.829787234</text:p>
          </table:table-cell>
          <table:table-cell office:value-type="float" office:value="0.872340425531915" calcext:value-type="float">
            <text:p>0.8723404255</text:p>
          </table:table-cell>
          <table:table-cell office:value-type="float" office:value="0.893617021276596" calcext:value-type="float">
            <text:p>0.8936170213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936170212765957" calcext:value-type="float">
            <text:p>0.9361702128</text:p>
          </table:table-cell>
          <table:table-cell office:value-type="float" office:value="0.957446808510638" calcext:value-type="float">
            <text:p>0.9574468085</text:p>
          </table:table-cell>
          <table:table-cell office:value-type="float" office:value="0.978723404255319" calcext:value-type="float">
            <text:p>0.9787234043</text:p>
          </table:table-cell>
          <table:table-cell table:number-columns-repeated="41" office:value-type="float" office:value="1" calcext:value-type="float">
            <text:p>1</text:p>
          </table:table-cell>
        </table:table-row>
      </table:table>
      <table:table table:name="rw_3_4" table:style-name="ta1">
        <table:table-column table:style-name="co5" table:default-cell-style-name="Default"/>
        <table:table-column table:style-name="co6" table:number-columns-repeated="102" table:default-cell-style-name="Default"/>
        <table:table-row table:style-name="ro1">
          <table:table-cell office:value-type="string" calcext:value-type="string">
            <text:p>trial_number</text:p>
          </table:table-cell>
          <table:table-cell office:value-type="string" calcext:value-type="string">
            <text:p>sim_iter_0</text:p>
          </table:table-cell>
          <table:table-cell office:value-type="string" calcext:value-type="string">
            <text:p>sim_iter_1</text:p>
          </table:table-cell>
          <table:table-cell office:value-type="string" calcext:value-type="string">
            <text:p>sim_iter_2</text:p>
          </table:table-cell>
          <table:table-cell office:value-type="string" calcext:value-type="string">
            <text:p>sim_iter_3</text:p>
          </table:table-cell>
          <table:table-cell office:value-type="string" calcext:value-type="string">
            <text:p>sim_iter_4</text:p>
          </table:table-cell>
          <table:table-cell office:value-type="string" calcext:value-type="string">
            <text:p>sim_iter_5</text:p>
          </table:table-cell>
          <table:table-cell office:value-type="string" calcext:value-type="string">
            <text:p>sim_iter_6</text:p>
          </table:table-cell>
          <table:table-cell office:value-type="string" calcext:value-type="string">
            <text:p>sim_iter_7</text:p>
          </table:table-cell>
          <table:table-cell office:value-type="string" calcext:value-type="string">
            <text:p>sim_iter_8</text:p>
          </table:table-cell>
          <table:table-cell office:value-type="string" calcext:value-type="string">
            <text:p>sim_iter_9</text:p>
          </table:table-cell>
          <table:table-cell office:value-type="string" calcext:value-type="string">
            <text:p>sim_iter_10</text:p>
          </table:table-cell>
          <table:table-cell office:value-type="string" calcext:value-type="string">
            <text:p>sim_iter_11</text:p>
          </table:table-cell>
          <table:table-cell office:value-type="string" calcext:value-type="string">
            <text:p>sim_iter_12</text:p>
          </table:table-cell>
          <table:table-cell office:value-type="string" calcext:value-type="string">
            <text:p>sim_iter_13</text:p>
          </table:table-cell>
          <table:table-cell office:value-type="string" calcext:value-type="string">
            <text:p>sim_iter_14</text:p>
          </table:table-cell>
          <table:table-cell office:value-type="string" calcext:value-type="string">
            <text:p>sim_iter_15</text:p>
          </table:table-cell>
          <table:table-cell office:value-type="string" calcext:value-type="string">
            <text:p>sim_iter_16</text:p>
          </table:table-cell>
          <table:table-cell office:value-type="string" calcext:value-type="string">
            <text:p>sim_iter_17</text:p>
          </table:table-cell>
          <table:table-cell office:value-type="string" calcext:value-type="string">
            <text:p>sim_iter_18</text:p>
          </table:table-cell>
          <table:table-cell office:value-type="string" calcext:value-type="string">
            <text:p>sim_iter_19</text:p>
          </table:table-cell>
          <table:table-cell office:value-type="string" calcext:value-type="string">
            <text:p>sim_iter_20</text:p>
          </table:table-cell>
          <table:table-cell office:value-type="string" calcext:value-type="string">
            <text:p>sim_iter_21</text:p>
          </table:table-cell>
          <table:table-cell office:value-type="string" calcext:value-type="string">
            <text:p>sim_iter_22</text:p>
          </table:table-cell>
          <table:table-cell office:value-type="string" calcext:value-type="string">
            <text:p>sim_iter_23</text:p>
          </table:table-cell>
          <table:table-cell office:value-type="string" calcext:value-type="string">
            <text:p>sim_iter_24</text:p>
          </table:table-cell>
          <table:table-cell office:value-type="string" calcext:value-type="string">
            <text:p>sim_iter_25</text:p>
          </table:table-cell>
          <table:table-cell office:value-type="string" calcext:value-type="string">
            <text:p>sim_iter_26</text:p>
          </table:table-cell>
          <table:table-cell office:value-type="string" calcext:value-type="string">
            <text:p>sim_iter_27</text:p>
          </table:table-cell>
          <table:table-cell office:value-type="string" calcext:value-type="string">
            <text:p>sim_iter_28</text:p>
          </table:table-cell>
          <table:table-cell office:value-type="string" calcext:value-type="string">
            <text:p>sim_iter_29</text:p>
          </table:table-cell>
          <table:table-cell office:value-type="string" calcext:value-type="string">
            <text:p>sim_iter_30</text:p>
          </table:table-cell>
          <table:table-cell office:value-type="string" calcext:value-type="string">
            <text:p>sim_iter_31</text:p>
          </table:table-cell>
          <table:table-cell office:value-type="string" calcext:value-type="string">
            <text:p>sim_iter_32</text:p>
          </table:table-cell>
          <table:table-cell office:value-type="string" calcext:value-type="string">
            <text:p>sim_iter_33</text:p>
          </table:table-cell>
          <table:table-cell office:value-type="string" calcext:value-type="string">
            <text:p>sim_iter_34</text:p>
          </table:table-cell>
          <table:table-cell office:value-type="string" calcext:value-type="string">
            <text:p>sim_iter_35</text:p>
          </table:table-cell>
          <table:table-cell office:value-type="string" calcext:value-type="string">
            <text:p>sim_iter_36</text:p>
          </table:table-cell>
          <table:table-cell office:value-type="string" calcext:value-type="string">
            <text:p>sim_iter_37</text:p>
          </table:table-cell>
          <table:table-cell office:value-type="string" calcext:value-type="string">
            <text:p>sim_iter_38</text:p>
          </table:table-cell>
          <table:table-cell office:value-type="string" calcext:value-type="string">
            <text:p>sim_iter_39</text:p>
          </table:table-cell>
          <table:table-cell office:value-type="string" calcext:value-type="string">
            <text:p>sim_iter_40</text:p>
          </table:table-cell>
          <table:table-cell office:value-type="string" calcext:value-type="string">
            <text:p>sim_iter_41</text:p>
          </table:table-cell>
          <table:table-cell office:value-type="string" calcext:value-type="string">
            <text:p>sim_iter_42</text:p>
          </table:table-cell>
          <table:table-cell office:value-type="string" calcext:value-type="string">
            <text:p>sim_iter_43</text:p>
          </table:table-cell>
          <table:table-cell office:value-type="string" calcext:value-type="string">
            <text:p>sim_iter_44</text:p>
          </table:table-cell>
          <table:table-cell office:value-type="string" calcext:value-type="string">
            <text:p>sim_iter_45</text:p>
          </table:table-cell>
          <table:table-cell office:value-type="string" calcext:value-type="string">
            <text:p>sim_iter_46</text:p>
          </table:table-cell>
          <table:table-cell office:value-type="string" calcext:value-type="string">
            <text:p>sim_iter_47</text:p>
          </table:table-cell>
          <table:table-cell office:value-type="string" calcext:value-type="string">
            <text:p>sim_iter_48</text:p>
          </table:table-cell>
          <table:table-cell office:value-type="string" calcext:value-type="string">
            <text:p>sim_iter_49</text:p>
          </table:table-cell>
          <table:table-cell office:value-type="string" calcext:value-type="string">
            <text:p>sim_iter_50</text:p>
          </table:table-cell>
          <table:table-cell office:value-type="string" calcext:value-type="string">
            <text:p>hap_iter_0</text:p>
          </table:table-cell>
          <table:table-cell office:value-type="string" calcext:value-type="string">
            <text:p>hap_iter_1</text:p>
          </table:table-cell>
          <table:table-cell office:value-type="string" calcext:value-type="string">
            <text:p>hap_iter_2</text:p>
          </table:table-cell>
          <table:table-cell office:value-type="string" calcext:value-type="string">
            <text:p>hap_iter_3</text:p>
          </table:table-cell>
          <table:table-cell office:value-type="string" calcext:value-type="string">
            <text:p>hap_iter_4</text:p>
          </table:table-cell>
          <table:table-cell office:value-type="string" calcext:value-type="string">
            <text:p>hap_iter_5</text:p>
          </table:table-cell>
          <table:table-cell office:value-type="string" calcext:value-type="string">
            <text:p>hap_iter_6</text:p>
          </table:table-cell>
          <table:table-cell office:value-type="string" calcext:value-type="string">
            <text:p>hap_iter_7</text:p>
          </table:table-cell>
          <table:table-cell office:value-type="string" calcext:value-type="string">
            <text:p>hap_iter_8</text:p>
          </table:table-cell>
          <table:table-cell office:value-type="string" calcext:value-type="string">
            <text:p>hap_iter_9</text:p>
          </table:table-cell>
          <table:table-cell office:value-type="string" calcext:value-type="string">
            <text:p>hap_iter_10</text:p>
          </table:table-cell>
          <table:table-cell office:value-type="string" calcext:value-type="string">
            <text:p>hap_iter_11</text:p>
          </table:table-cell>
          <table:table-cell office:value-type="string" calcext:value-type="string">
            <text:p>hap_iter_12</text:p>
          </table:table-cell>
          <table:table-cell office:value-type="string" calcext:value-type="string">
            <text:p>hap_iter_13</text:p>
          </table:table-cell>
          <table:table-cell office:value-type="string" calcext:value-type="string">
            <text:p>hap_iter_14</text:p>
          </table:table-cell>
          <table:table-cell office:value-type="string" calcext:value-type="string">
            <text:p>hap_iter_15</text:p>
          </table:table-cell>
          <table:table-cell office:value-type="string" calcext:value-type="string">
            <text:p>hap_iter_16</text:p>
          </table:table-cell>
          <table:table-cell office:value-type="string" calcext:value-type="string">
            <text:p>hap_iter_17</text:p>
          </table:table-cell>
          <table:table-cell office:value-type="string" calcext:value-type="string">
            <text:p>hap_iter_18</text:p>
          </table:table-cell>
          <table:table-cell office:value-type="string" calcext:value-type="string">
            <text:p>hap_iter_19</text:p>
          </table:table-cell>
          <table:table-cell office:value-type="string" calcext:value-type="string">
            <text:p>hap_iter_20</text:p>
          </table:table-cell>
          <table:table-cell office:value-type="string" calcext:value-type="string">
            <text:p>hap_iter_21</text:p>
          </table:table-cell>
          <table:table-cell office:value-type="string" calcext:value-type="string">
            <text:p>hap_iter_22</text:p>
          </table:table-cell>
          <table:table-cell office:value-type="string" calcext:value-type="string">
            <text:p>hap_iter_23</text:p>
          </table:table-cell>
          <table:table-cell office:value-type="string" calcext:value-type="string">
            <text:p>hap_iter_24</text:p>
          </table:table-cell>
          <table:table-cell office:value-type="string" calcext:value-type="string">
            <text:p>hap_iter_25</text:p>
          </table:table-cell>
          <table:table-cell office:value-type="string" calcext:value-type="string">
            <text:p>hap_iter_26</text:p>
          </table:table-cell>
          <table:table-cell office:value-type="string" calcext:value-type="string">
            <text:p>hap_iter_27</text:p>
          </table:table-cell>
          <table:table-cell office:value-type="string" calcext:value-type="string">
            <text:p>hap_iter_28</text:p>
          </table:table-cell>
          <table:table-cell office:value-type="string" calcext:value-type="string">
            <text:p>hap_iter_29</text:p>
          </table:table-cell>
          <table:table-cell office:value-type="string" calcext:value-type="string">
            <text:p>hap_iter_30</text:p>
          </table:table-cell>
          <table:table-cell office:value-type="string" calcext:value-type="string">
            <text:p>hap_iter_31</text:p>
          </table:table-cell>
          <table:table-cell office:value-type="string" calcext:value-type="string">
            <text:p>hap_iter_32</text:p>
          </table:table-cell>
          <table:table-cell office:value-type="string" calcext:value-type="string">
            <text:p>hap_iter_33</text:p>
          </table:table-cell>
          <table:table-cell office:value-type="string" calcext:value-type="string">
            <text:p>hap_iter_34</text:p>
          </table:table-cell>
          <table:table-cell office:value-type="string" calcext:value-type="string">
            <text:p>hap_iter_35</text:p>
          </table:table-cell>
          <table:table-cell office:value-type="string" calcext:value-type="string">
            <text:p>hap_iter_36</text:p>
          </table:table-cell>
          <table:table-cell office:value-type="string" calcext:value-type="string">
            <text:p>hap_iter_37</text:p>
          </table:table-cell>
          <table:table-cell office:value-type="string" calcext:value-type="string">
            <text:p>hap_iter_38</text:p>
          </table:table-cell>
          <table:table-cell office:value-type="string" calcext:value-type="string">
            <text:p>hap_iter_39</text:p>
          </table:table-cell>
          <table:table-cell office:value-type="string" calcext:value-type="string">
            <text:p>hap_iter_40</text:p>
          </table:table-cell>
          <table:table-cell office:value-type="string" calcext:value-type="string">
            <text:p>hap_iter_41</text:p>
          </table:table-cell>
          <table:table-cell office:value-type="string" calcext:value-type="string">
            <text:p>hap_iter_42</text:p>
          </table:table-cell>
          <table:table-cell office:value-type="string" calcext:value-type="string">
            <text:p>hap_iter_43</text:p>
          </table:table-cell>
          <table:table-cell office:value-type="string" calcext:value-type="string">
            <text:p>hap_iter_44</text:p>
          </table:table-cell>
          <table:table-cell office:value-type="string" calcext:value-type="string">
            <text:p>hap_iter_45</text:p>
          </table:table-cell>
          <table:table-cell office:value-type="string" calcext:value-type="string">
            <text:p>hap_iter_46</text:p>
          </table:table-cell>
          <table:table-cell office:value-type="string" calcext:value-type="string">
            <text:p>hap_iter_47</text:p>
          </table:table-cell>
          <table:table-cell office:value-type="string" calcext:value-type="string">
            <text:p>hap_iter_48</text:p>
          </table:table-cell>
          <table:table-cell office:value-type="string" calcext:value-type="string">
            <text:p>hap_iter_49</text:p>
          </table:table-cell>
          <table:table-cell office:value-type="string" calcext:value-type="string">
            <text:p>hap_iter_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38824101069" calcext:value-type="float">
            <text:p>0.4738824101</text:p>
          </table:table-cell>
          <table:table-cell office:value-type="float" office:value="0.488386783284742" calcext:value-type="float">
            <text:p>0.4883867833</text:p>
          </table:table-cell>
          <table:table-cell office:value-type="float" office:value="0.51603498542274" calcext:value-type="float">
            <text:p>0.5160349854</text:p>
          </table:table-cell>
          <table:table-cell office:value-type="float" office:value="0.546744412050534" calcext:value-type="float">
            <text:p>0.5467444121</text:p>
          </table:table-cell>
          <table:table-cell office:value-type="float" office:value="0.563046647230321" calcext:value-type="float">
            <text:p>0.5630466472</text:p>
          </table:table-cell>
          <table:table-cell office:value-type="float" office:value="0.590597667638484" calcext:value-type="float">
            <text:p>0.5905976676</text:p>
          </table:table-cell>
          <table:table-cell office:value-type="float" office:value="0.599368318756074" calcext:value-type="float">
            <text:p>0.5993683188</text:p>
          </table:table-cell>
          <table:table-cell table:number-columns-repeated="2" office:value-type="float" office:value="0.621331389698737" calcext:value-type="float">
            <text:p>0.6213313897</text:p>
          </table:table-cell>
          <table:table-cell office:value-type="float" office:value="0.647351797862002" calcext:value-type="float">
            <text:p>0.6473517979</text:p>
          </table:table-cell>
          <table:table-cell office:value-type="float" office:value="0.648906705539359" calcext:value-type="float">
            <text:p>0.6489067055</text:p>
          </table:table-cell>
          <table:table-cell office:value-type="float" office:value="0.673250728862974" calcext:value-type="float">
            <text:p>0.6732507289</text:p>
          </table:table-cell>
          <table:table-cell table:number-columns-repeated="2" office:value-type="float" office:value="0.690014577259475" calcext:value-type="float">
            <text:p>0.6900145773</text:p>
          </table:table-cell>
          <table:table-cell table:number-columns-repeated="2" office:value-type="float" office:value="0.709645286686103" calcext:value-type="float">
            <text:p>0.7096452867</text:p>
          </table:table-cell>
          <table:table-cell table:number-columns-repeated="35" office:value-type="float" office:value="0.740743440233236" calcext:value-type="float">
            <text:p>0.7407434402</text:p>
          </table:table-cell>
          <table:table-cell office:value-type="float" office:value="0.693877551020408" calcext:value-type="float">
            <text:p>0.693877551</text:p>
          </table:table-cell>
          <table:table-cell office:value-type="float" office:value="0.73469387755102" calcext:value-type="float">
            <text:p>0.7346938776</text:p>
          </table:table-cell>
          <table:table-cell office:value-type="float" office:value="0.775510204081633" calcext:value-type="float">
            <text:p>0.775510204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0.836734693877551" calcext:value-type="float">
            <text:p>0.8367346939</text:p>
          </table:table-cell>
          <table:table-cell table:number-columns-repeated="2" office:value-type="float" office:value="0.857142857142857" calcext:value-type="float">
            <text:p>0.8571428571</text:p>
          </table:table-cell>
          <table:table-cell table:number-columns-repeated="2" office:value-type="float" office:value="0.897959183673469" calcext:value-type="float">
            <text:p>0.8979591837</text:p>
          </table:table-cell>
          <table:table-cell office:value-type="float" office:value="0.918367346938775" calcext:value-type="float">
            <text:p>0.9183673469</text:p>
          </table:table-cell>
          <table:table-cell table:number-columns-repeated="2" office:value-type="float" office:value="0.938775510204082" calcext:value-type="float">
            <text:p>0.9387755102</text:p>
          </table:table-cell>
          <table:table-cell table:number-columns-repeated="4" office:value-type="float" office:value="0.959183673469388" calcext:value-type="float">
            <text:p>0.9591836735</text:p>
          </table:table-cell>
          <table:table-cell table:number-columns-repeated="35" office:value-type="float" office:value="0.979591836734694" calcext:value-type="float">
            <text:p>0.97959183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05521783181358" calcext:value-type="float">
            <text:p>0.5055217832</text:p>
          </table:table-cell>
          <table:table-cell office:value-type="float" office:value="0.512310030395137" calcext:value-type="float">
            <text:p>0.5123100304</text:p>
          </table:table-cell>
          <table:table-cell office:value-type="float" office:value="0.526595744680851" calcext:value-type="float">
            <text:p>0.5265957447</text:p>
          </table:table-cell>
          <table:table-cell office:value-type="float" office:value="0.555293819655522" calcext:value-type="float">
            <text:p>0.5552938197</text:p>
          </table:table-cell>
          <table:table-cell office:value-type="float" office:value="0.571909827760892" calcext:value-type="float">
            <text:p>0.5719098278</text:p>
          </table:table-cell>
          <table:table-cell office:value-type="float" office:value="0.57806484295846" calcext:value-type="float">
            <text:p>0.578064843</text:p>
          </table:table-cell>
          <table:table-cell office:value-type="float" office:value="0.597213779128673" calcext:value-type="float">
            <text:p>0.5972137791</text:p>
          </table:table-cell>
          <table:table-cell office:value-type="float" office:value="0.615248226950355" calcext:value-type="float">
            <text:p>0.615248227</text:p>
          </table:table-cell>
          <table:table-cell office:value-type="float" office:value="0.650151975683891" calcext:value-type="float">
            <text:p>0.6501519757</text:p>
          </table:table-cell>
          <table:table-cell table:number-columns-repeated="2" office:value-type="float" office:value="0.658738601823708" calcext:value-type="float">
            <text:p>0.6587386018</text:p>
          </table:table-cell>
          <table:table-cell office:value-type="float" office:value="0.673277608915907" calcext:value-type="float">
            <text:p>0.6732776089</text:p>
          </table:table-cell>
          <table:table-cell office:value-type="float" office:value="0.702760891590679" calcext:value-type="float">
            <text:p>0.7027608916</text:p>
          </table:table-cell>
          <table:table-cell office:value-type="float" office:value="0.721048632218845" calcext:value-type="float">
            <text:p>0.7210486322</text:p>
          </table:table-cell>
          <table:table-cell table:number-columns-repeated="2" office:value-type="float" office:value="0.749721377912867" calcext:value-type="float">
            <text:p>0.7497213779</text:p>
          </table:table-cell>
          <table:table-cell table:number-columns-repeated="35" office:value-type="float" office:value="0.77049138804458" calcext:value-type="float">
            <text:p>0.770491388</text:p>
          </table:table-cell>
          <table:table-cell office:value-type="float" office:value="0.787234042553192" calcext:value-type="float">
            <text:p>0.7872340426</text:p>
          </table:table-cell>
          <table:table-cell table:number-columns-repeated="2" office:value-type="float" office:value="0.808510638297872" calcext:value-type="float">
            <text:p>0.8085106383</text:p>
          </table:table-cell>
          <table:table-cell table:number-columns-repeated="2" office:value-type="float" office:value="0.829787234042553" calcext:value-type="float">
            <text:p>0.829787234</text:p>
          </table:table-cell>
          <table:table-cell office:value-type="float" office:value="0.851063829787234" calcext:value-type="float">
            <text:p>0.8510638298</text:p>
          </table:table-cell>
          <table:table-cell office:value-type="float" office:value="0.872340425531915" calcext:value-type="float">
            <text:p>0.8723404255</text:p>
          </table:table-cell>
          <table:table-cell office:value-type="float" office:value="0.893617021276596" calcext:value-type="float">
            <text:p>0.8936170213</text:p>
          </table:table-cell>
          <table:table-cell table:number-columns-repeated="3" office:value-type="float" office:value="0.914893617021277" calcext:value-type="float">
            <text:p>0.914893617</text:p>
          </table:table-cell>
          <table:table-cell table:number-columns-repeated="3" office:value-type="float" office:value="0.936170212765957" calcext:value-type="float">
            <text:p>0.9361702128</text:p>
          </table:table-cell>
          <table:table-cell table:number-columns-repeated="2" office:value-type="float" office:value="0.957446808510638" calcext:value-type="float">
            <text:p>0.9574468085</text:p>
          </table:table-cell>
          <table:table-cell table:number-columns-repeated="35" office:value-type="float" office:value="0.978723404255319" calcext:value-type="float">
            <text:p>0.97872340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9180509413068" calcext:value-type="float">
            <text:p>0.4291805094</text:p>
          </table:table-cell>
          <table:table-cell office:value-type="float" office:value="0.453349944629014" calcext:value-type="float">
            <text:p>0.4533499446</text:p>
          </table:table-cell>
          <table:table-cell office:value-type="float" office:value="0.472009966777409" calcext:value-type="float">
            <text:p>0.4720099668</text:p>
          </table:table-cell>
          <table:table-cell office:value-type="float" office:value="0.487375415282392" calcext:value-type="float">
            <text:p>0.4873754153</text:p>
          </table:table-cell>
          <table:table-cell office:value-type="float" office:value="0.510049833887043" calcext:value-type="float">
            <text:p>0.5100498339</text:p>
          </table:table-cell>
          <table:table-cell office:value-type="float" office:value="0.537956810631229" calcext:value-type="float">
            <text:p>0.5379568106</text:p>
          </table:table-cell>
          <table:table-cell office:value-type="float" office:value="0.558499446290144" calcext:value-type="float">
            <text:p>0.5584994463</text:p>
          </table:table-cell>
          <table:table-cell office:value-type="float" office:value="0.568189368770764" calcext:value-type="float">
            <text:p>0.5681893688</text:p>
          </table:table-cell>
          <table:table-cell office:value-type="float" office:value="0.605232558139535" calcext:value-type="float">
            <text:p>0.6052325581</text:p>
          </table:table-cell>
          <table:table-cell office:value-type="float" office:value="0.638565891472868" calcext:value-type="float">
            <text:p>0.6385658915</text:p>
          </table:table-cell>
          <table:table-cell office:value-type="float" office:value="0.654069767441861" calcext:value-type="float">
            <text:p>0.6540697674</text:p>
          </table:table-cell>
          <table:table-cell office:value-type="float" office:value="0.683222591362126" calcext:value-type="float">
            <text:p>0.6832225914</text:p>
          </table:table-cell>
          <table:table-cell office:value-type="float" office:value="0.719047619047619" calcext:value-type="float">
            <text:p>0.719047619</text:p>
          </table:table-cell>
          <table:table-cell office:value-type="float" office:value="0.726024363233666" calcext:value-type="float">
            <text:p>0.7260243632</text:p>
          </table:table-cell>
          <table:table-cell table:number-columns-repeated="37" office:value-type="float" office:value="0.762236987818383" calcext:value-type="float">
            <text:p>0.7622369878</text:p>
          </table:table-cell>
          <table:table-cell office:value-type="float" office:value="0.651162790697674" calcext:value-type="float">
            <text:p>0.6511627907</text:p>
          </table:table-cell>
          <table:table-cell office:value-type="float" office:value="0.697674418604651" calcext:value-type="float">
            <text:p>0.6976744186</text:p>
          </table:table-cell>
          <table:table-cell office:value-type="float" office:value="0.744186046511628" calcext:value-type="float">
            <text:p>0.7441860465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790697674418605" calcext:value-type="float">
            <text:p>0.7906976744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0.837209302325581" calcext:value-type="float">
            <text:p>0.8372093023</text:p>
          </table:table-cell>
          <table:table-cell office:value-type="float" office:value="0.86046511627907" calcext:value-type="float">
            <text:p>0.8604651163</text:p>
          </table:table-cell>
          <table:table-cell office:value-type="float" office:value="0.883720930232558" calcext:value-type="float">
            <text:p>0.8837209302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930232558139535" calcext:value-type="float">
            <text:p>0.9302325581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930232558139535" calcext:value-type="float">
            <text:p>0.9302325581</text:p>
          </table:table-cell>
          <table:table-cell office:value-type="float" office:value="0.953488372093023" calcext:value-type="float">
            <text:p>0.9534883721</text:p>
          </table:table-cell>
          <table:table-cell table:number-columns-repeated="37" office:value-type="float" office:value="0.976744186046512" calcext:value-type="float">
            <text:p>0.9767441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3382034632035" calcext:value-type="float">
            <text:p>0.5033820346</text:p>
          </table:table-cell>
          <table:table-cell office:value-type="float" office:value="0.522537878787879" calcext:value-type="float">
            <text:p>0.5225378788</text:p>
          </table:table-cell>
          <table:table-cell office:value-type="float" office:value="0.550838744588745" calcext:value-type="float">
            <text:p>0.5508387446</text:p>
          </table:table-cell>
          <table:table-cell office:value-type="float" office:value="0.563338744588745" calcext:value-type="float">
            <text:p>0.5633387446</text:p>
          </table:table-cell>
          <table:table-cell office:value-type="float" office:value="0.599648268398268" calcext:value-type="float">
            <text:p>0.5996482684</text:p>
          </table:table-cell>
          <table:table-cell office:value-type="float" office:value="0.610849567099567" calcext:value-type="float">
            <text:p>0.6108495671</text:p>
          </table:table-cell>
          <table:table-cell office:value-type="float" office:value="0.632440476190476" calcext:value-type="float">
            <text:p>0.6324404762</text:p>
          </table:table-cell>
          <table:table-cell office:value-type="float" office:value="0.64702380952381" calcext:value-type="float">
            <text:p>0.6470238095</text:p>
          </table:table-cell>
          <table:table-cell office:value-type="float" office:value="0.68030303030303" calcext:value-type="float">
            <text:p>0.6803030303</text:p>
          </table:table-cell>
          <table:table-cell office:value-type="float" office:value="0.708712121212121" calcext:value-type="float">
            <text:p>0.7087121212</text:p>
          </table:table-cell>
          <table:table-cell office:value-type="float" office:value="0.73262987012987" calcext:value-type="float">
            <text:p>0.7326298701</text:p>
          </table:table-cell>
          <table:table-cell office:value-type="float" office:value="0.758360389610389" calcext:value-type="float">
            <text:p>0.7583603896</text:p>
          </table:table-cell>
          <table:table-cell office:value-type="float" office:value="0.766152597402597" calcext:value-type="float">
            <text:p>0.7661525974</text:p>
          </table:table-cell>
          <table:table-cell office:value-type="float" office:value="0.791369047619047" calcext:value-type="float">
            <text:p>0.7913690476</text:p>
          </table:table-cell>
          <table:table-cell table:number-columns-repeated="37" office:value-type="float" office:value="0.812959956709957" calcext:value-type="float">
            <text:p>0.8129599567</text:p>
          </table:table-cell>
          <table:table-cell office:value-type="float" office:value="0.772727272727273" calcext:value-type="float">
            <text:p>0.7727272727</text:p>
          </table:table-cell>
          <table:table-cell office:value-type="float" office:value="0.795454545454545" calcext:value-type="float">
            <text:p>0.7954545455</text:p>
          </table:table-cell>
          <table:table-cell office:value-type="float" office:value="0.818181818181818" calcext:value-type="float">
            <text:p>0.8181818182</text:p>
          </table:table-cell>
          <table:table-cell office:value-type="float" office:value="0.863636363636364" calcext:value-type="float">
            <text:p>0.8636363636</text:p>
          </table:table-cell>
          <table:table-cell table:number-columns-repeated="2" office:value-type="float" office:value="0.886363636363636" calcext:value-type="float">
            <text:p>0.8863636364</text:p>
          </table:table-cell>
          <table:table-cell table:number-columns-repeated="2" office:value-type="float" office:value="0.909090909090909" calcext:value-type="float">
            <text:p>0.9090909091</text:p>
          </table:table-cell>
          <table:table-cell office:value-type="float" office:value="0.931818181818182" calcext:value-type="float">
            <text:p>0.9318181818</text:p>
          </table:table-cell>
          <table:table-cell office:value-type="float" office:value="0.954545454545455" calcext:value-type="float">
            <text:p>0.9545454545</text:p>
          </table:table-cell>
          <table:table-cell table:number-columns-repeated="4" office:value-type="float" office:value="0.977272727272727" calcext:value-type="float">
            <text:p>0.9772727273</text:p>
          </table:table-cell>
          <table:table-cell table:number-columns-repeated="37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73321123321123" calcext:value-type="float">
            <text:p>0.5733211233</text:p>
          </table:table-cell>
          <table:table-cell office:value-type="float" office:value="0.577716727716728" calcext:value-type="float">
            <text:p>0.5777167277</text:p>
          </table:table-cell>
          <table:table-cell office:value-type="float" office:value="0.59053724053724" calcext:value-type="float">
            <text:p>0.5905372405</text:p>
          </table:table-cell>
          <table:table-cell office:value-type="float" office:value="0.607203907203907" calcext:value-type="float">
            <text:p>0.6072039072</text:p>
          </table:table-cell>
          <table:table-cell office:value-type="float" office:value="0.637057387057387" calcext:value-type="float">
            <text:p>0.6370573871</text:p>
          </table:table-cell>
          <table:table-cell office:value-type="float" office:value="0.672893772893773" calcext:value-type="float">
            <text:p>0.6728937729</text:p>
          </table:table-cell>
          <table:table-cell office:value-type="float" office:value="0.688705738705739" calcext:value-type="float">
            <text:p>0.6887057387</text:p>
          </table:table-cell>
          <table:table-cell table:number-columns-repeated="44" office:value-type="float" office:value="0.713492063492064" calcext:value-type="float">
            <text:p>0.7134920635</text:p>
          </table:table-cell>
          <table:table-cell office:value-type="float" office:value="0.794871794871795" calcext:value-type="float">
            <text:p>0.7948717949</text:p>
          </table:table-cell>
          <table:table-cell office:value-type="float" office:value="0.871794871794872" calcext:value-type="float">
            <text:p>0.8717948718</text:p>
          </table:table-cell>
          <table:table-cell table:number-columns-repeated="3" office:value-type="float" office:value="0.923076923076923" calcext:value-type="float">
            <text:p>0.9230769231</text:p>
          </table:table-cell>
          <table:table-cell office:value-type="float" office:value="0.948717948717949" calcext:value-type="float">
            <text:p>0.9487179487</text:p>
          </table:table-cell>
          <table:table-cell office:value-type="float" office:value="0.974358974358974" calcext:value-type="float">
            <text:p>0.9743589744</text:p>
          </table:table-cell>
          <table:table-cell table:number-columns-repeated="4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44767441860465" calcext:value-type="float">
            <text:p>0.5447674419</text:p>
          </table:table-cell>
          <table:table-cell office:value-type="float" office:value="0.559966777408638" calcext:value-type="float">
            <text:p>0.5599667774</text:p>
          </table:table-cell>
          <table:table-cell office:value-type="float" office:value="0.568936877076412" calcext:value-type="float">
            <text:p>0.5689368771</text:p>
          </table:table-cell>
          <table:table-cell office:value-type="float" office:value="0.562735326688815" calcext:value-type="float">
            <text:p>0.5627353267</text:p>
          </table:table-cell>
          <table:table-cell office:value-type="float" office:value="0.578073089700997" calcext:value-type="float">
            <text:p>0.5780730897</text:p>
          </table:table-cell>
          <table:table-cell office:value-type="float" office:value="0.597452934662237" calcext:value-type="float">
            <text:p>0.5974529347</text:p>
          </table:table-cell>
          <table:table-cell office:value-type="float" office:value="0.627297895902547" calcext:value-type="float">
            <text:p>0.6272978959</text:p>
          </table:table-cell>
          <table:table-cell office:value-type="float" office:value="0.622203765227021" calcext:value-type="float">
            <text:p>0.6222037652</text:p>
          </table:table-cell>
          <table:table-cell office:value-type="float" office:value="0.643133997785161" calcext:value-type="float">
            <text:p>0.6431339978</text:p>
          </table:table-cell>
          <table:table-cell office:value-type="float" office:value="0.673062015503876" calcext:value-type="float">
            <text:p>0.6730620155</text:p>
          </table:table-cell>
          <table:table-cell table:number-columns-repeated="2" office:value-type="float" office:value="0.684330011074197" calcext:value-type="float">
            <text:p>0.6843300111</text:p>
          </table:table-cell>
          <table:table-cell office:value-type="float" office:value="0.718826135105205" calcext:value-type="float">
            <text:p>0.7188261351</text:p>
          </table:table-cell>
          <table:table-cell office:value-type="float" office:value="0.727464008859358" calcext:value-type="float">
            <text:p>0.7274640089</text:p>
          </table:table-cell>
          <table:table-cell table:number-columns-repeated="37" office:value-type="float" office:value="0.745708748615725" calcext:value-type="float">
            <text:p>0.7457087486</text:p>
          </table:table-cell>
          <table:table-cell office:value-type="float" office:value="0.72093023255814" calcext:value-type="float">
            <text:p>0.7209302326</text:p>
          </table:table-cell>
          <table:table-cell office:value-type="float" office:value="0.744186046511628" calcext:value-type="float">
            <text:p>0.7441860465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790697674418605" calcext:value-type="float">
            <text:p>0.7906976744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0.837209302325581" calcext:value-type="float">
            <text:p>0.8372093023</text:p>
          </table:table-cell>
          <table:table-cell office:value-type="float" office:value="0.86046511627907" calcext:value-type="float">
            <text:p>0.8604651163</text:p>
          </table:table-cell>
          <table:table-cell office:value-type="float" office:value="0.883720930232558" calcext:value-type="float">
            <text:p>0.8837209302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930232558139535" calcext:value-type="float">
            <text:p>0.9302325581</text:p>
          </table:table-cell>
          <table:table-cell table:number-columns-repeated="4" office:value-type="float" office:value="0.953488372093023" calcext:value-type="float">
            <text:p>0.9534883721</text:p>
          </table:table-cell>
          <table:table-cell table:number-columns-repeated="37" office:value-type="float" office:value="0.976744186046512" calcext:value-type="float">
            <text:p>0.9767441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13261904761905" calcext:value-type="float">
            <text:p>0.5132619048</text:p>
          </table:table-cell>
          <table:table-cell office:value-type="float" office:value="0.524404761904762" calcext:value-type="float">
            <text:p>0.5244047619</text:p>
          </table:table-cell>
          <table:table-cell office:value-type="float" office:value="0.547357142857143" calcext:value-type="float">
            <text:p>0.5473571429</text:p>
          </table:table-cell>
          <table:table-cell office:value-type="float" office:value="0.554357142857143" calcext:value-type="float">
            <text:p>0.5543571429</text:p>
          </table:table-cell>
          <table:table-cell office:value-type="float" office:value="0.575047619047619" calcext:value-type="float">
            <text:p>0.575047619</text:p>
          </table:table-cell>
          <table:table-cell table:number-columns-repeated="2" office:value-type="float" office:value="0.611428571428571" calcext:value-type="float">
            <text:p>0.6114285714</text:p>
          </table:table-cell>
          <table:table-cell office:value-type="float" office:value="0.626714285714286" calcext:value-type="float">
            <text:p>0.6267142857</text:p>
          </table:table-cell>
          <table:table-cell office:value-type="float" office:value="0.640047619047619" calcext:value-type="float">
            <text:p>0.640047619</text:p>
          </table:table-cell>
          <table:table-cell office:value-type="float" office:value="0.660571428571429" calcext:value-type="float">
            <text:p>0.6605714286</text:p>
          </table:table-cell>
          <table:table-cell office:value-type="float" office:value="0.65997619047619" calcext:value-type="float">
            <text:p>0.6599761905</text:p>
          </table:table-cell>
          <table:table-cell table:number-columns-repeated="2" office:value-type="float" office:value="0.669690476190476" calcext:value-type="float">
            <text:p>0.6696904762</text:p>
          </table:table-cell>
          <table:table-cell table:number-columns-repeated="3" office:value-type="float" office:value="0.71197619047619" calcext:value-type="float">
            <text:p>0.7119761905</text:p>
          </table:table-cell>
          <table:table-cell table:number-columns-repeated="35" office:value-type="float" office:value="0.720547619047619" calcext:value-type="float">
            <text:p>0.720547619</text:p>
          </table:table-cell>
          <table:table-cell office:value-type="float" office:value="0.74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office:value-type="float" office:value="0.8" calcext:value-type="float">
            <text:p>0.8</text:p>
          </table:table-cell>
          <table:table-cell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 table:number-columns-repeated="3" office:value-type="float" office:value="0.84" calcext:value-type="float">
            <text:p>0.84</text:p>
          </table:table-cell>
          <table:table-cell table:number-columns-repeated="2" office:value-type="float" office:value="0.86" calcext:value-type="float">
            <text:p>0.86</text:p>
          </table:table-cell>
          <table:table-cell table:number-columns-repeated="3" office:value-type="float" office:value="0.9" calcext:value-type="float">
            <text:p>0.9</text:p>
          </table:table-cell>
          <table:table-cell table:number-columns-repeated="3" office:value-type="float" office:value="0.92" calcext:value-type="float">
            <text:p>0.92</text:p>
          </table:table-cell>
          <table:table-cell table:number-columns-repeated="35"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8656462585034" calcext:value-type="float">
            <text:p>0.5865646259</text:p>
          </table:table-cell>
          <table:table-cell office:value-type="float" office:value="0.60640589569161" calcext:value-type="float">
            <text:p>0.6064058957</text:p>
          </table:table-cell>
          <table:table-cell office:value-type="float" office:value="0.620294784580499" calcext:value-type="float">
            <text:p>0.6202947846</text:p>
          </table:table-cell>
          <table:table-cell office:value-type="float" office:value="0.63390022675737" calcext:value-type="float">
            <text:p>0.6339002268</text:p>
          </table:table-cell>
          <table:table-cell office:value-type="float" office:value="0.657879818594104" calcext:value-type="float">
            <text:p>0.6578798186</text:p>
          </table:table-cell>
          <table:table-cell office:value-type="float" office:value="0.670578231292517" calcext:value-type="float">
            <text:p>0.6705782313</text:p>
          </table:table-cell>
          <table:table-cell office:value-type="float" office:value="0.700340136054422" calcext:value-type="float">
            <text:p>0.7003401361</text:p>
          </table:table-cell>
          <table:table-cell office:value-type="float" office:value="0.72312925170068" calcext:value-type="float">
            <text:p>0.7231292517</text:p>
          </table:table-cell>
          <table:table-cell office:value-type="float" office:value="0.733049886621315" calcext:value-type="float">
            <text:p>0.7330498866</text:p>
          </table:table-cell>
          <table:table-cell office:value-type="float" office:value="0.751303854875283" calcext:value-type="float">
            <text:p>0.7513038549</text:p>
          </table:table-cell>
          <table:table-cell office:value-type="float" office:value="0.781859410430839" calcext:value-type="float">
            <text:p>0.7818594104</text:p>
          </table:table-cell>
          <table:table-cell office:value-type="float" office:value="0.804478458049887" calcext:value-type="float">
            <text:p>0.804478458</text:p>
          </table:table-cell>
          <table:table-cell table:number-columns-repeated="39" office:value-type="float" office:value="0.813492063492063" calcext:value-type="float">
            <text:p>0.8134920635</text:p>
          </table:table-cell>
          <table:table-cell office:value-type="float" office:value="0.761904761904762" calcext:value-type="float">
            <text:p>0.7619047619</text:p>
          </table:table-cell>
          <table:table-cell office:value-type="float" office:value="0.785714285714286" calcext:value-type="float">
            <text:p>0.7857142857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0.880952380952381" calcext:value-type="float">
            <text:p>0.880952381</text:p>
          </table:table-cell>
          <table:table-cell office:value-type="float" office:value="0.904761904761905" calcext:value-type="float">
            <text:p>0.9047619048</text:p>
          </table:table-cell>
          <table:table-cell office:value-type="float" office:value="0.880952380952381" calcext:value-type="float">
            <text:p>0.880952381</text:p>
          </table:table-cell>
          <table:table-cell table:number-columns-repeated="2" office:value-type="float" office:value="0.928571428571429" calcext:value-type="float">
            <text:p>0.9285714286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0.976190476190476" calcext:value-type="float">
            <text:p>0.9761904762</text:p>
          </table:table-cell>
          <table:table-cell table:number-columns-repeated="39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64713064713065" calcext:value-type="float">
            <text:p>0.6647130647</text:p>
          </table:table-cell>
          <table:table-cell office:value-type="float" office:value="0.683943833943834" calcext:value-type="float">
            <text:p>0.6839438339</text:p>
          </table:table-cell>
          <table:table-cell office:value-type="float" office:value="0.733943833943834" calcext:value-type="float">
            <text:p>0.7339438339</text:p>
          </table:table-cell>
          <table:table-cell office:value-type="float" office:value="0.766117216117216" calcext:value-type="float">
            <text:p>0.7661172161</text:p>
          </table:table-cell>
          <table:table-cell office:value-type="float" office:value="0.78962148962149" calcext:value-type="float">
            <text:p>0.7896214896</text:p>
          </table:table-cell>
          <table:table-cell table:number-columns-repeated="46" office:value-type="float" office:value="0.819536019536019" calcext:value-type="float">
            <text:p>0.8195360195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948717948717949" calcext:value-type="float">
            <text:p>0.9487179487</text:p>
          </table:table-cell>
          <table:table-cell office:value-type="float" office:value="0.974358974358974" calcext:value-type="float">
            <text:p>0.9743589744</text:p>
          </table:table-cell>
          <table:table-cell table:number-columns-repeated="46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23809523809524" calcext:value-type="float">
            <text:p>0.5238095238</text:p>
          </table:table-cell>
          <table:table-cell office:value-type="float" office:value="0.55" calcext:value-type="float">
            <text:p>0.55</text:p>
          </table:table-cell>
          <table:table-cell office:value-type="float" office:value="0.562804232804233" calcext:value-type="float">
            <text:p>0.5628042328</text:p>
          </table:table-cell>
          <table:table-cell office:value-type="float" office:value="0.585820105820106" calcext:value-type="float">
            <text:p>0.5858201058</text:p>
          </table:table-cell>
          <table:table-cell office:value-type="float" office:value="0.621058201058201" calcext:value-type="float">
            <text:p>0.6210582011</text:p>
          </table:table-cell>
          <table:table-cell office:value-type="float" office:value="0.641798941798942" calcext:value-type="float">
            <text:p>0.6417989418</text:p>
          </table:table-cell>
          <table:table-cell office:value-type="float" office:value="0.671798941798942" calcext:value-type="float">
            <text:p>0.6717989418</text:p>
          </table:table-cell>
          <table:table-cell office:value-type="float" office:value="0.687407407407407" calcext:value-type="float">
            <text:p>0.6874074074</text:p>
          </table:table-cell>
          <table:table-cell office:value-type="float" office:value="0.718650793650794" calcext:value-type="float">
            <text:p>0.7186507937</text:p>
          </table:table-cell>
          <table:table-cell office:value-type="float" office:value="0.749285714285714" calcext:value-type="float">
            <text:p>0.7492857143</text:p>
          </table:table-cell>
          <table:table-cell office:value-type="float" office:value="0.778439153439154" calcext:value-type="float">
            <text:p>0.7784391534</text:p>
          </table:table-cell>
          <table:table-cell office:value-type="float" office:value="0.812116402116402" calcext:value-type="float">
            <text:p>0.8121164021</text:p>
          </table:table-cell>
          <table:table-cell office:value-type="float" office:value="0.8405291005291" calcext:value-type="float">
            <text:p>0.8405291005</text:p>
          </table:table-cell>
          <table:table-cell office:value-type="float" office:value="0.869047619047619" calcext:value-type="float">
            <text:p>0.869047619</text:p>
          </table:table-cell>
          <table:table-cell office:value-type="float" office:value="0.896455026455026" calcext:value-type="float">
            <text:p>0.8964550265</text:p>
          </table:table-cell>
          <table:table-cell table:number-columns-repeated="36" office:value-type="float" office:value="0.906455026455026" calcext:value-type="float">
            <text:p>0.9064550265</text:p>
          </table:table-cell>
          <table:table-cell office:value-type="float" office:value="0.711111111111111" calcext:value-type="float">
            <text:p>0.7111111111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0.8" calcext:value-type="float">
            <text:p>0.8</text:p>
          </table:table-cell>
          <table:table-cell office:value-type="float" office:value="0.822222222222222" calcext:value-type="float">
            <text:p>0.8222222222</text:p>
          </table:table-cell>
          <table:table-cell table:number-columns-repeated="3" office:value-type="float" office:value="0.844444444444444" calcext:value-type="float">
            <text:p>0.8444444444</text:p>
          </table:table-cell>
          <table:table-cell table:number-columns-repeated="2" office:value-type="float" office:value="0.888888888888889" calcext:value-type="float">
            <text:p>0.8888888889</text:p>
          </table:table-cell>
          <table:table-cell office:value-type="float" office:value="0.911111111111111" calcext:value-type="float">
            <text:p>0.9111111111</text:p>
          </table:table-cell>
          <table:table-cell table:number-columns-repeated="2" office:value-type="float" office:value="0.933333333333333" calcext:value-type="float">
            <text:p>0.9333333333</text:p>
          </table:table-cell>
          <table:table-cell office:value-type="float" office:value="0.955555555555556" calcext:value-type="float">
            <text:p>0.9555555556</text:p>
          </table:table-cell>
          <table:table-cell office:value-type="float" office:value="0.977777777777778" calcext:value-type="float">
            <text:p>0.9777777778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0510582010582" calcext:value-type="float">
            <text:p>0.5051058201</text:p>
          </table:table-cell>
          <table:table-cell office:value-type="float" office:value="0.547698412698413" calcext:value-type="float">
            <text:p>0.5476984127</text:p>
          </table:table-cell>
          <table:table-cell office:value-type="float" office:value="0.56526455026455" calcext:value-type="float">
            <text:p>0.5652645503</text:p>
          </table:table-cell>
          <table:table-cell office:value-type="float" office:value="0.570502645502645" calcext:value-type="float">
            <text:p>0.5705026455</text:p>
          </table:table-cell>
          <table:table-cell office:value-type="float" office:value="0.568386243386243" calcext:value-type="float">
            <text:p>0.5683862434</text:p>
          </table:table-cell>
          <table:table-cell office:value-type="float" office:value="0.566164021164021" calcext:value-type="float">
            <text:p>0.5661640212</text:p>
          </table:table-cell>
          <table:table-cell office:value-type="float" office:value="0.577063492063492" calcext:value-type="float">
            <text:p>0.5770634921</text:p>
          </table:table-cell>
          <table:table-cell office:value-type="float" office:value="0.597142857142857" calcext:value-type="float">
            <text:p>0.5971428571</text:p>
          </table:table-cell>
          <table:table-cell office:value-type="float" office:value="0.617883597883598" calcext:value-type="float">
            <text:p>0.6178835979</text:p>
          </table:table-cell>
          <table:table-cell office:value-type="float" office:value="0.645714285714286" calcext:value-type="float">
            <text:p>0.6457142857</text:p>
          </table:table-cell>
          <table:table-cell office:value-type="float" office:value="0.66021164021164" calcext:value-type="float">
            <text:p>0.6602116402</text:p>
          </table:table-cell>
          <table:table-cell office:value-type="float" office:value="0.683915343915344" calcext:value-type="float">
            <text:p>0.6839153439</text:p>
          </table:table-cell>
          <table:table-cell office:value-type="float" office:value="0.694920634920635" calcext:value-type="float">
            <text:p>0.6949206349</text:p>
          </table:table-cell>
          <table:table-cell office:value-type="float" office:value="0.708306878306878" calcext:value-type="float">
            <text:p>0.7083068783</text:p>
          </table:table-cell>
          <table:table-cell office:value-type="float" office:value="0.718492063492064" calcext:value-type="float">
            <text:p>0.7184920635</text:p>
          </table:table-cell>
          <table:table-cell table:number-columns-repeated="36" office:value-type="float" office:value="0.727380952380952" calcext:value-type="float">
            <text:p>0.7273809524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822222222222222" calcext:value-type="float">
            <text:p>0.8222222222</text:p>
          </table:table-cell>
          <table:table-cell office:value-type="float" office:value="0.844444444444444" calcext:value-type="float">
            <text:p>0.8444444444</text:p>
          </table:table-cell>
          <table:table-cell office:value-type="float" office:value="0.866666666666667" calcext:value-type="float">
            <text:p>0.8666666667</text:p>
          </table:table-cell>
          <table:table-cell table:number-columns-repeated="2" office:value-type="float" office:value="0.888888888888889" calcext:value-type="float">
            <text:p>0.8888888889</text:p>
          </table:table-cell>
          <table:table-cell office:value-type="float" office:value="0.911111111111111" calcext:value-type="float">
            <text:p>0.9111111111</text:p>
          </table:table-cell>
          <table:table-cell table:number-columns-repeated="2" office:value-type="float" office:value="0.933333333333333" calcext:value-type="float">
            <text:p>0.9333333333</text:p>
          </table:table-cell>
          <table:table-cell table:number-columns-repeated="3" office:value-type="float" office:value="0.955555555555556" calcext:value-type="float">
            <text:p>0.9555555556</text:p>
          </table:table-cell>
          <table:table-cell office:value-type="float" office:value="0.977777777777778" calcext:value-type="float">
            <text:p>0.9777777778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7985347985348" calcext:value-type="float">
            <text:p>0.4798534799</text:p>
          </table:table-cell>
          <table:table-cell office:value-type="float" office:value="0.488400488400488" calcext:value-type="float">
            <text:p>0.4884004884</text:p>
          </table:table-cell>
          <table:table-cell office:value-type="float" office:value="0.505189255189255" calcext:value-type="float">
            <text:p>0.5051892552</text:p>
          </table:table-cell>
          <table:table-cell office:value-type="float" office:value="0.518864468864469" calcext:value-type="float">
            <text:p>0.5188644689</text:p>
          </table:table-cell>
          <table:table-cell office:value-type="float" office:value="0.52002442002442" calcext:value-type="float">
            <text:p>0.52002442</text:p>
          </table:table-cell>
          <table:table-cell table:number-columns-repeated="2" office:value-type="float" office:value="0.524786324786325" calcext:value-type="float">
            <text:p>0.5247863248</text:p>
          </table:table-cell>
          <table:table-cell office:value-type="float" office:value="0.541025641025641" calcext:value-type="float">
            <text:p>0.541025641</text:p>
          </table:table-cell>
          <table:table-cell office:value-type="float" office:value="0.539316239316239" calcext:value-type="float">
            <text:p>0.5393162393</text:p>
          </table:table-cell>
          <table:table-cell office:value-type="float" office:value="0.56965811965812" calcext:value-type="float">
            <text:p>0.5696581197</text:p>
          </table:table-cell>
          <table:table-cell office:value-type="float" office:value="0.593589743589744" calcext:value-type="float">
            <text:p>0.5935897436</text:p>
          </table:table-cell>
          <table:table-cell office:value-type="float" office:value="0.607692307692308" calcext:value-type="float">
            <text:p>0.6076923077</text:p>
          </table:table-cell>
          <table:table-cell office:value-type="float" office:value="0.624358974358974" calcext:value-type="float">
            <text:p>0.6243589744</text:p>
          </table:table-cell>
          <table:table-cell table:number-columns-repeated="38" office:value-type="float" office:value="0.637606837606838" calcext:value-type="float">
            <text:p>0.6376068376</text:p>
          </table:table-cell>
          <table:table-cell office:value-type="float" office:value="0.666666666666667" calcext:value-type="float">
            <text:p>0.6666666667</text:p>
          </table:table-cell>
          <table:table-cell table:number-columns-repeated="2" office:value-type="float" office:value="0.717948717948718" calcext:value-type="float">
            <text:p>0.7179487179</text:p>
          </table:table-cell>
          <table:table-cell office:value-type="float" office:value="0.769230769230769" calcext:value-type="float">
            <text:p>0.7692307692</text:p>
          </table:table-cell>
          <table:table-cell office:value-type="float" office:value="0.794871794871795" calcext:value-type="float">
            <text:p>0.7948717949</text:p>
          </table:table-cell>
          <table:table-cell table:number-columns-repeated="2" office:value-type="float" office:value="0.82051282051282" calcext:value-type="float">
            <text:p>0.8205128205</text:p>
          </table:table-cell>
          <table:table-cell table:number-columns-repeated="2" office:value-type="float" office:value="0.846153846153846" calcext:value-type="float">
            <text:p>0.8461538462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948717948717949" calcext:value-type="float">
            <text:p>0.9487179487</text:p>
          </table:table-cell>
          <table:table-cell table:number-columns-repeated="38" office:value-type="float" office:value="0.974358974358974" calcext:value-type="float">
            <text:p>0.97435897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93067226890756" calcext:value-type="float">
            <text:p>0.4930672269</text:p>
          </table:table-cell>
          <table:table-cell office:value-type="float" office:value="0.522478991596638" calcext:value-type="float">
            <text:p>0.5224789916</text:p>
          </table:table-cell>
          <table:table-cell office:value-type="float" office:value="0.563655462184874" calcext:value-type="float">
            <text:p>0.5636554622</text:p>
          </table:table-cell>
          <table:table-cell office:value-type="float" office:value="0.574929971988795" calcext:value-type="float">
            <text:p>0.574929972</text:p>
          </table:table-cell>
          <table:table-cell office:value-type="float" office:value="0.575910364145658" calcext:value-type="float">
            <text:p>0.5759103641</text:p>
          </table:table-cell>
          <table:table-cell office:value-type="float" office:value="0.607282913165266" calcext:value-type="float">
            <text:p>0.6072829132</text:p>
          </table:table-cell>
          <table:table-cell office:value-type="float" office:value="0.623949579831933" calcext:value-type="float">
            <text:p>0.6239495798</text:p>
          </table:table-cell>
          <table:table-cell office:value-type="float" office:value="0.663165266106442" calcext:value-type="float">
            <text:p>0.6631652661</text:p>
          </table:table-cell>
          <table:table-cell office:value-type="float" office:value="0.7" calcext:value-type="float">
            <text:p>0.7</text:p>
          </table:table-cell>
          <table:table-cell office:value-type="float" office:value="0.716176470588235" calcext:value-type="float">
            <text:p>0.7161764706</text:p>
          </table:table-cell>
          <table:table-cell office:value-type="float" office:value="0.780042016806723" calcext:value-type="float">
            <text:p>0.7800420168</text:p>
          </table:table-cell>
          <table:table-cell office:value-type="float" office:value="0.806862745098039" calcext:value-type="float">
            <text:p>0.8068627451</text:p>
          </table:table-cell>
          <table:table-cell office:value-type="float" office:value="0.839075630252101" calcext:value-type="float">
            <text:p>0.8390756303</text:p>
          </table:table-cell>
          <table:table-cell table:number-columns-repeated="38" office:value-type="float" office:value="0.875" calcext:value-type="float">
            <text:p>0.875</text:p>
          </table:table-cell>
          <table:table-cell office:value-type="float" office:value="0.705882352941176" calcext:value-type="float">
            <text:p>0.7058823529</text:p>
          </table:table-cell>
          <table:table-cell office:value-type="float" office:value="0.735294117647059" calcext:value-type="float">
            <text:p>0.7352941176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0.735294117647059" calcext:value-type="float">
            <text:p>0.7352941176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0.823529411764706" calcext:value-type="float">
            <text:p>0.8235294118</text:p>
          </table:table-cell>
          <table:table-cell table:number-columns-repeated="2" office:value-type="float" office:value="0.852941176470588" calcext:value-type="float">
            <text:p>0.8529411765</text:p>
          </table:table-cell>
          <table:table-cell table:number-columns-repeated="2" office:value-type="float" office:value="0.882352941176471" calcext:value-type="float">
            <text:p>0.8823529412</text:p>
          </table:table-cell>
          <table:table-cell office:value-type="float" office:value="0.911764705882353" calcext:value-type="float">
            <text:p>0.9117647059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970588235294117" calcext:value-type="float">
            <text:p>0.9705882353</text:p>
          </table:table-cell>
          <table:table-cell table:number-columns-repeated="38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09353741496599" calcext:value-type="float">
            <text:p>0.5093537415</text:p>
          </table:table-cell>
          <table:table-cell office:value-type="float" office:value="0.543537414965986" calcext:value-type="float">
            <text:p>0.543537415</text:p>
          </table:table-cell>
          <table:table-cell office:value-type="float" office:value="0.551332199546485" calcext:value-type="float">
            <text:p>0.5513321995</text:p>
          </table:table-cell>
          <table:table-cell office:value-type="float" office:value="0.570039682539682" calcext:value-type="float">
            <text:p>0.5700396825</text:p>
          </table:table-cell>
          <table:table-cell office:value-type="float" office:value="0.570493197278911" calcext:value-type="float">
            <text:p>0.5704931973</text:p>
          </table:table-cell>
          <table:table-cell table:number-columns-repeated="3" office:value-type="float" office:value="0.603543083900227" calcext:value-type="float">
            <text:p>0.6035430839</text:p>
          </table:table-cell>
          <table:table-cell office:value-type="float" office:value="0.625708616780045" calcext:value-type="float">
            <text:p>0.6257086168</text:p>
          </table:table-cell>
          <table:table-cell office:value-type="float" office:value="0.647137188208617" calcext:value-type="float">
            <text:p>0.6471371882</text:p>
          </table:table-cell>
          <table:table-cell office:value-type="float" office:value="0.675141723356009" calcext:value-type="float">
            <text:p>0.6751417234</text:p>
          </table:table-cell>
          <table:table-cell office:value-type="float" office:value="0.71125283446712" calcext:value-type="float">
            <text:p>0.7112528345</text:p>
          </table:table-cell>
          <table:table-cell office:value-type="float" office:value="0.729506802721089" calcext:value-type="float">
            <text:p>0.7295068027</text:p>
          </table:table-cell>
          <table:table-cell table:number-columns-repeated="2" office:value-type="float" office:value="0.758361678004535" calcext:value-type="float">
            <text:p>0.758361678</text:p>
          </table:table-cell>
          <table:table-cell table:number-columns-repeated="36" office:value-type="float" office:value="0.775425170068027" calcext:value-type="float">
            <text:p>0.7754251701</text:p>
          </table:table-cell>
          <table:table-cell office:value-type="float" office:value="0.69047619047619" calcext:value-type="float">
            <text:p>0.6904761905</text:p>
          </table:table-cell>
          <table:table-cell office:value-type="float" office:value="0.714285714285714" calcext:value-type="float">
            <text:p>0.7142857143</text:p>
          </table:table-cell>
          <table:table-cell office:value-type="float" office:value="0.761904761904762" calcext:value-type="float">
            <text:p>0.7619047619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0.833333333333333" calcext:value-type="float">
            <text:p>0.8333333333</text:p>
          </table:table-cell>
          <table:table-cell table:number-columns-repeated="4" office:value-type="float" office:value="0.857142857142857" calcext:value-type="float">
            <text:p>0.8571428571</text:p>
          </table:table-cell>
          <table:table-cell table:number-columns-repeated="2" office:value-type="float" office:value="0.880952380952381" calcext:value-type="float">
            <text:p>0.880952381</text:p>
          </table:table-cell>
          <table:table-cell table:number-columns-repeated="2" office:value-type="float" office:value="0.904761904761905" calcext:value-type="float">
            <text:p>0.9047619048</text:p>
          </table:table-cell>
          <table:table-cell table:number-columns-repeated="2" office:value-type="float" office:value="0.952380952380952" calcext:value-type="float">
            <text:p>0.9523809524</text:p>
          </table:table-cell>
          <table:table-cell table:number-columns-repeated="36" office:value-type="float" office:value="0.976190476190476" calcext:value-type="float">
            <text:p>0.97619047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12474120082816" calcext:value-type="float">
            <text:p>0.6124741201</text:p>
          </table:table-cell>
          <table:table-cell office:value-type="float" office:value="0.613509316770186" calcext:value-type="float">
            <text:p>0.6135093168</text:p>
          </table:table-cell>
          <table:table-cell office:value-type="float" office:value="0.628778467908903" calcext:value-type="float">
            <text:p>0.6287784679</text:p>
          </table:table-cell>
          <table:table-cell office:value-type="float" office:value="0.661749482401656" calcext:value-type="float">
            <text:p>0.6617494824</text:p>
          </table:table-cell>
          <table:table-cell office:value-type="float" office:value="0.676242236024845" calcext:value-type="float">
            <text:p>0.676242236</text:p>
          </table:table-cell>
          <table:table-cell office:value-type="float" office:value="0.688146997929607" calcext:value-type="float">
            <text:p>0.6881469979</text:p>
          </table:table-cell>
          <table:table-cell office:value-type="float" office:value="0.72008281573499" calcext:value-type="float">
            <text:p>0.7200828157</text:p>
          </table:table-cell>
          <table:table-cell office:value-type="float" office:value="0.738172877846791" calcext:value-type="float">
            <text:p>0.7381728778</text:p>
          </table:table-cell>
          <table:table-cell table:number-columns-repeated="43" office:value-type="float" office:value="0.761568322981366" calcext:value-type="float">
            <text:p>0.761568323</text:p>
          </table:table-cell>
          <table:table-cell office:value-type="float" office:value="0.804347826086956" calcext:value-type="float">
            <text:p>0.804347826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0.847826086956522" calcext:value-type="float">
            <text:p>0.847826087</text:p>
          </table:table-cell>
          <table:table-cell office:value-type="float" office:value="0.869565217391304" calcext:value-type="float">
            <text:p>0.8695652174</text:p>
          </table:table-cell>
          <table:table-cell office:value-type="float" office:value="0.891304347826087" calcext:value-type="float">
            <text:p>0.8913043478</text:p>
          </table:table-cell>
          <table:table-cell office:value-type="float" office:value="0.934782608695652" calcext:value-type="float">
            <text:p>0.9347826087</text:p>
          </table:table-cell>
          <table:table-cell office:value-type="float" office:value="0.956521739130435" calcext:value-type="float">
            <text:p>0.9565217391</text:p>
          </table:table-cell>
          <table:table-cell office:value-type="float" office:value="0.978260869565217" calcext:value-type="float">
            <text:p>0.9782608696</text:p>
          </table:table-cell>
          <table:table-cell table:number-columns-repeated="43" office:value-type="float" office:value="1" calcext:value-type="float">
            <text:p>1</text:p>
          </table:table-cell>
        </table:table-row>
      </table:table>
      <table:table table:name="rw_3_5" table:style-name="ta1">
        <table:table-column table:style-name="co5" table:default-cell-style-name="Default"/>
        <table:table-column table:style-name="co6" table:number-columns-repeated="102" table:default-cell-style-name="Default"/>
        <table:table-row table:style-name="ro1">
          <table:table-cell office:value-type="string" calcext:value-type="string">
            <text:p>trial_number</text:p>
          </table:table-cell>
          <table:table-cell office:value-type="string" calcext:value-type="string">
            <text:p>sim_iter_0</text:p>
          </table:table-cell>
          <table:table-cell office:value-type="string" calcext:value-type="string">
            <text:p>sim_iter_1</text:p>
          </table:table-cell>
          <table:table-cell office:value-type="string" calcext:value-type="string">
            <text:p>sim_iter_2</text:p>
          </table:table-cell>
          <table:table-cell office:value-type="string" calcext:value-type="string">
            <text:p>sim_iter_3</text:p>
          </table:table-cell>
          <table:table-cell office:value-type="string" calcext:value-type="string">
            <text:p>sim_iter_4</text:p>
          </table:table-cell>
          <table:table-cell office:value-type="string" calcext:value-type="string">
            <text:p>sim_iter_5</text:p>
          </table:table-cell>
          <table:table-cell office:value-type="string" calcext:value-type="string">
            <text:p>sim_iter_6</text:p>
          </table:table-cell>
          <table:table-cell office:value-type="string" calcext:value-type="string">
            <text:p>sim_iter_7</text:p>
          </table:table-cell>
          <table:table-cell office:value-type="string" calcext:value-type="string">
            <text:p>sim_iter_8</text:p>
          </table:table-cell>
          <table:table-cell office:value-type="string" calcext:value-type="string">
            <text:p>sim_iter_9</text:p>
          </table:table-cell>
          <table:table-cell office:value-type="string" calcext:value-type="string">
            <text:p>sim_iter_10</text:p>
          </table:table-cell>
          <table:table-cell office:value-type="string" calcext:value-type="string">
            <text:p>sim_iter_11</text:p>
          </table:table-cell>
          <table:table-cell office:value-type="string" calcext:value-type="string">
            <text:p>sim_iter_12</text:p>
          </table:table-cell>
          <table:table-cell office:value-type="string" calcext:value-type="string">
            <text:p>sim_iter_13</text:p>
          </table:table-cell>
          <table:table-cell office:value-type="string" calcext:value-type="string">
            <text:p>sim_iter_14</text:p>
          </table:table-cell>
          <table:table-cell office:value-type="string" calcext:value-type="string">
            <text:p>sim_iter_15</text:p>
          </table:table-cell>
          <table:table-cell office:value-type="string" calcext:value-type="string">
            <text:p>sim_iter_16</text:p>
          </table:table-cell>
          <table:table-cell office:value-type="string" calcext:value-type="string">
            <text:p>sim_iter_17</text:p>
          </table:table-cell>
          <table:table-cell office:value-type="string" calcext:value-type="string">
            <text:p>sim_iter_18</text:p>
          </table:table-cell>
          <table:table-cell office:value-type="string" calcext:value-type="string">
            <text:p>sim_iter_19</text:p>
          </table:table-cell>
          <table:table-cell office:value-type="string" calcext:value-type="string">
            <text:p>sim_iter_20</text:p>
          </table:table-cell>
          <table:table-cell office:value-type="string" calcext:value-type="string">
            <text:p>sim_iter_21</text:p>
          </table:table-cell>
          <table:table-cell office:value-type="string" calcext:value-type="string">
            <text:p>sim_iter_22</text:p>
          </table:table-cell>
          <table:table-cell office:value-type="string" calcext:value-type="string">
            <text:p>sim_iter_23</text:p>
          </table:table-cell>
          <table:table-cell office:value-type="string" calcext:value-type="string">
            <text:p>sim_iter_24</text:p>
          </table:table-cell>
          <table:table-cell office:value-type="string" calcext:value-type="string">
            <text:p>sim_iter_25</text:p>
          </table:table-cell>
          <table:table-cell office:value-type="string" calcext:value-type="string">
            <text:p>sim_iter_26</text:p>
          </table:table-cell>
          <table:table-cell office:value-type="string" calcext:value-type="string">
            <text:p>sim_iter_27</text:p>
          </table:table-cell>
          <table:table-cell office:value-type="string" calcext:value-type="string">
            <text:p>sim_iter_28</text:p>
          </table:table-cell>
          <table:table-cell office:value-type="string" calcext:value-type="string">
            <text:p>sim_iter_29</text:p>
          </table:table-cell>
          <table:table-cell office:value-type="string" calcext:value-type="string">
            <text:p>sim_iter_30</text:p>
          </table:table-cell>
          <table:table-cell office:value-type="string" calcext:value-type="string">
            <text:p>sim_iter_31</text:p>
          </table:table-cell>
          <table:table-cell office:value-type="string" calcext:value-type="string">
            <text:p>sim_iter_32</text:p>
          </table:table-cell>
          <table:table-cell office:value-type="string" calcext:value-type="string">
            <text:p>sim_iter_33</text:p>
          </table:table-cell>
          <table:table-cell office:value-type="string" calcext:value-type="string">
            <text:p>sim_iter_34</text:p>
          </table:table-cell>
          <table:table-cell office:value-type="string" calcext:value-type="string">
            <text:p>sim_iter_35</text:p>
          </table:table-cell>
          <table:table-cell office:value-type="string" calcext:value-type="string">
            <text:p>sim_iter_36</text:p>
          </table:table-cell>
          <table:table-cell office:value-type="string" calcext:value-type="string">
            <text:p>sim_iter_37</text:p>
          </table:table-cell>
          <table:table-cell office:value-type="string" calcext:value-type="string">
            <text:p>sim_iter_38</text:p>
          </table:table-cell>
          <table:table-cell office:value-type="string" calcext:value-type="string">
            <text:p>sim_iter_39</text:p>
          </table:table-cell>
          <table:table-cell office:value-type="string" calcext:value-type="string">
            <text:p>sim_iter_40</text:p>
          </table:table-cell>
          <table:table-cell office:value-type="string" calcext:value-type="string">
            <text:p>sim_iter_41</text:p>
          </table:table-cell>
          <table:table-cell office:value-type="string" calcext:value-type="string">
            <text:p>sim_iter_42</text:p>
          </table:table-cell>
          <table:table-cell office:value-type="string" calcext:value-type="string">
            <text:p>sim_iter_43</text:p>
          </table:table-cell>
          <table:table-cell office:value-type="string" calcext:value-type="string">
            <text:p>sim_iter_44</text:p>
          </table:table-cell>
          <table:table-cell office:value-type="string" calcext:value-type="string">
            <text:p>sim_iter_45</text:p>
          </table:table-cell>
          <table:table-cell office:value-type="string" calcext:value-type="string">
            <text:p>sim_iter_46</text:p>
          </table:table-cell>
          <table:table-cell office:value-type="string" calcext:value-type="string">
            <text:p>sim_iter_47</text:p>
          </table:table-cell>
          <table:table-cell office:value-type="string" calcext:value-type="string">
            <text:p>sim_iter_48</text:p>
          </table:table-cell>
          <table:table-cell office:value-type="string" calcext:value-type="string">
            <text:p>sim_iter_49</text:p>
          </table:table-cell>
          <table:table-cell office:value-type="string" calcext:value-type="string">
            <text:p>sim_iter_50</text:p>
          </table:table-cell>
          <table:table-cell office:value-type="string" calcext:value-type="string">
            <text:p>hap_iter_0</text:p>
          </table:table-cell>
          <table:table-cell office:value-type="string" calcext:value-type="string">
            <text:p>hap_iter_1</text:p>
          </table:table-cell>
          <table:table-cell office:value-type="string" calcext:value-type="string">
            <text:p>hap_iter_2</text:p>
          </table:table-cell>
          <table:table-cell office:value-type="string" calcext:value-type="string">
            <text:p>hap_iter_3</text:p>
          </table:table-cell>
          <table:table-cell office:value-type="string" calcext:value-type="string">
            <text:p>hap_iter_4</text:p>
          </table:table-cell>
          <table:table-cell office:value-type="string" calcext:value-type="string">
            <text:p>hap_iter_5</text:p>
          </table:table-cell>
          <table:table-cell office:value-type="string" calcext:value-type="string">
            <text:p>hap_iter_6</text:p>
          </table:table-cell>
          <table:table-cell office:value-type="string" calcext:value-type="string">
            <text:p>hap_iter_7</text:p>
          </table:table-cell>
          <table:table-cell office:value-type="string" calcext:value-type="string">
            <text:p>hap_iter_8</text:p>
          </table:table-cell>
          <table:table-cell office:value-type="string" calcext:value-type="string">
            <text:p>hap_iter_9</text:p>
          </table:table-cell>
          <table:table-cell office:value-type="string" calcext:value-type="string">
            <text:p>hap_iter_10</text:p>
          </table:table-cell>
          <table:table-cell office:value-type="string" calcext:value-type="string">
            <text:p>hap_iter_11</text:p>
          </table:table-cell>
          <table:table-cell office:value-type="string" calcext:value-type="string">
            <text:p>hap_iter_12</text:p>
          </table:table-cell>
          <table:table-cell office:value-type="string" calcext:value-type="string">
            <text:p>hap_iter_13</text:p>
          </table:table-cell>
          <table:table-cell office:value-type="string" calcext:value-type="string">
            <text:p>hap_iter_14</text:p>
          </table:table-cell>
          <table:table-cell office:value-type="string" calcext:value-type="string">
            <text:p>hap_iter_15</text:p>
          </table:table-cell>
          <table:table-cell office:value-type="string" calcext:value-type="string">
            <text:p>hap_iter_16</text:p>
          </table:table-cell>
          <table:table-cell office:value-type="string" calcext:value-type="string">
            <text:p>hap_iter_17</text:p>
          </table:table-cell>
          <table:table-cell office:value-type="string" calcext:value-type="string">
            <text:p>hap_iter_18</text:p>
          </table:table-cell>
          <table:table-cell office:value-type="string" calcext:value-type="string">
            <text:p>hap_iter_19</text:p>
          </table:table-cell>
          <table:table-cell office:value-type="string" calcext:value-type="string">
            <text:p>hap_iter_20</text:p>
          </table:table-cell>
          <table:table-cell office:value-type="string" calcext:value-type="string">
            <text:p>hap_iter_21</text:p>
          </table:table-cell>
          <table:table-cell office:value-type="string" calcext:value-type="string">
            <text:p>hap_iter_22</text:p>
          </table:table-cell>
          <table:table-cell office:value-type="string" calcext:value-type="string">
            <text:p>hap_iter_23</text:p>
          </table:table-cell>
          <table:table-cell office:value-type="string" calcext:value-type="string">
            <text:p>hap_iter_24</text:p>
          </table:table-cell>
          <table:table-cell office:value-type="string" calcext:value-type="string">
            <text:p>hap_iter_25</text:p>
          </table:table-cell>
          <table:table-cell office:value-type="string" calcext:value-type="string">
            <text:p>hap_iter_26</text:p>
          </table:table-cell>
          <table:table-cell office:value-type="string" calcext:value-type="string">
            <text:p>hap_iter_27</text:p>
          </table:table-cell>
          <table:table-cell office:value-type="string" calcext:value-type="string">
            <text:p>hap_iter_28</text:p>
          </table:table-cell>
          <table:table-cell office:value-type="string" calcext:value-type="string">
            <text:p>hap_iter_29</text:p>
          </table:table-cell>
          <table:table-cell office:value-type="string" calcext:value-type="string">
            <text:p>hap_iter_30</text:p>
          </table:table-cell>
          <table:table-cell office:value-type="string" calcext:value-type="string">
            <text:p>hap_iter_31</text:p>
          </table:table-cell>
          <table:table-cell office:value-type="string" calcext:value-type="string">
            <text:p>hap_iter_32</text:p>
          </table:table-cell>
          <table:table-cell office:value-type="string" calcext:value-type="string">
            <text:p>hap_iter_33</text:p>
          </table:table-cell>
          <table:table-cell office:value-type="string" calcext:value-type="string">
            <text:p>hap_iter_34</text:p>
          </table:table-cell>
          <table:table-cell office:value-type="string" calcext:value-type="string">
            <text:p>hap_iter_35</text:p>
          </table:table-cell>
          <table:table-cell office:value-type="string" calcext:value-type="string">
            <text:p>hap_iter_36</text:p>
          </table:table-cell>
          <table:table-cell office:value-type="string" calcext:value-type="string">
            <text:p>hap_iter_37</text:p>
          </table:table-cell>
          <table:table-cell office:value-type="string" calcext:value-type="string">
            <text:p>hap_iter_38</text:p>
          </table:table-cell>
          <table:table-cell office:value-type="string" calcext:value-type="string">
            <text:p>hap_iter_39</text:p>
          </table:table-cell>
          <table:table-cell office:value-type="string" calcext:value-type="string">
            <text:p>hap_iter_40</text:p>
          </table:table-cell>
          <table:table-cell office:value-type="string" calcext:value-type="string">
            <text:p>hap_iter_41</text:p>
          </table:table-cell>
          <table:table-cell office:value-type="string" calcext:value-type="string">
            <text:p>hap_iter_42</text:p>
          </table:table-cell>
          <table:table-cell office:value-type="string" calcext:value-type="string">
            <text:p>hap_iter_43</text:p>
          </table:table-cell>
          <table:table-cell office:value-type="string" calcext:value-type="string">
            <text:p>hap_iter_44</text:p>
          </table:table-cell>
          <table:table-cell office:value-type="string" calcext:value-type="string">
            <text:p>hap_iter_45</text:p>
          </table:table-cell>
          <table:table-cell office:value-type="string" calcext:value-type="string">
            <text:p>hap_iter_46</text:p>
          </table:table-cell>
          <table:table-cell office:value-type="string" calcext:value-type="string">
            <text:p>hap_iter_47</text:p>
          </table:table-cell>
          <table:table-cell office:value-type="string" calcext:value-type="string">
            <text:p>hap_iter_48</text:p>
          </table:table-cell>
          <table:table-cell office:value-type="string" calcext:value-type="string">
            <text:p>hap_iter_49</text:p>
          </table:table-cell>
          <table:table-cell office:value-type="string" calcext:value-type="string">
            <text:p>hap_iter_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7677119628339" calcext:value-type="float">
            <text:p>0.4976771196</text:p>
          </table:table-cell>
          <table:table-cell office:value-type="float" office:value="0.540650406504065" calcext:value-type="float">
            <text:p>0.5406504065</text:p>
          </table:table-cell>
          <table:table-cell office:value-type="float" office:value="0.558943089430894" calcext:value-type="float">
            <text:p>0.5589430894</text:p>
          </table:table-cell>
          <table:table-cell office:value-type="float" office:value="0.589024390243903" calcext:value-type="float">
            <text:p>0.5890243902</text:p>
          </table:table-cell>
          <table:table-cell office:value-type="float" office:value="0.620731707317073" calcext:value-type="float">
            <text:p>0.6207317073</text:p>
          </table:table-cell>
          <table:table-cell office:value-type="float" office:value="0.626422764227642" calcext:value-type="float">
            <text:p>0.6264227642</text:p>
          </table:table-cell>
          <table:table-cell office:value-type="float" office:value="0.653658536585366" calcext:value-type="float">
            <text:p>0.6536585366</text:p>
          </table:table-cell>
          <table:table-cell office:value-type="float" office:value="0.670731707317073" calcext:value-type="float">
            <text:p>0.6707317073</text:p>
          </table:table-cell>
          <table:table-cell office:value-type="float" office:value="0.700813008130081" calcext:value-type="float">
            <text:p>0.7008130081</text:p>
          </table:table-cell>
          <table:table-cell office:value-type="float" office:value="0.722067363530778" calcext:value-type="float">
            <text:p>0.7220673635</text:p>
          </table:table-cell>
          <table:table-cell office:value-type="float" office:value="0.737108013937282" calcext:value-type="float">
            <text:p>0.7371080139</text:p>
          </table:table-cell>
          <table:table-cell office:value-type="float" office:value="0.757839721254356" calcext:value-type="float">
            <text:p>0.7578397213</text:p>
          </table:table-cell>
          <table:table-cell office:value-type="float" office:value="0.789140534262486" calcext:value-type="float">
            <text:p>0.7891405343</text:p>
          </table:table-cell>
          <table:table-cell office:value-type="float" office:value="0.797270615563299" calcext:value-type="float">
            <text:p>0.7972706156</text:p>
          </table:table-cell>
          <table:table-cell table:number-columns-repeated="37" office:value-type="float" office:value="0.834030197444832" calcext:value-type="float">
            <text:p>0.8340301974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0.707317073170732" calcext:value-type="float">
            <text:p>0.7073170732</text:p>
          </table:table-cell>
          <table:table-cell office:value-type="float" office:value="0.731707317073171" calcext:value-type="float">
            <text:p>0.7317073171</text:p>
          </table:table-cell>
          <table:table-cell office:value-type="float" office:value="0.780487804878049" calcext:value-type="float">
            <text:p>0.7804878049</text:p>
          </table:table-cell>
          <table:table-cell office:value-type="float" office:value="0.804878048780488" calcext:value-type="float">
            <text:p>0.8048780488</text:p>
          </table:table-cell>
          <table:table-cell office:value-type="float" office:value="0.829268292682927" calcext:value-type="float">
            <text:p>0.8292682927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0.878048780487805" calcext:value-type="float">
            <text:p>0.8780487805</text:p>
          </table:table-cell>
          <table:table-cell office:value-type="float" office:value="0.902439024390244" calcext:value-type="float">
            <text:p>0.9024390244</text:p>
          </table:table-cell>
          <table:table-cell table:number-columns-repeated="3" office:value-type="float" office:value="0.926829268292683" calcext:value-type="float">
            <text:p>0.9268292683</text:p>
          </table:table-cell>
          <table:table-cell office:value-type="float" office:value="0.951219512195122" calcext:value-type="float">
            <text:p>0.9512195122</text:p>
          </table:table-cell>
          <table:table-cell office:value-type="float" office:value="0.975609756097561" calcext:value-type="float">
            <text:p>0.9756097561</text:p>
          </table:table-cell>
          <table:table-cell table:number-columns-repeated="37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99829931972789" calcext:value-type="float">
            <text:p>0.499829932</text:p>
          </table:table-cell>
          <table:table-cell office:value-type="float" office:value="0.511734693877551" calcext:value-type="float">
            <text:p>0.5117346939</text:p>
          </table:table-cell>
          <table:table-cell office:value-type="float" office:value="0.557369614512472" calcext:value-type="float">
            <text:p>0.5573696145</text:p>
          </table:table-cell>
          <table:table-cell office:value-type="float" office:value="0.60062358276644" calcext:value-type="float">
            <text:p>0.6006235828</text:p>
          </table:table-cell>
          <table:table-cell office:value-type="float" office:value="0.627579365079365" calcext:value-type="float">
            <text:p>0.6275793651</text:p>
          </table:table-cell>
          <table:table-cell office:value-type="float" office:value="0.649404761904762" calcext:value-type="float">
            <text:p>0.6494047619</text:p>
          </table:table-cell>
          <table:table-cell office:value-type="float" office:value="0.655413832199547" calcext:value-type="float">
            <text:p>0.6554138322</text:p>
          </table:table-cell>
          <table:table-cell office:value-type="float" office:value="0.669586167800453" calcext:value-type="float">
            <text:p>0.6695861678</text:p>
          </table:table-cell>
          <table:table-cell office:value-type="float" office:value="0.689172335600907" calcext:value-type="float">
            <text:p>0.6891723356</text:p>
          </table:table-cell>
          <table:table-cell office:value-type="float" office:value="0.694727891156463" calcext:value-type="float">
            <text:p>0.6947278912</text:p>
          </table:table-cell>
          <table:table-cell office:value-type="float" office:value="0.70640589569161" calcext:value-type="float">
            <text:p>0.7064058957</text:p>
          </table:table-cell>
          <table:table-cell office:value-type="float" office:value="0.729024943310658" calcext:value-type="float">
            <text:p>0.7290249433</text:p>
          </table:table-cell>
          <table:table-cell office:value-type="float" office:value="0.745691609977324" calcext:value-type="float">
            <text:p>0.74569161</text:p>
          </table:table-cell>
          <table:table-cell office:value-type="float" office:value="0.762358276643991" calcext:value-type="float">
            <text:p>0.7623582766</text:p>
          </table:table-cell>
          <table:table-cell table:number-columns-repeated="37" office:value-type="float" office:value="0.782426303854875" calcext:value-type="float">
            <text:p>0.7824263039</text:p>
          </table:table-cell>
          <table:table-cell office:value-type="float" office:value="0.738095238095238" calcext:value-type="float">
            <text:p>0.7380952381</text:p>
          </table:table-cell>
          <table:table-cell office:value-type="float" office:value="0.761904761904762" calcext:value-type="float">
            <text:p>0.7619047619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857142857142857" calcext:value-type="float">
            <text:p>0.8571428571</text:p>
          </table:table-cell>
          <table:table-cell table:number-columns-repeated="2" office:value-type="float" office:value="0.880952380952381" calcext:value-type="float">
            <text:p>0.880952381</text:p>
          </table:table-cell>
          <table:table-cell office:value-type="float" office:value="0.928571428571429" calcext:value-type="float">
            <text:p>0.9285714286</text:p>
          </table:table-cell>
          <table:table-cell table:number-columns-repeated="2" office:value-type="float" office:value="0.904761904761905" calcext:value-type="float">
            <text:p>0.9047619048</text:p>
          </table:table-cell>
          <table:table-cell office:value-type="float" office:value="0.928571428571429" calcext:value-type="float">
            <text:p>0.9285714286</text:p>
          </table:table-cell>
          <table:table-cell table:number-columns-repeated="2" office:value-type="float" office:value="0.952380952380952" calcext:value-type="float">
            <text:p>0.9523809524</text:p>
          </table:table-cell>
          <table:table-cell office:value-type="float" office:value="0.976190476190476" calcext:value-type="float">
            <text:p>0.9761904762</text:p>
          </table:table-cell>
          <table:table-cell table:number-columns-repeated="37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31339977851606" calcext:value-type="float">
            <text:p>0.4313399779</text:p>
          </table:table-cell>
          <table:table-cell office:value-type="float" office:value="0.46234772978959" calcext:value-type="float">
            <text:p>0.4623477298</text:p>
          </table:table-cell>
          <table:table-cell office:value-type="float" office:value="0.468161683277962" calcext:value-type="float">
            <text:p>0.4681616833</text:p>
          </table:table-cell>
          <table:table-cell office:value-type="float" office:value="0.477464008859357" calcext:value-type="float">
            <text:p>0.4774640089</text:p>
          </table:table-cell>
          <table:table-cell office:value-type="float" office:value="0.480232558139535" calcext:value-type="float">
            <text:p>0.4802325581</text:p>
          </table:table-cell>
          <table:table-cell office:value-type="float" office:value="0.533610188261351" calcext:value-type="float">
            <text:p>0.5336101883</text:p>
          </table:table-cell>
          <table:table-cell office:value-type="float" office:value="0.539811738648948" calcext:value-type="float">
            <text:p>0.5398117386</text:p>
          </table:table-cell>
          <table:table-cell office:value-type="float" office:value="0.552214839424142" calcext:value-type="float">
            <text:p>0.5522148394</text:p>
          </table:table-cell>
          <table:table-cell office:value-type="float" office:value="0.56046511627907" calcext:value-type="float">
            <text:p>0.5604651163</text:p>
          </table:table-cell>
          <table:table-cell office:value-type="float" office:value="0.588815060908084" calcext:value-type="float">
            <text:p>0.5888150609</text:p>
          </table:table-cell>
          <table:table-cell office:value-type="float" office:value="0.610409745293466" calcext:value-type="float">
            <text:p>0.6104097453</text:p>
          </table:table-cell>
          <table:table-cell office:value-type="float" office:value="0.642386489479513" calcext:value-type="float">
            <text:p>0.6423864895</text:p>
          </table:table-cell>
          <table:table-cell office:value-type="float" office:value="0.667248062015504" calcext:value-type="float">
            <text:p>0.667248062</text:p>
          </table:table-cell>
          <table:table-cell office:value-type="float" office:value="0.680813953488372" calcext:value-type="float">
            <text:p>0.6808139535</text:p>
          </table:table-cell>
          <table:table-cell office:value-type="float" office:value="0.702325581395349" calcext:value-type="float">
            <text:p>0.7023255814</text:p>
          </table:table-cell>
          <table:table-cell table:number-columns-repeated="36" office:value-type="float" office:value="0.714784053156146" calcext:value-type="float">
            <text:p>0.7147840532</text:p>
          </table:table-cell>
          <table:table-cell office:value-type="float" office:value="0.651162790697674" calcext:value-type="float">
            <text:p>0.6511627907</text:p>
          </table:table-cell>
          <table:table-cell office:value-type="float" office:value="0.674418604651163" calcext:value-type="float">
            <text:p>0.6744186047</text:p>
          </table:table-cell>
          <table:table-cell office:value-type="float" office:value="0.744186046511628" calcext:value-type="float">
            <text:p>0.7441860465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0.837209302325581" calcext:value-type="float">
            <text:p>0.8372093023</text:p>
          </table:table-cell>
          <table:table-cell office:value-type="float" office:value="0.86046511627907" calcext:value-type="float">
            <text:p>0.8604651163</text:p>
          </table:table-cell>
          <table:table-cell table:number-columns-repeated="2" office:value-type="float" office:value="0.883720930232558" calcext:value-type="float">
            <text:p>0.8837209302</text:p>
          </table:table-cell>
          <table:table-cell table:number-columns-repeated="2" office:value-type="float" office:value="0.906976744186046" calcext:value-type="float">
            <text:p>0.9069767442</text:p>
          </table:table-cell>
          <table:table-cell table:number-columns-repeated="2" office:value-type="float" office:value="0.930232558139535" calcext:value-type="float">
            <text:p>0.9302325581</text:p>
          </table:table-cell>
          <table:table-cell office:value-type="float" office:value="0.953488372093023" calcext:value-type="float">
            <text:p>0.9534883721</text:p>
          </table:table-cell>
          <table:table-cell office:value-type="float" office:value="0.976744186046512" calcext:value-type="float">
            <text:p>0.976744186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0396825396825" calcext:value-type="float">
            <text:p>0.4503968254</text:p>
          </table:table-cell>
          <table:table-cell office:value-type="float" office:value="0.456575963718821" calcext:value-type="float">
            <text:p>0.4565759637</text:p>
          </table:table-cell>
          <table:table-cell office:value-type="float" office:value="0.514115646258503" calcext:value-type="float">
            <text:p>0.5141156463</text:p>
          </table:table-cell>
          <table:table-cell office:value-type="float" office:value="0.525226757369614" calcext:value-type="float">
            <text:p>0.5252267574</text:p>
          </table:table-cell>
          <table:table-cell office:value-type="float" office:value="0.543764172335601" calcext:value-type="float">
            <text:p>0.5437641723</text:p>
          </table:table-cell>
          <table:table-cell office:value-type="float" office:value="0.531859410430839" calcext:value-type="float">
            <text:p>0.5318594104</text:p>
          </table:table-cell>
          <table:table-cell office:value-type="float" office:value="0.52749433106576" calcext:value-type="float">
            <text:p>0.5274943311</text:p>
          </table:table-cell>
          <table:table-cell office:value-type="float" office:value="0.561734693877551" calcext:value-type="float">
            <text:p>0.5617346939</text:p>
          </table:table-cell>
          <table:table-cell office:value-type="float" office:value="0.566496598639456" calcext:value-type="float">
            <text:p>0.5664965986</text:p>
          </table:table-cell>
          <table:table-cell office:value-type="float" office:value="0.6" calcext:value-type="float">
            <text:p>0.6</text:p>
          </table:table-cell>
          <table:table-cell office:value-type="float" office:value="0.639569160997733" calcext:value-type="float">
            <text:p>0.639569161</text:p>
          </table:table-cell>
          <table:table-cell office:value-type="float" office:value="0.630839002267574" calcext:value-type="float">
            <text:p>0.6308390023</text:p>
          </table:table-cell>
          <table:table-cell office:value-type="float" office:value="0.641156462585034" calcext:value-type="float">
            <text:p>0.6411564626</text:p>
          </table:table-cell>
          <table:table-cell office:value-type="float" office:value="0.638888888888889" calcext:value-type="float">
            <text:p>0.6388888889</text:p>
          </table:table-cell>
          <table:table-cell office:value-type="float" office:value="0.628854875283447" calcext:value-type="float">
            <text:p>0.6288548753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0.675566893424036" calcext:value-type="float">
            <text:p>0.6755668934</text:p>
          </table:table-cell>
          <table:table-cell office:value-type="float" office:value="0.697619047619048" calcext:value-type="float">
            <text:p>0.6976190476</text:p>
          </table:table-cell>
          <table:table-cell office:value-type="float" office:value="0.710827664399093" calcext:value-type="float">
            <text:p>0.7108276644</text:p>
          </table:table-cell>
          <table:table-cell office:value-type="float" office:value="0.737074829931973" calcext:value-type="float">
            <text:p>0.7370748299</text:p>
          </table:table-cell>
          <table:table-cell table:number-columns-repeated="31" office:value-type="float" office:value="0.756349206349206" calcext:value-type="float">
            <text:p>0.7563492063</text:p>
          </table:table-cell>
          <table:table-cell office:value-type="float" office:value="0.547619047619048" calcext:value-type="float">
            <text:p>0.5476190476</text:p>
          </table:table-cell>
          <table:table-cell office:value-type="float" office:value="0.571428571428571" calcext:value-type="float">
            <text:p>0.5714285714</text:p>
          </table:table-cell>
          <table:table-cell office:value-type="float" office:value="0.619047619047619" calcext:value-type="float">
            <text:p>0.619047619</text:p>
          </table:table-cell>
          <table:table-cell office:value-type="float" office:value="0.666666666666667" calcext:value-type="float">
            <text:p>0.6666666667</text:p>
          </table:table-cell>
          <table:table-cell table:number-columns-repeated="2" office:value-type="float" office:value="0.714285714285714" calcext:value-type="float">
            <text:p>0.7142857143</text:p>
          </table:table-cell>
          <table:table-cell office:value-type="float" office:value="0.785714285714286" calcext:value-type="float">
            <text:p>0.7857142857</text:p>
          </table:table-cell>
          <table:table-cell table:number-columns-repeated="2" office:value-type="float" office:value="0.833333333333333" calcext:value-type="float">
            <text:p>0.8333333333</text:p>
          </table:table-cell>
          <table:table-cell office:value-type="float" office:value="0.880952380952381" calcext:value-type="float">
            <text:p>0.880952381</text:p>
          </table:table-cell>
          <table:table-cell table:number-columns-repeated="2" office:value-type="float" office:value="0.904761904761905" calcext:value-type="float">
            <text:p>0.9047619048</text:p>
          </table:table-cell>
          <table:table-cell table:number-columns-repeated="3" office:value-type="float" office:value="0.928571428571429" calcext:value-type="float">
            <text:p>0.9285714286</text:p>
          </table:table-cell>
          <table:table-cell office:value-type="float" office:value="0.952380952380952" calcext:value-type="float">
            <text:p>0.9523809524</text:p>
          </table:table-cell>
          <table:table-cell table:number-columns-repeated="2" office:value-type="float" office:value="0.928571428571429" calcext:value-type="float">
            <text:p>0.9285714286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0.976190476190476" calcext:value-type="float">
            <text:p>0.976190476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35283687943262" calcext:value-type="float">
            <text:p>0.4352836879</text:p>
          </table:table-cell>
          <table:table-cell office:value-type="float" office:value="0.455141843971631" calcext:value-type="float">
            <text:p>0.455141844</text:p>
          </table:table-cell>
          <table:table-cell office:value-type="float" office:value="0.467983789260385" calcext:value-type="float">
            <text:p>0.4679837893</text:p>
          </table:table-cell>
          <table:table-cell office:value-type="float" office:value="0.488475177304965" calcext:value-type="float">
            <text:p>0.4884751773</text:p>
          </table:table-cell>
          <table:table-cell office:value-type="float" office:value="0.495339412360689" calcext:value-type="float">
            <text:p>0.4953394124</text:p>
          </table:table-cell>
          <table:table-cell office:value-type="float" office:value="0.502431610942249" calcext:value-type="float">
            <text:p>0.5024316109</text:p>
          </table:table-cell>
          <table:table-cell office:value-type="float" office:value="0.533029381965552" calcext:value-type="float">
            <text:p>0.533029382</text:p>
          </table:table-cell>
          <table:table-cell office:value-type="float" office:value="0.547720364741641" calcext:value-type="float">
            <text:p>0.5477203647</text:p>
          </table:table-cell>
          <table:table-cell table:number-columns-repeated="2" office:value-type="float" office:value="0.567122593718339" calcext:value-type="float">
            <text:p>0.5671225937</text:p>
          </table:table-cell>
          <table:table-cell office:value-type="float" office:value="0.57226443768997" calcext:value-type="float">
            <text:p>0.5722644377</text:p>
          </table:table-cell>
          <table:table-cell office:value-type="float" office:value="0.590501519756839" calcext:value-type="float">
            <text:p>0.5905015198</text:p>
          </table:table-cell>
          <table:table-cell office:value-type="float" office:value="0.619579533941236" calcext:value-type="float">
            <text:p>0.6195795339</text:p>
          </table:table-cell>
          <table:table-cell office:value-type="float" office:value="0.633054711246201" calcext:value-type="float">
            <text:p>0.6330547112</text:p>
          </table:table-cell>
          <table:table-cell office:value-type="float" office:value="0.636144883485309" calcext:value-type="float">
            <text:p>0.6361448835</text:p>
          </table:table-cell>
          <table:table-cell office:value-type="float" office:value="0.646909827760892" calcext:value-type="float">
            <text:p>0.6469098278</text:p>
          </table:table-cell>
          <table:table-cell office:value-type="float" office:value="0.660385005065856" calcext:value-type="float">
            <text:p>0.6603850051</text:p>
          </table:table-cell>
          <table:table-cell office:value-type="float" office:value="0.689690982776089" calcext:value-type="float">
            <text:p>0.6896909828</text:p>
          </table:table-cell>
          <table:table-cell office:value-type="float" office:value="0.696783181357649" calcext:value-type="float">
            <text:p>0.6967831814</text:p>
          </table:table-cell>
          <table:table-cell table:number-columns-repeated="2" office:value-type="float" office:value="0.721403242147923" calcext:value-type="float">
            <text:p>0.7214032421</text:p>
          </table:table-cell>
          <table:table-cell table:number-columns-repeated="30" office:value-type="float" office:value="0.74822695035461" calcext:value-type="float">
            <text:p>0.7482269504</text:p>
          </table:table-cell>
          <table:table-cell office:value-type="float" office:value="0.638297872340426" calcext:value-type="float">
            <text:p>0.6382978723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0.702127659574468" calcext:value-type="float">
            <text:p>0.7021276596</text:p>
          </table:table-cell>
          <table:table-cell office:value-type="float" office:value="0.723404255319149" calcext:value-type="float">
            <text:p>0.7234042553</text:p>
          </table:table-cell>
          <table:table-cell table:number-columns-repeated="2" office:value-type="float" office:value="0.74468085106383" calcext:value-type="float">
            <text:p>0.7446808511</text:p>
          </table:table-cell>
          <table:table-cell table:number-columns-repeated="2" office:value-type="float" office:value="0.765957446808511" calcext:value-type="float">
            <text:p>0.7659574468</text:p>
          </table:table-cell>
          <table:table-cell table:number-columns-repeated="2" office:value-type="float" office:value="0.787234042553192" calcext:value-type="float">
            <text:p>0.7872340426</text:p>
          </table:table-cell>
          <table:table-cell table:number-columns-repeated="2" office:value-type="float" office:value="0.808510638297872" calcext:value-type="float">
            <text:p>0.8085106383</text:p>
          </table:table-cell>
          <table:table-cell office:value-type="float" office:value="0.829787234042553" calcext:value-type="float">
            <text:p>0.829787234</text:p>
          </table:table-cell>
          <table:table-cell table:number-columns-repeated="2" office:value-type="float" office:value="0.851063829787234" calcext:value-type="float">
            <text:p>0.8510638298</text:p>
          </table:table-cell>
          <table:table-cell table:number-columns-repeated="2" office:value-type="float" office:value="0.872340425531915" calcext:value-type="float">
            <text:p>0.8723404255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936170212765957" calcext:value-type="float">
            <text:p>0.9361702128</text:p>
          </table:table-cell>
          <table:table-cell table:number-columns-repeated="2" office:value-type="float" office:value="0.957446808510638" calcext:value-type="float">
            <text:p>0.9574468085</text:p>
          </table:table-cell>
          <table:table-cell table:number-columns-repeated="30" office:value-type="float" office:value="0.978723404255319" calcext:value-type="float">
            <text:p>0.97872340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92989417989418" calcext:value-type="float">
            <text:p>0.492989418</text:p>
          </table:table-cell>
          <table:table-cell office:value-type="float" office:value="0.524100529100529" calcext:value-type="float">
            <text:p>0.5241005291</text:p>
          </table:table-cell>
          <table:table-cell office:value-type="float" office:value="0.536904761904762" calcext:value-type="float">
            <text:p>0.5369047619</text:p>
          </table:table-cell>
          <table:table-cell office:value-type="float" office:value="0.558915343915344" calcext:value-type="float">
            <text:p>0.5589153439</text:p>
          </table:table-cell>
          <table:table-cell office:value-type="float" office:value="0.560449735449735" calcext:value-type="float">
            <text:p>0.5604497354</text:p>
          </table:table-cell>
          <table:table-cell office:value-type="float" office:value="0.587698412698413" calcext:value-type="float">
            <text:p>0.5876984127</text:p>
          </table:table-cell>
          <table:table-cell office:value-type="float" office:value="0.592195767195767" calcext:value-type="float">
            <text:p>0.5921957672</text:p>
          </table:table-cell>
          <table:table-cell office:value-type="float" office:value="0.604365079365079" calcext:value-type="float">
            <text:p>0.6043650794</text:p>
          </table:table-cell>
          <table:table-cell office:value-type="float" office:value="0.630449735449735" calcext:value-type="float">
            <text:p>0.6304497354</text:p>
          </table:table-cell>
          <table:table-cell office:value-type="float" office:value="0.662989417989418" calcext:value-type="float">
            <text:p>0.662989418</text:p>
          </table:table-cell>
          <table:table-cell office:value-type="float" office:value="0.68952380952381" calcext:value-type="float">
            <text:p>0.6895238095</text:p>
          </table:table-cell>
          <table:table-cell office:value-type="float" office:value="0.717116402116402" calcext:value-type="float">
            <text:p>0.7171164021</text:p>
          </table:table-cell>
          <table:table-cell table:number-columns-repeated="2" office:value-type="float" office:value="0.717857142857143" calcext:value-type="float">
            <text:p>0.7178571429</text:p>
          </table:table-cell>
          <table:table-cell office:value-type="float" office:value="0.728227513227513" calcext:value-type="float">
            <text:p>0.7282275132</text:p>
          </table:table-cell>
          <table:table-cell office:value-type="float" office:value="0.750079365079365" calcext:value-type="float">
            <text:p>0.7500793651</text:p>
          </table:table-cell>
          <table:table-cell office:value-type="float" office:value="0.765925925925926" calcext:value-type="float">
            <text:p>0.7659259259</text:p>
          </table:table-cell>
          <table:table-cell office:value-type="float" office:value="0.775661375661376" calcext:value-type="float">
            <text:p>0.7756613757</text:p>
          </table:table-cell>
          <table:table-cell table:number-columns-repeated="33" office:value-type="float" office:value="0.794920634920635" calcext:value-type="float">
            <text:p>0.7949206349</text:p>
          </table:table-cell>
          <table:table-cell office:value-type="float" office:value="0.688888888888889" calcext:value-type="float">
            <text:p>0.6888888889</text:p>
          </table:table-cell>
          <table:table-cell table:number-columns-repeated="2" office:value-type="float" office:value="0.711111111111111" calcext:value-type="float">
            <text:p>0.7111111111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0.8" calcext:value-type="float">
            <text:p>0.8</text:p>
          </table:table-cell>
          <table:table-cell office:value-type="float" office:value="0.822222222222222" calcext:value-type="float">
            <text:p>0.8222222222</text:p>
          </table:table-cell>
          <table:table-cell office:value-type="float" office:value="0.8" calcext:value-type="float">
            <text:p>0.8</text:p>
          </table:table-cell>
          <table:table-cell office:value-type="float" office:value="0.822222222222222" calcext:value-type="float">
            <text:p>0.8222222222</text:p>
          </table:table-cell>
          <table:table-cell table:number-columns-repeated="2" office:value-type="float" office:value="0.866666666666667" calcext:value-type="float">
            <text:p>0.8666666667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911111111111111" calcext:value-type="float">
            <text:p>0.9111111111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911111111111111" calcext:value-type="float">
            <text:p>0.9111111111</text:p>
          </table:table-cell>
          <table:table-cell office:value-type="float" office:value="0.933333333333333" calcext:value-type="float">
            <text:p>0.9333333333</text:p>
          </table:table-cell>
          <table:table-cell table:number-columns-repeated="2" office:value-type="float" office:value="0.955555555555556" calcext:value-type="float">
            <text:p>0.9555555556</text:p>
          </table:table-cell>
          <table:table-cell office:value-type="float" office:value="0.977777777777778" calcext:value-type="float">
            <text:p>0.9777777778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77574750830565" calcext:value-type="float">
            <text:p>0.4775747508</text:p>
          </table:table-cell>
          <table:table-cell office:value-type="float" office:value="0.503543743078627" calcext:value-type="float">
            <text:p>0.5035437431</text:p>
          </table:table-cell>
          <table:table-cell office:value-type="float" office:value="0.510520487264673" calcext:value-type="float">
            <text:p>0.5105204873</text:p>
          </table:table-cell>
          <table:table-cell office:value-type="float" office:value="0.521899224806201" calcext:value-type="float">
            <text:p>0.5218992248</text:p>
          </table:table-cell>
          <table:table-cell office:value-type="float" office:value="0.540448504983389" calcext:value-type="float">
            <text:p>0.540448505</text:p>
          </table:table-cell>
          <table:table-cell office:value-type="float" office:value="0.560714285714286" calcext:value-type="float">
            <text:p>0.5607142857</text:p>
          </table:table-cell>
          <table:table-cell office:value-type="float" office:value="0.581589147286822" calcext:value-type="float">
            <text:p>0.5815891473</text:p>
          </table:table-cell>
          <table:table-cell office:value-type="float" office:value="0.609745293466224" calcext:value-type="float">
            <text:p>0.6097452935</text:p>
          </table:table-cell>
          <table:table-cell office:value-type="float" office:value="0.617331118493909" calcext:value-type="float">
            <text:p>0.6173311185</text:p>
          </table:table-cell>
          <table:table-cell office:value-type="float" office:value="0.64640088593577" calcext:value-type="float">
            <text:p>0.6464008859</text:p>
          </table:table-cell>
          <table:table-cell office:value-type="float" office:value="0.667829457364341" calcext:value-type="float">
            <text:p>0.6678294574</text:p>
          </table:table-cell>
          <table:table-cell table:number-columns-repeated="40" office:value-type="float" office:value="0.687098560354374" calcext:value-type="float">
            <text:p>0.6870985604</text:p>
          </table:table-cell>
          <table:table-cell office:value-type="float" office:value="0.744186046511628" calcext:value-type="float">
            <text:p>0.7441860465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790697674418605" calcext:value-type="float">
            <text:p>0.7906976744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790697674418605" calcext:value-type="float">
            <text:p>0.7906976744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0.837209302325581" calcext:value-type="float">
            <text:p>0.8372093023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930232558139535" calcext:value-type="float">
            <text:p>0.9302325581</text:p>
          </table:table-cell>
          <table:table-cell office:value-type="float" office:value="0.953488372093023" calcext:value-type="float">
            <text:p>0.9534883721</text:p>
          </table:table-cell>
          <table:table-cell office:value-type="float" office:value="0.976744186046512" calcext:value-type="float">
            <text:p>0.976744186</text:p>
          </table:table-cell>
          <table:table-cell table:number-columns-repeated="40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86243386243386" calcext:value-type="float">
            <text:p>0.4862433862</text:p>
          </table:table-cell>
          <table:table-cell office:value-type="float" office:value="0.501428571428571" calcext:value-type="float">
            <text:p>0.5014285714</text:p>
          </table:table-cell>
          <table:table-cell office:value-type="float" office:value="0.518465608465608" calcext:value-type="float">
            <text:p>0.5184656085</text:p>
          </table:table-cell>
          <table:table-cell office:value-type="float" office:value="0.536243386243386" calcext:value-type="float">
            <text:p>0.5362433862</text:p>
          </table:table-cell>
          <table:table-cell office:value-type="float" office:value="0.556137566137566" calcext:value-type="float">
            <text:p>0.5561375661</text:p>
          </table:table-cell>
          <table:table-cell office:value-type="float" office:value="0.586455026455027" calcext:value-type="float">
            <text:p>0.5864550265</text:p>
          </table:table-cell>
          <table:table-cell office:value-type="float" office:value="0.622698412698413" calcext:value-type="float">
            <text:p>0.6226984127</text:p>
          </table:table-cell>
          <table:table-cell office:value-type="float" office:value="0.622380952380953" calcext:value-type="float">
            <text:p>0.6223809524</text:p>
          </table:table-cell>
          <table:table-cell office:value-type="float" office:value="0.631587301587302" calcext:value-type="float">
            <text:p>0.6315873016</text:p>
          </table:table-cell>
          <table:table-cell office:value-type="float" office:value="0.655502645502645" calcext:value-type="float">
            <text:p>0.6555026455</text:p>
          </table:table-cell>
          <table:table-cell office:value-type="float" office:value="0.681216931216931" calcext:value-type="float">
            <text:p>0.6812169312</text:p>
          </table:table-cell>
          <table:table-cell office:value-type="float" office:value="0.695925925925926" calcext:value-type="float">
            <text:p>0.6959259259</text:p>
          </table:table-cell>
          <table:table-cell office:value-type="float" office:value="0.725238095238095" calcext:value-type="float">
            <text:p>0.7252380952</text:p>
          </table:table-cell>
          <table:table-cell office:value-type="float" office:value="0.746613756613757" calcext:value-type="float">
            <text:p>0.7466137566</text:p>
          </table:table-cell>
          <table:table-cell table:number-columns-repeated="37" office:value-type="float" office:value="0.755555555555556" calcext:value-type="float">
            <text:p>0.7555555556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" calcext:value-type="float">
            <text:p>0.8</text:p>
          </table:table-cell>
          <table:table-cell office:value-type="float" office:value="0.822222222222222" calcext:value-type="float">
            <text:p>0.8222222222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0.822222222222222" calcext:value-type="float">
            <text:p>0.8222222222</text:p>
          </table:table-cell>
          <table:table-cell office:value-type="float" office:value="0.844444444444444" calcext:value-type="float">
            <text:p>0.8444444444</text:p>
          </table:table-cell>
          <table:table-cell office:value-type="float" office:value="0.866666666666667" calcext:value-type="float">
            <text:p>0.8666666667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911111111111111" calcext:value-type="float">
            <text:p>0.9111111111</text:p>
          </table:table-cell>
          <table:table-cell office:value-type="float" office:value="0.933333333333333" calcext:value-type="float">
            <text:p>0.9333333333</text:p>
          </table:table-cell>
          <table:table-cell office:value-type="float" office:value="0.955555555555556" calcext:value-type="float">
            <text:p>0.9555555556</text:p>
          </table:table-cell>
          <table:table-cell table:number-columns-repeated="2" office:value-type="float" office:value="0.977777777777778" calcext:value-type="float">
            <text:p>0.9777777778</text:p>
          </table:table-cell>
          <table:table-cell table:number-columns-repeated="37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81184668989547" calcext:value-type="float">
            <text:p>0.481184669</text:p>
          </table:table-cell>
          <table:table-cell office:value-type="float" office:value="0.493263646922184" calcext:value-type="float">
            <text:p>0.4932636469</text:p>
          </table:table-cell>
          <table:table-cell office:value-type="float" office:value="0.505052264808362" calcext:value-type="float">
            <text:p>0.5050522648</text:p>
          </table:table-cell>
          <table:table-cell office:value-type="float" office:value="0.524186991869919" calcext:value-type="float">
            <text:p>0.5241869919</text:p>
          </table:table-cell>
          <table:table-cell office:value-type="float" office:value="0.537166085946574" calcext:value-type="float">
            <text:p>0.5371660859</text:p>
          </table:table-cell>
          <table:table-cell office:value-type="float" office:value="0.553310104529617" calcext:value-type="float">
            <text:p>0.5533101045</text:p>
          </table:table-cell>
          <table:table-cell office:value-type="float" office:value="0.578919860627178" calcext:value-type="float">
            <text:p>0.5789198606</text:p>
          </table:table-cell>
          <table:table-cell office:value-type="float" office:value="0.591811846689896" calcext:value-type="float">
            <text:p>0.5918118467</text:p>
          </table:table-cell>
          <table:table-cell office:value-type="float" office:value="0.625783972125436" calcext:value-type="float">
            <text:p>0.6257839721</text:p>
          </table:table-cell>
          <table:table-cell office:value-type="float" office:value="0.63855981416957" calcext:value-type="float">
            <text:p>0.6385598142</text:p>
          </table:table-cell>
          <table:table-cell office:value-type="float" office:value="0.674738675958188" calcext:value-type="float">
            <text:p>0.674738676</text:p>
          </table:table-cell>
          <table:table-cell office:value-type="float" office:value="0.696399535423926" calcext:value-type="float">
            <text:p>0.6963995354</text:p>
          </table:table-cell>
          <table:table-cell table:number-columns-repeated="39" office:value-type="float" office:value="0.709407665505226" calcext:value-type="float">
            <text:p>0.7094076655</text:p>
          </table:table-cell>
          <table:table-cell office:value-type="float" office:value="0.634146341463415" calcext:value-type="float">
            <text:p>0.6341463415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0.682926829268293" calcext:value-type="float">
            <text:p>0.6829268293</text:p>
          </table:table-cell>
          <table:table-cell table:number-columns-repeated="2" office:value-type="float" office:value="0.707317073170732" calcext:value-type="float">
            <text:p>0.7073170732</text:p>
          </table:table-cell>
          <table:table-cell office:value-type="float" office:value="0.75609756097561" calcext:value-type="float">
            <text:p>0.756097561</text:p>
          </table:table-cell>
          <table:table-cell office:value-type="float" office:value="0.780487804878049" calcext:value-type="float">
            <text:p>0.7804878049</text:p>
          </table:table-cell>
          <table:table-cell office:value-type="float" office:value="0.804878048780488" calcext:value-type="float">
            <text:p>0.8048780488</text:p>
          </table:table-cell>
          <table:table-cell office:value-type="float" office:value="0.878048780487805" calcext:value-type="float">
            <text:p>0.8780487805</text:p>
          </table:table-cell>
          <table:table-cell office:value-type="float" office:value="0.902439024390244" calcext:value-type="float">
            <text:p>0.9024390244</text:p>
          </table:table-cell>
          <table:table-cell office:value-type="float" office:value="0.926829268292683" calcext:value-type="float">
            <text:p>0.9268292683</text:p>
          </table:table-cell>
          <table:table-cell office:value-type="float" office:value="0.975609756097561" calcext:value-type="float">
            <text:p>0.9756097561</text:p>
          </table:table-cell>
          <table:table-cell table:number-columns-repeated="39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1805555555555" calcext:value-type="float">
            <text:p>0.4118055556</text:p>
          </table:table-cell>
          <table:table-cell office:value-type="float" office:value="0.422222222222222" calcext:value-type="float">
            <text:p>0.4222222222</text:p>
          </table:table-cell>
          <table:table-cell office:value-type="float" office:value="0.433085317460318" calcext:value-type="float">
            <text:p>0.4330853175</text:p>
          </table:table-cell>
          <table:table-cell office:value-type="float" office:value="0.444419642857143" calcext:value-type="float">
            <text:p>0.4444196429</text:p>
          </table:table-cell>
          <table:table-cell office:value-type="float" office:value="0.455133928571429" calcext:value-type="float">
            <text:p>0.4551339286</text:p>
          </table:table-cell>
          <table:table-cell office:value-type="float" office:value="0.476488095238095" calcext:value-type="float">
            <text:p>0.4764880952</text:p>
          </table:table-cell>
          <table:table-cell office:value-type="float" office:value="0.501240079365079" calcext:value-type="float">
            <text:p>0.5012400794</text:p>
          </table:table-cell>
          <table:table-cell office:value-type="float" office:value="0.530654761904762" calcext:value-type="float">
            <text:p>0.5306547619</text:p>
          </table:table-cell>
          <table:table-cell office:value-type="float" office:value="0.571304563492064" calcext:value-type="float">
            <text:p>0.5713045635</text:p>
          </table:table-cell>
          <table:table-cell office:value-type="float" office:value="0.576661706349206" calcext:value-type="float">
            <text:p>0.5766617063</text:p>
          </table:table-cell>
          <table:table-cell office:value-type="float" office:value="0.613244047619048" calcext:value-type="float">
            <text:p>0.6132440476</text:p>
          </table:table-cell>
          <table:table-cell office:value-type="float" office:value="0.629588293650794" calcext:value-type="float">
            <text:p>0.6295882937</text:p>
          </table:table-cell>
          <table:table-cell office:value-type="float" office:value="0.644915674603175" calcext:value-type="float">
            <text:p>0.6449156746</text:p>
          </table:table-cell>
          <table:table-cell office:value-type="float" office:value="0.639707341269841" calcext:value-type="float">
            <text:p>0.6397073413</text:p>
          </table:table-cell>
          <table:table-cell office:value-type="float" office:value="0.646651785714286" calcext:value-type="float">
            <text:p>0.6466517857</text:p>
          </table:table-cell>
          <table:table-cell office:value-type="float" office:value="0.670386904761905" calcext:value-type="float">
            <text:p>0.6703869048</text:p>
          </table:table-cell>
          <table:table-cell office:value-type="float" office:value="0.705853174603175" calcext:value-type="float">
            <text:p>0.7058531746</text:p>
          </table:table-cell>
          <table:table-cell office:value-type="float" office:value="0.731125992063492" calcext:value-type="float">
            <text:p>0.7311259921</text:p>
          </table:table-cell>
          <table:table-cell office:value-type="float" office:value="0.752752976190476" calcext:value-type="float">
            <text:p>0.7527529762</text:p>
          </table:table-cell>
          <table:table-cell table:number-columns-repeated="32" office:value-type="float" office:value="0.776488095238095" calcext:value-type="float">
            <text:p>0.7764880952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83333333333333" calcext:value-type="float">
            <text:p>0.5833333333</text:p>
          </table:table-cell>
          <table:table-cell office:value-type="float" office:value="0.604166666666667" calcext:value-type="float">
            <text:p>0.604166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645833333333333" calcext:value-type="float">
            <text:p>0.645833333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29166666666667" calcext:value-type="float">
            <text:p>0.7291666667</text:p>
          </table:table-cell>
          <table:table-cell office:value-type="float" office:value="0.791666666666667" calcext:value-type="float">
            <text:p>0.7916666667</text:p>
          </table:table-cell>
          <table:table-cell table:number-columns-repeated="2" office:value-type="float" office:value="0.770833333333333" calcext:value-type="float">
            <text:p>0.7708333333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0.770833333333333" calcext:value-type="float">
            <text:p>0.770833333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875" calcext:value-type="float">
            <text:p>0.875</text:p>
          </table:table-cell>
          <table:table-cell office:value-type="float" office:value="0.895833333333333" calcext:value-type="float">
            <text:p>0.8958333333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58333333333333" calcext:value-type="float">
            <text:p>0.9583333333</text:p>
          </table:table-cell>
          <table:table-cell table:number-columns-repeated="32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14648033126294" calcext:value-type="float">
            <text:p>0.5146480331</text:p>
          </table:table-cell>
          <table:table-cell office:value-type="float" office:value="0.54296066252588" calcext:value-type="float">
            <text:p>0.5429606625</text:p>
          </table:table-cell>
          <table:table-cell office:value-type="float" office:value="0.549120082815735" calcext:value-type="float">
            <text:p>0.5491200828</text:p>
          </table:table-cell>
          <table:table-cell office:value-type="float" office:value="0.569642857142857" calcext:value-type="float">
            <text:p>0.5696428571</text:p>
          </table:table-cell>
          <table:table-cell office:value-type="float" office:value="0.582013457556936" calcext:value-type="float">
            <text:p>0.5820134576</text:p>
          </table:table-cell>
          <table:table-cell office:value-type="float" office:value="0.600310559006211" calcext:value-type="float">
            <text:p>0.600310559</text:p>
          </table:table-cell>
          <table:table-cell office:value-type="float" office:value="0.616977225672878" calcext:value-type="float">
            <text:p>0.6169772257</text:p>
          </table:table-cell>
          <table:table-cell office:value-type="float" office:value="0.633074534161491" calcext:value-type="float">
            <text:p>0.6330745342</text:p>
          </table:table-cell>
          <table:table-cell office:value-type="float" office:value="0.648706004140787" calcext:value-type="float">
            <text:p>0.6487060041</text:p>
          </table:table-cell>
          <table:table-cell office:value-type="float" office:value="0.6574016563147" calcext:value-type="float">
            <text:p>0.6574016563</text:p>
          </table:table-cell>
          <table:table-cell office:value-type="float" office:value="0.660610766045549" calcext:value-type="float">
            <text:p>0.660610766</text:p>
          </table:table-cell>
          <table:table-cell office:value-type="float" office:value="0.667443064182195" calcext:value-type="float">
            <text:p>0.6674430642</text:p>
          </table:table-cell>
          <table:table-cell office:value-type="float" office:value="0.694513457556936" calcext:value-type="float">
            <text:p>0.6945134576</text:p>
          </table:table-cell>
          <table:table-cell office:value-type="float" office:value="0.699585921325052" calcext:value-type="float">
            <text:p>0.6995859213</text:p>
          </table:table-cell>
          <table:table-cell office:value-type="float" office:value="0.705745341614907" calcext:value-type="float">
            <text:p>0.7057453416</text:p>
          </table:table-cell>
          <table:table-cell office:value-type="float" office:value="0.742908902691511" calcext:value-type="float">
            <text:p>0.7429089027</text:p>
          </table:table-cell>
          <table:table-cell office:value-type="float" office:value="0.745445134575569" calcext:value-type="float">
            <text:p>0.7454451346</text:p>
          </table:table-cell>
          <table:table-cell office:value-type="float" office:value="0.77639751552795" calcext:value-type="float">
            <text:p>0.7763975155</text:p>
          </table:table-cell>
          <table:table-cell office:value-type="float" office:value="0.785662525879917" calcext:value-type="float">
            <text:p>0.7856625259</text:p>
          </table:table-cell>
          <table:table-cell office:value-type="float" office:value="0.804140786749482" calcext:value-type="float">
            <text:p>0.8041407867</text:p>
          </table:table-cell>
          <table:table-cell office:value-type="float" office:value="0.821325051759835" calcext:value-type="float">
            <text:p>0.8213250518</text:p>
          </table:table-cell>
          <table:table-cell office:value-type="float" office:value="0.837163561076605" calcext:value-type="float">
            <text:p>0.8371635611</text:p>
          </table:table-cell>
          <table:table-cell table:number-columns-repeated="29" office:value-type="float" office:value="0.837991718426501" calcext:value-type="float">
            <text:p>0.8379917184</text:p>
          </table:table-cell>
          <table:table-cell office:value-type="float" office:value="0.608695652173913" calcext:value-type="float">
            <text:p>0.6086956522</text:p>
          </table:table-cell>
          <table:table-cell office:value-type="float" office:value="0.652173913043478" calcext:value-type="float">
            <text:p>0.652173913</text:p>
          </table:table-cell>
          <table:table-cell table:number-columns-repeated="2" office:value-type="float" office:value="0.717391304347826" calcext:value-type="float">
            <text:p>0.7173913043</text:p>
          </table:table-cell>
          <table:table-cell office:value-type="float" office:value="0.760869565217391" calcext:value-type="float">
            <text:p>0.7608695652</text:p>
          </table:table-cell>
          <table:table-cell office:value-type="float" office:value="0.804347826086956" calcext:value-type="float">
            <text:p>0.804347826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0.804347826086956" calcext:value-type="float">
            <text:p>0.804347826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0.847826086956522" calcext:value-type="float">
            <text:p>0.847826087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0.847826086956522" calcext:value-type="float">
            <text:p>0.847826087</text:p>
          </table:table-cell>
          <table:table-cell office:value-type="float" office:value="0.869565217391304" calcext:value-type="float">
            <text:p>0.8695652174</text:p>
          </table:table-cell>
          <table:table-cell office:value-type="float" office:value="0.91304347826087" calcext:value-type="float">
            <text:p>0.9130434783</text:p>
          </table:table-cell>
          <table:table-cell office:value-type="float" office:value="0.891304347826087" calcext:value-type="float">
            <text:p>0.8913043478</text:p>
          </table:table-cell>
          <table:table-cell table:number-columns-repeated="2" office:value-type="float" office:value="0.91304347826087" calcext:value-type="float">
            <text:p>0.9130434783</text:p>
          </table:table-cell>
          <table:table-cell office:value-type="float" office:value="0.934782608695652" calcext:value-type="float">
            <text:p>0.9347826087</text:p>
          </table:table-cell>
          <table:table-cell table:number-columns-repeated="2" office:value-type="float" office:value="0.956521739130435" calcext:value-type="float">
            <text:p>0.9565217391</text:p>
          </table:table-cell>
          <table:table-cell table:number-columns-repeated="2" office:value-type="float" office:value="0.978260869565217" calcext:value-type="float">
            <text:p>0.9782608696</text:p>
          </table:table-cell>
          <table:table-cell table:number-columns-repeated="29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60155490767736" calcext:value-type="float">
            <text:p>0.4601554908</text:p>
          </table:table-cell>
          <table:table-cell office:value-type="float" office:value="0.470019436345967" calcext:value-type="float">
            <text:p>0.4700194363</text:p>
          </table:table-cell>
          <table:table-cell office:value-type="float" office:value="0.485617103984451" calcext:value-type="float">
            <text:p>0.485617104</text:p>
          </table:table-cell>
          <table:table-cell office:value-type="float" office:value="0.508066083576288" calcext:value-type="float">
            <text:p>0.5080660836</text:p>
          </table:table-cell>
          <table:table-cell office:value-type="float" office:value="0.524975704567541" calcext:value-type="float">
            <text:p>0.5249757046</text:p>
          </table:table-cell>
          <table:table-cell office:value-type="float" office:value="0.539067055393586" calcext:value-type="float">
            <text:p>0.5390670554</text:p>
          </table:table-cell>
          <table:table-cell office:value-type="float" office:value="0.560106899902818" calcext:value-type="float">
            <text:p>0.5601068999</text:p>
          </table:table-cell>
          <table:table-cell office:value-type="float" office:value="0.594460641399417" calcext:value-type="float">
            <text:p>0.5944606414</text:p>
          </table:table-cell>
          <table:table-cell office:value-type="float" office:value="0.619436345966958" calcext:value-type="float">
            <text:p>0.619436346</text:p>
          </table:table-cell>
          <table:table-cell office:value-type="float" office:value="0.633916423712342" calcext:value-type="float">
            <text:p>0.6339164237</text:p>
          </table:table-cell>
          <table:table-cell office:value-type="float" office:value="0.630320699708455" calcext:value-type="float">
            <text:p>0.6303206997</text:p>
          </table:table-cell>
          <table:table-cell office:value-type="float" office:value="0.650728862973761" calcext:value-type="float">
            <text:p>0.650728863</text:p>
          </table:table-cell>
          <table:table-cell office:value-type="float" office:value="0.661613216715258" calcext:value-type="float">
            <text:p>0.6616132167</text:p>
          </table:table-cell>
          <table:table-cell table:number-columns-repeated="38" office:value-type="float" office:value="0.694703595724004" calcext:value-type="float">
            <text:p>0.6947035957</text:p>
          </table:table-cell>
          <table:table-cell table:number-columns-repeated="2" office:value-type="float" office:value="0.714285714285714" calcext:value-type="float">
            <text:p>0.7142857143</text:p>
          </table:table-cell>
          <table:table-cell office:value-type="float" office:value="0.73469387755102" calcext:value-type="float">
            <text:p>0.7346938776</text:p>
          </table:table-cell>
          <table:table-cell table:number-columns-repeated="2" office:value-type="float" office:value="0.816326530612245" calcext:value-type="float">
            <text:p>0.8163265306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0.816326530612245" calcext:value-type="float">
            <text:p>0.8163265306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0.877551020408163" calcext:value-type="float">
            <text:p>0.8775510204</text:p>
          </table:table-cell>
          <table:table-cell table:number-columns-repeated="2" office:value-type="float" office:value="0.938775510204082" calcext:value-type="float">
            <text:p>0.9387755102</text:p>
          </table:table-cell>
          <table:table-cell office:value-type="float" office:value="0.959183673469388" calcext:value-type="float">
            <text:p>0.9591836735</text:p>
          </table:table-cell>
          <table:table-cell office:value-type="float" office:value="0.979591836734694" calcext:value-type="float">
            <text:p>0.9795918367</text:p>
          </table:table-cell>
          <table:table-cell table:number-columns-repeated="38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17830687830688" calcext:value-type="float">
            <text:p>0.5178306878</text:p>
          </table:table-cell>
          <table:table-cell office:value-type="float" office:value="0.558042328042328" calcext:value-type="float">
            <text:p>0.558042328</text:p>
          </table:table-cell>
          <table:table-cell office:value-type="float" office:value="0.567460317460317" calcext:value-type="float">
            <text:p>0.5674603175</text:p>
          </table:table-cell>
          <table:table-cell office:value-type="float" office:value="0.582460317460317" calcext:value-type="float">
            <text:p>0.5824603175</text:p>
          </table:table-cell>
          <table:table-cell office:value-type="float" office:value="0.611719576719577" calcext:value-type="float">
            <text:p>0.6117195767</text:p>
          </table:table-cell>
          <table:table-cell office:value-type="float" office:value="0.621666666666667" calcext:value-type="float">
            <text:p>0.6216666667</text:p>
          </table:table-cell>
          <table:table-cell office:value-type="float" office:value="0.654153439153439" calcext:value-type="float">
            <text:p>0.6541534392</text:p>
          </table:table-cell>
          <table:table-cell office:value-type="float" office:value="0.668650793650794" calcext:value-type="float">
            <text:p>0.6686507937</text:p>
          </table:table-cell>
          <table:table-cell office:value-type="float" office:value="0.701137566137566" calcext:value-type="float">
            <text:p>0.7011375661</text:p>
          </table:table-cell>
          <table:table-cell office:value-type="float" office:value="0.723359788359789" calcext:value-type="float">
            <text:p>0.7233597884</text:p>
          </table:table-cell>
          <table:table-cell office:value-type="float" office:value="0.74431216931217" calcext:value-type="float">
            <text:p>0.7443121693</text:p>
          </table:table-cell>
          <table:table-cell table:number-columns-repeated="40" office:value-type="float" office:value="0.765423280423281" calcext:value-type="float">
            <text:p>0.7654232804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688888888888889" calcext:value-type="float">
            <text:p>0.6888888889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0.822222222222222" calcext:value-type="float">
            <text:p>0.8222222222</text:p>
          </table:table-cell>
          <table:table-cell office:value-type="float" office:value="0.844444444444444" calcext:value-type="float">
            <text:p>0.8444444444</text:p>
          </table:table-cell>
          <table:table-cell office:value-type="float" office:value="0.866666666666667" calcext:value-type="float">
            <text:p>0.8666666667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933333333333333" calcext:value-type="float">
            <text:p>0.9333333333</text:p>
          </table:table-cell>
          <table:table-cell office:value-type="float" office:value="0.955555555555556" calcext:value-type="float">
            <text:p>0.9555555556</text:p>
          </table:table-cell>
          <table:table-cell table:number-columns-repeated="4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85739614994934" calcext:value-type="float">
            <text:p>0.485739615</text:p>
          </table:table-cell>
          <table:table-cell office:value-type="float" office:value="0.510714285714286" calcext:value-type="float">
            <text:p>0.5107142857</text:p>
          </table:table-cell>
          <table:table-cell office:value-type="float" office:value="0.513981762917933" calcext:value-type="float">
            <text:p>0.5139817629</text:p>
          </table:table-cell>
          <table:table-cell office:value-type="float" office:value="0.53290273556231" calcext:value-type="float">
            <text:p>0.5329027356</text:p>
          </table:table-cell>
          <table:table-cell office:value-type="float" office:value="0.540906788247214" calcext:value-type="float">
            <text:p>0.5409067882</text:p>
          </table:table-cell>
          <table:table-cell office:value-type="float" office:value="0.549772036474164" calcext:value-type="float">
            <text:p>0.5497720365</text:p>
          </table:table-cell>
          <table:table-cell office:value-type="float" office:value="0.562537993920973" calcext:value-type="float">
            <text:p>0.5625379939</text:p>
          </table:table-cell>
          <table:table-cell office:value-type="float" office:value="0.605091185410334" calcext:value-type="float">
            <text:p>0.6050911854</text:p>
          </table:table-cell>
          <table:table-cell office:value-type="float" office:value="0.624062816616008" calcext:value-type="float">
            <text:p>0.6240628166</text:p>
          </table:table-cell>
          <table:table-cell office:value-type="float" office:value="0.638525835866261" calcext:value-type="float">
            <text:p>0.6385258359</text:p>
          </table:table-cell>
          <table:table-cell office:value-type="float" office:value="0.656762917933131" calcext:value-type="float">
            <text:p>0.6567629179</text:p>
          </table:table-cell>
          <table:table-cell office:value-type="float" office:value="0.68338399189463" calcext:value-type="float">
            <text:p>0.6833839919</text:p>
          </table:table-cell>
          <table:table-cell office:value-type="float" office:value="0.696985815602837" calcext:value-type="float">
            <text:p>0.6969858156</text:p>
          </table:table-cell>
          <table:table-cell office:value-type="float" office:value="0.707877406281662" calcext:value-type="float">
            <text:p>0.7078774063</text:p>
          </table:table-cell>
          <table:table-cell office:value-type="float" office:value="0.731560283687943" calcext:value-type="float">
            <text:p>0.7315602837</text:p>
          </table:table-cell>
          <table:table-cell office:value-type="float" office:value="0.779154002026342" calcext:value-type="float">
            <text:p>0.779154002</text:p>
          </table:table-cell>
          <table:table-cell table:number-columns-repeated="35" office:value-type="float" office:value="0.777482269503546" calcext:value-type="float">
            <text:p>0.7774822695</text:p>
          </table:table-cell>
          <table:table-cell office:value-type="float" office:value="0.723404255319149" calcext:value-type="float">
            <text:p>0.7234042553</text:p>
          </table:table-cell>
          <table:table-cell office:value-type="float" office:value="0.702127659574468" calcext:value-type="float">
            <text:p>0.7021276596</text:p>
          </table:table-cell>
          <table:table-cell table:number-columns-repeated="2" office:value-type="float" office:value="0.723404255319149" calcext:value-type="float">
            <text:p>0.7234042553</text:p>
          </table:table-cell>
          <table:table-cell office:value-type="float" office:value="0.74468085106383" calcext:value-type="float">
            <text:p>0.7446808511</text:p>
          </table:table-cell>
          <table:table-cell office:value-type="float" office:value="0.765957446808511" calcext:value-type="float">
            <text:p>0.7659574468</text:p>
          </table:table-cell>
          <table:table-cell office:value-type="float" office:value="0.787234042553192" calcext:value-type="float">
            <text:p>0.7872340426</text:p>
          </table:table-cell>
          <table:table-cell table:number-columns-repeated="2" office:value-type="float" office:value="0.808510638297872" calcext:value-type="float">
            <text:p>0.8085106383</text:p>
          </table:table-cell>
          <table:table-cell table:number-columns-repeated="2" office:value-type="float" office:value="0.829787234042553" calcext:value-type="float">
            <text:p>0.829787234</text:p>
          </table:table-cell>
          <table:table-cell office:value-type="float" office:value="0.893617021276596" calcext:value-type="float">
            <text:p>0.8936170213</text:p>
          </table:table-cell>
          <table:table-cell table:number-columns-repeated="2" office:value-type="float" office:value="0.914893617021277" calcext:value-type="float">
            <text:p>0.914893617</text:p>
          </table:table-cell>
          <table:table-cell office:value-type="float" office:value="0.936170212765957" calcext:value-type="float">
            <text:p>0.9361702128</text:p>
          </table:table-cell>
          <table:table-cell office:value-type="float" office:value="0.978723404255319" calcext:value-type="float">
            <text:p>0.9787234043</text:p>
          </table:table-cell>
          <table:table-cell table:number-columns-repeated="3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27281746031746" calcext:value-type="float">
            <text:p>0.527281746</text:p>
          </table:table-cell>
          <table:table-cell office:value-type="float" office:value="0.550099206349206" calcext:value-type="float">
            <text:p>0.5500992063</text:p>
          </table:table-cell>
          <table:table-cell office:value-type="float" office:value="0.561160714285714" calcext:value-type="float">
            <text:p>0.5611607143</text:p>
          </table:table-cell>
          <table:table-cell office:value-type="float" office:value="0.566989087301587" calcext:value-type="float">
            <text:p>0.5669890873</text:p>
          </table:table-cell>
          <table:table-cell office:value-type="float" office:value="0.568973214285714" calcext:value-type="float">
            <text:p>0.5689732143</text:p>
          </table:table-cell>
          <table:table-cell office:value-type="float" office:value="0.595560515873016" calcext:value-type="float">
            <text:p>0.5955605159</text:p>
          </table:table-cell>
          <table:table-cell office:value-type="float" office:value="0.6015625" calcext:value-type="float">
            <text:p>0.6015625</text:p>
          </table:table-cell>
          <table:table-cell office:value-type="float" office:value="0.616294642857143" calcext:value-type="float">
            <text:p>0.6162946429</text:p>
          </table:table-cell>
          <table:table-cell office:value-type="float" office:value="0.63968253968254" calcext:value-type="float">
            <text:p>0.6396825397</text:p>
          </table:table-cell>
          <table:table-cell office:value-type="float" office:value="0.66468253968254" calcext:value-type="float">
            <text:p>0.6646825397</text:p>
          </table:table-cell>
          <table:table-cell office:value-type="float" office:value="0.682366071428572" calcext:value-type="float">
            <text:p>0.6823660714</text:p>
          </table:table-cell>
          <table:table-cell office:value-type="float" office:value="0.710143849206349" calcext:value-type="float">
            <text:p>0.7101438492</text:p>
          </table:table-cell>
          <table:table-cell table:number-columns-repeated="39" office:value-type="float" office:value="0.725024801587302" calcext:value-type="float">
            <text:p>0.7250248016</text:p>
          </table:table-cell>
          <table:table-cell office:value-type="float" office:value="0.75" calcext:value-type="float">
            <text:p>0.75</text:p>
          </table:table-cell>
          <table:table-cell office:value-type="float" office:value="0.770833333333333" calcext:value-type="float">
            <text:p>0.770833333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854166666666667" calcext:value-type="float">
            <text:p>0.8541666667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0.854166666666667" calcext:value-type="float">
            <text:p>0.8541666667</text:p>
          </table:table-cell>
          <table:table-cell office:value-type="float" office:value="0.875" calcext:value-type="float">
            <text:p>0.875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0.958333333333333" calcext:value-type="float">
            <text:p>0.9583333333</text:p>
          </table:table-cell>
          <table:table-cell office:value-type="float" office:value="0.979166666666667" calcext:value-type="float">
            <text:p>0.9791666667</text:p>
          </table:table-cell>
          <table:table-cell table:number-columns-repeated="39" office:value-type="float" office:value="1" calcext:value-type="float">
            <text:p>1</text:p>
          </table:table-cell>
        </table:table-row>
      </table:table>
      <table:table table:name="rw_3_6" table:style-name="ta1">
        <table:table-column table:style-name="co5" table:default-cell-style-name="Default"/>
        <table:table-column table:style-name="co6" table:number-columns-repeated="102" table:default-cell-style-name="Default"/>
        <table:table-row table:style-name="ro1">
          <table:table-cell office:value-type="string" calcext:value-type="string">
            <text:p>trial_number</text:p>
          </table:table-cell>
          <table:table-cell office:value-type="string" calcext:value-type="string">
            <text:p>sim_iter_0</text:p>
          </table:table-cell>
          <table:table-cell office:value-type="string" calcext:value-type="string">
            <text:p>sim_iter_1</text:p>
          </table:table-cell>
          <table:table-cell office:value-type="string" calcext:value-type="string">
            <text:p>sim_iter_2</text:p>
          </table:table-cell>
          <table:table-cell office:value-type="string" calcext:value-type="string">
            <text:p>sim_iter_3</text:p>
          </table:table-cell>
          <table:table-cell office:value-type="string" calcext:value-type="string">
            <text:p>sim_iter_4</text:p>
          </table:table-cell>
          <table:table-cell office:value-type="string" calcext:value-type="string">
            <text:p>sim_iter_5</text:p>
          </table:table-cell>
          <table:table-cell office:value-type="string" calcext:value-type="string">
            <text:p>sim_iter_6</text:p>
          </table:table-cell>
          <table:table-cell office:value-type="string" calcext:value-type="string">
            <text:p>sim_iter_7</text:p>
          </table:table-cell>
          <table:table-cell office:value-type="string" calcext:value-type="string">
            <text:p>sim_iter_8</text:p>
          </table:table-cell>
          <table:table-cell office:value-type="string" calcext:value-type="string">
            <text:p>sim_iter_9</text:p>
          </table:table-cell>
          <table:table-cell office:value-type="string" calcext:value-type="string">
            <text:p>sim_iter_10</text:p>
          </table:table-cell>
          <table:table-cell office:value-type="string" calcext:value-type="string">
            <text:p>sim_iter_11</text:p>
          </table:table-cell>
          <table:table-cell office:value-type="string" calcext:value-type="string">
            <text:p>sim_iter_12</text:p>
          </table:table-cell>
          <table:table-cell office:value-type="string" calcext:value-type="string">
            <text:p>sim_iter_13</text:p>
          </table:table-cell>
          <table:table-cell office:value-type="string" calcext:value-type="string">
            <text:p>sim_iter_14</text:p>
          </table:table-cell>
          <table:table-cell office:value-type="string" calcext:value-type="string">
            <text:p>sim_iter_15</text:p>
          </table:table-cell>
          <table:table-cell office:value-type="string" calcext:value-type="string">
            <text:p>sim_iter_16</text:p>
          </table:table-cell>
          <table:table-cell office:value-type="string" calcext:value-type="string">
            <text:p>sim_iter_17</text:p>
          </table:table-cell>
          <table:table-cell office:value-type="string" calcext:value-type="string">
            <text:p>sim_iter_18</text:p>
          </table:table-cell>
          <table:table-cell office:value-type="string" calcext:value-type="string">
            <text:p>sim_iter_19</text:p>
          </table:table-cell>
          <table:table-cell office:value-type="string" calcext:value-type="string">
            <text:p>sim_iter_20</text:p>
          </table:table-cell>
          <table:table-cell office:value-type="string" calcext:value-type="string">
            <text:p>sim_iter_21</text:p>
          </table:table-cell>
          <table:table-cell office:value-type="string" calcext:value-type="string">
            <text:p>sim_iter_22</text:p>
          </table:table-cell>
          <table:table-cell office:value-type="string" calcext:value-type="string">
            <text:p>sim_iter_23</text:p>
          </table:table-cell>
          <table:table-cell office:value-type="string" calcext:value-type="string">
            <text:p>sim_iter_24</text:p>
          </table:table-cell>
          <table:table-cell office:value-type="string" calcext:value-type="string">
            <text:p>sim_iter_25</text:p>
          </table:table-cell>
          <table:table-cell office:value-type="string" calcext:value-type="string">
            <text:p>sim_iter_26</text:p>
          </table:table-cell>
          <table:table-cell office:value-type="string" calcext:value-type="string">
            <text:p>sim_iter_27</text:p>
          </table:table-cell>
          <table:table-cell office:value-type="string" calcext:value-type="string">
            <text:p>sim_iter_28</text:p>
          </table:table-cell>
          <table:table-cell office:value-type="string" calcext:value-type="string">
            <text:p>sim_iter_29</text:p>
          </table:table-cell>
          <table:table-cell office:value-type="string" calcext:value-type="string">
            <text:p>sim_iter_30</text:p>
          </table:table-cell>
          <table:table-cell office:value-type="string" calcext:value-type="string">
            <text:p>sim_iter_31</text:p>
          </table:table-cell>
          <table:table-cell office:value-type="string" calcext:value-type="string">
            <text:p>sim_iter_32</text:p>
          </table:table-cell>
          <table:table-cell office:value-type="string" calcext:value-type="string">
            <text:p>sim_iter_33</text:p>
          </table:table-cell>
          <table:table-cell office:value-type="string" calcext:value-type="string">
            <text:p>sim_iter_34</text:p>
          </table:table-cell>
          <table:table-cell office:value-type="string" calcext:value-type="string">
            <text:p>sim_iter_35</text:p>
          </table:table-cell>
          <table:table-cell office:value-type="string" calcext:value-type="string">
            <text:p>sim_iter_36</text:p>
          </table:table-cell>
          <table:table-cell office:value-type="string" calcext:value-type="string">
            <text:p>sim_iter_37</text:p>
          </table:table-cell>
          <table:table-cell office:value-type="string" calcext:value-type="string">
            <text:p>sim_iter_38</text:p>
          </table:table-cell>
          <table:table-cell office:value-type="string" calcext:value-type="string">
            <text:p>sim_iter_39</text:p>
          </table:table-cell>
          <table:table-cell office:value-type="string" calcext:value-type="string">
            <text:p>sim_iter_40</text:p>
          </table:table-cell>
          <table:table-cell office:value-type="string" calcext:value-type="string">
            <text:p>sim_iter_41</text:p>
          </table:table-cell>
          <table:table-cell office:value-type="string" calcext:value-type="string">
            <text:p>sim_iter_42</text:p>
          </table:table-cell>
          <table:table-cell office:value-type="string" calcext:value-type="string">
            <text:p>sim_iter_43</text:p>
          </table:table-cell>
          <table:table-cell office:value-type="string" calcext:value-type="string">
            <text:p>sim_iter_44</text:p>
          </table:table-cell>
          <table:table-cell office:value-type="string" calcext:value-type="string">
            <text:p>sim_iter_45</text:p>
          </table:table-cell>
          <table:table-cell office:value-type="string" calcext:value-type="string">
            <text:p>sim_iter_46</text:p>
          </table:table-cell>
          <table:table-cell office:value-type="string" calcext:value-type="string">
            <text:p>sim_iter_47</text:p>
          </table:table-cell>
          <table:table-cell office:value-type="string" calcext:value-type="string">
            <text:p>sim_iter_48</text:p>
          </table:table-cell>
          <table:table-cell office:value-type="string" calcext:value-type="string">
            <text:p>sim_iter_49</text:p>
          </table:table-cell>
          <table:table-cell office:value-type="string" calcext:value-type="string">
            <text:p>sim_iter_50</text:p>
          </table:table-cell>
          <table:table-cell office:value-type="string" calcext:value-type="string">
            <text:p>hap_iter_0</text:p>
          </table:table-cell>
          <table:table-cell office:value-type="string" calcext:value-type="string">
            <text:p>hap_iter_1</text:p>
          </table:table-cell>
          <table:table-cell office:value-type="string" calcext:value-type="string">
            <text:p>hap_iter_2</text:p>
          </table:table-cell>
          <table:table-cell office:value-type="string" calcext:value-type="string">
            <text:p>hap_iter_3</text:p>
          </table:table-cell>
          <table:table-cell office:value-type="string" calcext:value-type="string">
            <text:p>hap_iter_4</text:p>
          </table:table-cell>
          <table:table-cell office:value-type="string" calcext:value-type="string">
            <text:p>hap_iter_5</text:p>
          </table:table-cell>
          <table:table-cell office:value-type="string" calcext:value-type="string">
            <text:p>hap_iter_6</text:p>
          </table:table-cell>
          <table:table-cell office:value-type="string" calcext:value-type="string">
            <text:p>hap_iter_7</text:p>
          </table:table-cell>
          <table:table-cell office:value-type="string" calcext:value-type="string">
            <text:p>hap_iter_8</text:p>
          </table:table-cell>
          <table:table-cell office:value-type="string" calcext:value-type="string">
            <text:p>hap_iter_9</text:p>
          </table:table-cell>
          <table:table-cell office:value-type="string" calcext:value-type="string">
            <text:p>hap_iter_10</text:p>
          </table:table-cell>
          <table:table-cell office:value-type="string" calcext:value-type="string">
            <text:p>hap_iter_11</text:p>
          </table:table-cell>
          <table:table-cell office:value-type="string" calcext:value-type="string">
            <text:p>hap_iter_12</text:p>
          </table:table-cell>
          <table:table-cell office:value-type="string" calcext:value-type="string">
            <text:p>hap_iter_13</text:p>
          </table:table-cell>
          <table:table-cell office:value-type="string" calcext:value-type="string">
            <text:p>hap_iter_14</text:p>
          </table:table-cell>
          <table:table-cell office:value-type="string" calcext:value-type="string">
            <text:p>hap_iter_15</text:p>
          </table:table-cell>
          <table:table-cell office:value-type="string" calcext:value-type="string">
            <text:p>hap_iter_16</text:p>
          </table:table-cell>
          <table:table-cell office:value-type="string" calcext:value-type="string">
            <text:p>hap_iter_17</text:p>
          </table:table-cell>
          <table:table-cell office:value-type="string" calcext:value-type="string">
            <text:p>hap_iter_18</text:p>
          </table:table-cell>
          <table:table-cell office:value-type="string" calcext:value-type="string">
            <text:p>hap_iter_19</text:p>
          </table:table-cell>
          <table:table-cell office:value-type="string" calcext:value-type="string">
            <text:p>hap_iter_20</text:p>
          </table:table-cell>
          <table:table-cell office:value-type="string" calcext:value-type="string">
            <text:p>hap_iter_21</text:p>
          </table:table-cell>
          <table:table-cell office:value-type="string" calcext:value-type="string">
            <text:p>hap_iter_22</text:p>
          </table:table-cell>
          <table:table-cell office:value-type="string" calcext:value-type="string">
            <text:p>hap_iter_23</text:p>
          </table:table-cell>
          <table:table-cell office:value-type="string" calcext:value-type="string">
            <text:p>hap_iter_24</text:p>
          </table:table-cell>
          <table:table-cell office:value-type="string" calcext:value-type="string">
            <text:p>hap_iter_25</text:p>
          </table:table-cell>
          <table:table-cell office:value-type="string" calcext:value-type="string">
            <text:p>hap_iter_26</text:p>
          </table:table-cell>
          <table:table-cell office:value-type="string" calcext:value-type="string">
            <text:p>hap_iter_27</text:p>
          </table:table-cell>
          <table:table-cell office:value-type="string" calcext:value-type="string">
            <text:p>hap_iter_28</text:p>
          </table:table-cell>
          <table:table-cell office:value-type="string" calcext:value-type="string">
            <text:p>hap_iter_29</text:p>
          </table:table-cell>
          <table:table-cell office:value-type="string" calcext:value-type="string">
            <text:p>hap_iter_30</text:p>
          </table:table-cell>
          <table:table-cell office:value-type="string" calcext:value-type="string">
            <text:p>hap_iter_31</text:p>
          </table:table-cell>
          <table:table-cell office:value-type="string" calcext:value-type="string">
            <text:p>hap_iter_32</text:p>
          </table:table-cell>
          <table:table-cell office:value-type="string" calcext:value-type="string">
            <text:p>hap_iter_33</text:p>
          </table:table-cell>
          <table:table-cell office:value-type="string" calcext:value-type="string">
            <text:p>hap_iter_34</text:p>
          </table:table-cell>
          <table:table-cell office:value-type="string" calcext:value-type="string">
            <text:p>hap_iter_35</text:p>
          </table:table-cell>
          <table:table-cell office:value-type="string" calcext:value-type="string">
            <text:p>hap_iter_36</text:p>
          </table:table-cell>
          <table:table-cell office:value-type="string" calcext:value-type="string">
            <text:p>hap_iter_37</text:p>
          </table:table-cell>
          <table:table-cell office:value-type="string" calcext:value-type="string">
            <text:p>hap_iter_38</text:p>
          </table:table-cell>
          <table:table-cell office:value-type="string" calcext:value-type="string">
            <text:p>hap_iter_39</text:p>
          </table:table-cell>
          <table:table-cell office:value-type="string" calcext:value-type="string">
            <text:p>hap_iter_40</text:p>
          </table:table-cell>
          <table:table-cell office:value-type="string" calcext:value-type="string">
            <text:p>hap_iter_41</text:p>
          </table:table-cell>
          <table:table-cell office:value-type="string" calcext:value-type="string">
            <text:p>hap_iter_42</text:p>
          </table:table-cell>
          <table:table-cell office:value-type="string" calcext:value-type="string">
            <text:p>hap_iter_43</text:p>
          </table:table-cell>
          <table:table-cell office:value-type="string" calcext:value-type="string">
            <text:p>hap_iter_44</text:p>
          </table:table-cell>
          <table:table-cell office:value-type="string" calcext:value-type="string">
            <text:p>hap_iter_45</text:p>
          </table:table-cell>
          <table:table-cell office:value-type="string" calcext:value-type="string">
            <text:p>hap_iter_46</text:p>
          </table:table-cell>
          <table:table-cell office:value-type="string" calcext:value-type="string">
            <text:p>hap_iter_47</text:p>
          </table:table-cell>
          <table:table-cell office:value-type="string" calcext:value-type="string">
            <text:p>hap_iter_48</text:p>
          </table:table-cell>
          <table:table-cell office:value-type="string" calcext:value-type="string">
            <text:p>hap_iter_49</text:p>
          </table:table-cell>
          <table:table-cell office:value-type="string" calcext:value-type="string">
            <text:p>hap_iter_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5934959349593" calcext:value-type="float">
            <text:p>0.4459349593</text:p>
          </table:table-cell>
          <table:table-cell office:value-type="float" office:value="0.45609756097561" calcext:value-type="float">
            <text:p>0.456097561</text:p>
          </table:table-cell>
          <table:table-cell office:value-type="float" office:value="0.497154471544715" calcext:value-type="float">
            <text:p>0.4971544715</text:p>
          </table:table-cell>
          <table:table-cell office:value-type="float" office:value="0.521544715447155" calcext:value-type="float">
            <text:p>0.5215447154</text:p>
          </table:table-cell>
          <table:table-cell office:value-type="float" office:value="0.547444831591173" calcext:value-type="float">
            <text:p>0.5474448316</text:p>
          </table:table-cell>
          <table:table-cell office:value-type="float" office:value="0.56451800232288" calcext:value-type="float">
            <text:p>0.5645180023</text:p>
          </table:table-cell>
          <table:table-cell office:value-type="float" office:value="0.594599303135889" calcext:value-type="float">
            <text:p>0.5945993031</text:p>
          </table:table-cell>
          <table:table-cell office:value-type="float" office:value="0.597444831591173" calcext:value-type="float">
            <text:p>0.5974448316</text:p>
          </table:table-cell>
          <table:table-cell office:value-type="float" office:value="0.644367015098722" calcext:value-type="float">
            <text:p>0.6443670151</text:p>
          </table:table-cell>
          <table:table-cell office:value-type="float" office:value="0.656562137049942" calcext:value-type="float">
            <text:p>0.656562137</text:p>
          </table:table-cell>
          <table:table-cell office:value-type="float" office:value="0.669976771196283" calcext:value-type="float">
            <text:p>0.6699767712</text:p>
          </table:table-cell>
          <table:table-cell office:value-type="float" office:value="0.706155632984901" calcext:value-type="float">
            <text:p>0.706155633</text:p>
          </table:table-cell>
          <table:table-cell office:value-type="float" office:value="0.716318234610917" calcext:value-type="float">
            <text:p>0.7163182346</text:p>
          </table:table-cell>
          <table:table-cell office:value-type="float" office:value="0.746486643437863" calcext:value-type="float">
            <text:p>0.7464866434</text:p>
          </table:table-cell>
          <table:table-cell table:number-columns-repeated="37" office:value-type="float" office:value="0.770354239256678" calcext:value-type="float">
            <text:p>0.7703542393</text:p>
          </table:table-cell>
          <table:table-cell office:value-type="float" office:value="0.536585365853659" calcext:value-type="float">
            <text:p>0.5365853659</text:p>
          </table:table-cell>
          <table:table-cell office:value-type="float" office:value="0.585365853658537" calcext:value-type="float">
            <text:p>0.5853658537</text:p>
          </table:table-cell>
          <table:table-cell office:value-type="float" office:value="0.609756097560976" calcext:value-type="float">
            <text:p>0.6097560976</text:p>
          </table:table-cell>
          <table:table-cell office:value-type="float" office:value="0.634146341463415" calcext:value-type="float">
            <text:p>0.6341463415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0.707317073170732" calcext:value-type="float">
            <text:p>0.7073170732</text:p>
          </table:table-cell>
          <table:table-cell office:value-type="float" office:value="0.75609756097561" calcext:value-type="float">
            <text:p>0.756097561</text:p>
          </table:table-cell>
          <table:table-cell office:value-type="float" office:value="0.780487804878049" calcext:value-type="float">
            <text:p>0.7804878049</text:p>
          </table:table-cell>
          <table:table-cell office:value-type="float" office:value="0.804878048780488" calcext:value-type="float">
            <text:p>0.8048780488</text:p>
          </table:table-cell>
          <table:table-cell office:value-type="float" office:value="0.829268292682927" calcext:value-type="float">
            <text:p>0.8292682927</text:p>
          </table:table-cell>
          <table:table-cell office:value-type="float" office:value="0.878048780487805" calcext:value-type="float">
            <text:p>0.8780487805</text:p>
          </table:table-cell>
          <table:table-cell office:value-type="float" office:value="0.902439024390244" calcext:value-type="float">
            <text:p>0.9024390244</text:p>
          </table:table-cell>
          <table:table-cell office:value-type="float" office:value="0.926829268292683" calcext:value-type="float">
            <text:p>0.9268292683</text:p>
          </table:table-cell>
          <table:table-cell office:value-type="float" office:value="0.951219512195122" calcext:value-type="float">
            <text:p>0.9512195122</text:p>
          </table:table-cell>
          <table:table-cell table:number-columns-repeated="37" office:value-type="float" office:value="0.975609756097561" calcext:value-type="float">
            <text:p>0.97560975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952380952381" calcext:value-type="float">
            <text:p>0.5895238095</text:p>
          </table:table-cell>
          <table:table-cell office:value-type="float" office:value="0.596190476190476" calcext:value-type="float">
            <text:p>0.5961904762</text:p>
          </table:table-cell>
          <table:table-cell office:value-type="float" office:value="0.61005291005291" calcext:value-type="float">
            <text:p>0.6100529101</text:p>
          </table:table-cell>
          <table:table-cell office:value-type="float" office:value="0.614656084656085" calcext:value-type="float">
            <text:p>0.6146560847</text:p>
          </table:table-cell>
          <table:table-cell office:value-type="float" office:value="0.630582010582011" calcext:value-type="float">
            <text:p>0.6305820106</text:p>
          </table:table-cell>
          <table:table-cell office:value-type="float" office:value="0.64984126984127" calcext:value-type="float">
            <text:p>0.6498412698</text:p>
          </table:table-cell>
          <table:table-cell office:value-type="float" office:value="0.669259259259259" calcext:value-type="float">
            <text:p>0.6692592593</text:p>
          </table:table-cell>
          <table:table-cell office:value-type="float" office:value="0.694021164021164" calcext:value-type="float">
            <text:p>0.694021164</text:p>
          </table:table-cell>
          <table:table-cell office:value-type="float" office:value="0.715873015873016" calcext:value-type="float">
            <text:p>0.7158730159</text:p>
          </table:table-cell>
          <table:table-cell office:value-type="float" office:value="0.731428571428571" calcext:value-type="float">
            <text:p>0.7314285714</text:p>
          </table:table-cell>
          <table:table-cell office:value-type="float" office:value="0.745079365079365" calcext:value-type="float">
            <text:p>0.7450793651</text:p>
          </table:table-cell>
          <table:table-cell office:value-type="float" office:value="0.776613756613757" calcext:value-type="float">
            <text:p>0.7766137566</text:p>
          </table:table-cell>
          <table:table-cell office:value-type="float" office:value="0.795502645502646" calcext:value-type="float">
            <text:p>0.7955026455</text:p>
          </table:table-cell>
          <table:table-cell office:value-type="float" office:value="0.821216931216931" calcext:value-type="float">
            <text:p>0.8212169312</text:p>
          </table:table-cell>
          <table:table-cell office:value-type="float" office:value="0.837513227513228" calcext:value-type="float">
            <text:p>0.8375132275</text:p>
          </table:table-cell>
          <table:table-cell table:number-columns-repeated="36" office:value-type="float" office:value="0.848624338624339" calcext:value-type="float">
            <text:p>0.8486243386</text:p>
          </table:table-cell>
          <table:table-cell table:number-columns-repeated="3" office:value-type="float" office:value="0.711111111111111" calcext:value-type="float">
            <text:p>0.711111111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822222222222222" calcext:value-type="float">
            <text:p>0.8222222222</text:p>
          </table:table-cell>
          <table:table-cell office:value-type="float" office:value="0.844444444444444" calcext:value-type="float">
            <text:p>0.8444444444</text:p>
          </table:table-cell>
          <table:table-cell office:value-type="float" office:value="0.866666666666667" calcext:value-type="float">
            <text:p>0.8666666667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911111111111111" calcext:value-type="float">
            <text:p>0.9111111111</text:p>
          </table:table-cell>
          <table:table-cell office:value-type="float" office:value="0.933333333333333" calcext:value-type="float">
            <text:p>0.9333333333</text:p>
          </table:table-cell>
          <table:table-cell office:value-type="float" office:value="0.955555555555556" calcext:value-type="float">
            <text:p>0.9555555556</text:p>
          </table:table-cell>
          <table:table-cell office:value-type="float" office:value="0.977777777777778" calcext:value-type="float">
            <text:p>0.9777777778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90966386554622" calcext:value-type="float">
            <text:p>0.5909663866</text:p>
          </table:table-cell>
          <table:table-cell office:value-type="float" office:value="0.615196078431373" calcext:value-type="float">
            <text:p>0.6151960784</text:p>
          </table:table-cell>
          <table:table-cell table:number-columns-repeated="2" office:value-type="float" office:value="0.610294117647059" calcext:value-type="float">
            <text:p>0.6102941176</text:p>
          </table:table-cell>
          <table:table-cell office:value-type="float" office:value="0.626960784313726" calcext:value-type="float">
            <text:p>0.6269607843</text:p>
          </table:table-cell>
          <table:table-cell office:value-type="float" office:value="0.636204481792717" calcext:value-type="float">
            <text:p>0.6362044818</text:p>
          </table:table-cell>
          <table:table-cell office:value-type="float" office:value="0.645658263305322" calcext:value-type="float">
            <text:p>0.6456582633</text:p>
          </table:table-cell>
          <table:table-cell office:value-type="float" office:value="0.683893557422969" calcext:value-type="float">
            <text:p>0.6838935574</text:p>
          </table:table-cell>
          <table:table-cell table:number-columns-repeated="2" office:value-type="float" office:value="0.738445378151261" calcext:value-type="float">
            <text:p>0.7384453782</text:p>
          </table:table-cell>
          <table:table-cell office:value-type="float" office:value="0.771288515406163" calcext:value-type="float">
            <text:p>0.7712885154</text:p>
          </table:table-cell>
          <table:table-cell office:value-type="float" office:value="0.796288515406163" calcext:value-type="float">
            <text:p>0.7962885154</text:p>
          </table:table-cell>
          <table:table-cell table:number-columns-repeated="2" office:value-type="float" office:value="0.824229691876751" calcext:value-type="float">
            <text:p>0.8242296919</text:p>
          </table:table-cell>
          <table:table-cell office:value-type="float" office:value="0.858263305322129" calcext:value-type="float">
            <text:p>0.8582633053</text:p>
          </table:table-cell>
          <table:table-cell table:number-columns-repeated="2" office:value-type="float" office:value="0.860644257703081" calcext:value-type="float">
            <text:p>0.8606442577</text:p>
          </table:table-cell>
          <table:table-cell table:number-columns-repeated="34" office:value-type="float" office:value="0.873389355742297" calcext:value-type="float">
            <text:p>0.8733893557</text:p>
          </table:table-cell>
          <table:table-cell office:value-type="float" office:value="0.647058823529412" calcext:value-type="float">
            <text:p>0.6470588235</text:p>
          </table:table-cell>
          <table:table-cell table:number-columns-repeated="4" office:value-type="float" office:value="0.705882352941176" calcext:value-type="float">
            <text:p>0.7058823529</text:p>
          </table:table-cell>
          <table:table-cell office:value-type="float" office:value="0.735294117647059" calcext:value-type="float">
            <text:p>0.7352941176</text:p>
          </table:table-cell>
          <table:table-cell office:value-type="float" office:value="0.764705882352941" calcext:value-type="float">
            <text:p>0.7647058824</text:p>
          </table:table-cell>
          <table:table-cell table:number-columns-repeated="2" office:value-type="float" office:value="0.794117647058823" calcext:value-type="float">
            <text:p>0.7941176471</text:p>
          </table:table-cell>
          <table:table-cell office:value-type="float" office:value="0.823529411764706" calcext:value-type="float">
            <text:p>0.8235294118</text:p>
          </table:table-cell>
          <table:table-cell office:value-type="float" office:value="0.852941176470588" calcext:value-type="float">
            <text:p>0.8529411765</text:p>
          </table:table-cell>
          <table:table-cell office:value-type="float" office:value="0.882352941176471" calcext:value-type="float">
            <text:p>0.8823529412</text:p>
          </table:table-cell>
          <table:table-cell table:number-columns-repeated="3" office:value-type="float" office:value="0.911764705882353" calcext:value-type="float">
            <text:p>0.9117647059</text:p>
          </table:table-cell>
          <table:table-cell table:number-columns-repeated="2" office:value-type="float" office:value="0.941176470588235" calcext:value-type="float">
            <text:p>0.9411764706</text:p>
          </table:table-cell>
          <table:table-cell table:number-columns-repeated="34" office:value-type="float" office:value="0.970588235294117" calcext:value-type="float">
            <text:p>0.97058823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6517857142857" calcext:value-type="float">
            <text:p>0.4965178571</text:p>
          </table:table-cell>
          <table:table-cell office:value-type="float" office:value="0.50297619047619" calcext:value-type="float">
            <text:p>0.5029761905</text:p>
          </table:table-cell>
          <table:table-cell office:value-type="float" office:value="0.528511904761905" calcext:value-type="float">
            <text:p>0.5285119048</text:p>
          </table:table-cell>
          <table:table-cell office:value-type="float" office:value="0.555714285714286" calcext:value-type="float">
            <text:p>0.5557142857</text:p>
          </table:table-cell>
          <table:table-cell office:value-type="float" office:value="0.591130952380953" calcext:value-type="float">
            <text:p>0.5911309524</text:p>
          </table:table-cell>
          <table:table-cell office:value-type="float" office:value="0.610714285714286" calcext:value-type="float">
            <text:p>0.6107142857</text:p>
          </table:table-cell>
          <table:table-cell office:value-type="float" office:value="0.669464285714286" calcext:value-type="float">
            <text:p>0.6694642857</text:p>
          </table:table-cell>
          <table:table-cell office:value-type="float" office:value="0.677916666666667" calcext:value-type="float">
            <text:p>0.6779166667</text:p>
          </table:table-cell>
          <table:table-cell office:value-type="float" office:value="0.695" calcext:value-type="float">
            <text:p>0.695</text:p>
          </table:table-cell>
          <table:table-cell office:value-type="float" office:value="0.713571428571429" calcext:value-type="float">
            <text:p>0.7135714286</text:p>
          </table:table-cell>
          <table:table-cell office:value-type="float" office:value="0.744821428571429" calcext:value-type="float">
            <text:p>0.7448214286</text:p>
          </table:table-cell>
          <table:table-cell office:value-type="float" office:value="0.756130952380953" calcext:value-type="float">
            <text:p>0.7561309524</text:p>
          </table:table-cell>
          <table:table-cell office:value-type="float" office:value="0.7725" calcext:value-type="float">
            <text:p>0.7725</text:p>
          </table:table-cell>
          <table:table-cell table:number-columns-repeated="2" office:value-type="float" office:value="0.792916666666667" calcext:value-type="float">
            <text:p>0.7929166667</text:p>
          </table:table-cell>
          <table:table-cell table:number-columns-repeated="36" office:value-type="float" office:value="0.822083333333334" calcext:value-type="float">
            <text:p>0.8220833333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675" calcext:value-type="float">
            <text:p>0.675</text:p>
          </table:table-cell>
          <table:table-cell office:value-type="float" office:value="0.725" calcext:value-type="float">
            <text:p>0.725</text:p>
          </table:table-cell>
          <table:table-cell table:number-columns-repeated="2" office:value-type="float" office:value="0.775" calcext:value-type="float">
            <text:p>0.775</text:p>
          </table:table-cell>
          <table:table-cell office:value-type="float" office:value="0.825" calcext:value-type="float">
            <text:p>0.825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925" calcext:value-type="float">
            <text:p>0.925</text:p>
          </table:table-cell>
          <table:table-cell table:number-columns-repeated="2" office:value-type="float" office:value="0.95" calcext:value-type="float">
            <text:p>0.95</text:p>
          </table:table-cell>
          <table:table-cell table:number-columns-repeated="36" office:value-type="float" office:value="0.975" calcext:value-type="float">
            <text:p>0.9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6964285714286" calcext:value-type="float">
            <text:p>0.4569642857</text:p>
          </table:table-cell>
          <table:table-cell office:value-type="float" office:value="0.480714285714286" calcext:value-type="float">
            <text:p>0.4807142857</text:p>
          </table:table-cell>
          <table:table-cell office:value-type="float" office:value="0.487261904761905" calcext:value-type="float">
            <text:p>0.4872619048</text:p>
          </table:table-cell>
          <table:table-cell office:value-type="float" office:value="0.488392857142857" calcext:value-type="float">
            <text:p>0.4883928571</text:p>
          </table:table-cell>
          <table:table-cell office:value-type="float" office:value="0.51125" calcext:value-type="float">
            <text:p>0.51125</text:p>
          </table:table-cell>
          <table:table-cell office:value-type="float" office:value="0.527083333333333" calcext:value-type="float">
            <text:p>0.5270833333</text:p>
          </table:table-cell>
          <table:table-cell office:value-type="float" office:value="0.534047619047619" calcext:value-type="float">
            <text:p>0.534047619</text:p>
          </table:table-cell>
          <table:table-cell office:value-type="float" office:value="0.559047619047619" calcext:value-type="float">
            <text:p>0.559047619</text:p>
          </table:table-cell>
          <table:table-cell office:value-type="float" office:value="0.581845238095238" calcext:value-type="float">
            <text:p>0.5818452381</text:p>
          </table:table-cell>
          <table:table-cell office:value-type="float" office:value="0.594345238095238" calcext:value-type="float">
            <text:p>0.5943452381</text:p>
          </table:table-cell>
          <table:table-cell office:value-type="float" office:value="0.625595238095238" calcext:value-type="float">
            <text:p>0.6255952381</text:p>
          </table:table-cell>
          <table:table-cell table:number-columns-repeated="2" office:value-type="float" office:value="0.635297619047619" calcext:value-type="float">
            <text:p>0.635297619</text:p>
          </table:table-cell>
          <table:table-cell office:value-type="float" office:value="0.661517857142857" calcext:value-type="float">
            <text:p>0.6615178571</text:p>
          </table:table-cell>
          <table:table-cell office:value-type="float" office:value="0.666815476190476" calcext:value-type="float">
            <text:p>0.6668154762</text:p>
          </table:table-cell>
          <table:table-cell office:value-type="float" office:value="0.684077380952381" calcext:value-type="float">
            <text:p>0.684077381</text:p>
          </table:table-cell>
          <table:table-cell office:value-type="float" office:value="0.717946428571429" calcext:value-type="float">
            <text:p>0.7179464286</text:p>
          </table:table-cell>
          <table:table-cell office:value-type="float" office:value="0.739702380952381" calcext:value-type="float">
            <text:p>0.739702381</text:p>
          </table:table-cell>
          <table:table-cell office:value-type="float" office:value="0.746994047619048" calcext:value-type="float">
            <text:p>0.7469940476</text:p>
          </table:table-cell>
          <table:table-cell office:value-type="float" office:value="0.772291666666667" calcext:value-type="float">
            <text:p>0.7722916667</text:p>
          </table:table-cell>
          <table:table-cell office:value-type="float" office:value="0.779196428571429" calcext:value-type="float">
            <text:p>0.7791964286</text:p>
          </table:table-cell>
          <table:table-cell office:value-type="float" office:value="0.787708333333333" calcext:value-type="float">
            <text:p>0.7877083333</text:p>
          </table:table-cell>
          <table:table-cell table:number-columns-repeated="29" office:value-type="float" office:value="0.818125" calcext:value-type="float">
            <text:p>0.818125</text:p>
          </table:table-cell>
          <table:table-cell office:value-type="float" office:value="0.475" calcext:value-type="float">
            <text:p>0.475</text:p>
          </table:table-cell>
          <table:table-cell office:value-type="float" office:value="0.5" calcext:value-type="float">
            <text:p>0.5</text:p>
          </table:table-cell>
          <table:table-cell office:value-type="float" office:value="0.575" calcext:value-type="float">
            <text:p>0.5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675" calcext:value-type="float">
            <text:p>0.675</text:p>
          </table:table-cell>
          <table:table-cell office:value-type="float" office:value="0.725" calcext:value-type="float">
            <text:p>0.72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775" calcext:value-type="float">
            <text:p>0.775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825" calcext:value-type="float">
            <text:p>0.825</text:p>
          </table:table-cell>
          <table:table-cell office:value-type="float" office:value="0.85" calcext:value-type="float">
            <text:p>0.85</text:p>
          </table:table-cell>
          <table:table-cell office:value-type="float" office:value="0.875" calcext:value-type="float">
            <text:p>0.875</text:p>
          </table:table-cell>
          <table:table-cell office:value-type="float" office:value="0.9" calcext:value-type="float">
            <text:p>0.9</text:p>
          </table:table-cell>
          <table:table-cell office:value-type="float" office:value="0.925" calcext:value-type="float">
            <text:p>0.925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925" calcext:value-type="float">
            <text:p>0.925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75" calcext:value-type="float">
            <text:p>0.975</text:p>
          </table:table-cell>
          <table:table-cell table:number-columns-repeated="29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88556851311953" calcext:value-type="float">
            <text:p>0.4885568513</text:p>
          </table:table-cell>
          <table:table-cell office:value-type="float" office:value="0.490986394557823" calcext:value-type="float">
            <text:p>0.4909863946</text:p>
          </table:table-cell>
          <table:table-cell office:value-type="float" office:value="0.493270165208941" calcext:value-type="float">
            <text:p>0.4932701652</text:p>
          </table:table-cell>
          <table:table-cell office:value-type="float" office:value="0.510058309037901" calcext:value-type="float">
            <text:p>0.510058309</text:p>
          </table:table-cell>
          <table:table-cell office:value-type="float" office:value="0.515524781341108" calcext:value-type="float">
            <text:p>0.5155247813</text:p>
          </table:table-cell>
          <table:table-cell office:value-type="float" office:value="0.533357628765792" calcext:value-type="float">
            <text:p>0.5333576288</text:p>
          </table:table-cell>
          <table:table-cell table:number-columns-repeated="2" office:value-type="float" office:value="0.559013605442177" calcext:value-type="float">
            <text:p>0.5590136054</text:p>
          </table:table-cell>
          <table:table-cell office:value-type="float" office:value="0.565184645286686" calcext:value-type="float">
            <text:p>0.5651846453</text:p>
          </table:table-cell>
          <table:table-cell table:number-columns-repeated="3" office:value-type="float" office:value="0.573858114674441" calcext:value-type="float">
            <text:p>0.5738581147</text:p>
          </table:table-cell>
          <table:table-cell table:number-columns-repeated="3" office:value-type="float" office:value="0.586686103012634" calcext:value-type="float">
            <text:p>0.586686103</text:p>
          </table:table-cell>
          <table:table-cell office:value-type="float" office:value="0.605490767735666" calcext:value-type="float">
            <text:p>0.6054907677</text:p>
          </table:table-cell>
          <table:table-cell office:value-type="float" office:value="0.623663751214772" calcext:value-type="float">
            <text:p>0.6236637512</text:p>
          </table:table-cell>
          <table:table-cell office:value-type="float" office:value="0.622546161321672" calcext:value-type="float">
            <text:p>0.6225461613</text:p>
          </table:table-cell>
          <table:table-cell office:value-type="float" office:value="0.628765792031098" calcext:value-type="float">
            <text:p>0.628765792</text:p>
          </table:table-cell>
          <table:table-cell office:value-type="float" office:value="0.645942662779398" calcext:value-type="float">
            <text:p>0.6459426628</text:p>
          </table:table-cell>
          <table:table-cell office:value-type="float" office:value="0.668051506316813" calcext:value-type="float">
            <text:p>0.6680515063</text:p>
          </table:table-cell>
          <table:table-cell office:value-type="float" office:value="0.686467444120505" calcext:value-type="float">
            <text:p>0.6864674441</text:p>
          </table:table-cell>
          <table:table-cell table:number-columns-repeated="2" office:value-type="float" office:value="0.694630709426628" calcext:value-type="float">
            <text:p>0.6946307094</text:p>
          </table:table-cell>
          <table:table-cell office:value-type="float" office:value="0.703255587949466" calcext:value-type="float">
            <text:p>0.7032555879</text:p>
          </table:table-cell>
          <table:table-cell office:value-type="float" office:value="0.707337220602527" calcext:value-type="float">
            <text:p>0.7073372206</text:p>
          </table:table-cell>
          <table:table-cell office:value-type="float" office:value="0.714067055393586" calcext:value-type="float">
            <text:p>0.7140670554</text:p>
          </table:table-cell>
          <table:table-cell table:number-columns-repeated="4" office:value-type="float" office:value="0.730442176870748" calcext:value-type="float">
            <text:p>0.7304421769</text:p>
          </table:table-cell>
          <table:table-cell office:value-type="float" office:value="0.741326530612245" calcext:value-type="float">
            <text:p>0.7413265306</text:p>
          </table:table-cell>
          <table:table-cell table:number-columns-repeated="2" office:value-type="float" office:value="0.752186588921283" calcext:value-type="float">
            <text:p>0.7521865889</text:p>
          </table:table-cell>
          <table:table-cell table:number-columns-repeated="17" office:value-type="float" office:value="0.765792031098154" calcext:value-type="float">
            <text:p>0.7657920311</text:p>
          </table:table-cell>
          <table:table-cell office:value-type="float" office:value="0.510204081632653" calcext:value-type="float">
            <text:p>0.5102040816</text:p>
          </table:table-cell>
          <table:table-cell office:value-type="float" office:value="0.530612244897959" calcext:value-type="float">
            <text:p>0.5306122449</text:p>
          </table:table-cell>
          <table:table-cell office:value-type="float" office:value="0.551020408163265" calcext:value-type="float">
            <text:p>0.5510204082</text:p>
          </table:table-cell>
          <table:table-cell table:number-columns-repeated="2" office:value-type="float" office:value="0.571428571428571" calcext:value-type="float">
            <text:p>0.5714285714</text:p>
          </table:table-cell>
          <table:table-cell office:value-type="float" office:value="0.612244897959184" calcext:value-type="float">
            <text:p>0.612244898</text:p>
          </table:table-cell>
          <table:table-cell table:number-columns-repeated="2" office:value-type="float" office:value="0.653061224489796" calcext:value-type="float">
            <text:p>0.6530612245</text:p>
          </table:table-cell>
          <table:table-cell office:value-type="float" office:value="0.673469387755102" calcext:value-type="float">
            <text:p>0.6734693878</text:p>
          </table:table-cell>
          <table:table-cell table:number-columns-repeated="3" office:value-type="float" office:value="0.714285714285714" calcext:value-type="float">
            <text:p>0.7142857143</text:p>
          </table:table-cell>
          <table:table-cell table:number-columns-repeated="4" office:value-type="float" office:value="0.73469387755102" calcext:value-type="float">
            <text:p>0.7346938776</text:p>
          </table:table-cell>
          <table:table-cell office:value-type="float" office:value="0.775510204081633" calcext:value-type="float">
            <text:p>0.7755102041</text:p>
          </table:table-cell>
          <table:table-cell office:value-type="float" office:value="0.755102040816326" calcext:value-type="float">
            <text:p>0.7551020408</text:p>
          </table:table-cell>
          <table:table-cell table:number-columns-repeated="2" office:value-type="float" office:value="0.775510204081633" calcext:value-type="float">
            <text:p>0.775510204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0.816326530612245" calcext:value-type="float">
            <text:p>0.8163265306</text:p>
          </table:table-cell>
          <table:table-cell table:number-columns-repeated="2" office:value-type="float" office:value="0.836734693877551" calcext:value-type="float">
            <text:p>0.8367346939</text:p>
          </table:table-cell>
          <table:table-cell table:number-columns-repeated="3" office:value-type="float" office:value="0.857142857142857" calcext:value-type="float">
            <text:p>0.8571428571</text:p>
          </table:table-cell>
          <table:table-cell table:number-columns-repeated="7" office:value-type="float" office:value="0.877551020408163" calcext:value-type="float">
            <text:p>0.8775510204</text:p>
          </table:table-cell>
          <table:table-cell table:number-columns-repeated="17" office:value-type="float" office:value="0.897959183673469" calcext:value-type="float">
            <text:p>0.89795918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78458049886621" calcext:value-type="float">
            <text:p>0.4784580499</text:p>
          </table:table-cell>
          <table:table-cell office:value-type="float" office:value="0.492573696145125" calcext:value-type="float">
            <text:p>0.4925736961</text:p>
          </table:table-cell>
          <table:table-cell office:value-type="float" office:value="0.524971655328798" calcext:value-type="float">
            <text:p>0.5249716553</text:p>
          </table:table-cell>
          <table:table-cell office:value-type="float" office:value="0.535742630385487" calcext:value-type="float">
            <text:p>0.5357426304</text:p>
          </table:table-cell>
          <table:table-cell office:value-type="float" office:value="0.557738095238095" calcext:value-type="float">
            <text:p>0.5577380952</text:p>
          </table:table-cell>
          <table:table-cell office:value-type="float" office:value="0.58562925170068" calcext:value-type="float">
            <text:p>0.5856292517</text:p>
          </table:table-cell>
          <table:table-cell office:value-type="float" office:value="0.607199546485261" calcext:value-type="float">
            <text:p>0.6071995465</text:p>
          </table:table-cell>
          <table:table-cell office:value-type="float" office:value="0.625113378684807" calcext:value-type="float">
            <text:p>0.6251133787</text:p>
          </table:table-cell>
          <table:table-cell office:value-type="float" office:value="0.641298185941043" calcext:value-type="float">
            <text:p>0.6412981859</text:p>
          </table:table-cell>
          <table:table-cell office:value-type="float" office:value="0.670039682539683" calcext:value-type="float">
            <text:p>0.6700396825</text:p>
          </table:table-cell>
          <table:table-cell office:value-type="float" office:value="0.674801587301588" calcext:value-type="float">
            <text:p>0.6748015873</text:p>
          </table:table-cell>
          <table:table-cell office:value-type="float" office:value="0.722930839002268" calcext:value-type="float">
            <text:p>0.722930839</text:p>
          </table:table-cell>
          <table:table-cell table:number-columns-repeated="39" office:value-type="float" office:value="0.734892290249433" calcext:value-type="float">
            <text:p>0.7348922902</text:p>
          </table:table-cell>
          <table:table-cell office:value-type="float" office:value="0.595238095238095" calcext:value-type="float">
            <text:p>0.5952380952</text:p>
          </table:table-cell>
          <table:table-cell office:value-type="float" office:value="0.619047619047619" calcext:value-type="float">
            <text:p>0.619047619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69047619047619" calcext:value-type="float">
            <text:p>0.6904761905</text:p>
          </table:table-cell>
          <table:table-cell office:value-type="float" office:value="0.714285714285714" calcext:value-type="float">
            <text:p>0.7142857143</text:p>
          </table:table-cell>
          <table:table-cell office:value-type="float" office:value="0.738095238095238" calcext:value-type="float">
            <text:p>0.7380952381</text:p>
          </table:table-cell>
          <table:table-cell office:value-type="float" office:value="0.785714285714286" calcext:value-type="float">
            <text:p>0.7857142857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0.904761904761905" calcext:value-type="float">
            <text:p>0.9047619048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0.976190476190476" calcext:value-type="float">
            <text:p>0.9761904762</text:p>
          </table:table-cell>
          <table:table-cell table:number-columns-repeated="39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.792124542124542" calcext:value-type="float">
            <text:p>0.7921245421</text:p>
          </table:table-cell>
          <table:table-cell office:value-type="float" office:value="0.791269841269841" calcext:value-type="float">
            <text:p>0.7912698413</text:p>
          </table:table-cell>
          <table:table-cell office:value-type="float" office:value="0.816239316239316" calcext:value-type="float">
            <text:p>0.8162393162</text:p>
          </table:table-cell>
          <table:table-cell office:value-type="float" office:value="0.853418803418804" calcext:value-type="float">
            <text:p>0.8534188034</text:p>
          </table:table-cell>
          <table:table-cell table:number-columns-repeated="46" office:value-type="float" office:value="0.856410256410256" calcext:value-type="float">
            <text:p>0.8564102564</text:p>
          </table:table-cell>
          <table:table-cell office:value-type="float" office:value="0.846153846153846" calcext:value-type="float">
            <text:p>0.8461538462</text:p>
          </table:table-cell>
          <table:table-cell table:number-columns-repeated="2" office:value-type="float" office:value="0.897435897435897" calcext:value-type="float">
            <text:p>0.8974358974</text:p>
          </table:table-cell>
          <table:table-cell office:value-type="float" office:value="0.948717948717949" calcext:value-type="float">
            <text:p>0.9487179487</text:p>
          </table:table-cell>
          <table:table-cell office:value-type="float" office:value="0.974358974358974" calcext:value-type="float">
            <text:p>0.9743589744</text:p>
          </table:table-cell>
          <table:table-cell table:number-columns-repeated="46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49561403508772" calcext:value-type="float">
            <text:p>0.4495614035</text:p>
          </table:table-cell>
          <table:table-cell office:value-type="float" office:value="0.465350877192983" calcext:value-type="float">
            <text:p>0.4653508772</text:p>
          </table:table-cell>
          <table:table-cell office:value-type="float" office:value="0.482456140350877" calcext:value-type="float">
            <text:p>0.4824561404</text:p>
          </table:table-cell>
          <table:table-cell office:value-type="float" office:value="0.501754385964912" calcext:value-type="float">
            <text:p>0.501754386</text:p>
          </table:table-cell>
          <table:table-cell office:value-type="float" office:value="0.514912280701754" calcext:value-type="float">
            <text:p>0.5149122807</text:p>
          </table:table-cell>
          <table:table-cell office:value-type="float" office:value="0.53984962406015" calcext:value-type="float">
            <text:p>0.5398496241</text:p>
          </table:table-cell>
          <table:table-cell table:number-columns-repeated="2" office:value-type="float" office:value="0.55" calcext:value-type="float">
            <text:p>0.55</text:p>
          </table:table-cell>
          <table:table-cell table:number-columns-repeated="3" office:value-type="float" office:value="0.599122807017544" calcext:value-type="float">
            <text:p>0.599122807</text:p>
          </table:table-cell>
          <table:table-cell office:value-type="float" office:value="0.618984962406015" calcext:value-type="float">
            <text:p>0.6189849624</text:p>
          </table:table-cell>
          <table:table-cell office:value-type="float" office:value="0.629887218045113" calcext:value-type="float">
            <text:p>0.629887218</text:p>
          </table:table-cell>
          <table:table-cell table:number-columns-repeated="3" office:value-type="float" office:value="0.637531328320802" calcext:value-type="float">
            <text:p>0.6375313283</text:p>
          </table:table-cell>
          <table:table-cell table:number-columns-repeated="35" office:value-type="float" office:value="0.646428571428571" calcext:value-type="float">
            <text:p>0.6464285714</text:p>
          </table:table-cell>
          <table:table-cell office:value-type="float" office:value="0.5" calcext:value-type="float">
            <text:p>0.5</text:p>
          </table:table-cell>
          <table:table-cell office:value-type="float" office:value="0.526315789473684" calcext:value-type="float">
            <text:p>0.5263157895</text:p>
          </table:table-cell>
          <table:table-cell office:value-type="float" office:value="0.578947368421053" calcext:value-type="float">
            <text:p>0.5789473684</text:p>
          </table:table-cell>
          <table:table-cell office:value-type="float" office:value="0.631578947368421" calcext:value-type="float">
            <text:p>0.6315789474</text:p>
          </table:table-cell>
          <table:table-cell office:value-type="float" office:value="0.68421052631579" calcext:value-type="float">
            <text:p>0.6842105263</text:p>
          </table:table-cell>
          <table:table-cell office:value-type="float" office:value="0.736842105263158" calcext:value-type="float">
            <text:p>0.7368421053</text:p>
          </table:table-cell>
          <table:table-cell table:number-columns-repeated="5" office:value-type="float" office:value="0.763157894736842" calcext:value-type="float">
            <text:p>0.7631578947</text:p>
          </table:table-cell>
          <table:table-cell office:value-type="float" office:value="0.789473684210526" calcext:value-type="float">
            <text:p>0.7894736842</text:p>
          </table:table-cell>
          <table:table-cell office:value-type="float" office:value="0.81578947368421" calcext:value-type="float">
            <text:p>0.8157894737</text:p>
          </table:table-cell>
          <table:table-cell table:number-columns-repeated="3" office:value-type="float" office:value="0.842105263157895" calcext:value-type="float">
            <text:p>0.8421052632</text:p>
          </table:table-cell>
          <table:table-cell table:number-columns-repeated="35" office:value-type="float" office:value="0.868421052631579" calcext:value-type="float">
            <text:p>0.86842105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77405247813411" calcext:value-type="float">
            <text:p>0.5774052478</text:p>
          </table:table-cell>
          <table:table-cell office:value-type="float" office:value="0.580393586005831" calcext:value-type="float">
            <text:p>0.580393586</text:p>
          </table:table-cell>
          <table:table-cell office:value-type="float" office:value="0.613386783284743" calcext:value-type="float">
            <text:p>0.6133867833</text:p>
          </table:table-cell>
          <table:table-cell office:value-type="float" office:value="0.624951409135083" calcext:value-type="float">
            <text:p>0.6249514091</text:p>
          </table:table-cell>
          <table:table-cell office:value-type="float" office:value="0.6294703595724" calcext:value-type="float">
            <text:p>0.6294703596</text:p>
          </table:table-cell>
          <table:table-cell office:value-type="float" office:value="0.632167152575316" calcext:value-type="float">
            <text:p>0.6321671526</text:p>
          </table:table-cell>
          <table:table-cell table:number-columns-repeated="2" office:value-type="float" office:value="0.650996112730807" calcext:value-type="float">
            <text:p>0.6509961127</text:p>
          </table:table-cell>
          <table:table-cell table:number-columns-repeated="2" office:value-type="float" office:value="0.673250728862974" calcext:value-type="float">
            <text:p>0.6732507289</text:p>
          </table:table-cell>
          <table:table-cell table:number-columns-repeated="2" office:value-type="float" office:value="0.707847424684159" calcext:value-type="float">
            <text:p>0.7078474247</text:p>
          </table:table-cell>
          <table:table-cell table:number-columns-repeated="4" office:value-type="float" office:value="0.72575315840622" calcext:value-type="float">
            <text:p>0.7257531584</text:p>
          </table:table-cell>
          <table:table-cell office:value-type="float" office:value="0.736904761904762" calcext:value-type="float">
            <text:p>0.7369047619</text:p>
          </table:table-cell>
          <table:table-cell office:value-type="float" office:value="0.752453838678328" calcext:value-type="float">
            <text:p>0.7524538387</text:p>
          </table:table-cell>
          <table:table-cell table:number-columns-repeated="33" office:value-type="float" office:value="0.762001943634597" calcext:value-type="float">
            <text:p>0.7620019436</text:p>
          </table:table-cell>
          <table:table-cell office:value-type="float" office:value="0.693877551020408" calcext:value-type="float">
            <text:p>0.693877551</text:p>
          </table:table-cell>
          <table:table-cell table:number-columns-repeated="2" office:value-type="float" office:value="0.653061224489796" calcext:value-type="float">
            <text:p>0.6530612245</text:p>
          </table:table-cell>
          <table:table-cell office:value-type="float" office:value="0.714285714285714" calcext:value-type="float">
            <text:p>0.7142857143</text:p>
          </table:table-cell>
          <table:table-cell office:value-type="float" office:value="0.73469387755102" calcext:value-type="float">
            <text:p>0.7346938776</text:p>
          </table:table-cell>
          <table:table-cell office:value-type="float" office:value="0.775510204081633" calcext:value-type="float">
            <text:p>0.7755102041</text:p>
          </table:table-cell>
          <table:table-cell table:number-columns-repeated="2" office:value-type="float" office:value="0.816326530612245" calcext:value-type="float">
            <text:p>0.8163265306</text:p>
          </table:table-cell>
          <table:table-cell table:number-columns-repeated="2" office:value-type="float" office:value="0.795918367346939" calcext:value-type="float">
            <text:p>0.7959183673</text:p>
          </table:table-cell>
          <table:table-cell table:number-columns-repeated="2" office:value-type="float" office:value="0.836734693877551" calcext:value-type="float">
            <text:p>0.8367346939</text:p>
          </table:table-cell>
          <table:table-cell table:number-columns-repeated="4" office:value-type="float" office:value="0.816326530612245" calcext:value-type="float">
            <text:p>0.8163265306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0.857142857142857" calcext:value-type="float">
            <text:p>0.8571428571</text:p>
          </table:table-cell>
          <table:table-cell table:number-columns-repeated="33" office:value-type="float" office:value="0.877551020408163" calcext:value-type="float">
            <text:p>0.87755102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60739087301587" calcext:value-type="float">
            <text:p>0.5607390873</text:p>
          </table:table-cell>
          <table:table-cell office:value-type="float" office:value="0.583258928571429" calcext:value-type="float">
            <text:p>0.5832589286</text:p>
          </table:table-cell>
          <table:table-cell office:value-type="float" office:value="0.609275793650794" calcext:value-type="float">
            <text:p>0.6092757937</text:p>
          </table:table-cell>
          <table:table-cell office:value-type="float" office:value="0.622296626984127" calcext:value-type="float">
            <text:p>0.622296627</text:p>
          </table:table-cell>
          <table:table-cell office:value-type="float" office:value="0.613268849206349" calcext:value-type="float">
            <text:p>0.6132688492</text:p>
          </table:table-cell>
          <table:table-cell office:value-type="float" office:value="0.618105158730159" calcext:value-type="float">
            <text:p>0.6181051587</text:p>
          </table:table-cell>
          <table:table-cell office:value-type="float" office:value="0.63640873015873" calcext:value-type="float">
            <text:p>0.6364087302</text:p>
          </table:table-cell>
          <table:table-cell office:value-type="float" office:value="0.652728174603175" calcext:value-type="float">
            <text:p>0.6527281746</text:p>
          </table:table-cell>
          <table:table-cell office:value-type="float" office:value="0.674206349206349" calcext:value-type="float">
            <text:p>0.6742063492</text:p>
          </table:table-cell>
          <table:table-cell office:value-type="float" office:value="0.681547619047619" calcext:value-type="float">
            <text:p>0.681547619</text:p>
          </table:table-cell>
          <table:table-cell office:value-type="float" office:value="0.709375" calcext:value-type="float">
            <text:p>0.709375</text:p>
          </table:table-cell>
          <table:table-cell office:value-type="float" office:value="0.736111111111111" calcext:value-type="float">
            <text:p>0.7361111111</text:p>
          </table:table-cell>
          <table:table-cell office:value-type="float" office:value="0.753621031746032" calcext:value-type="float">
            <text:p>0.7536210317</text:p>
          </table:table-cell>
          <table:table-cell office:value-type="float" office:value="0.776984126984127" calcext:value-type="float">
            <text:p>0.776984127</text:p>
          </table:table-cell>
          <table:table-cell table:number-columns-repeated="3" office:value-type="float" office:value="0.786582341269841" calcext:value-type="float">
            <text:p>0.7865823413</text:p>
          </table:table-cell>
          <table:table-cell table:number-columns-repeated="3" office:value-type="float" office:value="0.803224206349206" calcext:value-type="float">
            <text:p>0.8032242063</text:p>
          </table:table-cell>
          <table:table-cell table:number-columns-repeated="31" office:value-type="float" office:value="0.817881944444445" calcext:value-type="float">
            <text:p>0.8178819444</text:p>
          </table:table-cell>
          <table:table-cell office:value-type="float" office:value="0.625" calcext:value-type="float">
            <text:p>0.62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08333333333333" calcext:value-type="float">
            <text:p>0.7083333333</text:p>
          </table:table-cell>
          <table:table-cell table:number-columns-repeated="2" office:value-type="float" office:value="0.729166666666667" calcext:value-type="float">
            <text:p>0.7291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770833333333333" calcext:value-type="float">
            <text:p>0.7708333333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854166666666667" calcext:value-type="float">
            <text:p>0.854166666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95833333333333" calcext:value-type="float">
            <text:p>0.8958333333</text:p>
          </table:table-cell>
          <table:table-cell office:value-type="float" office:value="0.916666666666667" calcext:value-type="float">
            <text:p>0.9166666667</text:p>
          </table:table-cell>
          <table:table-cell table:number-columns-repeated="6" office:value-type="float" office:value="0.9375" calcext:value-type="float">
            <text:p>0.9375</text:p>
          </table:table-cell>
          <table:table-cell table:number-columns-repeated="31" office:value-type="float" office:value="0.958333333333333" calcext:value-type="float">
            <text:p>0.958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18042328042328" calcext:value-type="float">
            <text:p>0.518042328</text:p>
          </table:table-cell>
          <table:table-cell table:number-columns-repeated="5" office:value-type="float" office:value="0.508888888888889" calcext:value-type="float">
            <text:p>0.5088888889</text:p>
          </table:table-cell>
          <table:table-cell office:value-type="float" office:value="0.519259259259259" calcext:value-type="float">
            <text:p>0.5192592593</text:p>
          </table:table-cell>
          <table:table-cell office:value-type="float" office:value="0.530899470899471" calcext:value-type="float">
            <text:p>0.5308994709</text:p>
          </table:table-cell>
          <table:table-cell office:value-type="float" office:value="0.565767195767196" calcext:value-type="float">
            <text:p>0.5657671958</text:p>
          </table:table-cell>
          <table:table-cell office:value-type="float" office:value="0.577539682539683" calcext:value-type="float">
            <text:p>0.5775396825</text:p>
          </table:table-cell>
          <table:table-cell office:value-type="float" office:value="0.592354497354498" calcext:value-type="float">
            <text:p>0.5923544974</text:p>
          </table:table-cell>
          <table:table-cell office:value-type="float" office:value="0.609021164021164" calcext:value-type="float">
            <text:p>0.609021164</text:p>
          </table:table-cell>
          <table:table-cell office:value-type="float" office:value="0.618253968253968" calcext:value-type="float">
            <text:p>0.6182539683</text:p>
          </table:table-cell>
          <table:table-cell office:value-type="float" office:value="0.631587301587302" calcext:value-type="float">
            <text:p>0.6315873016</text:p>
          </table:table-cell>
          <table:table-cell office:value-type="float" office:value="0.660846560846561" calcext:value-type="float">
            <text:p>0.6608465608</text:p>
          </table:table-cell>
          <table:table-cell office:value-type="float" office:value="0.685502645502646" calcext:value-type="float">
            <text:p>0.6855026455</text:p>
          </table:table-cell>
          <table:table-cell office:value-type="float" office:value="0.691190476190476" calcext:value-type="float">
            <text:p>0.6911904762</text:p>
          </table:table-cell>
          <table:table-cell office:value-type="float" office:value="0.702328042328043" calcext:value-type="float">
            <text:p>0.7023280423</text:p>
          </table:table-cell>
          <table:table-cell table:number-columns-repeated="2" office:value-type="float" office:value="0.724656084656085" calcext:value-type="float">
            <text:p>0.7246560847</text:p>
          </table:table-cell>
          <table:table-cell table:number-columns-repeated="3" office:value-type="float" office:value="0.747724867724868" calcext:value-type="float">
            <text:p>0.7477248677</text:p>
          </table:table-cell>
          <table:table-cell office:value-type="float" office:value="0.748783068783069" calcext:value-type="float">
            <text:p>0.7487830688</text:p>
          </table:table-cell>
          <table:table-cell table:number-columns-repeated="27" office:value-type="float" office:value="0.755899470899471" calcext:value-type="float">
            <text:p>0.7558994709</text:p>
          </table:table-cell>
          <table:table-cell office:value-type="float" office:value="0.511111111111111" calcext:value-type="float">
            <text:p>0.5111111111</text:p>
          </table:table-cell>
          <table:table-cell table:number-columns-repeated="5" office:value-type="float" office:value="0.555555555555556" calcext:value-type="float">
            <text:p>0.5555555556</text:p>
          </table:table-cell>
          <table:table-cell office:value-type="float" office:value="0.6" calcext:value-type="float">
            <text:p>0.6</text:p>
          </table:table-cell>
          <table:table-cell office:value-type="float" office:value="0.622222222222222" calcext:value-type="float">
            <text:p>0.6222222222</text:p>
          </table:table-cell>
          <table:table-cell office:value-type="float" office:value="0.644444444444444" calcext:value-type="float">
            <text:p>0.6444444444</text:p>
          </table:table-cell>
          <table:table-cell office:value-type="float" office:value="0.688888888888889" calcext:value-type="float">
            <text:p>0.6888888889</text:p>
          </table:table-cell>
          <table:table-cell office:value-type="float" office:value="0.711111111111111" calcext:value-type="float">
            <text:p>0.7111111111</text:p>
          </table:table-cell>
          <table:table-cell table:number-columns-repeated="3" office:value-type="float" office:value="0.733333333333333" calcext:value-type="float">
            <text:p>0.7333333333</text:p>
          </table:table-cell>
          <table:table-cell office:value-type="float" office:value="0.777777777777778" calcext:value-type="float">
            <text:p>0.7777777778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office:value-type="float" office:value="0.866666666666667" calcext:value-type="float">
            <text:p>0.8666666667</text:p>
          </table:table-cell>
          <table:table-cell table:number-columns-repeated="3" office:value-type="float" office:value="0.888888888888889" calcext:value-type="float">
            <text:p>0.8888888889</text:p>
          </table:table-cell>
          <table:table-cell office:value-type="float" office:value="0.911111111111111" calcext:value-type="float">
            <text:p>0.9111111111</text:p>
          </table:table-cell>
          <table:table-cell table:number-columns-repeated="27" office:value-type="float" office:value="0.933333333333333" calcext:value-type="float">
            <text:p>0.933333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3544973544974" calcext:value-type="float">
            <text:p>0.4535449735</text:p>
          </table:table-cell>
          <table:table-cell table:number-columns-repeated="2" office:value-type="float" office:value="0.461640211640212" calcext:value-type="float">
            <text:p>0.4616402116</text:p>
          </table:table-cell>
          <table:table-cell office:value-type="float" office:value="0.479259259259259" calcext:value-type="float">
            <text:p>0.4792592593</text:p>
          </table:table-cell>
          <table:table-cell office:value-type="float" office:value="0.478518518518519" calcext:value-type="float">
            <text:p>0.4785185185</text:p>
          </table:table-cell>
          <table:table-cell office:value-type="float" office:value="0.486111111111111" calcext:value-type="float">
            <text:p>0.4861111111</text:p>
          </table:table-cell>
          <table:table-cell office:value-type="float" office:value="0.497222222222222" calcext:value-type="float">
            <text:p>0.4972222222</text:p>
          </table:table-cell>
          <table:table-cell office:value-type="float" office:value="0.502936507936508" calcext:value-type="float">
            <text:p>0.5029365079</text:p>
          </table:table-cell>
          <table:table-cell office:value-type="float" office:value="0.519497354497355" calcext:value-type="float">
            <text:p>0.5194973545</text:p>
          </table:table-cell>
          <table:table-cell office:value-type="float" office:value="0.536137566137566" calcext:value-type="float">
            <text:p>0.5361375661</text:p>
          </table:table-cell>
          <table:table-cell table:number-columns-repeated="2" office:value-type="float" office:value="0.566851851851852" calcext:value-type="float">
            <text:p>0.5668518519</text:p>
          </table:table-cell>
          <table:table-cell office:value-type="float" office:value="0.587619047619048" calcext:value-type="float">
            <text:p>0.5876190476</text:p>
          </table:table-cell>
          <table:table-cell office:value-type="float" office:value="0.638597883597884" calcext:value-type="float">
            <text:p>0.6385978836</text:p>
          </table:table-cell>
          <table:table-cell office:value-type="float" office:value="0.678915343915344" calcext:value-type="float">
            <text:p>0.6789153439</text:p>
          </table:table-cell>
          <table:table-cell office:value-type="float" office:value="0.70936507936508" calcext:value-type="float">
            <text:p>0.7093650794</text:p>
          </table:table-cell>
          <table:table-cell office:value-type="float" office:value="0.716507936507937" calcext:value-type="float">
            <text:p>0.7165079365</text:p>
          </table:table-cell>
          <table:table-cell office:value-type="float" office:value="0.723756613756614" calcext:value-type="float">
            <text:p>0.7237566138</text:p>
          </table:table-cell>
          <table:table-cell office:value-type="float" office:value="0.747830687830688" calcext:value-type="float">
            <text:p>0.7478306878</text:p>
          </table:table-cell>
          <table:table-cell office:value-type="float" office:value="0.771349206349206" calcext:value-type="float">
            <text:p>0.7713492063</text:p>
          </table:table-cell>
          <table:table-cell office:value-type="float" office:value="0.776322751322751" calcext:value-type="float">
            <text:p>0.7763227513</text:p>
          </table:table-cell>
          <table:table-cell table:number-columns-repeated="2" office:value-type="float" office:value="0.788862433862434" calcext:value-type="float">
            <text:p>0.7888624339</text:p>
          </table:table-cell>
          <table:table-cell table:number-columns-repeated="2" office:value-type="float" office:value="0.791798941798942" calcext:value-type="float">
            <text:p>0.7917989418</text:p>
          </table:table-cell>
          <table:table-cell table:number-columns-repeated="26" office:value-type="float" office:value="0.808465608465608" calcext:value-type="float">
            <text:p>0.8084656085</text:p>
          </table:table-cell>
          <table:table-cell office:value-type="float" office:value="0.466666666666667" calcext:value-type="float">
            <text:p>0.4666666667</text:p>
          </table:table-cell>
          <table:table-cell table:number-columns-repeated="3" office:value-type="float" office:value="0.511111111111111" calcext:value-type="float">
            <text:p>0.5111111111</text:p>
          </table:table-cell>
          <table:table-cell office:value-type="float" office:value="0.555555555555556" calcext:value-type="float">
            <text:p>0.5555555556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622222222222222" calcext:value-type="float">
            <text:p>0.6222222222</text:p>
          </table:table-cell>
          <table:table-cell office:value-type="float" office:value="0.644444444444444" calcext:value-type="float">
            <text:p>0.6444444444</text:p>
          </table:table-cell>
          <table:table-cell office:value-type="float" office:value="0.711111111111111" calcext:value-type="float">
            <text:p>0.7111111111</text:p>
          </table:table-cell>
          <table:table-cell table:number-columns-repeated="2" office:value-type="float" office:value="0.733333333333333" calcext:value-type="float">
            <text:p>0.7333333333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822222222222222" calcext:value-type="float">
            <text:p>0.8222222222</text:p>
          </table:table-cell>
          <table:table-cell office:value-type="float" office:value="0.844444444444444" calcext:value-type="float">
            <text:p>0.8444444444</text:p>
          </table:table-cell>
          <table:table-cell office:value-type="float" office:value="0.866666666666667" calcext:value-type="float">
            <text:p>0.8666666667</text:p>
          </table:table-cell>
          <table:table-cell office:value-type="float" office:value="0.888888888888889" calcext:value-type="float">
            <text:p>0.8888888889</text:p>
          </table:table-cell>
          <table:table-cell table:number-columns-repeated="2" office:value-type="float" office:value="0.911111111111111" calcext:value-type="float">
            <text:p>0.9111111111</text:p>
          </table:table-cell>
          <table:table-cell table:number-columns-repeated="2" office:value-type="float" office:value="0.933333333333333" calcext:value-type="float">
            <text:p>0.9333333333</text:p>
          </table:table-cell>
          <table:table-cell table:number-columns-repeated="26" office:value-type="float" office:value="0.955555555555556" calcext:value-type="float">
            <text:p>0.95555555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78183831672204" calcext:value-type="float">
            <text:p>0.4781838317</text:p>
          </table:table-cell>
          <table:table-cell office:value-type="float" office:value="0.488925802879291" calcext:value-type="float">
            <text:p>0.4889258029</text:p>
          </table:table-cell>
          <table:table-cell office:value-type="float" office:value="0.517220376522702" calcext:value-type="float">
            <text:p>0.5172203765</text:p>
          </table:table-cell>
          <table:table-cell office:value-type="float" office:value="0.528239202657807" calcext:value-type="float">
            <text:p>0.5282392027</text:p>
          </table:table-cell>
          <table:table-cell office:value-type="float" office:value="0.531727574750831" calcext:value-type="float">
            <text:p>0.5317275748</text:p>
          </table:table-cell>
          <table:table-cell office:value-type="float" office:value="0.562846068660022" calcext:value-type="float">
            <text:p>0.5628460687</text:p>
          </table:table-cell>
          <table:table-cell office:value-type="float" office:value="0.588870431893688" calcext:value-type="float">
            <text:p>0.5888704319</text:p>
          </table:table-cell>
          <table:table-cell office:value-type="float" office:value="0.621926910299003" calcext:value-type="float">
            <text:p>0.6219269103</text:p>
          </table:table-cell>
          <table:table-cell office:value-type="float" office:value="0.636710963455149" calcext:value-type="float">
            <text:p>0.6367109635</text:p>
          </table:table-cell>
          <table:table-cell office:value-type="float" office:value="0.658914728682171" calcext:value-type="float">
            <text:p>0.6589147287</text:p>
          </table:table-cell>
          <table:table-cell office:value-type="float" office:value="0.669878183831672" calcext:value-type="float">
            <text:p>0.6698781838</text:p>
          </table:table-cell>
          <table:table-cell office:value-type="float" office:value="0.687707641196013" calcext:value-type="float">
            <text:p>0.6877076412</text:p>
          </table:table-cell>
          <table:table-cell office:value-type="float" office:value="0.709579180509413" calcext:value-type="float">
            <text:p>0.7095791805</text:p>
          </table:table-cell>
          <table:table-cell office:value-type="float" office:value="0.711683277962348" calcext:value-type="float">
            <text:p>0.711683278</text:p>
          </table:table-cell>
          <table:table-cell table:number-columns-repeated="2" office:value-type="float" office:value="0.735105204872647" calcext:value-type="float">
            <text:p>0.7351052049</text:p>
          </table:table-cell>
          <table:table-cell table:number-columns-repeated="2" office:value-type="float" office:value="0.74468438538206" calcext:value-type="float">
            <text:p>0.7446843854</text:p>
          </table:table-cell>
          <table:table-cell table:number-columns-repeated="4" office:value-type="float" office:value="0.759856035437431" calcext:value-type="float">
            <text:p>0.7598560354</text:p>
          </table:table-cell>
          <table:table-cell table:number-columns-repeated="29" office:value-type="float" office:value="0.783388704318937" calcext:value-type="float">
            <text:p>0.7833887043</text:p>
          </table:table-cell>
          <table:table-cell office:value-type="float" office:value="0.604651162790698" calcext:value-type="float">
            <text:p>0.6046511628</text:p>
          </table:table-cell>
          <table:table-cell office:value-type="float" office:value="0.627906976744186" calcext:value-type="float">
            <text:p>0.6279069767</text:p>
          </table:table-cell>
          <table:table-cell table:number-columns-repeated="2" office:value-type="float" office:value="0.651162790697674" calcext:value-type="float">
            <text:p>0.6511627907</text:p>
          </table:table-cell>
          <table:table-cell office:value-type="float" office:value="0.674418604651163" calcext:value-type="float">
            <text:p>0.6744186047</text:p>
          </table:table-cell>
          <table:table-cell table:number-columns-repeated="2" office:value-type="float" office:value="0.744186046511628" calcext:value-type="float">
            <text:p>0.7441860465</text:p>
          </table:table-cell>
          <table:table-cell table:number-columns-repeated="2" office:value-type="float" office:value="0.767441860465116" calcext:value-type="float">
            <text:p>0.7674418605</text:p>
          </table:table-cell>
          <table:table-cell office:value-type="float" office:value="0.790697674418605" calcext:value-type="float">
            <text:p>0.7906976744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0.837209302325581" calcext:value-type="float">
            <text:p>0.8372093023</text:p>
          </table:table-cell>
          <table:table-cell office:value-type="float" office:value="0.86046511627907" calcext:value-type="float">
            <text:p>0.8604651163</text:p>
          </table:table-cell>
          <table:table-cell table:number-columns-repeated="5" office:value-type="float" office:value="0.883720930232558" calcext:value-type="float">
            <text:p>0.8837209302</text:p>
          </table:table-cell>
          <table:table-cell table:number-columns-repeated="4" office:value-type="float" office:value="0.906976744186046" calcext:value-type="float">
            <text:p>0.9069767442</text:p>
          </table:table-cell>
          <table:table-cell table:number-columns-repeated="29" office:value-type="float" office:value="0.930232558139535" calcext:value-type="float">
            <text:p>0.93023255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66216216216216" calcext:value-type="float">
            <text:p>0.4662162162</text:p>
          </table:table-cell>
          <table:table-cell office:value-type="float" office:value="0.47972972972973" calcext:value-type="float">
            <text:p>0.4797297297</text:p>
          </table:table-cell>
          <table:table-cell office:value-type="float" office:value="0.518468468468469" calcext:value-type="float">
            <text:p>0.5184684685</text:p>
          </table:table-cell>
          <table:table-cell office:value-type="float" office:value="0.554054054054054" calcext:value-type="float">
            <text:p>0.5540540541</text:p>
          </table:table-cell>
          <table:table-cell office:value-type="float" office:value="0.565315315315315" calcext:value-type="float">
            <text:p>0.5653153153</text:p>
          </table:table-cell>
          <table:table-cell office:value-type="float" office:value="0.602702702702703" calcext:value-type="float">
            <text:p>0.6027027027</text:p>
          </table:table-cell>
          <table:table-cell office:value-type="float" office:value="0.646718146718147" calcext:value-type="float">
            <text:p>0.6467181467</text:p>
          </table:table-cell>
          <table:table-cell office:value-type="float" office:value="0.66969111969112" calcext:value-type="float">
            <text:p>0.6696911197</text:p>
          </table:table-cell>
          <table:table-cell office:value-type="float" office:value="0.657593307593308" calcext:value-type="float">
            <text:p>0.6575933076</text:p>
          </table:table-cell>
          <table:table-cell office:value-type="float" office:value="0.686422136422137" calcext:value-type="float">
            <text:p>0.6864221364</text:p>
          </table:table-cell>
          <table:table-cell office:value-type="float" office:value="0.705469755469756" calcext:value-type="float">
            <text:p>0.7054697555</text:p>
          </table:table-cell>
          <table:table-cell office:value-type="float" office:value="0.73024453024453" calcext:value-type="float">
            <text:p>0.7302445302</text:p>
          </table:table-cell>
          <table:table-cell office:value-type="float" office:value="0.759137709137709" calcext:value-type="float">
            <text:p>0.7591377091</text:p>
          </table:table-cell>
          <table:table-cell office:value-type="float" office:value="0.8001287001287" calcext:value-type="float">
            <text:p>0.8001287001</text:p>
          </table:table-cell>
          <table:table-cell office:value-type="float" office:value="0.824453024453025" calcext:value-type="float">
            <text:p>0.8244530245</text:p>
          </table:table-cell>
          <table:table-cell table:number-columns-repeated="36" office:value-type="float" office:value="0.835521235521236" calcext:value-type="float">
            <text:p>0.8355212355</text:p>
          </table:table-cell>
          <table:table-cell office:value-type="float" office:value="0.513513513513513" calcext:value-type="float">
            <text:p>0.5135135135</text:p>
          </table:table-cell>
          <table:table-cell office:value-type="float" office:value="0.540540540540541" calcext:value-type="float">
            <text:p>0.5405405405</text:p>
          </table:table-cell>
          <table:table-cell office:value-type="float" office:value="0.594594594594595" calcext:value-type="float">
            <text:p>0.5945945946</text:p>
          </table:table-cell>
          <table:table-cell office:value-type="float" office:value="0.621621621621622" calcext:value-type="float">
            <text:p>0.6216216216</text:p>
          </table:table-cell>
          <table:table-cell office:value-type="float" office:value="0.648648648648649" calcext:value-type="float">
            <text:p>0.6486486486</text:p>
          </table:table-cell>
          <table:table-cell office:value-type="float" office:value="0.702702702702703" calcext:value-type="float">
            <text:p>0.7027027027</text:p>
          </table:table-cell>
          <table:table-cell office:value-type="float" office:value="0.756756756756757" calcext:value-type="float">
            <text:p>0.7567567568</text:p>
          </table:table-cell>
          <table:table-cell office:value-type="float" office:value="0.783783783783784" calcext:value-type="float">
            <text:p>0.7837837838</text:p>
          </table:table-cell>
          <table:table-cell office:value-type="float" office:value="0.810810810810811" calcext:value-type="float">
            <text:p>0.8108108108</text:p>
          </table:table-cell>
          <table:table-cell table:number-columns-repeated="2" office:value-type="float" office:value="0.837837837837838" calcext:value-type="float">
            <text:p>0.8378378378</text:p>
          </table:table-cell>
          <table:table-cell office:value-type="float" office:value="0.864864864864865" calcext:value-type="float">
            <text:p>0.8648648649</text:p>
          </table:table-cell>
          <table:table-cell office:value-type="float" office:value="0.918918918918919" calcext:value-type="float">
            <text:p>0.9189189189</text:p>
          </table:table-cell>
          <table:table-cell office:value-type="float" office:value="0.945945945945946" calcext:value-type="float">
            <text:p>0.9459459459</text:p>
          </table:table-cell>
          <table:table-cell office:value-type="float" office:value="0.972972972972973" calcext:value-type="float">
            <text:p>0.972972973</text:p>
          </table:table-cell>
          <table:table-cell table:number-columns-repeated="36" office:value-type="float" office:value="1" calcext:value-type="float">
            <text:p>1</text:p>
          </table:table-cell>
        </table:table-row>
      </table:table>
      <table:table table:name="rw_3_7" table:style-name="ta1">
        <table:table-column table:style-name="co5" table:default-cell-style-name="Default"/>
        <table:table-column table:style-name="co6" table:number-columns-repeated="102" table:default-cell-style-name="Default"/>
        <table:table-row table:style-name="ro1">
          <table:table-cell office:value-type="string" calcext:value-type="string">
            <text:p>trial_number</text:p>
          </table:table-cell>
          <table:table-cell office:value-type="string" calcext:value-type="string">
            <text:p>sim_iter_0</text:p>
          </table:table-cell>
          <table:table-cell office:value-type="string" calcext:value-type="string">
            <text:p>sim_iter_1</text:p>
          </table:table-cell>
          <table:table-cell office:value-type="string" calcext:value-type="string">
            <text:p>sim_iter_2</text:p>
          </table:table-cell>
          <table:table-cell office:value-type="string" calcext:value-type="string">
            <text:p>sim_iter_3</text:p>
          </table:table-cell>
          <table:table-cell office:value-type="string" calcext:value-type="string">
            <text:p>sim_iter_4</text:p>
          </table:table-cell>
          <table:table-cell office:value-type="string" calcext:value-type="string">
            <text:p>sim_iter_5</text:p>
          </table:table-cell>
          <table:table-cell office:value-type="string" calcext:value-type="string">
            <text:p>sim_iter_6</text:p>
          </table:table-cell>
          <table:table-cell office:value-type="string" calcext:value-type="string">
            <text:p>sim_iter_7</text:p>
          </table:table-cell>
          <table:table-cell office:value-type="string" calcext:value-type="string">
            <text:p>sim_iter_8</text:p>
          </table:table-cell>
          <table:table-cell office:value-type="string" calcext:value-type="string">
            <text:p>sim_iter_9</text:p>
          </table:table-cell>
          <table:table-cell office:value-type="string" calcext:value-type="string">
            <text:p>sim_iter_10</text:p>
          </table:table-cell>
          <table:table-cell office:value-type="string" calcext:value-type="string">
            <text:p>sim_iter_11</text:p>
          </table:table-cell>
          <table:table-cell office:value-type="string" calcext:value-type="string">
            <text:p>sim_iter_12</text:p>
          </table:table-cell>
          <table:table-cell office:value-type="string" calcext:value-type="string">
            <text:p>sim_iter_13</text:p>
          </table:table-cell>
          <table:table-cell office:value-type="string" calcext:value-type="string">
            <text:p>sim_iter_14</text:p>
          </table:table-cell>
          <table:table-cell office:value-type="string" calcext:value-type="string">
            <text:p>sim_iter_15</text:p>
          </table:table-cell>
          <table:table-cell office:value-type="string" calcext:value-type="string">
            <text:p>sim_iter_16</text:p>
          </table:table-cell>
          <table:table-cell office:value-type="string" calcext:value-type="string">
            <text:p>sim_iter_17</text:p>
          </table:table-cell>
          <table:table-cell office:value-type="string" calcext:value-type="string">
            <text:p>sim_iter_18</text:p>
          </table:table-cell>
          <table:table-cell office:value-type="string" calcext:value-type="string">
            <text:p>sim_iter_19</text:p>
          </table:table-cell>
          <table:table-cell office:value-type="string" calcext:value-type="string">
            <text:p>sim_iter_20</text:p>
          </table:table-cell>
          <table:table-cell office:value-type="string" calcext:value-type="string">
            <text:p>sim_iter_21</text:p>
          </table:table-cell>
          <table:table-cell office:value-type="string" calcext:value-type="string">
            <text:p>sim_iter_22</text:p>
          </table:table-cell>
          <table:table-cell office:value-type="string" calcext:value-type="string">
            <text:p>sim_iter_23</text:p>
          </table:table-cell>
          <table:table-cell office:value-type="string" calcext:value-type="string">
            <text:p>sim_iter_24</text:p>
          </table:table-cell>
          <table:table-cell office:value-type="string" calcext:value-type="string">
            <text:p>sim_iter_25</text:p>
          </table:table-cell>
          <table:table-cell office:value-type="string" calcext:value-type="string">
            <text:p>sim_iter_26</text:p>
          </table:table-cell>
          <table:table-cell office:value-type="string" calcext:value-type="string">
            <text:p>sim_iter_27</text:p>
          </table:table-cell>
          <table:table-cell office:value-type="string" calcext:value-type="string">
            <text:p>sim_iter_28</text:p>
          </table:table-cell>
          <table:table-cell office:value-type="string" calcext:value-type="string">
            <text:p>sim_iter_29</text:p>
          </table:table-cell>
          <table:table-cell office:value-type="string" calcext:value-type="string">
            <text:p>sim_iter_30</text:p>
          </table:table-cell>
          <table:table-cell office:value-type="string" calcext:value-type="string">
            <text:p>sim_iter_31</text:p>
          </table:table-cell>
          <table:table-cell office:value-type="string" calcext:value-type="string">
            <text:p>sim_iter_32</text:p>
          </table:table-cell>
          <table:table-cell office:value-type="string" calcext:value-type="string">
            <text:p>sim_iter_33</text:p>
          </table:table-cell>
          <table:table-cell office:value-type="string" calcext:value-type="string">
            <text:p>sim_iter_34</text:p>
          </table:table-cell>
          <table:table-cell office:value-type="string" calcext:value-type="string">
            <text:p>sim_iter_35</text:p>
          </table:table-cell>
          <table:table-cell office:value-type="string" calcext:value-type="string">
            <text:p>sim_iter_36</text:p>
          </table:table-cell>
          <table:table-cell office:value-type="string" calcext:value-type="string">
            <text:p>sim_iter_37</text:p>
          </table:table-cell>
          <table:table-cell office:value-type="string" calcext:value-type="string">
            <text:p>sim_iter_38</text:p>
          </table:table-cell>
          <table:table-cell office:value-type="string" calcext:value-type="string">
            <text:p>sim_iter_39</text:p>
          </table:table-cell>
          <table:table-cell office:value-type="string" calcext:value-type="string">
            <text:p>sim_iter_40</text:p>
          </table:table-cell>
          <table:table-cell office:value-type="string" calcext:value-type="string">
            <text:p>sim_iter_41</text:p>
          </table:table-cell>
          <table:table-cell office:value-type="string" calcext:value-type="string">
            <text:p>sim_iter_42</text:p>
          </table:table-cell>
          <table:table-cell office:value-type="string" calcext:value-type="string">
            <text:p>sim_iter_43</text:p>
          </table:table-cell>
          <table:table-cell office:value-type="string" calcext:value-type="string">
            <text:p>sim_iter_44</text:p>
          </table:table-cell>
          <table:table-cell office:value-type="string" calcext:value-type="string">
            <text:p>sim_iter_45</text:p>
          </table:table-cell>
          <table:table-cell office:value-type="string" calcext:value-type="string">
            <text:p>sim_iter_46</text:p>
          </table:table-cell>
          <table:table-cell office:value-type="string" calcext:value-type="string">
            <text:p>sim_iter_47</text:p>
          </table:table-cell>
          <table:table-cell office:value-type="string" calcext:value-type="string">
            <text:p>sim_iter_48</text:p>
          </table:table-cell>
          <table:table-cell office:value-type="string" calcext:value-type="string">
            <text:p>sim_iter_49</text:p>
          </table:table-cell>
          <table:table-cell office:value-type="string" calcext:value-type="string">
            <text:p>sim_iter_50</text:p>
          </table:table-cell>
          <table:table-cell office:value-type="string" calcext:value-type="string">
            <text:p>hap_iter_0</text:p>
          </table:table-cell>
          <table:table-cell office:value-type="string" calcext:value-type="string">
            <text:p>hap_iter_1</text:p>
          </table:table-cell>
          <table:table-cell office:value-type="string" calcext:value-type="string">
            <text:p>hap_iter_2</text:p>
          </table:table-cell>
          <table:table-cell office:value-type="string" calcext:value-type="string">
            <text:p>hap_iter_3</text:p>
          </table:table-cell>
          <table:table-cell office:value-type="string" calcext:value-type="string">
            <text:p>hap_iter_4</text:p>
          </table:table-cell>
          <table:table-cell office:value-type="string" calcext:value-type="string">
            <text:p>hap_iter_5</text:p>
          </table:table-cell>
          <table:table-cell office:value-type="string" calcext:value-type="string">
            <text:p>hap_iter_6</text:p>
          </table:table-cell>
          <table:table-cell office:value-type="string" calcext:value-type="string">
            <text:p>hap_iter_7</text:p>
          </table:table-cell>
          <table:table-cell office:value-type="string" calcext:value-type="string">
            <text:p>hap_iter_8</text:p>
          </table:table-cell>
          <table:table-cell office:value-type="string" calcext:value-type="string">
            <text:p>hap_iter_9</text:p>
          </table:table-cell>
          <table:table-cell office:value-type="string" calcext:value-type="string">
            <text:p>hap_iter_10</text:p>
          </table:table-cell>
          <table:table-cell office:value-type="string" calcext:value-type="string">
            <text:p>hap_iter_11</text:p>
          </table:table-cell>
          <table:table-cell office:value-type="string" calcext:value-type="string">
            <text:p>hap_iter_12</text:p>
          </table:table-cell>
          <table:table-cell office:value-type="string" calcext:value-type="string">
            <text:p>hap_iter_13</text:p>
          </table:table-cell>
          <table:table-cell office:value-type="string" calcext:value-type="string">
            <text:p>hap_iter_14</text:p>
          </table:table-cell>
          <table:table-cell office:value-type="string" calcext:value-type="string">
            <text:p>hap_iter_15</text:p>
          </table:table-cell>
          <table:table-cell office:value-type="string" calcext:value-type="string">
            <text:p>hap_iter_16</text:p>
          </table:table-cell>
          <table:table-cell office:value-type="string" calcext:value-type="string">
            <text:p>hap_iter_17</text:p>
          </table:table-cell>
          <table:table-cell office:value-type="string" calcext:value-type="string">
            <text:p>hap_iter_18</text:p>
          </table:table-cell>
          <table:table-cell office:value-type="string" calcext:value-type="string">
            <text:p>hap_iter_19</text:p>
          </table:table-cell>
          <table:table-cell office:value-type="string" calcext:value-type="string">
            <text:p>hap_iter_20</text:p>
          </table:table-cell>
          <table:table-cell office:value-type="string" calcext:value-type="string">
            <text:p>hap_iter_21</text:p>
          </table:table-cell>
          <table:table-cell office:value-type="string" calcext:value-type="string">
            <text:p>hap_iter_22</text:p>
          </table:table-cell>
          <table:table-cell office:value-type="string" calcext:value-type="string">
            <text:p>hap_iter_23</text:p>
          </table:table-cell>
          <table:table-cell office:value-type="string" calcext:value-type="string">
            <text:p>hap_iter_24</text:p>
          </table:table-cell>
          <table:table-cell office:value-type="string" calcext:value-type="string">
            <text:p>hap_iter_25</text:p>
          </table:table-cell>
          <table:table-cell office:value-type="string" calcext:value-type="string">
            <text:p>hap_iter_26</text:p>
          </table:table-cell>
          <table:table-cell office:value-type="string" calcext:value-type="string">
            <text:p>hap_iter_27</text:p>
          </table:table-cell>
          <table:table-cell office:value-type="string" calcext:value-type="string">
            <text:p>hap_iter_28</text:p>
          </table:table-cell>
          <table:table-cell office:value-type="string" calcext:value-type="string">
            <text:p>hap_iter_29</text:p>
          </table:table-cell>
          <table:table-cell office:value-type="string" calcext:value-type="string">
            <text:p>hap_iter_30</text:p>
          </table:table-cell>
          <table:table-cell office:value-type="string" calcext:value-type="string">
            <text:p>hap_iter_31</text:p>
          </table:table-cell>
          <table:table-cell office:value-type="string" calcext:value-type="string">
            <text:p>hap_iter_32</text:p>
          </table:table-cell>
          <table:table-cell office:value-type="string" calcext:value-type="string">
            <text:p>hap_iter_33</text:p>
          </table:table-cell>
          <table:table-cell office:value-type="string" calcext:value-type="string">
            <text:p>hap_iter_34</text:p>
          </table:table-cell>
          <table:table-cell office:value-type="string" calcext:value-type="string">
            <text:p>hap_iter_35</text:p>
          </table:table-cell>
          <table:table-cell office:value-type="string" calcext:value-type="string">
            <text:p>hap_iter_36</text:p>
          </table:table-cell>
          <table:table-cell office:value-type="string" calcext:value-type="string">
            <text:p>hap_iter_37</text:p>
          </table:table-cell>
          <table:table-cell office:value-type="string" calcext:value-type="string">
            <text:p>hap_iter_38</text:p>
          </table:table-cell>
          <table:table-cell office:value-type="string" calcext:value-type="string">
            <text:p>hap_iter_39</text:p>
          </table:table-cell>
          <table:table-cell office:value-type="string" calcext:value-type="string">
            <text:p>hap_iter_40</text:p>
          </table:table-cell>
          <table:table-cell office:value-type="string" calcext:value-type="string">
            <text:p>hap_iter_41</text:p>
          </table:table-cell>
          <table:table-cell office:value-type="string" calcext:value-type="string">
            <text:p>hap_iter_42</text:p>
          </table:table-cell>
          <table:table-cell office:value-type="string" calcext:value-type="string">
            <text:p>hap_iter_43</text:p>
          </table:table-cell>
          <table:table-cell office:value-type="string" calcext:value-type="string">
            <text:p>hap_iter_44</text:p>
          </table:table-cell>
          <table:table-cell office:value-type="string" calcext:value-type="string">
            <text:p>hap_iter_45</text:p>
          </table:table-cell>
          <table:table-cell office:value-type="string" calcext:value-type="string">
            <text:p>hap_iter_46</text:p>
          </table:table-cell>
          <table:table-cell office:value-type="string" calcext:value-type="string">
            <text:p>hap_iter_47</text:p>
          </table:table-cell>
          <table:table-cell office:value-type="string" calcext:value-type="string">
            <text:p>hap_iter_48</text:p>
          </table:table-cell>
          <table:table-cell office:value-type="string" calcext:value-type="string">
            <text:p>hap_iter_49</text:p>
          </table:table-cell>
          <table:table-cell office:value-type="string" calcext:value-type="string">
            <text:p>hap_iter_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4924506387921" calcext:value-type="float">
            <text:p>0.5149245064</text:p>
          </table:table-cell>
          <table:table-cell office:value-type="float" office:value="0.534001161440186" calcext:value-type="float">
            <text:p>0.5340011614</text:p>
          </table:table-cell>
          <table:table-cell office:value-type="float" office:value="0.542595818815331" calcext:value-type="float">
            <text:p>0.5425958188</text:p>
          </table:table-cell>
          <table:table-cell office:value-type="float" office:value="0.577148664343786" calcext:value-type="float">
            <text:p>0.5771486643</text:p>
          </table:table-cell>
          <table:table-cell office:value-type="float" office:value="0.606416957026713" calcext:value-type="float">
            <text:p>0.606416957</text:p>
          </table:table-cell>
          <table:table-cell table:number-columns-repeated="3" office:value-type="float" office:value="0.618554006968641" calcext:value-type="float">
            <text:p>0.618554007</text:p>
          </table:table-cell>
          <table:table-cell office:value-type="float" office:value="0.636033681765389" calcext:value-type="float">
            <text:p>0.6360336818</text:p>
          </table:table-cell>
          <table:table-cell table:number-columns-repeated="2" office:value-type="float" office:value="0.667102206736353" calcext:value-type="float">
            <text:p>0.6671022067</text:p>
          </table:table-cell>
          <table:table-cell table:number-columns-repeated="3" office:value-type="float" office:value="0.669628339140534" calcext:value-type="float">
            <text:p>0.6696283391</text:p>
          </table:table-cell>
          <table:table-cell table:number-columns-repeated="2" office:value-type="float" office:value="0.68588850174216" calcext:value-type="float">
            <text:p>0.6858885017</text:p>
          </table:table-cell>
          <table:table-cell table:number-columns-repeated="2" office:value-type="float" office:value="0.717363530778165" calcext:value-type="float">
            <text:p>0.7173635308</text:p>
          </table:table-cell>
          <table:table-cell table:number-columns-repeated="3" office:value-type="float" office:value="0.724216027874565" calcext:value-type="float">
            <text:p>0.7242160279</text:p>
          </table:table-cell>
          <table:table-cell office:value-type="float" office:value="0.737921022067364" calcext:value-type="float">
            <text:p>0.7379210221</text:p>
          </table:table-cell>
          <table:table-cell table:number-columns-repeated="29" office:value-type="float" office:value="0.751742160278746" calcext:value-type="float">
            <text:p>0.7517421603</text:p>
          </table:table-cell>
          <table:table-cell office:value-type="float" office:value="0.536585365853659" calcext:value-type="float">
            <text:p>0.5365853659</text:p>
          </table:table-cell>
          <table:table-cell office:value-type="float" office:value="0.609756097560976" calcext:value-type="float">
            <text:p>0.6097560976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0.707317073170732" calcext:value-type="float">
            <text:p>0.7073170732</text:p>
          </table:table-cell>
          <table:table-cell office:value-type="float" office:value="0.731707317073171" calcext:value-type="float">
            <text:p>0.7317073171</text:p>
          </table:table-cell>
          <table:table-cell table:number-columns-repeated="4" office:value-type="float" office:value="0.75609756097561" calcext:value-type="float">
            <text:p>0.756097561</text:p>
          </table:table-cell>
          <table:table-cell table:number-columns-repeated="7" office:value-type="float" office:value="0.780487804878049" calcext:value-type="float">
            <text:p>0.7804878049</text:p>
          </table:table-cell>
          <table:table-cell table:number-columns-repeated="2" office:value-type="float" office:value="0.804878048780488" calcext:value-type="float">
            <text:p>0.8048780488</text:p>
          </table:table-cell>
          <table:table-cell table:number-columns-repeated="4" office:value-type="float" office:value="0.829268292682927" calcext:value-type="float">
            <text:p>0.8292682927</text:p>
          </table:table-cell>
          <table:table-cell table:number-columns-repeated="29" office:value-type="float" office:value="0.853658536585366" calcext:value-type="float">
            <text:p>0.8536585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87545787545788" calcext:value-type="float">
            <text:p>0.4875457875</text:p>
          </table:table-cell>
          <table:table-cell table:number-columns-repeated="4" office:value-type="float" office:value="0.525152625152625" calcext:value-type="float">
            <text:p>0.5251526252</text:p>
          </table:table-cell>
          <table:table-cell table:number-columns-repeated="4" office:value-type="float" office:value="0.544505494505495" calcext:value-type="float">
            <text:p>0.5445054945</text:p>
          </table:table-cell>
          <table:table-cell office:value-type="float" office:value="0.548351648351648" calcext:value-type="float">
            <text:p>0.5483516484</text:p>
          </table:table-cell>
          <table:table-cell table:number-columns-repeated="2" office:value-type="float" office:value="0.567155067155067" calcext:value-type="float">
            <text:p>0.5671550672</text:p>
          </table:table-cell>
          <table:table-cell office:value-type="float" office:value="0.578266178266178" calcext:value-type="float">
            <text:p>0.5782661783</text:p>
          </table:table-cell>
          <table:table-cell office:value-type="float" office:value="0.588949938949939" calcext:value-type="float">
            <text:p>0.5889499389</text:p>
          </table:table-cell>
          <table:table-cell table:number-columns-repeated="2" office:value-type="float" office:value="0.607326007326008" calcext:value-type="float">
            <text:p>0.6073260073</text:p>
          </table:table-cell>
          <table:table-cell office:value-type="float" office:value="0.618315018315018" calcext:value-type="float">
            <text:p>0.6183150183</text:p>
          </table:table-cell>
          <table:table-cell office:value-type="float" office:value="0.662820512820513" calcext:value-type="float">
            <text:p>0.6628205128</text:p>
          </table:table-cell>
          <table:table-cell table:number-columns-repeated="33" office:value-type="float" office:value="0.708119658119658" calcext:value-type="float">
            <text:p>0.7081196581</text:p>
          </table:table-cell>
          <table:table-cell office:value-type="float" office:value="0.538461538461538" calcext:value-type="float">
            <text:p>0.5384615385</text:p>
          </table:table-cell>
          <table:table-cell table:number-columns-repeated="4" office:value-type="float" office:value="0.564102564102564" calcext:value-type="float">
            <text:p>0.5641025641</text:p>
          </table:table-cell>
          <table:table-cell table:number-columns-repeated="4" office:value-type="float" office:value="0.58974358974359" calcext:value-type="float">
            <text:p>0.5897435897</text:p>
          </table:table-cell>
          <table:table-cell office:value-type="float" office:value="0.615384615384615" calcext:value-type="float">
            <text:p>0.6153846154</text:p>
          </table:table-cell>
          <table:table-cell table:number-columns-repeated="2" office:value-type="float" office:value="0.641025641025641" calcext:value-type="float">
            <text:p>0.64102564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692307692307692" calcext:value-type="float">
            <text:p>0.6923076923</text:p>
          </table:table-cell>
          <table:table-cell table:number-columns-repeated="2" office:value-type="float" office:value="0.717948717948718" calcext:value-type="float">
            <text:p>0.7179487179</text:p>
          </table:table-cell>
          <table:table-cell office:value-type="float" office:value="0.743589743589744" calcext:value-type="float">
            <text:p>0.7435897436</text:p>
          </table:table-cell>
          <table:table-cell office:value-type="float" office:value="0.769230769230769" calcext:value-type="float">
            <text:p>0.7692307692</text:p>
          </table:table-cell>
          <table:table-cell table:number-columns-repeated="33" office:value-type="float" office:value="0.794871794871795" calcext:value-type="float">
            <text:p>0.79487179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9389880952381" calcext:value-type="float">
            <text:p>0.4938988095</text:p>
          </table:table-cell>
          <table:table-cell office:value-type="float" office:value="0.499479166666667" calcext:value-type="float">
            <text:p>0.4994791667</text:p>
          </table:table-cell>
          <table:table-cell table:number-columns-repeated="2" office:value-type="float" office:value="0.524107142857143" calcext:value-type="float">
            <text:p>0.5241071429</text:p>
          </table:table-cell>
          <table:table-cell office:value-type="float" office:value="0.547867063492063" calcext:value-type="float">
            <text:p>0.5478670635</text:p>
          </table:table-cell>
          <table:table-cell office:value-type="float" office:value="0.56780753968254" calcext:value-type="float">
            <text:p>0.5678075397</text:p>
          </table:table-cell>
          <table:table-cell office:value-type="float" office:value="0.598239087301587" calcext:value-type="float">
            <text:p>0.5982390873</text:p>
          </table:table-cell>
          <table:table-cell office:value-type="float" office:value="0.608110119047619" calcext:value-type="float">
            <text:p>0.608110119</text:p>
          </table:table-cell>
          <table:table-cell office:value-type="float" office:value="0.618055555555555" calcext:value-type="float">
            <text:p>0.6180555556</text:p>
          </table:table-cell>
          <table:table-cell office:value-type="float" office:value="0.638492063492064" calcext:value-type="float">
            <text:p>0.6384920635</text:p>
          </table:table-cell>
          <table:table-cell table:number-columns-repeated="2" office:value-type="float" office:value="0.652083333333333" calcext:value-type="float">
            <text:p>0.6520833333</text:p>
          </table:table-cell>
          <table:table-cell office:value-type="float" office:value="0.669494047619048" calcext:value-type="float">
            <text:p>0.6694940476</text:p>
          </table:table-cell>
          <table:table-cell office:value-type="float" office:value="0.704042658730159" calcext:value-type="float">
            <text:p>0.7040426587</text:p>
          </table:table-cell>
          <table:table-cell table:number-columns-repeated="2" office:value-type="float" office:value="0.709598214285715" calcext:value-type="float">
            <text:p>0.7095982143</text:p>
          </table:table-cell>
          <table:table-cell table:number-columns-repeated="2" office:value-type="float" office:value="0.723288690476191" calcext:value-type="float">
            <text:p>0.7232886905</text:p>
          </table:table-cell>
          <table:table-cell table:number-columns-repeated="3" office:value-type="float" office:value="0.730233134920635" calcext:value-type="float">
            <text:p>0.7302331349</text:p>
          </table:table-cell>
          <table:table-cell table:number-columns-repeated="30" office:value-type="float" office:value="0.740352182539683" calcext:value-type="float">
            <text:p>0.7403521825</text:p>
          </table:table-cell>
          <table:table-cell table:number-columns-repeated="2" office:value-type="float" office:value="0.4375" calcext:value-type="float">
            <text:p>0.4375</text:p>
          </table:table-cell>
          <table:table-cell table:number-columns-repeated="2" office:value-type="float" office:value="0.520833333333333" calcext:value-type="float">
            <text:p>0.520833333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83333333333333" calcext:value-type="float">
            <text:p>0.5833333333</text:p>
          </table:table-cell>
          <table:table-cell office:value-type="float" office:value="0.604166666666667" calcext:value-type="float">
            <text:p>0.6041666667</text:p>
          </table:table-cell>
          <table:table-cell office:value-type="float" office:value="0.645833333333333" calcext:value-type="float">
            <text:p>0.6458333333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729166666666667" calcext:value-type="float">
            <text:p>0.7291666667</text:p>
          </table:table-cell>
          <table:table-cell table:number-columns-repeated="2" office:value-type="float" office:value="0.708333333333333" calcext:value-type="float">
            <text:p>0.7083333333</text:p>
          </table:table-cell>
          <table:table-cell office:value-type="float" office:value="0.729166666666667" calcext:value-type="float">
            <text:p>0.729166666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791666666666667" calcext:value-type="float">
            <text:p>0.7916666667</text:p>
          </table:table-cell>
          <table:table-cell table:number-columns-repeated="2" office:value-type="float" office:value="0.8125" calcext:value-type="float">
            <text:p>0.8125</text:p>
          </table:table-cell>
          <table:table-cell table:number-columns-repeated="33" office:value-type="float" office:value="0.833333333333333" calcext:value-type="float">
            <text:p>0.8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3890577507599" calcext:value-type="float">
            <text:p>0.4838905775</text:p>
          </table:table-cell>
          <table:table-cell table:number-columns-repeated="2" office:value-type="float" office:value="0.50210233029382" calcext:value-type="float">
            <text:p>0.5021023303</text:p>
          </table:table-cell>
          <table:table-cell office:value-type="float" office:value="0.551747720364742" calcext:value-type="float">
            <text:p>0.5517477204</text:p>
          </table:table-cell>
          <table:table-cell office:value-type="float" office:value="0.564564336372847" calcext:value-type="float">
            <text:p>0.5645643364</text:p>
          </table:table-cell>
          <table:table-cell office:value-type="float" office:value="0.567958459979737" calcext:value-type="float">
            <text:p>0.56795846</text:p>
          </table:table-cell>
          <table:table-cell office:value-type="float" office:value="0.582396149949342" calcext:value-type="float">
            <text:p>0.5823961499</text:p>
          </table:table-cell>
          <table:table-cell office:value-type="float" office:value="0.573530901722391" calcext:value-type="float">
            <text:p>0.5735309017</text:p>
          </table:table-cell>
          <table:table-cell office:value-type="float" office:value="0.574797365754813" calcext:value-type="float">
            <text:p>0.5747973658</text:p>
          </table:table-cell>
          <table:table-cell office:value-type="float" office:value="0.581332320162108" calcext:value-type="float">
            <text:p>0.5813323202</text:p>
          </table:table-cell>
          <table:table-cell office:value-type="float" office:value="0.589741641337386" calcext:value-type="float">
            <text:p>0.5897416413</text:p>
          </table:table-cell>
          <table:table-cell table:number-columns-repeated="2" office:value-type="float" office:value="0.627152988855117" calcext:value-type="float">
            <text:p>0.6271529889</text:p>
          </table:table-cell>
          <table:table-cell office:value-type="float" office:value="0.652735562310031" calcext:value-type="float">
            <text:p>0.6527355623</text:p>
          </table:table-cell>
          <table:table-cell office:value-type="float" office:value="0.677608915906788" calcext:value-type="float">
            <text:p>0.6776089159</text:p>
          </table:table-cell>
          <table:table-cell office:value-type="float" office:value="0.688905775075988" calcext:value-type="float">
            <text:p>0.6889057751</text:p>
          </table:table-cell>
          <table:table-cell table:number-columns-repeated="35" office:value-type="float" office:value="0.714944275582573" calcext:value-type="float">
            <text:p>0.7149442756</text:p>
          </table:table-cell>
          <table:table-cell table:number-columns-repeated="3" office:value-type="float" office:value="0.446808510638298" calcext:value-type="float">
            <text:p>0.4468085106</text:p>
          </table:table-cell>
          <table:table-cell office:value-type="float" office:value="0.468085106382979" calcext:value-type="float">
            <text:p>0.4680851064</text:p>
          </table:table-cell>
          <table:table-cell office:value-type="float" office:value="0.51063829787234" calcext:value-type="float">
            <text:p>0.5106382979</text:p>
          </table:table-cell>
          <table:table-cell office:value-type="float" office:value="0.553191489361702" calcext:value-type="float">
            <text:p>0.5531914894</text:p>
          </table:table-cell>
          <table:table-cell office:value-type="float" office:value="0.595744680851064" calcext:value-type="float">
            <text:p>0.5957446809</text:p>
          </table:table-cell>
          <table:table-cell office:value-type="float" office:value="0.617021276595745" calcext:value-type="float">
            <text:p>0.6170212766</text:p>
          </table:table-cell>
          <table:table-cell table:number-columns-repeated="2" office:value-type="float" office:value="0.638297872340426" calcext:value-type="float">
            <text:p>0.6382978723</text:p>
          </table:table-cell>
          <table:table-cell office:value-type="float" office:value="0.680851063829787" calcext:value-type="float">
            <text:p>0.6808510638</text:p>
          </table:table-cell>
          <table:table-cell table:number-columns-repeated="2" office:value-type="float" office:value="0.702127659574468" calcext:value-type="float">
            <text:p>0.7021276596</text:p>
          </table:table-cell>
          <table:table-cell office:value-type="float" office:value="0.74468085106383" calcext:value-type="float">
            <text:p>0.7446808511</text:p>
          </table:table-cell>
          <table:table-cell office:value-type="float" office:value="0.787234042553192" calcext:value-type="float">
            <text:p>0.7872340426</text:p>
          </table:table-cell>
          <table:table-cell table:number-columns-repeated="36" office:value-type="float" office:value="0.829787234042553" calcext:value-type="float">
            <text:p>0.8297872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8928571428571" calcext:value-type="float">
            <text:p>0.4589285714</text:p>
          </table:table-cell>
          <table:table-cell office:value-type="float" office:value="0.482321428571429" calcext:value-type="float">
            <text:p>0.4823214286</text:p>
          </table:table-cell>
          <table:table-cell table:number-columns-repeated="4" office:value-type="float" office:value="0.529821428571429" calcext:value-type="float">
            <text:p>0.5298214286</text:p>
          </table:table-cell>
          <table:table-cell office:value-type="float" office:value="0.549821428571429" calcext:value-type="float">
            <text:p>0.5498214286</text:p>
          </table:table-cell>
          <table:table-cell office:value-type="float" office:value="0.558928571428571" calcext:value-type="float">
            <text:p>0.5589285714</text:p>
          </table:table-cell>
          <table:table-cell office:value-type="float" office:value="0.6025" calcext:value-type="float">
            <text:p>0.6025</text:p>
          </table:table-cell>
          <table:table-cell office:value-type="float" office:value="0.627083333333333" calcext:value-type="float">
            <text:p>0.6270833333</text:p>
          </table:table-cell>
          <table:table-cell office:value-type="float" office:value="0.655773809523809" calcext:value-type="float">
            <text:p>0.6557738095</text:p>
          </table:table-cell>
          <table:table-cell table:number-columns-repeated="2" office:value-type="float" office:value="0.694880952380952" calcext:value-type="float">
            <text:p>0.6948809524</text:p>
          </table:table-cell>
          <table:table-cell office:value-type="float" office:value="0.715476190476191" calcext:value-type="float">
            <text:p>0.7154761905</text:p>
          </table:table-cell>
          <table:table-cell table:number-columns-repeated="37" office:value-type="float" office:value="0.745059523809524" calcext:value-type="float">
            <text:p>0.7450595238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table:number-columns-repeated="4" office:value-type="float" office:value="0.575" calcext:value-type="float">
            <text:p>0.5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825" calcext:value-type="float">
            <text:p>0.825</text:p>
          </table:table-cell>
          <table:table-cell office:value-type="float" office:value="0.85" calcext:value-type="float">
            <text:p>0.85</text:p>
          </table:table-cell>
          <table:table-cell table:number-columns-repeated="37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66463414634146" calcext:value-type="float">
            <text:p>0.4664634146</text:p>
          </table:table-cell>
          <table:table-cell office:value-type="float" office:value="0.497357723577236" calcext:value-type="float">
            <text:p>0.4973577236</text:p>
          </table:table-cell>
          <table:table-cell office:value-type="float" office:value="0.543350754936121" calcext:value-type="float">
            <text:p>0.5433507549</text:p>
          </table:table-cell>
          <table:table-cell office:value-type="float" office:value="0.57958768873403" calcext:value-type="float">
            <text:p>0.5795876887</text:p>
          </table:table-cell>
          <table:table-cell table:number-columns-repeated="3" office:value-type="float" office:value="0.5931475029036" calcext:value-type="float">
            <text:p>0.5931475029</text:p>
          </table:table-cell>
          <table:table-cell table:number-columns-repeated="3" office:value-type="float" office:value="0.610046457607433" calcext:value-type="float">
            <text:p>0.6100464576</text:p>
          </table:table-cell>
          <table:table-cell office:value-type="float" office:value="0.637340301974448" calcext:value-type="float">
            <text:p>0.637340302</text:p>
          </table:table-cell>
          <table:table-cell table:number-columns-repeated="4" office:value-type="float" office:value="0.661149825783972" calcext:value-type="float">
            <text:p>0.6611498258</text:p>
          </table:table-cell>
          <table:table-cell office:value-type="float" office:value="0.687979094076655" calcext:value-type="float">
            <text:p>0.6879790941</text:p>
          </table:table-cell>
          <table:table-cell office:value-type="float" office:value="0.706213704994193" calcext:value-type="float">
            <text:p>0.706213705</text:p>
          </table:table-cell>
          <table:table-cell table:number-columns-repeated="2" office:value-type="float" office:value="0.695644599303136" calcext:value-type="float">
            <text:p>0.6956445993</text:p>
          </table:table-cell>
          <table:table-cell office:value-type="float" office:value="0.728571428571429" calcext:value-type="float">
            <text:p>0.7285714286</text:p>
          </table:table-cell>
          <table:table-cell table:number-columns-repeated="31" office:value-type="float" office:value="0.75" calcext:value-type="float">
            <text:p>0.75</text:p>
          </table:table-cell>
          <table:table-cell office:value-type="float" office:value="0.51219512195122" calcext:value-type="float">
            <text:p>0.512195122</text:p>
          </table:table-cell>
          <table:table-cell office:value-type="float" office:value="0.536585365853659" calcext:value-type="float">
            <text:p>0.5365853659</text:p>
          </table:table-cell>
          <table:table-cell office:value-type="float" office:value="0.609756097560976" calcext:value-type="float">
            <text:p>0.6097560976</text:p>
          </table:table-cell>
          <table:table-cell office:value-type="float" office:value="0.634146341463415" calcext:value-type="float">
            <text:p>0.6341463415</text:p>
          </table:table-cell>
          <table:table-cell table:number-columns-repeated="3" office:value-type="float" office:value="0.682926829268293" calcext:value-type="float">
            <text:p>0.6829268293</text:p>
          </table:table-cell>
          <table:table-cell table:number-columns-repeated="3" office:value-type="float" office:value="0.707317073170732" calcext:value-type="float">
            <text:p>0.7073170732</text:p>
          </table:table-cell>
          <table:table-cell office:value-type="float" office:value="0.731707317073171" calcext:value-type="float">
            <text:p>0.7317073171</text:p>
          </table:table-cell>
          <table:table-cell table:number-columns-repeated="4" office:value-type="float" office:value="0.75609756097561" calcext:value-type="float">
            <text:p>0.756097561</text:p>
          </table:table-cell>
          <table:table-cell office:value-type="float" office:value="0.780487804878049" calcext:value-type="float">
            <text:p>0.7804878049</text:p>
          </table:table-cell>
          <table:table-cell office:value-type="float" office:value="0.804878048780488" calcext:value-type="float">
            <text:p>0.8048780488</text:p>
          </table:table-cell>
          <table:table-cell table:number-columns-repeated="2" office:value-type="float" office:value="0.829268292682927" calcext:value-type="float">
            <text:p>0.8292682927</text:p>
          </table:table-cell>
          <table:table-cell office:value-type="float" office:value="0.853658536585366" calcext:value-type="float">
            <text:p>0.8536585366</text:p>
          </table:table-cell>
          <table:table-cell table:number-columns-repeated="31" office:value-type="float" office:value="0.878048780487805" calcext:value-type="float">
            <text:p>0.87804878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77777777777778" calcext:value-type="float">
            <text:p>0.5777777778</text:p>
          </table:table-cell>
          <table:table-cell table:number-columns-repeated="2" office:value-type="float" office:value="0.5997557997558" calcext:value-type="float">
            <text:p>0.5997557998</text:p>
          </table:table-cell>
          <table:table-cell office:value-type="float" office:value="0.617032967032967" calcext:value-type="float">
            <text:p>0.617032967</text:p>
          </table:table-cell>
          <table:table-cell office:value-type="float" office:value="0.634981684981685" calcext:value-type="float">
            <text:p>0.634981685</text:p>
          </table:table-cell>
          <table:table-cell office:value-type="float" office:value="0.664316239316239" calcext:value-type="float">
            <text:p>0.6643162393</text:p>
          </table:table-cell>
          <table:table-cell table:number-columns-repeated="2" office:value-type="float" office:value="0.711568986568986" calcext:value-type="float">
            <text:p>0.7115689866</text:p>
          </table:table-cell>
          <table:table-cell office:value-type="float" office:value="0.720695970695971" calcext:value-type="float">
            <text:p>0.7206959707</text:p>
          </table:table-cell>
          <table:table-cell table:number-columns-repeated="2" office:value-type="float" office:value="0.724114774114774" calcext:value-type="float">
            <text:p>0.7241147741</text:p>
          </table:table-cell>
          <table:table-cell table:number-columns-repeated="2" office:value-type="float" office:value="0.747863247863248" calcext:value-type="float">
            <text:p>0.7478632479</text:p>
          </table:table-cell>
          <table:table-cell office:value-type="float" office:value="0.766239316239316" calcext:value-type="float">
            <text:p>0.7662393162</text:p>
          </table:table-cell>
          <table:table-cell office:value-type="float" office:value="0.788247863247863" calcext:value-type="float">
            <text:p>0.7882478632</text:p>
          </table:table-cell>
          <table:table-cell office:value-type="float" office:value="0.794230769230769" calcext:value-type="float">
            <text:p>0.7942307692</text:p>
          </table:table-cell>
          <table:table-cell table:number-columns-repeated="35" office:value-type="float" office:value="0.836294261294261" calcext:value-type="float">
            <text:p>0.8362942613</text:p>
          </table:table-cell>
          <table:table-cell office:value-type="float" office:value="0.666666666666667" calcext:value-type="float">
            <text:p>0.6666666667</text:p>
          </table:table-cell>
          <table:table-cell table:number-columns-repeated="2" office:value-type="float" office:value="0.692307692307692" calcext:value-type="float">
            <text:p>0.6923076923</text:p>
          </table:table-cell>
          <table:table-cell office:value-type="float" office:value="0.717948717948718" calcext:value-type="float">
            <text:p>0.7179487179</text:p>
          </table:table-cell>
          <table:table-cell office:value-type="float" office:value="0.743589743589744" calcext:value-type="float">
            <text:p>0.7435897436</text:p>
          </table:table-cell>
          <table:table-cell office:value-type="float" office:value="0.769230769230769" calcext:value-type="float">
            <text:p>0.7692307692</text:p>
          </table:table-cell>
          <table:table-cell table:number-columns-repeated="2" office:value-type="float" office:value="0.794871794871795" calcext:value-type="float">
            <text:p>0.7948717949</text:p>
          </table:table-cell>
          <table:table-cell office:value-type="float" office:value="0.769230769230769" calcext:value-type="float">
            <text:p>0.7692307692</text:p>
          </table:table-cell>
          <table:table-cell table:number-columns-repeated="2" office:value-type="float" office:value="0.794871794871795" calcext:value-type="float">
            <text:p>0.7948717949</text:p>
          </table:table-cell>
          <table:table-cell table:number-columns-repeated="2" office:value-type="float" office:value="0.82051282051282" calcext:value-type="float">
            <text:p>0.8205128205</text:p>
          </table:table-cell>
          <table:table-cell table:number-columns-repeated="2" office:value-type="float" office:value="0.871794871794872" calcext:value-type="float">
            <text:p>0.8717948718</text:p>
          </table:table-cell>
          <table:table-cell office:value-type="float" office:value="0.897435897435897" calcext:value-type="float">
            <text:p>0.8974358974</text:p>
          </table:table-cell>
          <table:table-cell table:number-columns-repeated="35" office:value-type="float" office:value="0.923076923076923" calcext:value-type="float">
            <text:p>0.92307692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46006944444445" calcext:value-type="float">
            <text:p>0.5460069444</text:p>
          </table:table-cell>
          <table:table-cell office:value-type="float" office:value="0.548784722222222" calcext:value-type="float">
            <text:p>0.5487847222</text:p>
          </table:table-cell>
          <table:table-cell office:value-type="float" office:value="0.554885912698413" calcext:value-type="float">
            <text:p>0.5548859127</text:p>
          </table:table-cell>
          <table:table-cell office:value-type="float" office:value="0.553521825396826" calcext:value-type="float">
            <text:p>0.5535218254</text:p>
          </table:table-cell>
          <table:table-cell office:value-type="float" office:value="0.57609126984127" calcext:value-type="float">
            <text:p>0.5760912698</text:p>
          </table:table-cell>
          <table:table-cell table:number-columns-repeated="2" office:value-type="float" office:value="0.58702876984127" calcext:value-type="float">
            <text:p>0.5870287698</text:p>
          </table:table-cell>
          <table:table-cell table:number-columns-repeated="2" office:value-type="float" office:value="0.588368055555556" calcext:value-type="float">
            <text:p>0.5883680556</text:p>
          </table:table-cell>
          <table:table-cell table:number-columns-repeated="3" office:value-type="float" office:value="0.595659722222222" calcext:value-type="float">
            <text:p>0.5956597222</text:p>
          </table:table-cell>
          <table:table-cell table:number-columns-repeated="5" office:value-type="float" office:value="0.615873015873016" calcext:value-type="float">
            <text:p>0.6158730159</text:p>
          </table:table-cell>
          <table:table-cell table:number-columns-repeated="3" office:value-type="float" office:value="0.633680555555556" calcext:value-type="float">
            <text:p>0.6336805556</text:p>
          </table:table-cell>
          <table:table-cell office:value-type="float" office:value="0.644791666666667" calcext:value-type="float">
            <text:p>0.6447916667</text:p>
          </table:table-cell>
          <table:table-cell office:value-type="float" office:value="0.662797619047619" calcext:value-type="float">
            <text:p>0.662797619</text:p>
          </table:table-cell>
          <table:table-cell table:number-columns-repeated="4" office:value-type="float" office:value="0.676388888888889" calcext:value-type="float">
            <text:p>0.6763888889</text:p>
          </table:table-cell>
          <table:table-cell table:number-columns-repeated="8" office:value-type="float" office:value="0.696775793650794" calcext:value-type="float">
            <text:p>0.6967757937</text:p>
          </table:table-cell>
          <table:table-cell table:number-columns-repeated="17" office:value-type="float" office:value="0.721180555555556" calcext:value-type="float">
            <text:p>0.7211805556</text:p>
          </table:table-cell>
          <table:table-cell office:value-type="float" office:value="0.5" calcext:value-type="float">
            <text:p>0.5</text:p>
          </table:table-cell>
          <table:table-cell office:value-type="float" office:value="0.520833333333333" calcext:value-type="float">
            <text:p>0.5208333333</text:p>
          </table:table-cell>
          <table:table-cell office:value-type="float" office:value="0.541666666666667" calcext:value-type="float">
            <text:p>0.541666666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604166666666667" calcext:value-type="float">
            <text:p>0.6041666667</text:p>
          </table:table-cell>
          <table:table-cell table:number-columns-repeated="2" office:value-type="float" office:value="0.625" calcext:value-type="float">
            <text:p>0.625</text:p>
          </table:table-cell>
          <table:table-cell table:number-columns-repeated="2" office:value-type="float" office:value="0.645833333333333" calcext:value-type="float">
            <text:p>0.6458333333</text:p>
          </table:table-cell>
          <table:table-cell table:number-columns-repeated="3" office:value-type="float" office:value="0.666666666666667" calcext:value-type="float">
            <text:p>0.6666666667</text:p>
          </table:table-cell>
          <table:table-cell table:number-columns-repeated="5" office:value-type="float" office:value="0.6875" calcext:value-type="float">
            <text:p>0.6875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770833333333333" calcext:value-type="float">
            <text:p>0.7708333333</text:p>
          </table:table-cell>
          <table:table-cell table:number-columns-repeated="13" office:value-type="float" office:value="0.791666666666667" calcext:value-type="float">
            <text:p>0.7916666667</text:p>
          </table:table-cell>
          <table:table-cell table:number-columns-repeated="17"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07781649245064" calcext:value-type="float">
            <text:p>0.5077816492</text:p>
          </table:table-cell>
          <table:table-cell table:number-columns-repeated="2" office:value-type="float" office:value="0.548490127758421" calcext:value-type="float">
            <text:p>0.5484901278</text:p>
          </table:table-cell>
          <table:table-cell office:value-type="float" office:value="0.565911730545877" calcext:value-type="float">
            <text:p>0.5659117305</text:p>
          </table:table-cell>
          <table:table-cell table:number-columns-repeated="2" office:value-type="float" office:value="0.578106852497097" calcext:value-type="float">
            <text:p>0.5781068525</text:p>
          </table:table-cell>
          <table:table-cell office:value-type="float" office:value="0.599651567944251" calcext:value-type="float">
            <text:p>0.5996515679</text:p>
          </table:table-cell>
          <table:table-cell table:number-columns-repeated="44" office:value-type="float" office:value="0.62424506387921" calcext:value-type="float">
            <text:p>0.6242450639</text:p>
          </table:table-cell>
          <table:table-cell office:value-type="float" office:value="0.560975609756098" calcext:value-type="float">
            <text:p>0.5609756098</text:p>
          </table:table-cell>
          <table:table-cell table:number-columns-repeated="2" office:value-type="float" office:value="0.609756097560976" calcext:value-type="float">
            <text:p>0.6097560976</text:p>
          </table:table-cell>
          <table:table-cell office:value-type="float" office:value="0.658536585365854" calcext:value-type="float">
            <text:p>0.6585365854</text:p>
          </table:table-cell>
          <table:table-cell table:number-columns-repeated="2" office:value-type="float" office:value="0.682926829268293" calcext:value-type="float">
            <text:p>0.6829268293</text:p>
          </table:table-cell>
          <table:table-cell office:value-type="float" office:value="0.731707317073171" calcext:value-type="float">
            <text:p>0.7317073171</text:p>
          </table:table-cell>
          <table:table-cell table:number-columns-repeated="44" office:value-type="float" office:value="0.75609756097561" calcext:value-type="float">
            <text:p>0.7560975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07873376623377" calcext:value-type="float">
            <text:p>0.6078733766</text:p>
          </table:table-cell>
          <table:table-cell office:value-type="float" office:value="0.628327922077922" calcext:value-type="float">
            <text:p>0.6283279221</text:p>
          </table:table-cell>
          <table:table-cell office:value-type="float" office:value="0.65094696969697" calcext:value-type="float">
            <text:p>0.6509469697</text:p>
          </table:table-cell>
          <table:table-cell office:value-type="float" office:value="0.67965367965368" calcext:value-type="float">
            <text:p>0.6796536797</text:p>
          </table:table-cell>
          <table:table-cell office:value-type="float" office:value="0.699648268398268" calcext:value-type="float">
            <text:p>0.6996482684</text:p>
          </table:table-cell>
          <table:table-cell office:value-type="float" office:value="0.692505411255411" calcext:value-type="float">
            <text:p>0.6925054113</text:p>
          </table:table-cell>
          <table:table-cell office:value-type="float" office:value="0.70530303030303" calcext:value-type="float">
            <text:p>0.7053030303</text:p>
          </table:table-cell>
          <table:table-cell office:value-type="float" office:value="0.735660173160173" calcext:value-type="float">
            <text:p>0.7356601732</text:p>
          </table:table-cell>
          <table:table-cell office:value-type="float" office:value="0.74534632034632" calcext:value-type="float">
            <text:p>0.7453463203</text:p>
          </table:table-cell>
          <table:table-cell table:number-columns-repeated="2" office:value-type="float" office:value="0.772781385281385" calcext:value-type="float">
            <text:p>0.7727813853</text:p>
          </table:table-cell>
          <table:table-cell office:value-type="float" office:value="0.783279220779221" calcext:value-type="float">
            <text:p>0.7832792208</text:p>
          </table:table-cell>
          <table:table-cell table:number-columns-repeated="3" office:value-type="float" office:value="0.79840367965368" calcext:value-type="float">
            <text:p>0.7984036797</text:p>
          </table:table-cell>
          <table:table-cell table:number-columns-repeated="36" office:value-type="float" office:value="0.81525974025974" calcext:value-type="float">
            <text:p>0.8152597403</text:p>
          </table:table-cell>
          <table:table-cell office:value-type="float" office:value="0.659090909090909" calcext:value-type="float">
            <text:p>0.6590909091</text:p>
          </table:table-cell>
          <table:table-cell office:value-type="float" office:value="0.704545454545455" calcext:value-type="float">
            <text:p>0.7045454545</text:p>
          </table:table-cell>
          <table:table-cell office:value-type="float" office:value="0.75" calcext:value-type="float">
            <text:p>0.75</text:p>
          </table:table-cell>
          <table:table-cell office:value-type="float" office:value="0.772727272727273" calcext:value-type="float">
            <text:p>0.7727272727</text:p>
          </table:table-cell>
          <table:table-cell office:value-type="float" office:value="0.818181818181818" calcext:value-type="float">
            <text:p>0.8181818182</text:p>
          </table:table-cell>
          <table:table-cell table:number-columns-repeated="3" office:value-type="float" office:value="0.840909090909091" calcext:value-type="float">
            <text:p>0.8409090909</text:p>
          </table:table-cell>
          <table:table-cell office:value-type="float" office:value="0.863636363636364" calcext:value-type="float">
            <text:p>0.8636363636</text:p>
          </table:table-cell>
          <table:table-cell table:number-columns-repeated="2" office:value-type="float" office:value="0.886363636363636" calcext:value-type="float">
            <text:p>0.8863636364</text:p>
          </table:table-cell>
          <table:table-cell table:number-columns-repeated="4" office:value-type="float" office:value="0.909090909090909" calcext:value-type="float">
            <text:p>0.9090909091</text:p>
          </table:table-cell>
          <table:table-cell table:number-columns-repeated="36" office:value-type="float" office:value="0.931818181818182" calcext:value-type="float">
            <text:p>0.93181818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2005291005291" calcext:value-type="float">
            <text:p>0.6200529101</text:p>
          </table:table-cell>
          <table:table-cell office:value-type="float" office:value="0.627989417989418" calcext:value-type="float">
            <text:p>0.627989418</text:p>
          </table:table-cell>
          <table:table-cell table:number-columns-repeated="2" office:value-type="float" office:value="0.632910052910053" calcext:value-type="float">
            <text:p>0.6329100529</text:p>
          </table:table-cell>
          <table:table-cell table:number-columns-repeated="8" office:value-type="float" office:value="0.643412698412698" calcext:value-type="float">
            <text:p>0.6434126984</text:p>
          </table:table-cell>
          <table:table-cell table:number-columns-repeated="8" office:value-type="float" office:value="0.662513227513227" calcext:value-type="float">
            <text:p>0.6625132275</text:p>
          </table:table-cell>
          <table:table-cell table:number-columns-repeated="8" office:value-type="float" office:value="0.669656084656085" calcext:value-type="float">
            <text:p>0.6696560847</text:p>
          </table:table-cell>
          <table:table-cell table:number-columns-repeated="9" office:value-type="float" office:value="0.680555555555556" calcext:value-type="float">
            <text:p>0.6805555556</text:p>
          </table:table-cell>
          <table:table-cell table:number-columns-repeated="9" office:value-type="float" office:value="0.701164021164021" calcext:value-type="float">
            <text:p>0.7011640212</text:p>
          </table:table-cell>
          <table:table-cell table:number-columns-repeated="5" office:value-type="float" office:value="0.706693121693122" calcext:value-type="float">
            <text:p>0.7066931217</text:p>
          </table:table-cell>
          <table:table-cell office:value-type="float" office:value="0.644444444444444" calcext:value-type="float">
            <text:p>0.6444444444</text:p>
          </table:table-cell>
          <table:table-cell office:value-type="float" office:value="0.666666666666667" calcext:value-type="float">
            <text:p>0.6666666667</text:p>
          </table:table-cell>
          <table:table-cell table:number-columns-repeated="2" office:value-type="float" office:value="0.688888888888889" calcext:value-type="float">
            <text:p>0.6888888889</text:p>
          </table:table-cell>
          <table:table-cell table:number-columns-repeated="8" office:value-type="float" office:value="0.733333333333333" calcext:value-type="float">
            <text:p>0.7333333333</text:p>
          </table:table-cell>
          <table:table-cell table:number-columns-repeated="16" office:value-type="float" office:value="0.755555555555556" calcext:value-type="float">
            <text:p>0.7555555556</text:p>
          </table:table-cell>
          <table:table-cell table:number-columns-repeated="9" office:value-type="float" office:value="0.733333333333333" calcext:value-type="float">
            <text:p>0.7333333333</text:p>
          </table:table-cell>
          <table:table-cell table:number-columns-repeated="14" office:value-type="float" office:value="0.755555555555556" calcext:value-type="float">
            <text:p>0.75555555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.549206349206349" calcext:value-type="float">
            <text:p>0.5492063492</text:p>
          </table:table-cell>
          <table:table-cell office:value-type="float" office:value="0.572222222222223" calcext:value-type="float">
            <text:p>0.5722222222</text:p>
          </table:table-cell>
          <table:table-cell office:value-type="float" office:value="0.580952380952381" calcext:value-type="float">
            <text:p>0.580952381</text:p>
          </table:table-cell>
          <table:table-cell table:number-columns-repeated="8" office:value-type="float" office:value="0.597123015873016" calcext:value-type="float">
            <text:p>0.5971230159</text:p>
          </table:table-cell>
          <table:table-cell office:value-type="float" office:value="0.606696428571429" calcext:value-type="float">
            <text:p>0.6066964286</text:p>
          </table:table-cell>
          <table:table-cell table:number-columns-repeated="35" office:value-type="float" office:value="0.632614087301588" calcext:value-type="float">
            <text:p>0.6326140873</text:p>
          </table:table-cell>
          <table:table-cell table:number-columns-repeated="5" office:value-type="float" office:value="0.5625" calcext:value-type="float">
            <text:p>0.5625</text:p>
          </table:table-cell>
          <table:table-cell office:value-type="float" office:value="0.604166666666667" calcext:value-type="float">
            <text:p>0.6041666667</text:p>
          </table:table-cell>
          <table:table-cell office:value-type="float" office:value="0.625" calcext:value-type="float">
            <text:p>0.625</text:p>
          </table:table-cell>
          <table:table-cell table:number-columns-repeated="8" office:value-type="float" office:value="0.645833333333333" calcext:value-type="float">
            <text:p>0.6458333333</text:p>
          </table:table-cell>
          <table:table-cell office:value-type="float" office:value="0.666666666666667" calcext:value-type="float">
            <text:p>0.6666666667</text:p>
          </table:table-cell>
          <table:table-cell table:number-columns-repeated="35" office:value-type="float" office:value="0.729166666666667" calcext:value-type="float">
            <text:p>0.7291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09080841638981" calcext:value-type="float">
            <text:p>0.5090808416</text:p>
          </table:table-cell>
          <table:table-cell office:value-type="float" office:value="0.529512735326689" calcext:value-type="float">
            <text:p>0.5295127353</text:p>
          </table:table-cell>
          <table:table-cell table:number-columns-repeated="2" office:value-type="float" office:value="0.563289036544851" calcext:value-type="float">
            <text:p>0.5632890365</text:p>
          </table:table-cell>
          <table:table-cell table:number-columns-repeated="2" office:value-type="float" office:value="0.592635658914729" calcext:value-type="float">
            <text:p>0.5926356589</text:p>
          </table:table-cell>
          <table:table-cell office:value-type="float" office:value="0.627131782945737" calcext:value-type="float">
            <text:p>0.6271317829</text:p>
          </table:table-cell>
          <table:table-cell office:value-type="float" office:value="0.65077519379845" calcext:value-type="float">
            <text:p>0.6507751938</text:p>
          </table:table-cell>
          <table:table-cell office:value-type="float" office:value="0.663953488372093" calcext:value-type="float">
            <text:p>0.6639534884</text:p>
          </table:table-cell>
          <table:table-cell table:number-columns-repeated="3" office:value-type="float" office:value="0.681007751937985" calcext:value-type="float">
            <text:p>0.6810077519</text:p>
          </table:table-cell>
          <table:table-cell office:value-type="float" office:value="0.694186046511628" calcext:value-type="float">
            <text:p>0.6941860465</text:p>
          </table:table-cell>
          <table:table-cell table:number-columns-repeated="38" office:value-type="float" office:value="0.738150609080842" calcext:value-type="float">
            <text:p>0.7381506091</text:p>
          </table:table-cell>
          <table:table-cell office:value-type="float" office:value="0.604651162790698" calcext:value-type="float">
            <text:p>0.6046511628</text:p>
          </table:table-cell>
          <table:table-cell table:number-columns-repeated="3" office:value-type="float" office:value="0.627906976744186" calcext:value-type="float">
            <text:p>0.6279069767</text:p>
          </table:table-cell>
          <table:table-cell table:number-columns-repeated="2" office:value-type="float" office:value="0.651162790697674" calcext:value-type="float">
            <text:p>0.6511627907</text:p>
          </table:table-cell>
          <table:table-cell office:value-type="float" office:value="0.72093023255814" calcext:value-type="float">
            <text:p>0.7209302326</text:p>
          </table:table-cell>
          <table:table-cell office:value-type="float" office:value="0.767441860465116" calcext:value-type="float">
            <text:p>0.7674418605</text:p>
          </table:table-cell>
          <table:table-cell table:number-columns-repeated="4" office:value-type="float" office:value="0.790697674418605" calcext:value-type="float">
            <text:p>0.7906976744</text:p>
          </table:table-cell>
          <table:table-cell office:value-type="float" office:value="0.813953488372093" calcext:value-type="float">
            <text:p>0.8139534884</text:p>
          </table:table-cell>
          <table:table-cell table:number-columns-repeated="38" office:value-type="float" office:value="0.837209302325581" calcext:value-type="float">
            <text:p>0.83720930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37717770034843" calcext:value-type="float">
            <text:p>0.53771777</text:p>
          </table:table-cell>
          <table:table-cell office:value-type="float" office:value="0.57041231126597" calcext:value-type="float">
            <text:p>0.5704123113</text:p>
          </table:table-cell>
          <table:table-cell office:value-type="float" office:value="0.588037166085947" calcext:value-type="float">
            <text:p>0.5880371661</text:p>
          </table:table-cell>
          <table:table-cell office:value-type="float" office:value="0.598432055749129" calcext:value-type="float">
            <text:p>0.5984320557</text:p>
          </table:table-cell>
          <table:table-cell office:value-type="float" office:value="0.636585365853658" calcext:value-type="float">
            <text:p>0.6365853659</text:p>
          </table:table-cell>
          <table:table-cell office:value-type="float" office:value="0.653600464576074" calcext:value-type="float">
            <text:p>0.6536004646</text:p>
          </table:table-cell>
          <table:table-cell office:value-type="float" office:value="0.676829268292683" calcext:value-type="float">
            <text:p>0.6768292683</text:p>
          </table:table-cell>
          <table:table-cell table:number-columns-repeated="4" office:value-type="float" office:value="0.693089430894309" calcext:value-type="float">
            <text:p>0.6930894309</text:p>
          </table:table-cell>
          <table:table-cell table:number-columns-repeated="40" office:value-type="float" office:value="0.704849012775842" calcext:value-type="float">
            <text:p>0.7048490128</text:p>
          </table:table-cell>
          <table:table-cell office:value-type="float" office:value="0.560975609756098" calcext:value-type="float">
            <text:p>0.5609756098</text:p>
          </table:table-cell>
          <table:table-cell office:value-type="float" office:value="0.585365853658537" calcext:value-type="float">
            <text:p>0.5853658537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0.707317073170732" calcext:value-type="float">
            <text:p>0.7073170732</text:p>
          </table:table-cell>
          <table:table-cell office:value-type="float" office:value="0.75609756097561" calcext:value-type="float">
            <text:p>0.756097561</text:p>
          </table:table-cell>
          <table:table-cell office:value-type="float" office:value="0.780487804878049" calcext:value-type="float">
            <text:p>0.7804878049</text:p>
          </table:table-cell>
          <table:table-cell table:number-columns-repeated="4" office:value-type="float" office:value="0.804878048780488" calcext:value-type="float">
            <text:p>0.8048780488</text:p>
          </table:table-cell>
          <table:table-cell table:number-columns-repeated="40" office:value-type="float" office:value="0.829268292682927" calcext:value-type="float">
            <text:p>0.82926829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5981416957027" calcext:value-type="float">
            <text:p>0.455981417</text:p>
          </table:table-cell>
          <table:table-cell office:value-type="float" office:value="0.477526132404181" calcext:value-type="float">
            <text:p>0.4775261324</text:p>
          </table:table-cell>
          <table:table-cell table:number-columns-repeated="2" office:value-type="float" office:value="0.491463414634146" calcext:value-type="float">
            <text:p>0.4914634146</text:p>
          </table:table-cell>
          <table:table-cell office:value-type="float" office:value="0.499941927990708" calcext:value-type="float">
            <text:p>0.499941928</text:p>
          </table:table-cell>
          <table:table-cell table:number-columns-repeated="5" office:value-type="float" office:value="0.510917537746806" calcext:value-type="float">
            <text:p>0.5109175377</text:p>
          </table:table-cell>
          <table:table-cell office:value-type="float" office:value="0.532113821138211" calcext:value-type="float">
            <text:p>0.5321138211</text:p>
          </table:table-cell>
          <table:table-cell table:number-columns-repeated="8" office:value-type="float" office:value="0.568060394889663" calcext:value-type="float">
            <text:p>0.5680603949</text:p>
          </table:table-cell>
          <table:table-cell office:value-type="float" office:value="0.560336817653891" calcext:value-type="float">
            <text:p>0.5603368177</text:p>
          </table:table-cell>
          <table:table-cell table:number-columns-repeated="2" office:value-type="float" office:value="0.566608594657375" calcext:value-type="float">
            <text:p>0.5666085947</text:p>
          </table:table-cell>
          <table:table-cell office:value-type="float" office:value="0.587979094076655" calcext:value-type="float">
            <text:p>0.5879790941</text:p>
          </table:table-cell>
          <table:table-cell office:value-type="float" office:value="0.602613240418118" calcext:value-type="float">
            <text:p>0.6026132404</text:p>
          </table:table-cell>
          <table:table-cell office:value-type="float" office:value="0.627235772357724" calcext:value-type="float">
            <text:p>0.6272357724</text:p>
          </table:table-cell>
          <table:table-cell table:number-columns-repeated="7" office:value-type="float" office:value="0.634610917537747" calcext:value-type="float">
            <text:p>0.6346109175</text:p>
          </table:table-cell>
          <table:table-cell table:number-columns-repeated="19" office:value-type="float" office:value="0.641927990708478" calcext:value-type="float">
            <text:p>0.6419279907</text:p>
          </table:table-cell>
          <table:table-cell office:value-type="float" office:value="0.439024390243902" calcext:value-type="float">
            <text:p>0.4390243902</text:p>
          </table:table-cell>
          <table:table-cell table:number-columns-repeated="3" office:value-type="float" office:value="0.463414634146341" calcext:value-type="float">
            <text:p>0.4634146341</text:p>
          </table:table-cell>
          <table:table-cell office:value-type="float" office:value="0.51219512195122" calcext:value-type="float">
            <text:p>0.512195122</text:p>
          </table:table-cell>
          <table:table-cell table:number-columns-repeated="5" office:value-type="float" office:value="0.487804878048781" calcext:value-type="float">
            <text:p>0.487804878</text:p>
          </table:table-cell>
          <table:table-cell office:value-type="float" office:value="0.536585365853659" calcext:value-type="float">
            <text:p>0.5365853659</text:p>
          </table:table-cell>
          <table:table-cell table:number-columns-repeated="9" office:value-type="float" office:value="0.560975609756098" calcext:value-type="float">
            <text:p>0.5609756098</text:p>
          </table:table-cell>
          <table:table-cell table:number-columns-repeated="2" office:value-type="float" office:value="0.585365853658537" calcext:value-type="float">
            <text:p>0.5853658537</text:p>
          </table:table-cell>
          <table:table-cell table:number-columns-repeated="2" office:value-type="float" office:value="0.634146341463415" calcext:value-type="float">
            <text:p>0.6341463415</text:p>
          </table:table-cell>
          <table:table-cell office:value-type="float" office:value="0.731707317073171" calcext:value-type="float">
            <text:p>0.7317073171</text:p>
          </table:table-cell>
          <table:table-cell table:number-columns-repeated="7" office:value-type="float" office:value="0.75609756097561" calcext:value-type="float">
            <text:p>0.756097561</text:p>
          </table:table-cell>
          <table:table-cell table:number-columns-repeated="19" office:value-type="float" office:value="0.780487804878049" calcext:value-type="float">
            <text:p>0.7804878049</text:p>
          </table:table-cell>
        </table:table-row>
      </table:table>
      <table:table table:name="Sheet9" table:style-name="ta1">
        <table:table-column table:style-name="co4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9T16:21:41.405647549</dc:date>
    <meta:generator>LibreOffice/4.2.7.2$Linux_X86_64 LibreOffice_project/420m0$Build-2</meta:generator>
    <meta:editing-duration>PT1M35S</meta:editing-duration>
    <meta:editing-cycles>2</meta:editing-cycles>
    <meta:document-statistic meta:table-count="12" meta:cell-count="16582" meta:object-count="0"/>
  </office:meta>
</office:document-meta>
</file>